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水產別水產貿易量值-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1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1"/>
        </table:table-row>
        <table:table-row table:style-name="ro2">
          <table:table-cell table:style-name="ce21"/>
          <table:table-cell office:value-type="string" table:number-columns-spanned="3" table:number-rows-spanned="1" table:style-name="ce34">
            <text:p>(2.3)國家別水產別貿易量值</text:p>
          </table:table-cell>
          <table:covered-table-cell table:number-columns-repeated="2"/>
          <table:table-cell table:number-columns-repeated="5" table:style-name="ce21"/>
          <table:table-cell office:value-type="string" table:style-name="ce22">
            <text:p>(2.3)By country and by species</text:p>
          </table:table-cell>
          <table:table-cell table:number-columns-repeated="3" table:style-name="ce22"/>
          <table:table-cell table:number-columns-repeated="16371" table:style-name="ce21"/>
        </table:table-row>
        <table:table-row table:style-name="ro2">
          <table:table-cell table:number-columns-repeated="4" table:style-name="ce2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2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21"/>
        </table:table-row>
        <table:table-row table:style-name="ro2">
          <table:table-cell table:number-columns-repeated="2" table:style-name="ce21"/>
          <table:table-cell table:number-columns-spanned="2" table:number-rows-spanned="1" table:style-name="ce34"/>
          <table:covered-table-cell/>
          <table:table-cell table:style-name="ce2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1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21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總計</text:p>
          </table:table-cell>
          <table:covered-table-cell/>
          <table:table-cell office:value-type="string" table:number-columns-spanned="2" table:number-rows-spanned="1" table:style-name="ce28">
            <text:p>蝦類合計</text:p>
          </table:table-cell>
          <table:covered-table-cell/>
          <table:table-cell office:value-type="string" table:number-columns-spanned="2" table:number-rows-spanned="1" table:style-name="ce28">
            <text:p>斑節蝦</text:p>
          </table:table-cell>
          <table:covered-table-cell/>
          <table:table-cell office:value-type="string" table:number-columns-spanned="2" table:number-rows-spanned="1" table:style-name="ce28">
            <text:p>草蝦</text:p>
          </table:table-cell>
          <table:covered-table-cell/>
          <table:table-cell office:value-type="string" table:number-columns-spanned="2" table:number-rows-spanned="1" table:style-name="ce28">
            <text:p>巨螯蝦</text:p>
          </table:table-cell>
          <table:covered-table-cell/>
          <table:table-cell office:value-type="string" table:number-columns-spanned="2" table:number-rows-spanned="1" table:style-name="ce28">
            <text:p>岩龍蝦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38">
            <text:p>TOTAL OF SHRIMP</text:p>
          </table:table-cell>
          <table:covered-table-cell/>
          <table:table-cell office:value-type="string" table:number-columns-spanned="2" table:number-rows-spanned="1" table:style-name="ce38">
            <text:p>STRIPED PRAWN</text:p>
          </table:table-cell>
          <table:covered-table-cell/>
          <table:table-cell office:value-type="string" table:number-columns-spanned="2" table:number-rows-spanned="1" table:style-name="ce38">
            <text:p>GRASS SHRIMP</text:p>
          </table:table-cell>
          <table:covered-table-cell/>
          <table:table-cell office:value-type="string" table:number-columns-spanned="2" table:number-rows-spanned="1" table:style-name="ce38">
            <text:p>LOBSTER</text:p>
          </table:table-cell>
          <table:covered-table-cell/>
          <table:table-cell office:value-type="string" table:number-columns-spanned="2" table:number-rows-spanned="1" table:style-name="ce38">
            <text:p>ROCK LOBST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15">
            <text:p>國家別</text:p>
          </table:table-cell>
          <table:table-cell office:value-type="string" table:style-name="ce16">
            <text:p/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style-name="ce17">
            <text:p>Country</text:p>
          </table:table-cell>
          <table:table-cell office:value-type="string" table:style-name="ce18">
            <text:p/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948930" table:formula="of:=  IF(SUM([.C10:.C30])=0;&quot;-&quot;;SUM([.C10:.C30]))" table:style-name="ce12">
            <text:p>678,948,930<text:s/></text:p>
          </table:table-cell>
          <table:table-cell office:value-type="float" office:value="1604052.0879999998" table:formula="of:=  IF(SUM([.D10:.D30])=0;&quot;-&quot;;SUM([.D10:.D30]))" table:style-name="ce12">
            <text:p>1,604,052<text:s/></text:p>
          </table:table-cell>
          <table:table-cell office:value-type="float" office:value="2542973" table:formula="of:=  IF(SUM([.E10:.E30])=0;&quot;-&quot;;SUM([.E10:.E30]))" table:style-name="ce12">
            <text:p>2,542,973<text:s/></text:p>
          </table:table-cell>
          <table:table-cell office:value-type="float" office:value="36243.756000000008" table:formula="of:=  IF(SUM([.F10:.F30])=0;&quot;-&quot;;SUM([.F10:.F30]))" table:style-name="ce12">
            <text:p>36,244<text:s/></text:p>
          </table:table-cell>
          <table:table-cell office:value-type="float" office:value="26123" table:formula="of:=  IF(SUM([.G10:.G30])=0;&quot;-&quot;;SUM([.G10:.G30]))" table:style-name="ce12">
            <text:p>26,123<text:s/></text:p>
          </table:table-cell>
          <table:table-cell office:value-type="float" office:value="555.11099999999999" table:formula="of:=  IF(SUM([.H10:.H30])=0;&quot;-&quot;;SUM([.H10:.H30]))" table:style-name="ce12">
            <text:p>555<text:s/></text:p>
          </table:table-cell>
          <table:table-cell office:value-type="float" office:value="19237" table:formula="of:=  IF(SUM([.I10:.I30])=0;&quot;-&quot;;SUM([.I10:.I30]))" table:style-name="ce12">
            <text:p>19,237<text:s/></text:p>
          </table:table-cell>
          <table:table-cell office:value-type="float" office:value="119.02000000000001" table:formula="of:=  IF(SUM([.J10:.J30])=0;&quot;-&quot;;SUM([.J10:.J30]))" table:style-name="ce12">
            <text:p>119<text:s/></text:p>
          </table:table-cell>
          <table:table-cell office:value-type="float" office:value="24539" table:formula="of:=  IF(SUM([.K10:.K30])=0;&quot;-&quot;;SUM([.K10:.K30]))" table:style-name="ce12">
            <text:p>24,539<text:s/></text:p>
          </table:table-cell>
          <table:table-cell office:value-type="float" office:value="323.428" table:formula="of:=  IF(SUM([.L10:.L30])=0;&quot;-&quot;;SUM([.L10:.L30]))" table:style-name="ce12">
            <text:p>323<text:s/></text:p>
          </table:table-cell>
          <table:table-cell office:value-type="float" office:value="4540" table:formula="of:=  IF(SUM([.M10:.M30])=0;&quot;-&quot;;SUM([.M10:.M30]))" table:style-name="ce12">
            <text:p>4,540<text:s/></text:p>
          </table:table-cell>
          <table:table-cell office:value-type="float" office:value="189.97300000000001" table:formula="of:=  IF(SUM([.N10:.N30])=0;&quot;-&quot;;SUM([.N10:.N30]))" table:style-name="ce12">
            <text:p>19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80065532" table:formula="of:=IF(SUM([.G10];[.I10];[.K10];[.M10])+SUM(['國家別水產別水產貿易量值-2'.C10];['國家別水產別水產貿易量值-2'.E10];['國家別水產別水產貿易量值-2'.G10];['國家別水產別水產貿易量值-2'.I10];['國家別水產別水產貿易量值-2'.K10];['國家別水產別水產貿易量值-2'.M10])+SUM(['國家別水產別水產貿易量值-3'.C10];['國家別水產別水產貿易量值-3'.E10];['國家別水產別水產貿易量值-3'.G10];['國家別水產別水產貿易量值-3'.I10];['國家別水產別水產貿易量值-3'.K10];['國家別水產別水產貿易量值-3'.M10])+SUM(['國家別水產別水產貿易量值-4'.C10];['國家別水產別水產貿易量值-4'.E10];['國家別水產別水產貿易量值-4'.G10];['國家別水產別水產貿易量值-4'.I10];['國家別水產別水產貿易量值-4'.K10];['國家別水產別水產貿易量值-4'.M10])+SUM(['國家別水產別水產貿易量值-5'.C10];['國家別水產別水產貿易量值-5'.E10];['國家別水產別水產貿易量值-5'.G10];['國家別水產別水產貿易量值-5'.I10];['國家別水產別水產貿易量值-5'.K10];['國家別水產別水產貿易量值-5'.M10])+SUM(['國家別水產別水產貿易量值-6'.C10];['國家別水產別水產貿易量值-6'.E10];['國家別水產別水產貿易量值-6'.G10];['國家別水產別水產貿易量值-6'.I10];['國家別水產別水產貿易量值-6'.K10];['國家別水產別水產貿易量值-6'.M10])+SUM(['國家別水產別水產貿易量值-7'.C10];['國家別水產別水產貿易量值-7'.E10];['國家別水產別水產貿易量值-7'.G10];['國家別水產別水產貿易量值-7'.I10];['國家別水產別水產貿易量值-7'.K10];['國家別水產別水產貿易量值-7'.M10])+SUM(['國家別水產別水產貿易量值-8'.C10];['國家別水產別水產貿易量值-8'.E10];['國家別水產別水產貿易量值-8'.G10];['國家別水產別水產貿易量值-8'.I10];['國家別水產別水產貿易量值-8'.K10];['國家別水產別水產貿易量值-8'.M10])+SUM(['國家別水產別水產貿易量值-9'.C10];['國家別水產別水產貿易量值-9'.E10];['國家別水產別水產貿易量值-9'.G10];['國家別水產別水產貿易量值-9'.I10];['國家別水產別水產貿易量值-9'.K10];['國家別水產別水產貿易量值-9'.M10])+SUM(['國家別水產別水產貿易量值-10'.C10];['國家別水產別水產貿易量值-10'.E10];['國家別水產別水產貿易量值-10'.G10];['國家別水產別水產貿易量值-10'.I10];['國家別水產別水產貿易量值-10'.K10];['國家別水產別水產貿易量值-10'.M10])+SUM(['國家別水產別水產貿易量值-11'.C10];['國家別水產別水產貿易量值-11'.E10];['國家別水產別水產貿易量值-11'.G10];['國家別水產別水產貿易量值-11'.I10];['國家別水產別水產貿易量值-11'.K10];['國家別水產別水產貿易量值-11'.M10])+SUM(['國家別水產別水產貿易量值-12'.C10];['國家別水產別水產貿易量值-12'.E10];['國家別水產別水產貿易量值-12'.G10];['國家別水產別水產貿易量值-12'.I10];['國家別水產別水產貿易量值-12'.K10];['國家別水產別水產貿易量值-12'.M10])+SUM(['國家別水產別水產貿易量值-13'.C10];['國家別水產別水產貿易量值-13'.E10];['國家別水產別水產貿易量值-13'.G10];['國家別水產別水產貿易量值-13'.I10];['國家別水產別水產貿易量值-13'.K10];['國家別水產別水產貿易量值-13'.M10])+SUM(['國家別水產別水產貿易量值-14'.C10];['國家別水產別水產貿易量值-14'.E10];['國家別水產別水產貿易量值-14'.G10];['國家別水產別水產貿易量值-14'.I10];['國家別水產別水產貿易量值-14'.K10];['國家別水產別水產貿易量值-14'.M10])+SUM(['國家別水產別水產貿易量值-15'.C10];['國家別水產別水產貿易量值-15'.E10];['國家別水產別水產貿易量值-15'.G10];['國家別水產別水產貿易量值-15'.I10];['國家別水產別水產貿易量值-15'.K10];['國家別水產別水產貿易量值-15'.M10])+SUM(['國家別水產別水產貿易量值-16'.C10];['國家別水產別水產貿易量值-16'.E10];['國家別水產別水產貿易量值-16'.G10];['國家別水產別水產貿易量值-16'.I10];['國家別水產別水產貿易量值-16'.K10];['國家別水產別水產貿易量值-16'.M10])+SUM(['國家別水產別水產貿易量值-17'.C10];['國家別水產別水產貿易量值-17'.E10];['國家別水產別水產貿易量值-17'.G10];['國家別水產別水產貿易量值-17'.I10];['國家別水產別水產貿易量值-17'.K10];['國家別水產別水產貿易量值-17'.M10])+SUM(['國家別水產別水產貿易量值-18'.C10];['國家別水產別水產貿易量值-18'.E10];['國家別水產別水產貿易量值-18'.G10];['國家別水產別水產貿易量值-18'.I10];['國家別水產別水產貿易量值-18'.K10];['國家別水產別水產貿易量值-18'.M10])=0;&quot;-&quot;;SUM([.G10];[.I10];[.K10];[.M10])+SUM(['國家別水產別水產貿易量值-2'.C10];['國家別水產別水產貿易量值-2'.E10];['國家別水產別水產貿易量值-2'.G10];['國家別水產別水產貿易量值-2'.I10];['國家別水產別水產貿易量值-2'.K10];['國家別水產別水產貿易量值-2'.M10])+SUM(['國家別水產別水產貿易量值-3'.C10];['國家別水產別水產貿易量值-3'.E10];['國家別水產別水產貿易量值-3'.G10];['國家別水產別水產貿易量值-3'.I10];['國家別水產別水產貿易量值-3'.K10];['國家別水產別水產貿易量值-3'.M10])+SUM(['國家別水產別水產貿易量值-4'.C10];['國家別水產別水產貿易量值-4'.E10];['國家別水產別水產貿易量值-4'.G10];['國家別水產別水產貿易量值-4'.I10];['國家別水產別水產貿易量值-4'.K10];['國家別水產別水產貿易量值-4'.M10])+SUM(['國家別水產別水產貿易量值-5'.C10];['國家別水產別水產貿易量值-5'.E10];['國家別水產別水產貿易量值-5'.G10];['國家別水產別水產貿易量值-5'.I10];['國家別水產別水產貿易量值-5'.K10];['國家別水產別水產貿易量值-5'.M10])+SUM(['國家別水產別水產貿易量值-6'.C10];['國家別水產別水產貿易量值-6'.E10];['國家別水產別水產貿易量值-6'.G10];['國家別水產別水產貿易量值-6'.I10];['國家別水產別水產貿易量值-6'.K10];['國家別水產別水產貿易量值-6'.M10])+SUM(['國家別水產別水產貿易量值-7'.C10];['國家別水產別水產貿易量值-7'.E10];['國家別水產別水產貿易量值-7'.G10];['國家別水產別水產貿易量值-7'.I10];['國家別水產別水產貿易量值-7'.K10];['國家別水產別水產貿易量值-7'.M10])+SUM(['國家別水產別水產貿易量值-8'.C10];['國家別水產別水產貿易量值-8'.E10];['國家別水產別水產貿易量值-8'.G10];['國家別水產別水產貿易量值-8'.I10];['國家別水產別水產貿易量值-8'.K10];['國家別水產別水產貿易量值-8'.M10])+SUM(['國家別水產別水產貿易量值-9'.C10];['國家別水產別水產貿易量值-9'.E10];['國家別水產別水產貿易量值-9'.G10];['國家別水產別水產貿易量值-9'.I10];['國家別水產別水產貿易量值-9'.K10];['國家別水產別水產貿易量值-9'.M10])+SUM(['國家別水產別水產貿易量值-10'.C10];['國家別水產別水產貿易量值-10'.E10];['國家別水產別水產貿易量值-10'.G10];['國家別水產別水產貿易量值-10'.I10];['國家別水產別水產貿易量值-10'.K10];['國家別水產別水產貿易量值-10'.M10])+SUM(['國家別水產別水產貿易量值-11'.C10];['國家別水產別水產貿易量值-11'.E10];['國家別水產別水產貿易量值-11'.G10];['國家別水產別水產貿易量值-11'.I10];['國家別水產別水產貿易量值-11'.K10];['國家別水產別水產貿易量值-11'.M10])+SUM(['國家別水產別水產貿易量值-12'.C10];['國家別水產別水產貿易量值-12'.E10];['國家別水產別水產貿易量值-12'.G10];['國家別水產別水產貿易量值-12'.I10];['國家別水產別水產貿易量值-12'.K10];['國家別水產別水產貿易量值-12'.M10])+SUM(['國家別水產別水產貿易量值-13'.C10];['國家別水產別水產貿易量值-13'.E10];['國家別水產別水產貿易量值-13'.G10];['國家別水產別水產貿易量值-13'.I10];['國家別水產別水產貿易量值-13'.K10];['國家別水產別水產貿易量值-13'.M10])+SUM(['國家別水產別水產貿易量值-14'.C10];['國家別水產別水產貿易量值-14'.E10];['國家別水產別水產貿易量值-14'.G10];['國家別水產別水產貿易量值-14'.I10];['國家別水產別水產貿易量值-14'.K10];['國家別水產別水產貿易量值-14'.M10])+SUM(['國家別水產別水產貿易量值-15'.C10];['國家別水產別水產貿易量值-15'.E10];['國家別水產別水產貿易量值-15'.G10];['國家別水產別水產貿易量值-15'.I10];['國家別水產別水產貿易量值-15'.K10];['國家別水產別水產貿易量值-15'.M10])+SUM(['國家別水產別水產貿易量值-16'.C10];['國家別水產別水產貿易量值-16'.E10];['國家別水產別水產貿易量值-16'.G10];['國家別水產別水產貿易量值-16'.I10];['國家別水產別水產貿易量值-16'.K10];['國家別水產別水產貿易量值-16'.M10])+SUM(['國家別水產別水產貿易量值-17'.C10];['國家別水產別水產貿易量值-17'.E10];['國家別水產別水產貿易量值-17'.G10];['國家別水產別水產貿易量值-17'.I10];['國家別水產別水產貿易量值-17'.K10];['國家別水產別水產貿易量值-17'.M10])+SUM(['國家別水產別水產貿易量值-18'.C10];['國家別水產別水產貿易量值-18'.E10];['國家別水產別水產貿易量值-18'.G10];['國家別水產別水產貿易量值-18'.I10];['國家別水產別水產貿易量值-18'.K10];['國家別水產別水產貿易量值-18'.M10]))" table:style-name="ce12">
            <text:p>80,065,532<text:s/></text:p>
          </table:table-cell>
          <table:table-cell office:value-type="float" office:value="475635.10299999994" table:formula="of:=IF(SUM([.H10];[.J10];[.L10];[.N10])+SUM(['國家別水產別水產貿易量值-2'.D10];['國家別水產別水產貿易量值-2'.F10];['國家別水產別水產貿易量值-2'.H10];['國家別水產別水產貿易量值-2'.J10];['國家別水產別水產貿易量值-2'.L10];['國家別水產別水產貿易量值-2'.N10])+SUM(['國家別水產別水產貿易量值-3'.D10];['國家別水產別水產貿易量值-3'.F10];['國家別水產別水產貿易量值-3'.H10];['國家別水產別水產貿易量值-3'.J10];['國家別水產別水產貿易量值-3'.L10];['國家別水產別水產貿易量值-3'.N10])+SUM(['國家別水產別水產貿易量值-4'.D10];['國家別水產別水產貿易量值-4'.F10];['國家別水產別水產貿易量值-4'.H10];['國家別水產別水產貿易量值-4'.J10];['國家別水產別水產貿易量值-4'.L10];['國家別水產別水產貿易量值-4'.N10])+SUM(['國家別水產別水產貿易量值-5'.D10];['國家別水產別水產貿易量值-5'.F10];['國家別水產別水產貿易量值-5'.H10];['國家別水產別水產貿易量值-5'.J10];['國家別水產別水產貿易量值-5'.L10];['國家別水產別水產貿易量值-5'.N10])+SUM(['國家別水產別水產貿易量值-6'.D10];['國家別水產別水產貿易量值-6'.F10];['國家別水產別水產貿易量值-6'.H10];['國家別水產別水產貿易量值-6'.J10];['國家別水產別水產貿易量值-6'.L10];['國家別水產別水產貿易量值-6'.N10])+SUM(['國家別水產別水產貿易量值-7'.D10];['國家別水產別水產貿易量值-7'.F10];['國家別水產別水產貿易量值-7'.H10];['國家別水產別水產貿易量值-7'.J10];['國家別水產別水產貿易量值-7'.L10];['國家別水產別水產貿易量值-7'.N10])+SUM(['國家別水產別水產貿易量值-8'.D10];['國家別水產別水產貿易量值-8'.F10];['國家別水產別水產貿易量值-8'.H10];['國家別水產別水產貿易量值-8'.J10];['國家別水產別水產貿易量值-8'.L10];['國家別水產別水產貿易量值-8'.N10])+SUM(['國家別水產別水產貿易量值-9'.D10];['國家別水產別水產貿易量值-9'.F10];['國家別水產別水產貿易量值-9'.H10];['國家別水產別水產貿易量值-9'.J10];['國家別水產別水產貿易量值-9'.L10];['國家別水產別水產貿易量值-9'.N10])+SUM(['國家別水產別水產貿易量值-10'.D10];['國家別水產別水產貿易量值-10'.F10];['國家別水產別水產貿易量值-10'.H10];['國家別水產別水產貿易量值-10'.J10];['國家別水產別水產貿易量值-10'.L10];['國家別水產別水產貿易量值-10'.N10])+SUM(['國家別水產別水產貿易量值-11'.D10];['國家別水產別水產貿易量值-11'.F10];['國家別水產別水產貿易量值-11'.H10];['國家別水產別水產貿易量值-11'.J10];['國家別水產別水產貿易量值-11'.L10];['國家別水產別水產貿易量值-11'.N10])+SUM(['國家別水產別水產貿易量值-12'.D10];['國家別水產別水產貿易量值-12'.F10];['國家別水產別水產貿易量值-12'.H10];['國家別水產別水產貿易量值-12'.J10];['國家別水產別水產貿易量值-12'.L10];['國家別水產別水產貿易量值-12'.N10])+SUM(['國家別水產別水產貿易量值-13'.D10];['國家別水產別水產貿易量值-13'.F10];['國家別水產別水產貿易量值-13'.H10];['國家別水產別水產貿易量值-13'.J10];['國家別水產別水產貿易量值-13'.L10];['國家別水產別水產貿易量值-13'.N10])+SUM(['國家別水產別水產貿易量值-14'.D10];['國家別水產別水產貿易量值-14'.F10];['國家別水產別水產貿易量值-14'.H10];['國家別水產別水產貿易量值-14'.J10];['國家別水產別水產貿易量值-14'.L10];['國家別水產別水產貿易量值-14'.N10])+SUM(['國家別水產別水產貿易量值-15'.D10];['國家別水產別水產貿易量值-15'.F10];['國家別水產別水產貿易量值-15'.H10];['國家別水產別水產貿易量值-15'.J10];['國家別水產別水產貿易量值-15'.L10];['國家別水產別水產貿易量值-15'.N10])+SUM(['國家別水產別水產貿易量值-16'.D10];['國家別水產別水產貿易量值-16'.F10];['國家別水產別水產貿易量值-16'.H10];['國家別水產別水產貿易量值-16'.J10];['國家別水產別水產貿易量值-16'.L10];['國家別水產別水產貿易量值-16'.N10])+SUM(['國家別水產別水產貿易量值-17'.D10];['國家別水產別水產貿易量值-17'.F10];['國家別水產別水產貿易量值-17'.H10];['國家別水產別水產貿易量值-17'.J10];['國家別水產別水產貿易量值-17'.L10];['國家別水產別水產貿易量值-17'.N10])+SUM(['國家別水產別水產貿易量值-18'.D10];['國家別水產別水產貿易量值-18'.F10];['國家別水產別水產貿易量值-18'.H10];['國家別水產別水產貿易量值-18'.J10];['國家別水產別水產貿易量值-18'.L10];['國家別水產別水產貿易量值-18'.N10])=0;&quot;-&quot;;SUM([.H10];[.J10];[.L10];[.N10])+SUM(['國家別水產別水產貿易量值-2'.D10];['國家別水產別水產貿易量值-2'.F10];['國家別水產別水產貿易量值-2'.H10];['國家別水產別水產貿易量值-2'.J10];['國家別水產別水產貿易量值-2'.L10];['國家別水產別水產貿易量值-2'.N10])+SUM(['國家別水產別水產貿易量值-3'.D10];['國家別水產別水產貿易量值-3'.F10];['國家別水產別水產貿易量值-3'.H10];['國家別水產別水產貿易量值-3'.J10];['國家別水產別水產貿易量值-3'.L10];['國家別水產別水產貿易量值-3'.N10])+SUM(['國家別水產別水產貿易量值-4'.D10];['國家別水產別水產貿易量值-4'.F10];['國家別水產別水產貿易量值-4'.H10];['國家別水產別水產貿易量值-4'.J10];['國家別水產別水產貿易量值-4'.L10];['國家別水產別水產貿易量值-4'.N10])+SUM(['國家別水產別水產貿易量值-5'.D10];['國家別水產別水產貿易量值-5'.F10];['國家別水產別水產貿易量值-5'.H10];['國家別水產別水產貿易量值-5'.J10];['國家別水產別水產貿易量值-5'.L10];['國家別水產別水產貿易量值-5'.N10])+SUM(['國家別水產別水產貿易量值-6'.D10];['國家別水產別水產貿易量值-6'.F10];['國家別水產別水產貿易量值-6'.H10];['國家別水產別水產貿易量值-6'.J10];['國家別水產別水產貿易量值-6'.L10];['國家別水產別水產貿易量值-6'.N10])+SUM(['國家別水產別水產貿易量值-7'.D10];['國家別水產別水產貿易量值-7'.F10];['國家別水產別水產貿易量值-7'.H10];['國家別水產別水產貿易量值-7'.J10];['國家別水產別水產貿易量值-7'.L10];['國家別水產別水產貿易量值-7'.N10])+SUM(['國家別水產別水產貿易量值-8'.D10];['國家別水產別水產貿易量值-8'.F10];['國家別水產別水產貿易量值-8'.H10];['國家別水產別水產貿易量值-8'.J10];['國家別水產別水產貿易量值-8'.L10];['國家別水產別水產貿易量值-8'.N10])+SUM(['國家別水產別水產貿易量值-9'.D10];['國家別水產別水產貿易量值-9'.F10];['國家別水產別水產貿易量值-9'.H10];['國家別水產別水產貿易量值-9'.J10];['國家別水產別水產貿易量值-9'.L10];['國家別水產別水產貿易量值-9'.N10])+SUM(['國家別水產別水產貿易量值-10'.D10];['國家別水產別水產貿易量值-10'.F10];['國家別水產別水產貿易量值-10'.H10];['國家別水產別水產貿易量值-10'.J10];['國家別水產別水產貿易量值-10'.L10];['國家別水產別水產貿易量值-10'.N10])+SUM(['國家別水產別水產貿易量值-11'.D10];['國家別水產別水產貿易量值-11'.F10];['國家別水產別水產貿易量值-11'.H10];['國家別水產別水產貿易量值-11'.J10];['國家別水產別水產貿易量值-11'.L10];['國家別水產別水產貿易量值-11'.N10])+SUM(['國家別水產別水產貿易量值-12'.D10];['國家別水產別水產貿易量值-12'.F10];['國家別水產別水產貿易量值-12'.H10];['國家別水產別水產貿易量值-12'.J10];['國家別水產別水產貿易量值-12'.L10];['國家別水產別水產貿易量值-12'.N10])+SUM(['國家別水產別水產貿易量值-13'.D10];['國家別水產別水產貿易量值-13'.F10];['國家別水產別水產貿易量值-13'.H10];['國家別水產別水產貿易量值-13'.J10];['國家別水產別水產貿易量值-13'.L10];['國家別水產別水產貿易量值-13'.N10])+SUM(['國家別水產別水產貿易量值-14'.D10];['國家別水產別水產貿易量值-14'.F10];['國家別水產別水產貿易量值-14'.H10];['國家別水產別水產貿易量值-14'.J10];['國家別水產別水產貿易量值-14'.L10];['國家別水產別水產貿易量值-14'.N10])+SUM(['國家別水產別水產貿易量值-15'.D10];['國家別水產別水產貿易量值-15'.F10];['國家別水產別水產貿易量值-15'.H10];['國家別水產別水產貿易量值-15'.J10];['國家別水產別水產貿易量值-15'.L10];['國家別水產別水產貿易量值-15'.N10])+SUM(['國家別水產別水產貿易量值-16'.D10];['國家別水產別水產貿易量值-16'.F10];['國家別水產別水產貿易量值-16'.H10];['國家別水產別水產貿易量值-16'.J10];['國家別水產別水產貿易量值-16'.L10];['國家別水產別水產貿易量值-16'.N10])+SUM(['國家別水產別水產貿易量值-17'.D10];['國家別水產別水產貿易量值-17'.F10];['國家別水產別水產貿易量值-17'.H10];['國家別水產別水產貿易量值-17'.J10];['國家別水產別水產貿易量值-17'.L10];['國家別水產別水產貿易量值-17'.N10])+SUM(['國家別水產別水產貿易量值-18'.D10];['國家別水產別水產貿易量值-18'.F10];['國家別水產別水產貿易量值-18'.H10];['國家別水產別水產貿易量值-18'.J10];['國家別水產別水產貿易量值-18'.L10];['國家別水產別水產貿易量值-18'.N10]))" table:style-name="ce12">
            <text:p>475,635<text:s/></text:p>
          </table:table-cell>
          <table:table-cell office:value-type="float" office:value="1332333" table:style-name="ce12">
            <text:p>1,332,333<text:s/></text:p>
          </table:table-cell>
          <table:table-cell office:value-type="float" office:value="26885.592999999997" table:style-name="ce12">
            <text:p>26,886<text:s/></text:p>
          </table:table-cell>
          <table:table-cell office:value-type="float" office:value="3331" table:style-name="ce12">
            <text:p>3,331<text:s/></text:p>
          </table:table-cell>
          <table:table-cell office:value-type="float" office:value="183.31100000000001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3" table:style-name="ce12">
            <text:p>2,003<text:s/></text:p>
          </table:table-cell>
          <table:table-cell office:value-type="float" office:value="142.36699999999999" table:style-name="ce12">
            <text:p>14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73034189" table:formula="of:=IF(SUM([.G11];[.I11];[.K11];[.M11])+SUM(['國家別水產別水產貿易量值-2'.C11];['國家別水產別水產貿易量值-2'.E11];['國家別水產別水產貿易量值-2'.G11];['國家別水產別水產貿易量值-2'.I11];['國家別水產別水產貿易量值-2'.K11];['國家別水產別水產貿易量值-2'.M11])+SUM(['國家別水產別水產貿易量值-3'.C11];['國家別水產別水產貿易量值-3'.E11];['國家別水產別水產貿易量值-3'.G11];['國家別水產別水產貿易量值-3'.I11];['國家別水產別水產貿易量值-3'.K11];['國家別水產別水產貿易量值-3'.M11])+SUM(['國家別水產別水產貿易量值-4'.C11];['國家別水產別水產貿易量值-4'.E11];['國家別水產別水產貿易量值-4'.G11];['國家別水產別水產貿易量值-4'.I11];['國家別水產別水產貿易量值-4'.K11];['國家別水產別水產貿易量值-4'.M11])+SUM(['國家別水產別水產貿易量值-5'.C11];['國家別水產別水產貿易量值-5'.E11];['國家別水產別水產貿易量值-5'.G11];['國家別水產別水產貿易量值-5'.I11];['國家別水產別水產貿易量值-5'.K11];['國家別水產別水產貿易量值-5'.M11])+SUM(['國家別水產別水產貿易量值-6'.C11];['國家別水產別水產貿易量值-6'.E11];['國家別水產別水產貿易量值-6'.G11];['國家別水產別水產貿易量值-6'.I11];['國家別水產別水產貿易量值-6'.K11];['國家別水產別水產貿易量值-6'.M11])+SUM(['國家別水產別水產貿易量值-7'.C11];['國家別水產別水產貿易量值-7'.E11];['國家別水產別水產貿易量值-7'.G11];['國家別水產別水產貿易量值-7'.I11];['國家別水產別水產貿易量值-7'.K11];['國家別水產別水產貿易量值-7'.M11])+SUM(['國家別水產別水產貿易量值-8'.C11];['國家別水產別水產貿易量值-8'.E11];['國家別水產別水產貿易量值-8'.G11];['國家別水產別水產貿易量值-8'.I11];['國家別水產別水產貿易量值-8'.K11];['國家別水產別水產貿易量值-8'.M11])+SUM(['國家別水產別水產貿易量值-9'.C11];['國家別水產別水產貿易量值-9'.E11];['國家別水產別水產貿易量值-9'.G11];['國家別水產別水產貿易量值-9'.I11];['國家別水產別水產貿易量值-9'.K11];['國家別水產別水產貿易量值-9'.M11])+SUM(['國家別水產別水產貿易量值-10'.C11];['國家別水產別水產貿易量值-10'.E11];['國家別水產別水產貿易量值-10'.G11];['國家別水產別水產貿易量值-10'.I11];['國家別水產別水產貿易量值-10'.K11];['國家別水產別水產貿易量值-10'.M11])+SUM(['國家別水產別水產貿易量值-11'.C11];['國家別水產別水產貿易量值-11'.E11];['國家別水產別水產貿易量值-11'.G11];['國家別水產別水產貿易量值-11'.I11];['國家別水產別水產貿易量值-11'.K11];['國家別水產別水產貿易量值-11'.M11])+SUM(['國家別水產別水產貿易量值-12'.C11];['國家別水產別水產貿易量值-12'.E11];['國家別水產別水產貿易量值-12'.G11];['國家別水產別水產貿易量值-12'.I11];['國家別水產別水產貿易量值-12'.K11];['國家別水產別水產貿易量值-12'.M11])+SUM(['國家別水產別水產貿易量值-13'.C11];['國家別水產別水產貿易量值-13'.E11];['國家別水產別水產貿易量值-13'.G11];['國家別水產別水產貿易量值-13'.I11];['國家別水產別水產貿易量值-13'.K11];['國家別水產別水產貿易量值-13'.M11])+SUM(['國家別水產別水產貿易量值-14'.C11];['國家別水產別水產貿易量值-14'.E11];['國家別水產別水產貿易量值-14'.G11];['國家別水產別水產貿易量值-14'.I11];['國家別水產別水產貿易量值-14'.K11];['國家別水產別水產貿易量值-14'.M11])+SUM(['國家別水產別水產貿易量值-15'.C11];['國家別水產別水產貿易量值-15'.E11];['國家別水產別水產貿易量值-15'.G11];['國家別水產別水產貿易量值-15'.I11];['國家別水產別水產貿易量值-15'.K11];['國家別水產別水產貿易量值-15'.M11])+SUM(['國家別水產別水產貿易量值-16'.C11];['國家別水產別水產貿易量值-16'.E11];['國家別水產別水產貿易量值-16'.G11];['國家別水產別水產貿易量值-16'.I11];['國家別水產別水產貿易量值-16'.K11];['國家別水產別水產貿易量值-16'.M11])+SUM(['國家別水產別水產貿易量值-17'.C11];['國家別水產別水產貿易量值-17'.E11];['國家別水產別水產貿易量值-17'.G11];['國家別水產別水產貿易量值-17'.I11];['國家別水產別水產貿易量值-17'.K11];['國家別水產別水產貿易量值-17'.M11])+SUM(['國家別水產別水產貿易量值-18'.C11];['國家別水產別水產貿易量值-18'.E11];['國家別水產別水產貿易量值-18'.G11];['國家別水產別水產貿易量值-18'.I11];['國家別水產別水產貿易量值-18'.K11];['國家別水產別水產貿易量值-18'.M11])=0;&quot;-&quot;;SUM([.G11];[.I11];[.K11];[.M11])+SUM(['國家別水產別水產貿易量值-2'.C11];['國家別水產別水產貿易量值-2'.E11];['國家別水產別水產貿易量值-2'.G11];['國家別水產別水產貿易量值-2'.I11];['國家別水產別水產貿易量值-2'.K11];['國家別水產別水產貿易量值-2'.M11])+SUM(['國家別水產別水產貿易量值-3'.C11];['國家別水產別水產貿易量值-3'.E11];['國家別水產別水產貿易量值-3'.G11];['國家別水產別水產貿易量值-3'.I11];['國家別水產別水產貿易量值-3'.K11];['國家別水產別水產貿易量值-3'.M11])+SUM(['國家別水產別水產貿易量值-4'.C11];['國家別水產別水產貿易量值-4'.E11];['國家別水產別水產貿易量值-4'.G11];['國家別水產別水產貿易量值-4'.I11];['國家別水產別水產貿易量值-4'.K11];['國家別水產別水產貿易量值-4'.M11])+SUM(['國家別水產別水產貿易量值-5'.C11];['國家別水產別水產貿易量值-5'.E11];['國家別水產別水產貿易量值-5'.G11];['國家別水產別水產貿易量值-5'.I11];['國家別水產別水產貿易量值-5'.K11];['國家別水產別水產貿易量值-5'.M11])+SUM(['國家別水產別水產貿易量值-6'.C11];['國家別水產別水產貿易量值-6'.E11];['國家別水產別水產貿易量值-6'.G11];['國家別水產別水產貿易量值-6'.I11];['國家別水產別水產貿易量值-6'.K11];['國家別水產別水產貿易量值-6'.M11])+SUM(['國家別水產別水產貿易量值-7'.C11];['國家別水產別水產貿易量值-7'.E11];['國家別水產別水產貿易量值-7'.G11];['國家別水產別水產貿易量值-7'.I11];['國家別水產別水產貿易量值-7'.K11];['國家別水產別水產貿易量值-7'.M11])+SUM(['國家別水產別水產貿易量值-8'.C11];['國家別水產別水產貿易量值-8'.E11];['國家別水產別水產貿易量值-8'.G11];['國家別水產別水產貿易量值-8'.I11];['國家別水產別水產貿易量值-8'.K11];['國家別水產別水產貿易量值-8'.M11])+SUM(['國家別水產別水產貿易量值-9'.C11];['國家別水產別水產貿易量值-9'.E11];['國家別水產別水產貿易量值-9'.G11];['國家別水產別水產貿易量值-9'.I11];['國家別水產別水產貿易量值-9'.K11];['國家別水產別水產貿易量值-9'.M11])+SUM(['國家別水產別水產貿易量值-10'.C11];['國家別水產別水產貿易量值-10'.E11];['國家別水產別水產貿易量值-10'.G11];['國家別水產別水產貿易量值-10'.I11];['國家別水產別水產貿易量值-10'.K11];['國家別水產別水產貿易量值-10'.M11])+SUM(['國家別水產別水產貿易量值-11'.C11];['國家別水產別水產貿易量值-11'.E11];['國家別水產別水產貿易量值-11'.G11];['國家別水產別水產貿易量值-11'.I11];['國家別水產別水產貿易量值-11'.K11];['國家別水產別水產貿易量值-11'.M11])+SUM(['國家別水產別水產貿易量值-12'.C11];['國家別水產別水產貿易量值-12'.E11];['國家別水產別水產貿易量值-12'.G11];['國家別水產別水產貿易量值-12'.I11];['國家別水產別水產貿易量值-12'.K11];['國家別水產別水產貿易量值-12'.M11])+SUM(['國家別水產別水產貿易量值-13'.C11];['國家別水產別水產貿易量值-13'.E11];['國家別水產別水產貿易量值-13'.G11];['國家別水產別水產貿易量值-13'.I11];['國家別水產別水產貿易量值-13'.K11];['國家別水產別水產貿易量值-13'.M11])+SUM(['國家別水產別水產貿易量值-14'.C11];['國家別水產別水產貿易量值-14'.E11];['國家別水產別水產貿易量值-14'.G11];['國家別水產別水產貿易量值-14'.I11];['國家別水產別水產貿易量值-14'.K11];['國家別水產別水產貿易量值-14'.M11])+SUM(['國家別水產別水產貿易量值-15'.C11];['國家別水產別水產貿易量值-15'.E11];['國家別水產別水產貿易量值-15'.G11];['國家別水產別水產貿易量值-15'.I11];['國家別水產別水產貿易量值-15'.K11];['國家別水產別水產貿易量值-15'.M11])+SUM(['國家別水產別水產貿易量值-16'.C11];['國家別水產別水產貿易量值-16'.E11];['國家別水產別水產貿易量值-16'.G11];['國家別水產別水產貿易量值-16'.I11];['國家別水產別水產貿易量值-16'.K11];['國家別水產別水產貿易量值-16'.M11])+SUM(['國家別水產別水產貿易量值-17'.C11];['國家別水產別水產貿易量值-17'.E11];['國家別水產別水產貿易量值-17'.G11];['國家別水產別水產貿易量值-17'.I11];['國家別水產別水產貿易量值-17'.K11];['國家別水產別水產貿易量值-17'.M11])+SUM(['國家別水產別水產貿易量值-18'.C11];['國家別水產別水產貿易量值-18'.E11];['國家別水產別水產貿易量值-18'.G11];['國家別水產別水產貿易量值-18'.I11];['國家別水產別水產貿易量值-18'.K11];['國家別水產別水產貿易量值-18'.M11]))" table:style-name="ce12">
            <text:p>173,034,189<text:s/></text:p>
          </table:table-cell>
          <table:table-cell office:value-type="float" office:value="180614.72199999998" table:formula="of:=IF(SUM([.H11];[.J11];[.L11];[.N11])+SUM(['國家別水產別水產貿易量值-2'.D11];['國家別水產別水產貿易量值-2'.F11];['國家別水產別水產貿易量值-2'.H11];['國家別水產別水產貿易量值-2'.J11];['國家別水產別水產貿易量值-2'.L11];['國家別水產別水產貿易量值-2'.N11])+SUM(['國家別水產別水產貿易量值-3'.D11];['國家別水產別水產貿易量值-3'.F11];['國家別水產別水產貿易量值-3'.H11];['國家別水產別水產貿易量值-3'.J11];['國家別水產別水產貿易量值-3'.L11];['國家別水產別水產貿易量值-3'.N11])+SUM(['國家別水產別水產貿易量值-4'.D11];['國家別水產別水產貿易量值-4'.F11];['國家別水產別水產貿易量值-4'.H11];['國家別水產別水產貿易量值-4'.J11];['國家別水產別水產貿易量值-4'.L11];['國家別水產別水產貿易量值-4'.N11])+SUM(['國家別水產別水產貿易量值-5'.D11];['國家別水產別水產貿易量值-5'.F11];['國家別水產別水產貿易量值-5'.H11];['國家別水產別水產貿易量值-5'.J11];['國家別水產別水產貿易量值-5'.L11];['國家別水產別水產貿易量值-5'.N11])+SUM(['國家別水產別水產貿易量值-6'.D11];['國家別水產別水產貿易量值-6'.F11];['國家別水產別水產貿易量值-6'.H11];['國家別水產別水產貿易量值-6'.J11];['國家別水產別水產貿易量值-6'.L11];['國家別水產別水產貿易量值-6'.N11])+SUM(['國家別水產別水產貿易量值-7'.D11];['國家別水產別水產貿易量值-7'.F11];['國家別水產別水產貿易量值-7'.H11];['國家別水產別水產貿易量值-7'.J11];['國家別水產別水產貿易量值-7'.L11];['國家別水產別水產貿易量值-7'.N11])+SUM(['國家別水產別水產貿易量值-8'.D11];['國家別水產別水產貿易量值-8'.F11];['國家別水產別水產貿易量值-8'.H11];['國家別水產別水產貿易量值-8'.J11];['國家別水產別水產貿易量值-8'.L11];['國家別水產別水產貿易量值-8'.N11])+SUM(['國家別水產別水產貿易量值-9'.D11];['國家別水產別水產貿易量值-9'.F11];['國家別水產別水產貿易量值-9'.H11];['國家別水產別水產貿易量值-9'.J11];['國家別水產別水產貿易量值-9'.L11];['國家別水產別水產貿易量值-9'.N11])+SUM(['國家別水產別水產貿易量值-10'.D11];['國家別水產別水產貿易量值-10'.F11];['國家別水產別水產貿易量值-10'.H11];['國家別水產別水產貿易量值-10'.J11];['國家別水產別水產貿易量值-10'.L11];['國家別水產別水產貿易量值-10'.N11])+SUM(['國家別水產別水產貿易量值-11'.D11];['國家別水產別水產貿易量值-11'.F11];['國家別水產別水產貿易量值-11'.H11];['國家別水產別水產貿易量值-11'.J11];['國家別水產別水產貿易量值-11'.L11];['國家別水產別水產貿易量值-11'.N11])+SUM(['國家別水產別水產貿易量值-12'.D11];['國家別水產別水產貿易量值-12'.F11];['國家別水產別水產貿易量值-12'.H11];['國家別水產別水產貿易量值-12'.J11];['國家別水產別水產貿易量值-12'.L11];['國家別水產別水產貿易量值-12'.N11])+SUM(['國家別水產別水產貿易量值-13'.D11];['國家別水產別水產貿易量值-13'.F11];['國家別水產別水產貿易量值-13'.H11];['國家別水產別水產貿易量值-13'.J11];['國家別水產別水產貿易量值-13'.L11];['國家別水產別水產貿易量值-13'.N11])+SUM(['國家別水產別水產貿易量值-14'.D11];['國家別水產別水產貿易量值-14'.F11];['國家別水產別水產貿易量值-14'.H11];['國家別水產別水產貿易量值-14'.J11];['國家別水產別水產貿易量值-14'.L11];['國家別水產別水產貿易量值-14'.N11])+SUM(['國家別水產別水產貿易量值-15'.D11];['國家別水產別水產貿易量值-15'.F11];['國家別水產別水產貿易量值-15'.H11];['國家別水產別水產貿易量值-15'.J11];['國家別水產別水產貿易量值-15'.L11];['國家別水產別水產貿易量值-15'.N11])+SUM(['國家別水產別水產貿易量值-16'.D11];['國家別水產別水產貿易量值-16'.F11];['國家別水產別水產貿易量值-16'.H11];['國家別水產別水產貿易量值-16'.J11];['國家別水產別水產貿易量值-16'.L11];['國家別水產別水產貿易量值-16'.N11])+SUM(['國家別水產別水產貿易量值-17'.D11];['國家別水產別水產貿易量值-17'.F11];['國家別水產別水產貿易量值-17'.H11];['國家別水產別水產貿易量值-17'.J11];['國家別水產別水產貿易量值-17'.L11];['國家別水產別水產貿易量值-17'.N11])+SUM(['國家別水產別水產貿易量值-18'.D11];['國家別水產別水產貿易量值-18'.F11];['國家別水產別水產貿易量值-18'.H11];['國家別水產別水產貿易量值-18'.J11];['國家別水產別水產貿易量值-18'.L11];['國家別水產別水產貿易量值-18'.N11])=0;&quot;-&quot;;SUM([.H11];[.J11];[.L11];[.N11])+SUM(['國家別水產別水產貿易量值-2'.D11];['國家別水產別水產貿易量值-2'.F11];['國家別水產別水產貿易量值-2'.H11];['國家別水產別水產貿易量值-2'.J11];['國家別水產別水產貿易量值-2'.L11];['國家別水產別水產貿易量值-2'.N11])+SUM(['國家別水產別水產貿易量值-3'.D11];['國家別水產別水產貿易量值-3'.F11];['國家別水產別水產貿易量值-3'.H11];['國家別水產別水產貿易量值-3'.J11];['國家別水產別水產貿易量值-3'.L11];['國家別水產別水產貿易量值-3'.N11])+SUM(['國家別水產別水產貿易量值-4'.D11];['國家別水產別水產貿易量值-4'.F11];['國家別水產別水產貿易量值-4'.H11];['國家別水產別水產貿易量值-4'.J11];['國家別水產別水產貿易量值-4'.L11];['國家別水產別水產貿易量值-4'.N11])+SUM(['國家別水產別水產貿易量值-5'.D11];['國家別水產別水產貿易量值-5'.F11];['國家別水產別水產貿易量值-5'.H11];['國家別水產別水產貿易量值-5'.J11];['國家別水產別水產貿易量值-5'.L11];['國家別水產別水產貿易量值-5'.N11])+SUM(['國家別水產別水產貿易量值-6'.D11];['國家別水產別水產貿易量值-6'.F11];['國家別水產別水產貿易量值-6'.H11];['國家別水產別水產貿易量值-6'.J11];['國家別水產別水產貿易量值-6'.L11];['國家別水產別水產貿易量值-6'.N11])+SUM(['國家別水產別水產貿易量值-7'.D11];['國家別水產別水產貿易量值-7'.F11];['國家別水產別水產貿易量值-7'.H11];['國家別水產別水產貿易量值-7'.J11];['國家別水產別水產貿易量值-7'.L11];['國家別水產別水產貿易量值-7'.N11])+SUM(['國家別水產別水產貿易量值-8'.D11];['國家別水產別水產貿易量值-8'.F11];['國家別水產別水產貿易量值-8'.H11];['國家別水產別水產貿易量值-8'.J11];['國家別水產別水產貿易量值-8'.L11];['國家別水產別水產貿易量值-8'.N11])+SUM(['國家別水產別水產貿易量值-9'.D11];['國家別水產別水產貿易量值-9'.F11];['國家別水產別水產貿易量值-9'.H11];['國家別水產別水產貿易量值-9'.J11];['國家別水產別水產貿易量值-9'.L11];['國家別水產別水產貿易量值-9'.N11])+SUM(['國家別水產別水產貿易量值-10'.D11];['國家別水產別水產貿易量值-10'.F11];['國家別水產別水產貿易量值-10'.H11];['國家別水產別水產貿易量值-10'.J11];['國家別水產別水產貿易量值-10'.L11];['國家別水產別水產貿易量值-10'.N11])+SUM(['國家別水產別水產貿易量值-11'.D11];['國家別水產別水產貿易量值-11'.F11];['國家別水產別水產貿易量值-11'.H11];['國家別水產別水產貿易量值-11'.J11];['國家別水產別水產貿易量值-11'.L11];['國家別水產別水產貿易量值-11'.N11])+SUM(['國家別水產別水產貿易量值-12'.D11];['國家別水產別水產貿易量值-12'.F11];['國家別水產別水產貿易量值-12'.H11];['國家別水產別水產貿易量值-12'.J11];['國家別水產別水產貿易量值-12'.L11];['國家別水產別水產貿易量值-12'.N11])+SUM(['國家別水產別水產貿易量值-13'.D11];['國家別水產別水產貿易量值-13'.F11];['國家別水產別水產貿易量值-13'.H11];['國家別水產別水產貿易量值-13'.J11];['國家別水產別水產貿易量值-13'.L11];['國家別水產別水產貿易量值-13'.N11])+SUM(['國家別水產別水產貿易量值-14'.D11];['國家別水產別水產貿易量值-14'.F11];['國家別水產別水產貿易量值-14'.H11];['國家別水產別水產貿易量值-14'.J11];['國家別水產別水產貿易量值-14'.L11];['國家別水產別水產貿易量值-14'.N11])+SUM(['國家別水產別水產貿易量值-15'.D11];['國家別水產別水產貿易量值-15'.F11];['國家別水產別水產貿易量值-15'.H11];['國家別水產別水產貿易量值-15'.J11];['國家別水產別水產貿易量值-15'.L11];['國家別水產別水產貿易量值-15'.N11])+SUM(['國家別水產別水產貿易量值-16'.D11];['國家別水產別水產貿易量值-16'.F11];['國家別水產別水產貿易量值-16'.H11];['國家別水產別水產貿易量值-16'.J11];['國家別水產別水產貿易量值-16'.L11];['國家別水產別水產貿易量值-16'.N11])+SUM(['國家別水產別水產貿易量值-17'.D11];['國家別水產別水產貿易量值-17'.F11];['國家別水產別水產貿易量值-17'.H11];['國家別水產別水產貿易量值-17'.J11];['國家別水產別水產貿易量值-17'.L11];['國家別水產別水產貿易量值-17'.N11])+SUM(['國家別水產別水產貿易量值-18'.D11];['國家別水產別水產貿易量值-18'.F11];['國家別水產別水產貿易量值-18'.H11];['國家別水產別水產貿易量值-18'.J11];['國家別水產別水產貿易量值-18'.L11];['國家別水產別水產貿易量值-18'.N11]))" table:style-name="ce12">
            <text:p>180,615<text:s/></text:p>
          </table:table-cell>
          <table:table-cell office:value-type="float" office:value="1357" table:style-name="ce12">
            <text:p>1,357<text:s/></text:p>
          </table:table-cell>
          <table:table-cell office:value-type="float" office:value="14.693000000000001" table:style-name="ce12">
            <text:p>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" table:style-name="ce12">
            <text:p>300<text:s/></text:p>
          </table:table-cell>
          <table:table-cell office:value-type="float" office:value="4.367" table:style-name="ce12">
            <text:p>4<text:s/></text:p>
          </table:table-cell>
          <table:table-cell office:value-type="float" office:value="377" table:style-name="ce12">
            <text:p>377<text:s/></text:p>
          </table:table-cell>
          <table:table-cell office:value-type="float" office:value="3.3279999999999998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06242328" table:formula="of:=IF(SUM([.G12];[.I12];[.K12];[.M12])+SUM(['國家別水產別水產貿易量值-2'.C12];['國家別水產別水產貿易量值-2'.E12];['國家別水產別水產貿易量值-2'.G12];['國家別水產別水產貿易量值-2'.I12];['國家別水產別水產貿易量值-2'.K12];['國家別水產別水產貿易量值-2'.M12])+SUM(['國家別水產別水產貿易量值-3'.C12];['國家別水產別水產貿易量值-3'.E12];['國家別水產別水產貿易量值-3'.G12];['國家別水產別水產貿易量值-3'.I12];['國家別水產別水產貿易量值-3'.K12];['國家別水產別水產貿易量值-3'.M12])+SUM(['國家別水產別水產貿易量值-4'.C12];['國家別水產別水產貿易量值-4'.E12];['國家別水產別水產貿易量值-4'.G12];['國家別水產別水產貿易量值-4'.I12];['國家別水產別水產貿易量值-4'.K12];['國家別水產別水產貿易量值-4'.M12])+SUM(['國家別水產別水產貿易量值-5'.C12];['國家別水產別水產貿易量值-5'.E12];['國家別水產別水產貿易量值-5'.G12];['國家別水產別水產貿易量值-5'.I12];['國家別水產別水產貿易量值-5'.K12];['國家別水產別水產貿易量值-5'.M12])+SUM(['國家別水產別水產貿易量值-6'.C12];['國家別水產別水產貿易量值-6'.E12];['國家別水產別水產貿易量值-6'.G12];['國家別水產別水產貿易量值-6'.I12];['國家別水產別水產貿易量值-6'.K12];['國家別水產別水產貿易量值-6'.M12])+SUM(['國家別水產別水產貿易量值-7'.C12];['國家別水產別水產貿易量值-7'.E12];['國家別水產別水產貿易量值-7'.G12];['國家別水產別水產貿易量值-7'.I12];['國家別水產別水產貿易量值-7'.K12];['國家別水產別水產貿易量值-7'.M12])+SUM(['國家別水產別水產貿易量值-8'.C12];['國家別水產別水產貿易量值-8'.E12];['國家別水產別水產貿易量值-8'.G12];['國家別水產別水產貿易量值-8'.I12];['國家別水產別水產貿易量值-8'.K12];['國家別水產別水產貿易量值-8'.M12])+SUM(['國家別水產別水產貿易量值-9'.C12];['國家別水產別水產貿易量值-9'.E12];['國家別水產別水產貿易量值-9'.G12];['國家別水產別水產貿易量值-9'.I12];['國家別水產別水產貿易量值-9'.K12];['國家別水產別水產貿易量值-9'.M12])+SUM(['國家別水產別水產貿易量值-10'.C12];['國家別水產別水產貿易量值-10'.E12];['國家別水產別水產貿易量值-10'.G12];['國家別水產別水產貿易量值-10'.I12];['國家別水產別水產貿易量值-10'.K12];['國家別水產別水產貿易量值-10'.M12])+SUM(['國家別水產別水產貿易量值-11'.C12];['國家別水產別水產貿易量值-11'.E12];['國家別水產別水產貿易量值-11'.G12];['國家別水產別水產貿易量值-11'.I12];['國家別水產別水產貿易量值-11'.K12];['國家別水產別水產貿易量值-11'.M12])+SUM(['國家別水產別水產貿易量值-12'.C12];['國家別水產別水產貿易量值-12'.E12];['國家別水產別水產貿易量值-12'.G12];['國家別水產別水產貿易量值-12'.I12];['國家別水產別水產貿易量值-12'.K12];['國家別水產別水產貿易量值-12'.M12])+SUM(['國家別水產別水產貿易量值-13'.C12];['國家別水產別水產貿易量值-13'.E12];['國家別水產別水產貿易量值-13'.G12];['國家別水產別水產貿易量值-13'.I12];['國家別水產別水產貿易量值-13'.K12];['國家別水產別水產貿易量值-13'.M12])+SUM(['國家別水產別水產貿易量值-14'.C12];['國家別水產別水產貿易量值-14'.E12];['國家別水產別水產貿易量值-14'.G12];['國家別水產別水產貿易量值-14'.I12];['國家別水產別水產貿易量值-14'.K12];['國家別水產別水產貿易量值-14'.M12])+SUM(['國家別水產別水產貿易量值-15'.C12];['國家別水產別水產貿易量值-15'.E12];['國家別水產別水產貿易量值-15'.G12];['國家別水產別水產貿易量值-15'.I12];['國家別水產別水產貿易量值-15'.K12];['國家別水產別水產貿易量值-15'.M12])+SUM(['國家別水產別水產貿易量值-16'.C12];['國家別水產別水產貿易量值-16'.E12];['國家別水產別水產貿易量值-16'.G12];['國家別水產別水產貿易量值-16'.I12];['國家別水產別水產貿易量值-16'.K12];['國家別水產別水產貿易量值-16'.M12])+SUM(['國家別水產別水產貿易量值-17'.C12];['國家別水產別水產貿易量值-17'.E12];['國家別水產別水產貿易量值-17'.G12];['國家別水產別水產貿易量值-17'.I12];['國家別水產別水產貿易量值-17'.K12];['國家別水產別水產貿易量值-17'.M12])+SUM(['國家別水產別水產貿易量值-18'.C12];['國家別水產別水產貿易量值-18'.E12];['國家別水產別水產貿易量值-18'.G12];['國家別水產別水產貿易量值-18'.I12];['國家別水產別水產貿易量值-18'.K12];['國家別水產別水產貿易量值-18'.M12])=0;&quot;-&quot;;SUM([.G12];[.I12];[.K12];[.M12])+SUM(['國家別水產別水產貿易量值-2'.C12];['國家別水產別水產貿易量值-2'.E12];['國家別水產別水產貿易量值-2'.G12];['國家別水產別水產貿易量值-2'.I12];['國家別水產別水產貿易量值-2'.K12];['國家別水產別水產貿易量值-2'.M12])+SUM(['國家別水產別水產貿易量值-3'.C12];['國家別水產別水產貿易量值-3'.E12];['國家別水產別水產貿易量值-3'.G12];['國家別水產別水產貿易量值-3'.I12];['國家別水產別水產貿易量值-3'.K12];['國家別水產別水產貿易量值-3'.M12])+SUM(['國家別水產別水產貿易量值-4'.C12];['國家別水產別水產貿易量值-4'.E12];['國家別水產別水產貿易量值-4'.G12];['國家別水產別水產貿易量值-4'.I12];['國家別水產別水產貿易量值-4'.K12];['國家別水產別水產貿易量值-4'.M12])+SUM(['國家別水產別水產貿易量值-5'.C12];['國家別水產別水產貿易量值-5'.E12];['國家別水產別水產貿易量值-5'.G12];['國家別水產別水產貿易量值-5'.I12];['國家別水產別水產貿易量值-5'.K12];['國家別水產別水產貿易量值-5'.M12])+SUM(['國家別水產別水產貿易量值-6'.C12];['國家別水產別水產貿易量值-6'.E12];['國家別水產別水產貿易量值-6'.G12];['國家別水產別水產貿易量值-6'.I12];['國家別水產別水產貿易量值-6'.K12];['國家別水產別水產貿易量值-6'.M12])+SUM(['國家別水產別水產貿易量值-7'.C12];['國家別水產別水產貿易量值-7'.E12];['國家別水產別水產貿易量值-7'.G12];['國家別水產別水產貿易量值-7'.I12];['國家別水產別水產貿易量值-7'.K12];['國家別水產別水產貿易量值-7'.M12])+SUM(['國家別水產別水產貿易量值-8'.C12];['國家別水產別水產貿易量值-8'.E12];['國家別水產別水產貿易量值-8'.G12];['國家別水產別水產貿易量值-8'.I12];['國家別水產別水產貿易量值-8'.K12];['國家別水產別水產貿易量值-8'.M12])+SUM(['國家別水產別水產貿易量值-9'.C12];['國家別水產別水產貿易量值-9'.E12];['國家別水產別水產貿易量值-9'.G12];['國家別水產別水產貿易量值-9'.I12];['國家別水產別水產貿易量值-9'.K12];['國家別水產別水產貿易量值-9'.M12])+SUM(['國家別水產別水產貿易量值-10'.C12];['國家別水產別水產貿易量值-10'.E12];['國家別水產別水產貿易量值-10'.G12];['國家別水產別水產貿易量值-10'.I12];['國家別水產別水產貿易量值-10'.K12];['國家別水產別水產貿易量值-10'.M12])+SUM(['國家別水產別水產貿易量值-11'.C12];['國家別水產別水產貿易量值-11'.E12];['國家別水產別水產貿易量值-11'.G12];['國家別水產別水產貿易量值-11'.I12];['國家別水產別水產貿易量值-11'.K12];['國家別水產別水產貿易量值-11'.M12])+SUM(['國家別水產別水產貿易量值-12'.C12];['國家別水產別水產貿易量值-12'.E12];['國家別水產別水產貿易量值-12'.G12];['國家別水產別水產貿易量值-12'.I12];['國家別水產別水產貿易量值-12'.K12];['國家別水產別水產貿易量值-12'.M12])+SUM(['國家別水產別水產貿易量值-13'.C12];['國家別水產別水產貿易量值-13'.E12];['國家別水產別水產貿易量值-13'.G12];['國家別水產別水產貿易量值-13'.I12];['國家別水產別水產貿易量值-13'.K12];['國家別水產別水產貿易量值-13'.M12])+SUM(['國家別水產別水產貿易量值-14'.C12];['國家別水產別水產貿易量值-14'.E12];['國家別水產別水產貿易量值-14'.G12];['國家別水產別水產貿易量值-14'.I12];['國家別水產別水產貿易量值-14'.K12];['國家別水產別水產貿易量值-14'.M12])+SUM(['國家別水產別水產貿易量值-15'.C12];['國家別水產別水產貿易量值-15'.E12];['國家別水產別水產貿易量值-15'.G12];['國家別水產別水產貿易量值-15'.I12];['國家別水產別水產貿易量值-15'.K12];['國家別水產別水產貿易量值-15'.M12])+SUM(['國家別水產別水產貿易量值-16'.C12];['國家別水產別水產貿易量值-16'.E12];['國家別水產別水產貿易量值-16'.G12];['國家別水產別水產貿易量值-16'.I12];['國家別水產別水產貿易量值-16'.K12];['國家別水產別水產貿易量值-16'.M12])+SUM(['國家別水產別水產貿易量值-17'.C12];['國家別水產別水產貿易量值-17'.E12];['國家別水產別水產貿易量值-17'.G12];['國家別水產別水產貿易量值-17'.I12];['國家別水產別水產貿易量值-17'.K12];['國家別水產別水產貿易量值-17'.M12])+SUM(['國家別水產別水產貿易量值-18'.C12];['國家別水產別水產貿易量值-18'.E12];['國家別水產別水產貿易量值-18'.G12];['國家別水產別水產貿易量值-18'.I12];['國家別水產別水產貿易量值-18'.K12];['國家別水產別水產貿易量值-18'.M12]))" table:style-name="ce12">
            <text:p>106,242,328<text:s/></text:p>
          </table:table-cell>
          <table:table-cell office:value-type="float" office:value="165067.98099999997" table:formula="of:=IF(SUM([.H12];[.J12];[.L12];[.N12])+SUM(['國家別水產別水產貿易量值-2'.D12];['國家別水產別水產貿易量值-2'.F12];['國家別水產別水產貿易量值-2'.H12];['國家別水產別水產貿易量值-2'.J12];['國家別水產別水產貿易量值-2'.L12];['國家別水產別水產貿易量值-2'.N12])+SUM(['國家別水產別水產貿易量值-3'.D12];['國家別水產別水產貿易量值-3'.F12];['國家別水產別水產貿易量值-3'.H12];['國家別水產別水產貿易量值-3'.J12];['國家別水產別水產貿易量值-3'.L12];['國家別水產別水產貿易量值-3'.N12])+SUM(['國家別水產別水產貿易量值-4'.D12];['國家別水產別水產貿易量值-4'.F12];['國家別水產別水產貿易量值-4'.H12];['國家別水產別水產貿易量值-4'.J12];['國家別水產別水產貿易量值-4'.L12];['國家別水產別水產貿易量值-4'.N12])+SUM(['國家別水產別水產貿易量值-5'.D12];['國家別水產別水產貿易量值-5'.F12];['國家別水產別水產貿易量值-5'.H12];['國家別水產別水產貿易量值-5'.J12];['國家別水產別水產貿易量值-5'.L12];['國家別水產別水產貿易量值-5'.N12])+SUM(['國家別水產別水產貿易量值-6'.D12];['國家別水產別水產貿易量值-6'.F12];['國家別水產別水產貿易量值-6'.H12];['國家別水產別水產貿易量值-6'.J12];['國家別水產別水產貿易量值-6'.L12];['國家別水產別水產貿易量值-6'.N12])+SUM(['國家別水產別水產貿易量值-7'.D12];['國家別水產別水產貿易量值-7'.F12];['國家別水產別水產貿易量值-7'.H12];['國家別水產別水產貿易量值-7'.J12];['國家別水產別水產貿易量值-7'.L12];['國家別水產別水產貿易量值-7'.N12])+SUM(['國家別水產別水產貿易量值-8'.D12];['國家別水產別水產貿易量值-8'.F12];['國家別水產別水產貿易量值-8'.H12];['國家別水產別水產貿易量值-8'.J12];['國家別水產別水產貿易量值-8'.L12];['國家別水產別水產貿易量值-8'.N12])+SUM(['國家別水產別水產貿易量值-9'.D12];['國家別水產別水產貿易量值-9'.F12];['國家別水產別水產貿易量值-9'.H12];['國家別水產別水產貿易量值-9'.J12];['國家別水產別水產貿易量值-9'.L12];['國家別水產別水產貿易量值-9'.N12])+SUM(['國家別水產別水產貿易量值-10'.D12];['國家別水產別水產貿易量值-10'.F12];['國家別水產別水產貿易量值-10'.H12];['國家別水產別水產貿易量值-10'.J12];['國家別水產別水產貿易量值-10'.L12];['國家別水產別水產貿易量值-10'.N12])+SUM(['國家別水產別水產貿易量值-11'.D12];['國家別水產別水產貿易量值-11'.F12];['國家別水產別水產貿易量值-11'.H12];['國家別水產別水產貿易量值-11'.J12];['國家別水產別水產貿易量值-11'.L12];['國家別水產別水產貿易量值-11'.N12])+SUM(['國家別水產別水產貿易量值-12'.D12];['國家別水產別水產貿易量值-12'.F12];['國家別水產別水產貿易量值-12'.H12];['國家別水產別水產貿易量值-12'.J12];['國家別水產別水產貿易量值-12'.L12];['國家別水產別水產貿易量值-12'.N12])+SUM(['國家別水產別水產貿易量值-13'.D12];['國家別水產別水產貿易量值-13'.F12];['國家別水產別水產貿易量值-13'.H12];['國家別水產別水產貿易量值-13'.J12];['國家別水產別水產貿易量值-13'.L12];['國家別水產別水產貿易量值-13'.N12])+SUM(['國家別水產別水產貿易量值-14'.D12];['國家別水產別水產貿易量值-14'.F12];['國家別水產別水產貿易量值-14'.H12];['國家別水產別水產貿易量值-14'.J12];['國家別水產別水產貿易量值-14'.L12];['國家別水產別水產貿易量值-14'.N12])+SUM(['國家別水產別水產貿易量值-15'.D12];['國家別水產別水產貿易量值-15'.F12];['國家別水產別水產貿易量值-15'.H12];['國家別水產別水產貿易量值-15'.J12];['國家別水產別水產貿易量值-15'.L12];['國家別水產別水產貿易量值-15'.N12])+SUM(['國家別水產別水產貿易量值-16'.D12];['國家別水產別水產貿易量值-16'.F12];['國家別水產別水產貿易量值-16'.H12];['國家別水產別水產貿易量值-16'.J12];['國家別水產別水產貿易量值-16'.L12];['國家別水產別水產貿易量值-16'.N12])+SUM(['國家別水產別水產貿易量值-17'.D12];['國家別水產別水產貿易量值-17'.F12];['國家別水產別水產貿易量值-17'.H12];['國家別水產別水產貿易量值-17'.J12];['國家別水產別水產貿易量值-17'.L12];['國家別水產別水產貿易量值-17'.N12])+SUM(['國家別水產別水產貿易量值-18'.D12];['國家別水產別水產貿易量值-18'.F12];['國家別水產別水產貿易量值-18'.H12];['國家別水產別水產貿易量值-18'.J12];['國家別水產別水產貿易量值-18'.L12];['國家別水產別水產貿易量值-18'.N12])=0;&quot;-&quot;;SUM([.H12];[.J12];[.L12];[.N12])+SUM(['國家別水產別水產貿易量值-2'.D12];['國家別水產別水產貿易量值-2'.F12];['國家別水產別水產貿易量值-2'.H12];['國家別水產別水產貿易量值-2'.J12];['國家別水產別水產貿易量值-2'.L12];['國家別水產別水產貿易量值-2'.N12])+SUM(['國家別水產別水產貿易量值-3'.D12];['國家別水產別水產貿易量值-3'.F12];['國家別水產別水產貿易量值-3'.H12];['國家別水產別水產貿易量值-3'.J12];['國家別水產別水產貿易量值-3'.L12];['國家別水產別水產貿易量值-3'.N12])+SUM(['國家別水產別水產貿易量值-4'.D12];['國家別水產別水產貿易量值-4'.F12];['國家別水產別水產貿易量值-4'.H12];['國家別水產別水產貿易量值-4'.J12];['國家別水產別水產貿易量值-4'.L12];['國家別水產別水產貿易量值-4'.N12])+SUM(['國家別水產別水產貿易量值-5'.D12];['國家別水產別水產貿易量值-5'.F12];['國家別水產別水產貿易量值-5'.H12];['國家別水產別水產貿易量值-5'.J12];['國家別水產別水產貿易量值-5'.L12];['國家別水產別水產貿易量值-5'.N12])+SUM(['國家別水產別水產貿易量值-6'.D12];['國家別水產別水產貿易量值-6'.F12];['國家別水產別水產貿易量值-6'.H12];['國家別水產別水產貿易量值-6'.J12];['國家別水產別水產貿易量值-6'.L12];['國家別水產別水產貿易量值-6'.N12])+SUM(['國家別水產別水產貿易量值-7'.D12];['國家別水產別水產貿易量值-7'.F12];['國家別水產別水產貿易量值-7'.H12];['國家別水產別水產貿易量值-7'.J12];['國家別水產別水產貿易量值-7'.L12];['國家別水產別水產貿易量值-7'.N12])+SUM(['國家別水產別水產貿易量值-8'.D12];['國家別水產別水產貿易量值-8'.F12];['國家別水產別水產貿易量值-8'.H12];['國家別水產別水產貿易量值-8'.J12];['國家別水產別水產貿易量值-8'.L12];['國家別水產別水產貿易量值-8'.N12])+SUM(['國家別水產別水產貿易量值-9'.D12];['國家別水產別水產貿易量值-9'.F12];['國家別水產別水產貿易量值-9'.H12];['國家別水產別水產貿易量值-9'.J12];['國家別水產別水產貿易量值-9'.L12];['國家別水產別水產貿易量值-9'.N12])+SUM(['國家別水產別水產貿易量值-10'.D12];['國家別水產別水產貿易量值-10'.F12];['國家別水產別水產貿易量值-10'.H12];['國家別水產別水產貿易量值-10'.J12];['國家別水產別水產貿易量值-10'.L12];['國家別水產別水產貿易量值-10'.N12])+SUM(['國家別水產別水產貿易量值-11'.D12];['國家別水產別水產貿易量值-11'.F12];['國家別水產別水產貿易量值-11'.H12];['國家別水產別水產貿易量值-11'.J12];['國家別水產別水產貿易量值-11'.L12];['國家別水產別水產貿易量值-11'.N12])+SUM(['國家別水產別水產貿易量值-12'.D12];['國家別水產別水產貿易量值-12'.F12];['國家別水產別水產貿易量值-12'.H12];['國家別水產別水產貿易量值-12'.J12];['國家別水產別水產貿易量值-12'.L12];['國家別水產別水產貿易量值-12'.N12])+SUM(['國家別水產別水產貿易量值-13'.D12];['國家別水產別水產貿易量值-13'.F12];['國家別水產別水產貿易量值-13'.H12];['國家別水產別水產貿易量值-13'.J12];['國家別水產別水產貿易量值-13'.L12];['國家別水產別水產貿易量值-13'.N12])+SUM(['國家別水產別水產貿易量值-14'.D12];['國家別水產別水產貿易量值-14'.F12];['國家別水產別水產貿易量值-14'.H12];['國家別水產別水產貿易量值-14'.J12];['國家別水產別水產貿易量值-14'.L12];['國家別水產別水產貿易量值-14'.N12])+SUM(['國家別水產別水產貿易量值-15'.D12];['國家別水產別水產貿易量值-15'.F12];['國家別水產別水產貿易量值-15'.H12];['國家別水產別水產貿易量值-15'.J12];['國家別水產別水產貿易量值-15'.L12];['國家別水產別水產貿易量值-15'.N12])+SUM(['國家別水產別水產貿易量值-16'.D12];['國家別水產別水產貿易量值-16'.F12];['國家別水產別水產貿易量值-16'.H12];['國家別水產別水產貿易量值-16'.J12];['國家別水產別水產貿易量值-16'.L12];['國家別水產別水產貿易量值-16'.N12])+SUM(['國家別水產別水產貿易量值-17'.D12];['國家別水產別水產貿易量值-17'.F12];['國家別水產別水產貿易量值-17'.H12];['國家別水產別水產貿易量值-17'.J12];['國家別水產別水產貿易量值-17'.L12];['國家別水產別水產貿易量值-17'.N12])+SUM(['國家別水產別水產貿易量值-18'.D12];['國家別水產別水產貿易量值-18'.F12];['國家別水產別水產貿易量值-18'.H12];['國家別水產別水產貿易量值-18'.J12];['國家別水產別水產貿易量值-18'.L12];['國家別水產別水產貿易量值-18'.N12]))" table:style-name="ce12">
            <text:p>165,068<text:s/></text:p>
          </table:table-cell>
          <table:table-cell office:value-type="float" office:value="408614" table:style-name="ce12">
            <text:p>408,614<text:s/></text:p>
          </table:table-cell>
          <table:table-cell office:value-type="float" office:value="1075.826" table:style-name="ce12">
            <text:p>1,076<text:s/></text:p>
          </table:table-cell>
          <table:table-cell office:value-type="float" office:value="18718" table:style-name="ce12">
            <text:p>18,718<text:s/></text:p>
          </table:table-cell>
          <table:table-cell office:value-type="float" office:value="180.608" table:style-name="ce12">
            <text:p>181<text:s/></text:p>
          </table:table-cell>
          <table:table-cell office:value-type="float" office:value="10" table:style-name="ce12">
            <text:p>10<text:s/></text:p>
          </table:table-cell>
          <table:table-cell office:value-type="float" office:value="5.8000000000000003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" table:style-name="ce12">
            <text:p>85<text:s/></text:p>
          </table:table-cell>
          <table:table-cell office:value-type="float" office:value="5.16" table:style-name="ce12">
            <text:p>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7919391" table:formula="of:=IF(SUM([.G13];[.I13];[.K13];[.M13])+SUM(['國家別水產別水產貿易量值-2'.C13];['國家別水產別水產貿易量值-2'.E13];['國家別水產別水產貿易量值-2'.G13];['國家別水產別水產貿易量值-2'.I13];['國家別水產別水產貿易量值-2'.K13];['國家別水產別水產貿易量值-2'.M13])+SUM(['國家別水產別水產貿易量值-3'.C13];['國家別水產別水產貿易量值-3'.E13];['國家別水產別水產貿易量值-3'.G13];['國家別水產別水產貿易量值-3'.I13];['國家別水產別水產貿易量值-3'.K13];['國家別水產別水產貿易量值-3'.M13])+SUM(['國家別水產別水產貿易量值-4'.C13];['國家別水產別水產貿易量值-4'.E13];['國家別水產別水產貿易量值-4'.G13];['國家別水產別水產貿易量值-4'.I13];['國家別水產別水產貿易量值-4'.K13];['國家別水產別水產貿易量值-4'.M13])+SUM(['國家別水產別水產貿易量值-5'.C13];['國家別水產別水產貿易量值-5'.E13];['國家別水產別水產貿易量值-5'.G13];['國家別水產別水產貿易量值-5'.I13];['國家別水產別水產貿易量值-5'.K13];['國家別水產別水產貿易量值-5'.M13])+SUM(['國家別水產別水產貿易量值-6'.C13];['國家別水產別水產貿易量值-6'.E13];['國家別水產別水產貿易量值-6'.G13];['國家別水產別水產貿易量值-6'.I13];['國家別水產別水產貿易量值-6'.K13];['國家別水產別水產貿易量值-6'.M13])+SUM(['國家別水產別水產貿易量值-7'.C13];['國家別水產別水產貿易量值-7'.E13];['國家別水產別水產貿易量值-7'.G13];['國家別水產別水產貿易量值-7'.I13];['國家別水產別水產貿易量值-7'.K13];['國家別水產別水產貿易量值-7'.M13])+SUM(['國家別水產別水產貿易量值-8'.C13];['國家別水產別水產貿易量值-8'.E13];['國家別水產別水產貿易量值-8'.G13];['國家別水產別水產貿易量值-8'.I13];['國家別水產別水產貿易量值-8'.K13];['國家別水產別水產貿易量值-8'.M13])+SUM(['國家別水產別水產貿易量值-9'.C13];['國家別水產別水產貿易量值-9'.E13];['國家別水產別水產貿易量值-9'.G13];['國家別水產別水產貿易量值-9'.I13];['國家別水產別水產貿易量值-9'.K13];['國家別水產別水產貿易量值-9'.M13])+SUM(['國家別水產別水產貿易量值-10'.C13];['國家別水產別水產貿易量值-10'.E13];['國家別水產別水產貿易量值-10'.G13];['國家別水產別水產貿易量值-10'.I13];['國家別水產別水產貿易量值-10'.K13];['國家別水產別水產貿易量值-10'.M13])+SUM(['國家別水產別水產貿易量值-11'.C13];['國家別水產別水產貿易量值-11'.E13];['國家別水產別水產貿易量值-11'.G13];['國家別水產別水產貿易量值-11'.I13];['國家別水產別水產貿易量值-11'.K13];['國家別水產別水產貿易量值-11'.M13])+SUM(['國家別水產別水產貿易量值-12'.C13];['國家別水產別水產貿易量值-12'.E13];['國家別水產別水產貿易量值-12'.G13];['國家別水產別水產貿易量值-12'.I13];['國家別水產別水產貿易量值-12'.K13];['國家別水產別水產貿易量值-12'.M13])+SUM(['國家別水產別水產貿易量值-13'.C13];['國家別水產別水產貿易量值-13'.E13];['國家別水產別水產貿易量值-13'.G13];['國家別水產別水產貿易量值-13'.I13];['國家別水產別水產貿易量值-13'.K13];['國家別水產別水產貿易量值-13'.M13])+SUM(['國家別水產別水產貿易量值-14'.C13];['國家別水產別水產貿易量值-14'.E13];['國家別水產別水產貿易量值-14'.G13];['國家別水產別水產貿易量值-14'.I13];['國家別水產別水產貿易量值-14'.K13];['國家別水產別水產貿易量值-14'.M13])+SUM(['國家別水產別水產貿易量值-15'.C13];['國家別水產別水產貿易量值-15'.E13];['國家別水產別水產貿易量值-15'.G13];['國家別水產別水產貿易量值-15'.I13];['國家別水產別水產貿易量值-15'.K13];['國家別水產別水產貿易量值-15'.M13])+SUM(['國家別水產別水產貿易量值-16'.C13];['國家別水產別水產貿易量值-16'.E13];['國家別水產別水產貿易量值-16'.G13];['國家別水產別水產貿易量值-16'.I13];['國家別水產別水產貿易量值-16'.K13];['國家別水產別水產貿易量值-16'.M13])+SUM(['國家別水產別水產貿易量值-17'.C13];['國家別水產別水產貿易量值-17'.E13];['國家別水產別水產貿易量值-17'.G13];['國家別水產別水產貿易量值-17'.I13];['國家別水產別水產貿易量值-17'.K13];['國家別水產別水產貿易量值-17'.M13])+SUM(['國家別水產別水產貿易量值-18'.C13];['國家別水產別水產貿易量值-18'.E13];['國家別水產別水產貿易量值-18'.G13];['國家別水產別水產貿易量值-18'.I13];['國家別水產別水產貿易量值-18'.K13];['國家別水產別水產貿易量值-18'.M13])=0;&quot;-&quot;;SUM([.G13];[.I13];[.K13];[.M13])+SUM(['國家別水產別水產貿易量值-2'.C13];['國家別水產別水產貿易量值-2'.E13];['國家別水產別水產貿易量值-2'.G13];['國家別水產別水產貿易量值-2'.I13];['國家別水產別水產貿易量值-2'.K13];['國家別水產別水產貿易量值-2'.M13])+SUM(['國家別水產別水產貿易量值-3'.C13];['國家別水產別水產貿易量值-3'.E13];['國家別水產別水產貿易量值-3'.G13];['國家別水產別水產貿易量值-3'.I13];['國家別水產別水產貿易量值-3'.K13];['國家別水產別水產貿易量值-3'.M13])+SUM(['國家別水產別水產貿易量值-4'.C13];['國家別水產別水產貿易量值-4'.E13];['國家別水產別水產貿易量值-4'.G13];['國家別水產別水產貿易量值-4'.I13];['國家別水產別水產貿易量值-4'.K13];['國家別水產別水產貿易量值-4'.M13])+SUM(['國家別水產別水產貿易量值-5'.C13];['國家別水產別水產貿易量值-5'.E13];['國家別水產別水產貿易量值-5'.G13];['國家別水產別水產貿易量值-5'.I13];['國家別水產別水產貿易量值-5'.K13];['國家別水產別水產貿易量值-5'.M13])+SUM(['國家別水產別水產貿易量值-6'.C13];['國家別水產別水產貿易量值-6'.E13];['國家別水產別水產貿易量值-6'.G13];['國家別水產別水產貿易量值-6'.I13];['國家別水產別水產貿易量值-6'.K13];['國家別水產別水產貿易量值-6'.M13])+SUM(['國家別水產別水產貿易量值-7'.C13];['國家別水產別水產貿易量值-7'.E13];['國家別水產別水產貿易量值-7'.G13];['國家別水產別水產貿易量值-7'.I13];['國家別水產別水產貿易量值-7'.K13];['國家別水產別水產貿易量值-7'.M13])+SUM(['國家別水產別水產貿易量值-8'.C13];['國家別水產別水產貿易量值-8'.E13];['國家別水產別水產貿易量值-8'.G13];['國家別水產別水產貿易量值-8'.I13];['國家別水產別水產貿易量值-8'.K13];['國家別水產別水產貿易量值-8'.M13])+SUM(['國家別水產別水產貿易量值-9'.C13];['國家別水產別水產貿易量值-9'.E13];['國家別水產別水產貿易量值-9'.G13];['國家別水產別水產貿易量值-9'.I13];['國家別水產別水產貿易量值-9'.K13];['國家別水產別水產貿易量值-9'.M13])+SUM(['國家別水產別水產貿易量值-10'.C13];['國家別水產別水產貿易量值-10'.E13];['國家別水產別水產貿易量值-10'.G13];['國家別水產別水產貿易量值-10'.I13];['國家別水產別水產貿易量值-10'.K13];['國家別水產別水產貿易量值-10'.M13])+SUM(['國家別水產別水產貿易量值-11'.C13];['國家別水產別水產貿易量值-11'.E13];['國家別水產別水產貿易量值-11'.G13];['國家別水產別水產貿易量值-11'.I13];['國家別水產別水產貿易量值-11'.K13];['國家別水產別水產貿易量值-11'.M13])+SUM(['國家別水產別水產貿易量值-12'.C13];['國家別水產別水產貿易量值-12'.E13];['國家別水產別水產貿易量值-12'.G13];['國家別水產別水產貿易量值-12'.I13];['國家別水產別水產貿易量值-12'.K13];['國家別水產別水產貿易量值-12'.M13])+SUM(['國家別水產別水產貿易量值-13'.C13];['國家別水產別水產貿易量值-13'.E13];['國家別水產別水產貿易量值-13'.G13];['國家別水產別水產貿易量值-13'.I13];['國家別水產別水產貿易量值-13'.K13];['國家別水產別水產貿易量值-13'.M13])+SUM(['國家別水產別水產貿易量值-14'.C13];['國家別水產別水產貿易量值-14'.E13];['國家別水產別水產貿易量值-14'.G13];['國家別水產別水產貿易量值-14'.I13];['國家別水產別水產貿易量值-14'.K13];['國家別水產別水產貿易量值-14'.M13])+SUM(['國家別水產別水產貿易量值-15'.C13];['國家別水產別水產貿易量值-15'.E13];['國家別水產別水產貿易量值-15'.G13];['國家別水產別水產貿易量值-15'.I13];['國家別水產別水產貿易量值-15'.K13];['國家別水產別水產貿易量值-15'.M13])+SUM(['國家別水產別水產貿易量值-16'.C13];['國家別水產別水產貿易量值-16'.E13];['國家別水產別水產貿易量值-16'.G13];['國家別水產別水產貿易量值-16'.I13];['國家別水產別水產貿易量值-16'.K13];['國家別水產別水產貿易量值-16'.M13])+SUM(['國家別水產別水產貿易量值-17'.C13];['國家別水產別水產貿易量值-17'.E13];['國家別水產別水產貿易量值-17'.G13];['國家別水產別水產貿易量值-17'.I13];['國家別水產別水產貿易量值-17'.K13];['國家別水產別水產貿易量值-17'.M13])+SUM(['國家別水產別水產貿易量值-18'.C13];['國家別水產別水產貿易量值-18'.E13];['國家別水產別水產貿易量值-18'.G13];['國家別水產別水產貿易量值-18'.I13];['國家別水產別水產貿易量值-18'.K13];['國家別水產別水產貿易量值-18'.M13]))" table:style-name="ce12">
            <text:p>37,919,391<text:s/></text:p>
          </table:table-cell>
          <table:table-cell office:value-type="float" office:value="151854.36500000002" table:formula="of:=IF(SUM([.H13];[.J13];[.L13];[.N13])+SUM(['國家別水產別水產貿易量值-2'.D13];['國家別水產別水產貿易量值-2'.F13];['國家別水產別水產貿易量值-2'.H13];['國家別水產別水產貿易量值-2'.J13];['國家別水產別水產貿易量值-2'.L13];['國家別水產別水產貿易量值-2'.N13])+SUM(['國家別水產別水產貿易量值-3'.D13];['國家別水產別水產貿易量值-3'.F13];['國家別水產別水產貿易量值-3'.H13];['國家別水產別水產貿易量值-3'.J13];['國家別水產別水產貿易量值-3'.L13];['國家別水產別水產貿易量值-3'.N13])+SUM(['國家別水產別水產貿易量值-4'.D13];['國家別水產別水產貿易量值-4'.F13];['國家別水產別水產貿易量值-4'.H13];['國家別水產別水產貿易量值-4'.J13];['國家別水產別水產貿易量值-4'.L13];['國家別水產別水產貿易量值-4'.N13])+SUM(['國家別水產別水產貿易量值-5'.D13];['國家別水產別水產貿易量值-5'.F13];['國家別水產別水產貿易量值-5'.H13];['國家別水產別水產貿易量值-5'.J13];['國家別水產別水產貿易量值-5'.L13];['國家別水產別水產貿易量值-5'.N13])+SUM(['國家別水產別水產貿易量值-6'.D13];['國家別水產別水產貿易量值-6'.F13];['國家別水產別水產貿易量值-6'.H13];['國家別水產別水產貿易量值-6'.J13];['國家別水產別水產貿易量值-6'.L13];['國家別水產別水產貿易量值-6'.N13])+SUM(['國家別水產別水產貿易量值-7'.D13];['國家別水產別水產貿易量值-7'.F13];['國家別水產別水產貿易量值-7'.H13];['國家別水產別水產貿易量值-7'.J13];['國家別水產別水產貿易量值-7'.L13];['國家別水產別水產貿易量值-7'.N13])+SUM(['國家別水產別水產貿易量值-8'.D13];['國家別水產別水產貿易量值-8'.F13];['國家別水產別水產貿易量值-8'.H13];['國家別水產別水產貿易量值-8'.J13];['國家別水產別水產貿易量值-8'.L13];['國家別水產別水產貿易量值-8'.N13])+SUM(['國家別水產別水產貿易量值-9'.D13];['國家別水產別水產貿易量值-9'.F13];['國家別水產別水產貿易量值-9'.H13];['國家別水產別水產貿易量值-9'.J13];['國家別水產別水產貿易量值-9'.L13];['國家別水產別水產貿易量值-9'.N13])+SUM(['國家別水產別水產貿易量值-10'.D13];['國家別水產別水產貿易量值-10'.F13];['國家別水產別水產貿易量值-10'.H13];['國家別水產別水產貿易量值-10'.J13];['國家別水產別水產貿易量值-10'.L13];['國家別水產別水產貿易量值-10'.N13])+SUM(['國家別水產別水產貿易量值-11'.D13];['國家別水產別水產貿易量值-11'.F13];['國家別水產別水產貿易量值-11'.H13];['國家別水產別水產貿易量值-11'.J13];['國家別水產別水產貿易量值-11'.L13];['國家別水產別水產貿易量值-11'.N13])+SUM(['國家別水產別水產貿易量值-12'.D13];['國家別水產別水產貿易量值-12'.F13];['國家別水產別水產貿易量值-12'.H13];['國家別水產別水產貿易量值-12'.J13];['國家別水產別水產貿易量值-12'.L13];['國家別水產別水產貿易量值-12'.N13])+SUM(['國家別水產別水產貿易量值-13'.D13];['國家別水產別水產貿易量值-13'.F13];['國家別水產別水產貿易量值-13'.H13];['國家別水產別水產貿易量值-13'.J13];['國家別水產別水產貿易量值-13'.L13];['國家別水產別水產貿易量值-13'.N13])+SUM(['國家別水產別水產貿易量值-14'.D13];['國家別水產別水產貿易量值-14'.F13];['國家別水產別水產貿易量值-14'.H13];['國家別水產別水產貿易量值-14'.J13];['國家別水產別水產貿易量值-14'.L13];['國家別水產別水產貿易量值-14'.N13])+SUM(['國家別水產別水產貿易量值-15'.D13];['國家別水產別水產貿易量值-15'.F13];['國家別水產別水產貿易量值-15'.H13];['國家別水產別水產貿易量值-15'.J13];['國家別水產別水產貿易量值-15'.L13];['國家別水產別水產貿易量值-15'.N13])+SUM(['國家別水產別水產貿易量值-16'.D13];['國家別水產別水產貿易量值-16'.F13];['國家別水產別水產貿易量值-16'.H13];['國家別水產別水產貿易量值-16'.J13];['國家別水產別水產貿易量值-16'.L13];['國家別水產別水產貿易量值-16'.N13])+SUM(['國家別水產別水產貿易量值-17'.D13];['國家別水產別水產貿易量值-17'.F13];['國家別水產別水產貿易量值-17'.H13];['國家別水產別水產貿易量值-17'.J13];['國家別水產別水產貿易量值-17'.L13];['國家別水產別水產貿易量值-17'.N13])+SUM(['國家別水產別水產貿易量值-18'.D13];['國家別水產別水產貿易量值-18'.F13];['國家別水產別水產貿易量值-18'.H13];['國家別水產別水產貿易量值-18'.J13];['國家別水產別水產貿易量值-18'.L13];['國家別水產別水產貿易量值-18'.N13])=0;&quot;-&quot;;SUM([.H13];[.J13];[.L13];[.N13])+SUM(['國家別水產別水產貿易量值-2'.D13];['國家別水產別水產貿易量值-2'.F13];['國家別水產別水產貿易量值-2'.H13];['國家別水產別水產貿易量值-2'.J13];['國家別水產別水產貿易量值-2'.L13];['國家別水產別水產貿易量值-2'.N13])+SUM(['國家別水產別水產貿易量值-3'.D13];['國家別水產別水產貿易量值-3'.F13];['國家別水產別水產貿易量值-3'.H13];['國家別水產別水產貿易量值-3'.J13];['國家別水產別水產貿易量值-3'.L13];['國家別水產別水產貿易量值-3'.N13])+SUM(['國家別水產別水產貿易量值-4'.D13];['國家別水產別水產貿易量值-4'.F13];['國家別水產別水產貿易量值-4'.H13];['國家別水產別水產貿易量值-4'.J13];['國家別水產別水產貿易量值-4'.L13];['國家別水產別水產貿易量值-4'.N13])+SUM(['國家別水產別水產貿易量值-5'.D13];['國家別水產別水產貿易量值-5'.F13];['國家別水產別水產貿易量值-5'.H13];['國家別水產別水產貿易量值-5'.J13];['國家別水產別水產貿易量值-5'.L13];['國家別水產別水產貿易量值-5'.N13])+SUM(['國家別水產別水產貿易量值-6'.D13];['國家別水產別水產貿易量值-6'.F13];['國家別水產別水產貿易量值-6'.H13];['國家別水產別水產貿易量值-6'.J13];['國家別水產別水產貿易量值-6'.L13];['國家別水產別水產貿易量值-6'.N13])+SUM(['國家別水產別水產貿易量值-7'.D13];['國家別水產別水產貿易量值-7'.F13];['國家別水產別水產貿易量值-7'.H13];['國家別水產別水產貿易量值-7'.J13];['國家別水產別水產貿易量值-7'.L13];['國家別水產別水產貿易量值-7'.N13])+SUM(['國家別水產別水產貿易量值-8'.D13];['國家別水產別水產貿易量值-8'.F13];['國家別水產別水產貿易量值-8'.H13];['國家別水產別水產貿易量值-8'.J13];['國家別水產別水產貿易量值-8'.L13];['國家別水產別水產貿易量值-8'.N13])+SUM(['國家別水產別水產貿易量值-9'.D13];['國家別水產別水產貿易量值-9'.F13];['國家別水產別水產貿易量值-9'.H13];['國家別水產別水產貿易量值-9'.J13];['國家別水產別水產貿易量值-9'.L13];['國家別水產別水產貿易量值-9'.N13])+SUM(['國家別水產別水產貿易量值-10'.D13];['國家別水產別水產貿易量值-10'.F13];['國家別水產別水產貿易量值-10'.H13];['國家別水產別水產貿易量值-10'.J13];['國家別水產別水產貿易量值-10'.L13];['國家別水產別水產貿易量值-10'.N13])+SUM(['國家別水產別水產貿易量值-11'.D13];['國家別水產別水產貿易量值-11'.F13];['國家別水產別水產貿易量值-11'.H13];['國家別水產別水產貿易量值-11'.J13];['國家別水產別水產貿易量值-11'.L13];['國家別水產別水產貿易量值-11'.N13])+SUM(['國家別水產別水產貿易量值-12'.D13];['國家別水產別水產貿易量值-12'.F13];['國家別水產別水產貿易量值-12'.H13];['國家別水產別水產貿易量值-12'.J13];['國家別水產別水產貿易量值-12'.L13];['國家別水產別水產貿易量值-12'.N13])+SUM(['國家別水產別水產貿易量值-13'.D13];['國家別水產別水產貿易量值-13'.F13];['國家別水產別水產貿易量值-13'.H13];['國家別水產別水產貿易量值-13'.J13];['國家別水產別水產貿易量值-13'.L13];['國家別水產別水產貿易量值-13'.N13])+SUM(['國家別水產別水產貿易量值-14'.D13];['國家別水產別水產貿易量值-14'.F13];['國家別水產別水產貿易量值-14'.H13];['國家別水產別水產貿易量值-14'.J13];['國家別水產別水產貿易量值-14'.L13];['國家別水產別水產貿易量值-14'.N13])+SUM(['國家別水產別水產貿易量值-15'.D13];['國家別水產別水產貿易量值-15'.F13];['國家別水產別水產貿易量值-15'.H13];['國家別水產別水產貿易量值-15'.J13];['國家別水產別水產貿易量值-15'.L13];['國家別水產別水產貿易量值-15'.N13])+SUM(['國家別水產別水產貿易量值-16'.D13];['國家別水產別水產貿易量值-16'.F13];['國家別水產別水產貿易量值-16'.H13];['國家別水產別水產貿易量值-16'.J13];['國家別水產別水產貿易量值-16'.L13];['國家別水產別水產貿易量值-16'.N13])+SUM(['國家別水產別水產貿易量值-17'.D13];['國家別水產別水產貿易量值-17'.F13];['國家別水產別水產貿易量值-17'.H13];['國家別水產別水產貿易量值-17'.J13];['國家別水產別水產貿易量值-17'.L13];['國家別水產別水產貿易量值-17'.N13])+SUM(['國家別水產別水產貿易量值-18'.D13];['國家別水產別水產貿易量值-18'.F13];['國家別水產別水產貿易量值-18'.H13];['國家別水產別水產貿易量值-18'.J13];['國家別水產別水產貿易量值-18'.L13];['國家別水產別水產貿易量值-18'.N13]))" table:style-name="ce12">
            <text:p>151,854<text:s/></text:p>
          </table:table-cell>
          <table:table-cell office:value-type="float" office:value="414848" table:style-name="ce12">
            <text:p>414,848<text:s/></text:p>
          </table:table-cell>
          <table:table-cell office:value-type="float" office:value="3578.5259999999998" table:style-name="ce12">
            <text:p>3,5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306" table:style-name="ce12">
            <text:p>16,306<text:s/></text:p>
          </table:table-cell>
          <table:table-cell office:value-type="float" office:value="89.911000000000001" table:style-name="ce12">
            <text:p>90<text:s/></text:p>
          </table:table-cell>
          <table:table-cell office:value-type="float" office:value="3360" table:style-name="ce12">
            <text:p>3,360<text:s/></text:p>
          </table:table-cell>
          <table:table-cell office:value-type="float" office:value="55.338000000000001" table:style-name="ce12">
            <text:p>55<text:s/></text:p>
          </table:table-cell>
          <table:table-cell office:value-type="float" office:value="20" table:style-name="ce12">
            <text:p>20<text:s/></text:p>
          </table:table-cell>
          <table:table-cell office:value-type="float" office:value="1.27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23813214" table:formula="of:=IF(SUM([.G14];[.I14];[.K14];[.M14])+SUM(['國家別水產別水產貿易量值-2'.C14];['國家別水產別水產貿易量值-2'.E14];['國家別水產別水產貿易量值-2'.G14];['國家別水產別水產貿易量值-2'.I14];['國家別水產別水產貿易量值-2'.K14];['國家別水產別水產貿易量值-2'.M14])+SUM(['國家別水產別水產貿易量值-3'.C14];['國家別水產別水產貿易量值-3'.E14];['國家別水產別水產貿易量值-3'.G14];['國家別水產別水產貿易量值-3'.I14];['國家別水產別水產貿易量值-3'.K14];['國家別水產別水產貿易量值-3'.M14])+SUM(['國家別水產別水產貿易量值-4'.C14];['國家別水產別水產貿易量值-4'.E14];['國家別水產別水產貿易量值-4'.G14];['國家別水產別水產貿易量值-4'.I14];['國家別水產別水產貿易量值-4'.K14];['國家別水產別水產貿易量值-4'.M14])+SUM(['國家別水產別水產貿易量值-5'.C14];['國家別水產別水產貿易量值-5'.E14];['國家別水產別水產貿易量值-5'.G14];['國家別水產別水產貿易量值-5'.I14];['國家別水產別水產貿易量值-5'.K14];['國家別水產別水產貿易量值-5'.M14])+SUM(['國家別水產別水產貿易量值-6'.C14];['國家別水產別水產貿易量值-6'.E14];['國家別水產別水產貿易量值-6'.G14];['國家別水產別水產貿易量值-6'.I14];['國家別水產別水產貿易量值-6'.K14];['國家別水產別水產貿易量值-6'.M14])+SUM(['國家別水產別水產貿易量值-7'.C14];['國家別水產別水產貿易量值-7'.E14];['國家別水產別水產貿易量值-7'.G14];['國家別水產別水產貿易量值-7'.I14];['國家別水產別水產貿易量值-7'.K14];['國家別水產別水產貿易量值-7'.M14])+SUM(['國家別水產別水產貿易量值-8'.C14];['國家別水產別水產貿易量值-8'.E14];['國家別水產別水產貿易量值-8'.G14];['國家別水產別水產貿易量值-8'.I14];['國家別水產別水產貿易量值-8'.K14];['國家別水產別水產貿易量值-8'.M14])+SUM(['國家別水產別水產貿易量值-9'.C14];['國家別水產別水產貿易量值-9'.E14];['國家別水產別水產貿易量值-9'.G14];['國家別水產別水產貿易量值-9'.I14];['國家別水產別水產貿易量值-9'.K14];['國家別水產別水產貿易量值-9'.M14])+SUM(['國家別水產別水產貿易量值-10'.C14];['國家別水產別水產貿易量值-10'.E14];['國家別水產別水產貿易量值-10'.G14];['國家別水產別水產貿易量值-10'.I14];['國家別水產別水產貿易量值-10'.K14];['國家別水產別水產貿易量值-10'.M14])+SUM(['國家別水產別水產貿易量值-11'.C14];['國家別水產別水產貿易量值-11'.E14];['國家別水產別水產貿易量值-11'.G14];['國家別水產別水產貿易量值-11'.I14];['國家別水產別水產貿易量值-11'.K14];['國家別水產別水產貿易量值-11'.M14])+SUM(['國家別水產別水產貿易量值-12'.C14];['國家別水產別水產貿易量值-12'.E14];['國家別水產別水產貿易量值-12'.G14];['國家別水產別水產貿易量值-12'.I14];['國家別水產別水產貿易量值-12'.K14];['國家別水產別水產貿易量值-12'.M14])+SUM(['國家別水產別水產貿易量值-13'.C14];['國家別水產別水產貿易量值-13'.E14];['國家別水產別水產貿易量值-13'.G14];['國家別水產別水產貿易量值-13'.I14];['國家別水產別水產貿易量值-13'.K14];['國家別水產別水產貿易量值-13'.M14])+SUM(['國家別水產別水產貿易量值-14'.C14];['國家別水產別水產貿易量值-14'.E14];['國家別水產別水產貿易量值-14'.G14];['國家別水產別水產貿易量值-14'.I14];['國家別水產別水產貿易量值-14'.K14];['國家別水產別水產貿易量值-14'.M14])+SUM(['國家別水產別水產貿易量值-15'.C14];['國家別水產別水產貿易量值-15'.E14];['國家別水產別水產貿易量值-15'.G14];['國家別水產別水產貿易量值-15'.I14];['國家別水產別水產貿易量值-15'.K14];['國家別水產別水產貿易量值-15'.M14])+SUM(['國家別水產別水產貿易量值-16'.C14];['國家別水產別水產貿易量值-16'.E14];['國家別水產別水產貿易量值-16'.G14];['國家別水產別水產貿易量值-16'.I14];['國家別水產別水產貿易量值-16'.K14];['國家別水產別水產貿易量值-16'.M14])+SUM(['國家別水產別水產貿易量值-17'.C14];['國家別水產別水產貿易量值-17'.E14];['國家別水產別水產貿易量值-17'.G14];['國家別水產別水產貿易量值-17'.I14];['國家別水產別水產貿易量值-17'.K14];['國家別水產別水產貿易量值-17'.M14])+SUM(['國家別水產別水產貿易量值-18'.C14];['國家別水產別水產貿易量值-18'.E14];['國家別水產別水產貿易量值-18'.G14];['國家別水產別水產貿易量值-18'.I14];['國家別水產別水產貿易量值-18'.K14];['國家別水產別水產貿易量值-18'.M14])=0;&quot;-&quot;;SUM([.G14];[.I14];[.K14];[.M14])+SUM(['國家別水產別水產貿易量值-2'.C14];['國家別水產別水產貿易量值-2'.E14];['國家別水產別水產貿易量值-2'.G14];['國家別水產別水產貿易量值-2'.I14];['國家別水產別水產貿易量值-2'.K14];['國家別水產別水產貿易量值-2'.M14])+SUM(['國家別水產別水產貿易量值-3'.C14];['國家別水產別水產貿易量值-3'.E14];['國家別水產別水產貿易量值-3'.G14];['國家別水產別水產貿易量值-3'.I14];['國家別水產別水產貿易量值-3'.K14];['國家別水產別水產貿易量值-3'.M14])+SUM(['國家別水產別水產貿易量值-4'.C14];['國家別水產別水產貿易量值-4'.E14];['國家別水產別水產貿易量值-4'.G14];['國家別水產別水產貿易量值-4'.I14];['國家別水產別水產貿易量值-4'.K14];['國家別水產別水產貿易量值-4'.M14])+SUM(['國家別水產別水產貿易量值-5'.C14];['國家別水產別水產貿易量值-5'.E14];['國家別水產別水產貿易量值-5'.G14];['國家別水產別水產貿易量值-5'.I14];['國家別水產別水產貿易量值-5'.K14];['國家別水產別水產貿易量值-5'.M14])+SUM(['國家別水產別水產貿易量值-6'.C14];['國家別水產別水產貿易量值-6'.E14];['國家別水產別水產貿易量值-6'.G14];['國家別水產別水產貿易量值-6'.I14];['國家別水產別水產貿易量值-6'.K14];['國家別水產別水產貿易量值-6'.M14])+SUM(['國家別水產別水產貿易量值-7'.C14];['國家別水產別水產貿易量值-7'.E14];['國家別水產別水產貿易量值-7'.G14];['國家別水產別水產貿易量值-7'.I14];['國家別水產別水產貿易量值-7'.K14];['國家別水產別水產貿易量值-7'.M14])+SUM(['國家別水產別水產貿易量值-8'.C14];['國家別水產別水產貿易量值-8'.E14];['國家別水產別水產貿易量值-8'.G14];['國家別水產別水產貿易量值-8'.I14];['國家別水產別水產貿易量值-8'.K14];['國家別水產別水產貿易量值-8'.M14])+SUM(['國家別水產別水產貿易量值-9'.C14];['國家別水產別水產貿易量值-9'.E14];['國家別水產別水產貿易量值-9'.G14];['國家別水產別水產貿易量值-9'.I14];['國家別水產別水產貿易量值-9'.K14];['國家別水產別水產貿易量值-9'.M14])+SUM(['國家別水產別水產貿易量值-10'.C14];['國家別水產別水產貿易量值-10'.E14];['國家別水產別水產貿易量值-10'.G14];['國家別水產別水產貿易量值-10'.I14];['國家別水產別水產貿易量值-10'.K14];['國家別水產別水產貿易量值-10'.M14])+SUM(['國家別水產別水產貿易量值-11'.C14];['國家別水產別水產貿易量值-11'.E14];['國家別水產別水產貿易量值-11'.G14];['國家別水產別水產貿易量值-11'.I14];['國家別水產別水產貿易量值-11'.K14];['國家別水產別水產貿易量值-11'.M14])+SUM(['國家別水產別水產貿易量值-12'.C14];['國家別水產別水產貿易量值-12'.E14];['國家別水產別水產貿易量值-12'.G14];['國家別水產別水產貿易量值-12'.I14];['國家別水產別水產貿易量值-12'.K14];['國家別水產別水產貿易量值-12'.M14])+SUM(['國家別水產別水產貿易量值-13'.C14];['國家別水產別水產貿易量值-13'.E14];['國家別水產別水產貿易量值-13'.G14];['國家別水產別水產貿易量值-13'.I14];['國家別水產別水產貿易量值-13'.K14];['國家別水產別水產貿易量值-13'.M14])+SUM(['國家別水產別水產貿易量值-14'.C14];['國家別水產別水產貿易量值-14'.E14];['國家別水產別水產貿易量值-14'.G14];['國家別水產別水產貿易量值-14'.I14];['國家別水產別水產貿易量值-14'.K14];['國家別水產別水產貿易量值-14'.M14])+SUM(['國家別水產別水產貿易量值-15'.C14];['國家別水產別水產貿易量值-15'.E14];['國家別水產別水產貿易量值-15'.G14];['國家別水產別水產貿易量值-15'.I14];['國家別水產別水產貿易量值-15'.K14];['國家別水產別水產貿易量值-15'.M14])+SUM(['國家別水產別水產貿易量值-16'.C14];['國家別水產別水產貿易量值-16'.E14];['國家別水產別水產貿易量值-16'.G14];['國家別水產別水產貿易量值-16'.I14];['國家別水產別水產貿易量值-16'.K14];['國家別水產別水產貿易量值-16'.M14])+SUM(['國家別水產別水產貿易量值-17'.C14];['國家別水產別水產貿易量值-17'.E14];['國家別水產別水產貿易量值-17'.G14];['國家別水產別水產貿易量值-17'.I14];['國家別水產別水產貿易量值-17'.K14];['國家別水產別水產貿易量值-17'.M14])+SUM(['國家別水產別水產貿易量值-18'.C14];['國家別水產別水產貿易量值-18'.E14];['國家別水產別水產貿易量值-18'.G14];['國家別水產別水產貿易量值-18'.I14];['國家別水產別水產貿易量值-18'.K14];['國家別水產別水產貿易量值-18'.M14]))" table:style-name="ce12">
            <text:p>23,813,214<text:s/></text:p>
          </table:table-cell>
          <table:table-cell office:value-type="float" office:value="89883.942000000025" table:formula="of:=IF(SUM([.H14];[.J14];[.L14];[.N14])+SUM(['國家別水產別水產貿易量值-2'.D14];['國家別水產別水產貿易量值-2'.F14];['國家別水產別水產貿易量值-2'.H14];['國家別水產別水產貿易量值-2'.J14];['國家別水產別水產貿易量值-2'.L14];['國家別水產別水產貿易量值-2'.N14])+SUM(['國家別水產別水產貿易量值-3'.D14];['國家別水產別水產貿易量值-3'.F14];['國家別水產別水產貿易量值-3'.H14];['國家別水產別水產貿易量值-3'.J14];['國家別水產別水產貿易量值-3'.L14];['國家別水產別水產貿易量值-3'.N14])+SUM(['國家別水產別水產貿易量值-4'.D14];['國家別水產別水產貿易量值-4'.F14];['國家別水產別水產貿易量值-4'.H14];['國家別水產別水產貿易量值-4'.J14];['國家別水產別水產貿易量值-4'.L14];['國家別水產別水產貿易量值-4'.N14])+SUM(['國家別水產別水產貿易量值-5'.D14];['國家別水產別水產貿易量值-5'.F14];['國家別水產別水產貿易量值-5'.H14];['國家別水產別水產貿易量值-5'.J14];['國家別水產別水產貿易量值-5'.L14];['國家別水產別水產貿易量值-5'.N14])+SUM(['國家別水產別水產貿易量值-6'.D14];['國家別水產別水產貿易量值-6'.F14];['國家別水產別水產貿易量值-6'.H14];['國家別水產別水產貿易量值-6'.J14];['國家別水產別水產貿易量值-6'.L14];['國家別水產別水產貿易量值-6'.N14])+SUM(['國家別水產別水產貿易量值-7'.D14];['國家別水產別水產貿易量值-7'.F14];['國家別水產別水產貿易量值-7'.H14];['國家別水產別水產貿易量值-7'.J14];['國家別水產別水產貿易量值-7'.L14];['國家別水產別水產貿易量值-7'.N14])+SUM(['國家別水產別水產貿易量值-8'.D14];['國家別水產別水產貿易量值-8'.F14];['國家別水產別水產貿易量值-8'.H14];['國家別水產別水產貿易量值-8'.J14];['國家別水產別水產貿易量值-8'.L14];['國家別水產別水產貿易量值-8'.N14])+SUM(['國家別水產別水產貿易量值-9'.D14];['國家別水產別水產貿易量值-9'.F14];['國家別水產別水產貿易量值-9'.H14];['國家別水產別水產貿易量值-9'.J14];['國家別水產別水產貿易量值-9'.L14];['國家別水產別水產貿易量值-9'.N14])+SUM(['國家別水產別水產貿易量值-10'.D14];['國家別水產別水產貿易量值-10'.F14];['國家別水產別水產貿易量值-10'.H14];['國家別水產別水產貿易量值-10'.J14];['國家別水產別水產貿易量值-10'.L14];['國家別水產別水產貿易量值-10'.N14])+SUM(['國家別水產別水產貿易量值-11'.D14];['國家別水產別水產貿易量值-11'.F14];['國家別水產別水產貿易量值-11'.H14];['國家別水產別水產貿易量值-11'.J14];['國家別水產別水產貿易量值-11'.L14];['國家別水產別水產貿易量值-11'.N14])+SUM(['國家別水產別水產貿易量值-12'.D14];['國家別水產別水產貿易量值-12'.F14];['國家別水產別水產貿易量值-12'.H14];['國家別水產別水產貿易量值-12'.J14];['國家別水產別水產貿易量值-12'.L14];['國家別水產別水產貿易量值-12'.N14])+SUM(['國家別水產別水產貿易量值-13'.D14];['國家別水產別水產貿易量值-13'.F14];['國家別水產別水產貿易量值-13'.H14];['國家別水產別水產貿易量值-13'.J14];['國家別水產別水產貿易量值-13'.L14];['國家別水產別水產貿易量值-13'.N14])+SUM(['國家別水產別水產貿易量值-14'.D14];['國家別水產別水產貿易量值-14'.F14];['國家別水產別水產貿易量值-14'.H14];['國家別水產別水產貿易量值-14'.J14];['國家別水產別水產貿易量值-14'.L14];['國家別水產別水產貿易量值-14'.N14])+SUM(['國家別水產別水產貿易量值-15'.D14];['國家別水產別水產貿易量值-15'.F14];['國家別水產別水產貿易量值-15'.H14];['國家別水產別水產貿易量值-15'.J14];['國家別水產別水產貿易量值-15'.L14];['國家別水產別水產貿易量值-15'.N14])+SUM(['國家別水產別水產貿易量值-16'.D14];['國家別水產別水產貿易量值-16'.F14];['國家別水產別水產貿易量值-16'.H14];['國家別水產別水產貿易量值-16'.J14];['國家別水產別水產貿易量值-16'.L14];['國家別水產別水產貿易量值-16'.N14])+SUM(['國家別水產別水產貿易量值-17'.D14];['國家別水產別水產貿易量值-17'.F14];['國家別水產別水產貿易量值-17'.H14];['國家別水產別水產貿易量值-17'.J14];['國家別水產別水產貿易量值-17'.L14];['國家別水產別水產貿易量值-17'.N14])+SUM(['國家別水產別水產貿易量值-18'.D14];['國家別水產別水產貿易量值-18'.F14];['國家別水產別水產貿易量值-18'.H14];['國家別水產別水產貿易量值-18'.J14];['國家別水產別水產貿易量值-18'.L14];['國家別水產別水產貿易量值-18'.N14])=0;&quot;-&quot;;SUM([.H14];[.J14];[.L14];[.N14])+SUM(['國家別水產別水產貿易量值-2'.D14];['國家別水產別水產貿易量值-2'.F14];['國家別水產別水產貿易量值-2'.H14];['國家別水產別水產貿易量值-2'.J14];['國家別水產別水產貿易量值-2'.L14];['國家別水產別水產貿易量值-2'.N14])+SUM(['國家別水產別水產貿易量值-3'.D14];['國家別水產別水產貿易量值-3'.F14];['國家別水產別水產貿易量值-3'.H14];['國家別水產別水產貿易量值-3'.J14];['國家別水產別水產貿易量值-3'.L14];['國家別水產別水產貿易量值-3'.N14])+SUM(['國家別水產別水產貿易量值-4'.D14];['國家別水產別水產貿易量值-4'.F14];['國家別水產別水產貿易量值-4'.H14];['國家別水產別水產貿易量值-4'.J14];['國家別水產別水產貿易量值-4'.L14];['國家別水產別水產貿易量值-4'.N14])+SUM(['國家別水產別水產貿易量值-5'.D14];['國家別水產別水產貿易量值-5'.F14];['國家別水產別水產貿易量值-5'.H14];['國家別水產別水產貿易量值-5'.J14];['國家別水產別水產貿易量值-5'.L14];['國家別水產別水產貿易量值-5'.N14])+SUM(['國家別水產別水產貿易量值-6'.D14];['國家別水產別水產貿易量值-6'.F14];['國家別水產別水產貿易量值-6'.H14];['國家別水產別水產貿易量值-6'.J14];['國家別水產別水產貿易量值-6'.L14];['國家別水產別水產貿易量值-6'.N14])+SUM(['國家別水產別水產貿易量值-7'.D14];['國家別水產別水產貿易量值-7'.F14];['國家別水產別水產貿易量值-7'.H14];['國家別水產別水產貿易量值-7'.J14];['國家別水產別水產貿易量值-7'.L14];['國家別水產別水產貿易量值-7'.N14])+SUM(['國家別水產別水產貿易量值-8'.D14];['國家別水產別水產貿易量值-8'.F14];['國家別水產別水產貿易量值-8'.H14];['國家別水產別水產貿易量值-8'.J14];['國家別水產別水產貿易量值-8'.L14];['國家別水產別水產貿易量值-8'.N14])+SUM(['國家別水產別水產貿易量值-9'.D14];['國家別水產別水產貿易量值-9'.F14];['國家別水產別水產貿易量值-9'.H14];['國家別水產別水產貿易量值-9'.J14];['國家別水產別水產貿易量值-9'.L14];['國家別水產別水產貿易量值-9'.N14])+SUM(['國家別水產別水產貿易量值-10'.D14];['國家別水產別水產貿易量值-10'.F14];['國家別水產別水產貿易量值-10'.H14];['國家別水產別水產貿易量值-10'.J14];['國家別水產別水產貿易量值-10'.L14];['國家別水產別水產貿易量值-10'.N14])+SUM(['國家別水產別水產貿易量值-11'.D14];['國家別水產別水產貿易量值-11'.F14];['國家別水產別水產貿易量值-11'.H14];['國家別水產別水產貿易量值-11'.J14];['國家別水產別水產貿易量值-11'.L14];['國家別水產別水產貿易量值-11'.N14])+SUM(['國家別水產別水產貿易量值-12'.D14];['國家別水產別水產貿易量值-12'.F14];['國家別水產別水產貿易量值-12'.H14];['國家別水產別水產貿易量值-12'.J14];['國家別水產別水產貿易量值-12'.L14];['國家別水產別水產貿易量值-12'.N14])+SUM(['國家別水產別水產貿易量值-13'.D14];['國家別水產別水產貿易量值-13'.F14];['國家別水產別水產貿易量值-13'.H14];['國家別水產別水產貿易量值-13'.J14];['國家別水產別水產貿易量值-13'.L14];['國家別水產別水產貿易量值-13'.N14])+SUM(['國家別水產別水產貿易量值-14'.D14];['國家別水產別水產貿易量值-14'.F14];['國家別水產別水產貿易量值-14'.H14];['國家別水產別水產貿易量值-14'.J14];['國家別水產別水產貿易量值-14'.L14];['國家別水產別水產貿易量值-14'.N14])+SUM(['國家別水產別水產貿易量值-15'.D14];['國家別水產別水產貿易量值-15'.F14];['國家別水產別水產貿易量值-15'.H14];['國家別水產別水產貿易量值-15'.J14];['國家別水產別水產貿易量值-15'.L14];['國家別水產別水產貿易量值-15'.N14])+SUM(['國家別水產別水產貿易量值-16'.D14];['國家別水產別水產貿易量值-16'.F14];['國家別水產別水產貿易量值-16'.H14];['國家別水產別水產貿易量值-16'.J14];['國家別水產別水產貿易量值-16'.L14];['國家別水產別水產貿易量值-16'.N14])+SUM(['國家別水產別水產貿易量值-17'.D14];['國家別水產別水產貿易量值-17'.F14];['國家別水產別水產貿易量值-17'.H14];['國家別水產別水產貿易量值-17'.J14];['國家別水產別水產貿易量值-17'.L14];['國家別水產別水產貿易量值-17'.N14])+SUM(['國家別水產別水產貿易量值-18'.D14];['國家別水產別水產貿易量值-18'.F14];['國家別水產別水產貿易量值-18'.H14];['國家別水產別水產貿易量值-18'.J14];['國家別水產別水產貿易量值-18'.L14];['國家別水產別水產貿易量值-18'.N14]))" table:style-name="ce12">
            <text:p>89,8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295112" table:formula="of:=IF(SUM([.G15];[.I15];[.K15];[.M15])+SUM(['國家別水產別水產貿易量值-2'.C15];['國家別水產別水產貿易量值-2'.E15];['國家別水產別水產貿易量值-2'.G15];['國家別水產別水產貿易量值-2'.I15];['國家別水產別水產貿易量值-2'.K15];['國家別水產別水產貿易量值-2'.M15])+SUM(['國家別水產別水產貿易量值-3'.C15];['國家別水產別水產貿易量值-3'.E15];['國家別水產別水產貿易量值-3'.G15];['國家別水產別水產貿易量值-3'.I15];['國家別水產別水產貿易量值-3'.K15];['國家別水產別水產貿易量值-3'.M15])+SUM(['國家別水產別水產貿易量值-4'.C15];['國家別水產別水產貿易量值-4'.E15];['國家別水產別水產貿易量值-4'.G15];['國家別水產別水產貿易量值-4'.I15];['國家別水產別水產貿易量值-4'.K15];['國家別水產別水產貿易量值-4'.M15])+SUM(['國家別水產別水產貿易量值-5'.C15];['國家別水產別水產貿易量值-5'.E15];['國家別水產別水產貿易量值-5'.G15];['國家別水產別水產貿易量值-5'.I15];['國家別水產別水產貿易量值-5'.K15];['國家別水產別水產貿易量值-5'.M15])+SUM(['國家別水產別水產貿易量值-6'.C15];['國家別水產別水產貿易量值-6'.E15];['國家別水產別水產貿易量值-6'.G15];['國家別水產別水產貿易量值-6'.I15];['國家別水產別水產貿易量值-6'.K15];['國家別水產別水產貿易量值-6'.M15])+SUM(['國家別水產別水產貿易量值-7'.C15];['國家別水產別水產貿易量值-7'.E15];['國家別水產別水產貿易量值-7'.G15];['國家別水產別水產貿易量值-7'.I15];['國家別水產別水產貿易量值-7'.K15];['國家別水產別水產貿易量值-7'.M15])+SUM(['國家別水產別水產貿易量值-8'.C15];['國家別水產別水產貿易量值-8'.E15];['國家別水產別水產貿易量值-8'.G15];['國家別水產別水產貿易量值-8'.I15];['國家別水產別水產貿易量值-8'.K15];['國家別水產別水產貿易量值-8'.M15])+SUM(['國家別水產別水產貿易量值-9'.C15];['國家別水產別水產貿易量值-9'.E15];['國家別水產別水產貿易量值-9'.G15];['國家別水產別水產貿易量值-9'.I15];['國家別水產別水產貿易量值-9'.K15];['國家別水產別水產貿易量值-9'.M15])+SUM(['國家別水產別水產貿易量值-10'.C15];['國家別水產別水產貿易量值-10'.E15];['國家別水產別水產貿易量值-10'.G15];['國家別水產別水產貿易量值-10'.I15];['國家別水產別水產貿易量值-10'.K15];['國家別水產別水產貿易量值-10'.M15])+SUM(['國家別水產別水產貿易量值-11'.C15];['國家別水產別水產貿易量值-11'.E15];['國家別水產別水產貿易量值-11'.G15];['國家別水產別水產貿易量值-11'.I15];['國家別水產別水產貿易量值-11'.K15];['國家別水產別水產貿易量值-11'.M15])+SUM(['國家別水產別水產貿易量值-12'.C15];['國家別水產別水產貿易量值-12'.E15];['國家別水產別水產貿易量值-12'.G15];['國家別水產別水產貿易量值-12'.I15];['國家別水產別水產貿易量值-12'.K15];['國家別水產別水產貿易量值-12'.M15])+SUM(['國家別水產別水產貿易量值-13'.C15];['國家別水產別水產貿易量值-13'.E15];['國家別水產別水產貿易量值-13'.G15];['國家別水產別水產貿易量值-13'.I15];['國家別水產別水產貿易量值-13'.K15];['國家別水產別水產貿易量值-13'.M15])+SUM(['國家別水產別水產貿易量值-14'.C15];['國家別水產別水產貿易量值-14'.E15];['國家別水產別水產貿易量值-14'.G15];['國家別水產別水產貿易量值-14'.I15];['國家別水產別水產貿易量值-14'.K15];['國家別水產別水產貿易量值-14'.M15])+SUM(['國家別水產別水產貿易量值-15'.C15];['國家別水產別水產貿易量值-15'.E15];['國家別水產別水產貿易量值-15'.G15];['國家別水產別水產貿易量值-15'.I15];['國家別水產別水產貿易量值-15'.K15];['國家別水產別水產貿易量值-15'.M15])+SUM(['國家別水產別水產貿易量值-16'.C15];['國家別水產別水產貿易量值-16'.E15];['國家別水產別水產貿易量值-16'.G15];['國家別水產別水產貿易量值-16'.I15];['國家別水產別水產貿易量值-16'.K15];['國家別水產別水產貿易量值-16'.M15])+SUM(['國家別水產別水產貿易量值-17'.C15];['國家別水產別水產貿易量值-17'.E15];['國家別水產別水產貿易量值-17'.G15];['國家別水產別水產貿易量值-17'.I15];['國家別水產別水產貿易量值-17'.K15];['國家別水產別水產貿易量值-17'.M15])+SUM(['國家別水產別水產貿易量值-18'.C15];['國家別水產別水產貿易量值-18'.E15];['國家別水產別水產貿易量值-18'.G15];['國家別水產別水產貿易量值-18'.I15];['國家別水產別水產貿易量值-18'.K15];['國家別水產別水產貿易量值-18'.M15])=0;&quot;-&quot;;SUM([.G15];[.I15];[.K15];[.M15])+SUM(['國家別水產別水產貿易量值-2'.C15];['國家別水產別水產貿易量值-2'.E15];['國家別水產別水產貿易量值-2'.G15];['國家別水產別水產貿易量值-2'.I15];['國家別水產別水產貿易量值-2'.K15];['國家別水產別水產貿易量值-2'.M15])+SUM(['國家別水產別水產貿易量值-3'.C15];['國家別水產別水產貿易量值-3'.E15];['國家別水產別水產貿易量值-3'.G15];['國家別水產別水產貿易量值-3'.I15];['國家別水產別水產貿易量值-3'.K15];['國家別水產別水產貿易量值-3'.M15])+SUM(['國家別水產別水產貿易量值-4'.C15];['國家別水產別水產貿易量值-4'.E15];['國家別水產別水產貿易量值-4'.G15];['國家別水產別水產貿易量值-4'.I15];['國家別水產別水產貿易量值-4'.K15];['國家別水產別水產貿易量值-4'.M15])+SUM(['國家別水產別水產貿易量值-5'.C15];['國家別水產別水產貿易量值-5'.E15];['國家別水產別水產貿易量值-5'.G15];['國家別水產別水產貿易量值-5'.I15];['國家別水產別水產貿易量值-5'.K15];['國家別水產別水產貿易量值-5'.M15])+SUM(['國家別水產別水產貿易量值-6'.C15];['國家別水產別水產貿易量值-6'.E15];['國家別水產別水產貿易量值-6'.G15];['國家別水產別水產貿易量值-6'.I15];['國家別水產別水產貿易量值-6'.K15];['國家別水產別水產貿易量值-6'.M15])+SUM(['國家別水產別水產貿易量值-7'.C15];['國家別水產別水產貿易量值-7'.E15];['國家別水產別水產貿易量值-7'.G15];['國家別水產別水產貿易量值-7'.I15];['國家別水產別水產貿易量值-7'.K15];['國家別水產別水產貿易量值-7'.M15])+SUM(['國家別水產別水產貿易量值-8'.C15];['國家別水產別水產貿易量值-8'.E15];['國家別水產別水產貿易量值-8'.G15];['國家別水產別水產貿易量值-8'.I15];['國家別水產別水產貿易量值-8'.K15];['國家別水產別水產貿易量值-8'.M15])+SUM(['國家別水產別水產貿易量值-9'.C15];['國家別水產別水產貿易量值-9'.E15];['國家別水產別水產貿易量值-9'.G15];['國家別水產別水產貿易量值-9'.I15];['國家別水產別水產貿易量值-9'.K15];['國家別水產別水產貿易量值-9'.M15])+SUM(['國家別水產別水產貿易量值-10'.C15];['國家別水產別水產貿易量值-10'.E15];['國家別水產別水產貿易量值-10'.G15];['國家別水產別水產貿易量值-10'.I15];['國家別水產別水產貿易量值-10'.K15];['國家別水產別水產貿易量值-10'.M15])+SUM(['國家別水產別水產貿易量值-11'.C15];['國家別水產別水產貿易量值-11'.E15];['國家別水產別水產貿易量值-11'.G15];['國家別水產別水產貿易量值-11'.I15];['國家別水產別水產貿易量值-11'.K15];['國家別水產別水產貿易量值-11'.M15])+SUM(['國家別水產別水產貿易量值-12'.C15];['國家別水產別水產貿易量值-12'.E15];['國家別水產別水產貿易量值-12'.G15];['國家別水產別水產貿易量值-12'.I15];['國家別水產別水產貿易量值-12'.K15];['國家別水產別水產貿易量值-12'.M15])+SUM(['國家別水產別水產貿易量值-13'.C15];['國家別水產別水產貿易量值-13'.E15];['國家別水產別水產貿易量值-13'.G15];['國家別水產別水產貿易量值-13'.I15];['國家別水產別水產貿易量值-13'.K15];['國家別水產別水產貿易量值-13'.M15])+SUM(['國家別水產別水產貿易量值-14'.C15];['國家別水產別水產貿易量值-14'.E15];['國家別水產別水產貿易量值-14'.G15];['國家別水產別水產貿易量值-14'.I15];['國家別水產別水產貿易量值-14'.K15];['國家別水產別水產貿易量值-14'.M15])+SUM(['國家別水產別水產貿易量值-15'.C15];['國家別水產別水產貿易量值-15'.E15];['國家別水產別水產貿易量值-15'.G15];['國家別水產別水產貿易量值-15'.I15];['國家別水產別水產貿易量值-15'.K15];['國家別水產別水產貿易量值-15'.M15])+SUM(['國家別水產別水產貿易量值-16'.C15];['國家別水產別水產貿易量值-16'.E15];['國家別水產別水產貿易量值-16'.G15];['國家別水產別水產貿易量值-16'.I15];['國家別水產別水產貿易量值-16'.K15];['國家別水產別水產貿易量值-16'.M15])+SUM(['國家別水產別水產貿易量值-17'.C15];['國家別水產別水產貿易量值-17'.E15];['國家別水產別水產貿易量值-17'.G15];['國家別水產別水產貿易量值-17'.I15];['國家別水產別水產貿易量值-17'.K15];['國家別水產別水產貿易量值-17'.M15])+SUM(['國家別水產別水產貿易量值-18'.C15];['國家別水產別水產貿易量值-18'.E15];['國家別水產別水產貿易量值-18'.G15];['國家別水產別水產貿易量值-18'.I15];['國家別水產別水產貿易量值-18'.K15];['國家別水產別水產貿易量值-18'.M15]))" table:style-name="ce12">
            <text:p>11,295,112<text:s/></text:p>
          </table:table-cell>
          <table:table-cell office:value-type="float" office:value="80780.731" table:formula="of:=IF(SUM([.H15];[.J15];[.L15];[.N15])+SUM(['國家別水產別水產貿易量值-2'.D15];['國家別水產別水產貿易量值-2'.F15];['國家別水產別水產貿易量值-2'.H15];['國家別水產別水產貿易量值-2'.J15];['國家別水產別水產貿易量值-2'.L15];['國家別水產別水產貿易量值-2'.N15])+SUM(['國家別水產別水產貿易量值-3'.D15];['國家別水產別水產貿易量值-3'.F15];['國家別水產別水產貿易量值-3'.H15];['國家別水產別水產貿易量值-3'.J15];['國家別水產別水產貿易量值-3'.L15];['國家別水產別水產貿易量值-3'.N15])+SUM(['國家別水產別水產貿易量值-4'.D15];['國家別水產別水產貿易量值-4'.F15];['國家別水產別水產貿易量值-4'.H15];['國家別水產別水產貿易量值-4'.J15];['國家別水產別水產貿易量值-4'.L15];['國家別水產別水產貿易量值-4'.N15])+SUM(['國家別水產別水產貿易量值-5'.D15];['國家別水產別水產貿易量值-5'.F15];['國家別水產別水產貿易量值-5'.H15];['國家別水產別水產貿易量值-5'.J15];['國家別水產別水產貿易量值-5'.L15];['國家別水產別水產貿易量值-5'.N15])+SUM(['國家別水產別水產貿易量值-6'.D15];['國家別水產別水產貿易量值-6'.F15];['國家別水產別水產貿易量值-6'.H15];['國家別水產別水產貿易量值-6'.J15];['國家別水產別水產貿易量值-6'.L15];['國家別水產別水產貿易量值-6'.N15])+SUM(['國家別水產別水產貿易量值-7'.D15];['國家別水產別水產貿易量值-7'.F15];['國家別水產別水產貿易量值-7'.H15];['國家別水產別水產貿易量值-7'.J15];['國家別水產別水產貿易量值-7'.L15];['國家別水產別水產貿易量值-7'.N15])+SUM(['國家別水產別水產貿易量值-8'.D15];['國家別水產別水產貿易量值-8'.F15];['國家別水產別水產貿易量值-8'.H15];['國家別水產別水產貿易量值-8'.J15];['國家別水產別水產貿易量值-8'.L15];['國家別水產別水產貿易量值-8'.N15])+SUM(['國家別水產別水產貿易量值-9'.D15];['國家別水產別水產貿易量值-9'.F15];['國家別水產別水產貿易量值-9'.H15];['國家別水產別水產貿易量值-9'.J15];['國家別水產別水產貿易量值-9'.L15];['國家別水產別水產貿易量值-9'.N15])+SUM(['國家別水產別水產貿易量值-10'.D15];['國家別水產別水產貿易量值-10'.F15];['國家別水產別水產貿易量值-10'.H15];['國家別水產別水產貿易量值-10'.J15];['國家別水產別水產貿易量值-10'.L15];['國家別水產別水產貿易量值-10'.N15])+SUM(['國家別水產別水產貿易量值-11'.D15];['國家別水產別水產貿易量值-11'.F15];['國家別水產別水產貿易量值-11'.H15];['國家別水產別水產貿易量值-11'.J15];['國家別水產別水產貿易量值-11'.L15];['國家別水產別水產貿易量值-11'.N15])+SUM(['國家別水產別水產貿易量值-12'.D15];['國家別水產別水產貿易量值-12'.F15];['國家別水產別水產貿易量值-12'.H15];['國家別水產別水產貿易量值-12'.J15];['國家別水產別水產貿易量值-12'.L15];['國家別水產別水產貿易量值-12'.N15])+SUM(['國家別水產別水產貿易量值-13'.D15];['國家別水產別水產貿易量值-13'.F15];['國家別水產別水產貿易量值-13'.H15];['國家別水產別水產貿易量值-13'.J15];['國家別水產別水產貿易量值-13'.L15];['國家別水產別水產貿易量值-13'.N15])+SUM(['國家別水產別水產貿易量值-14'.D15];['國家別水產別水產貿易量值-14'.F15];['國家別水產別水產貿易量值-14'.H15];['國家別水產別水產貿易量值-14'.J15];['國家別水產別水產貿易量值-14'.L15];['國家別水產別水產貿易量值-14'.N15])+SUM(['國家別水產別水產貿易量值-15'.D15];['國家別水產別水產貿易量值-15'.F15];['國家別水產別水產貿易量值-15'.H15];['國家別水產別水產貿易量值-15'.J15];['國家別水產別水產貿易量值-15'.L15];['國家別水產別水產貿易量值-15'.N15])+SUM(['國家別水產別水產貿易量值-16'.D15];['國家別水產別水產貿易量值-16'.F15];['國家別水產別水產貿易量值-16'.H15];['國家別水產別水產貿易量值-16'.J15];['國家別水產別水產貿易量值-16'.L15];['國家別水產別水產貿易量值-16'.N15])+SUM(['國家別水產別水產貿易量值-17'.D15];['國家別水產別水產貿易量值-17'.F15];['國家別水產別水產貿易量值-17'.H15];['國家別水產別水產貿易量值-17'.J15];['國家別水產別水產貿易量值-17'.L15];['國家別水產別水產貿易量值-17'.N15])+SUM(['國家別水產別水產貿易量值-18'.D15];['國家別水產別水產貿易量值-18'.F15];['國家別水產別水產貿易量值-18'.H15];['國家別水產別水產貿易量值-18'.J15];['國家別水產別水產貿易量值-18'.L15];['國家別水產別水產貿易量值-18'.N15])=0;&quot;-&quot;;SUM([.H15];[.J15];[.L15];[.N15])+SUM(['國家別水產別水產貿易量值-2'.D15];['國家別水產別水產貿易量值-2'.F15];['國家別水產別水產貿易量值-2'.H15];['國家別水產別水產貿易量值-2'.J15];['國家別水產別水產貿易量值-2'.L15];['國家別水產別水產貿易量值-2'.N15])+SUM(['國家別水產別水產貿易量值-3'.D15];['國家別水產別水產貿易量值-3'.F15];['國家別水產別水產貿易量值-3'.H15];['國家別水產別水產貿易量值-3'.J15];['國家別水產別水產貿易量值-3'.L15];['國家別水產別水產貿易量值-3'.N15])+SUM(['國家別水產別水產貿易量值-4'.D15];['國家別水產別水產貿易量值-4'.F15];['國家別水產別水產貿易量值-4'.H15];['國家別水產別水產貿易量值-4'.J15];['國家別水產別水產貿易量值-4'.L15];['國家別水產別水產貿易量值-4'.N15])+SUM(['國家別水產別水產貿易量值-5'.D15];['國家別水產別水產貿易量值-5'.F15];['國家別水產別水產貿易量值-5'.H15];['國家別水產別水產貿易量值-5'.J15];['國家別水產別水產貿易量值-5'.L15];['國家別水產別水產貿易量值-5'.N15])+SUM(['國家別水產別水產貿易量值-6'.D15];['國家別水產別水產貿易量值-6'.F15];['國家別水產別水產貿易量值-6'.H15];['國家別水產別水產貿易量值-6'.J15];['國家別水產別水產貿易量值-6'.L15];['國家別水產別水產貿易量值-6'.N15])+SUM(['國家別水產別水產貿易量值-7'.D15];['國家別水產別水產貿易量值-7'.F15];['國家別水產別水產貿易量值-7'.H15];['國家別水產別水產貿易量值-7'.J15];['國家別水產別水產貿易量值-7'.L15];['國家別水產別水產貿易量值-7'.N15])+SUM(['國家別水產別水產貿易量值-8'.D15];['國家別水產別水產貿易量值-8'.F15];['國家別水產別水產貿易量值-8'.H15];['國家別水產別水產貿易量值-8'.J15];['國家別水產別水產貿易量值-8'.L15];['國家別水產別水產貿易量值-8'.N15])+SUM(['國家別水產別水產貿易量值-9'.D15];['國家別水產別水產貿易量值-9'.F15];['國家別水產別水產貿易量值-9'.H15];['國家別水產別水產貿易量值-9'.J15];['國家別水產別水產貿易量值-9'.L15];['國家別水產別水產貿易量值-9'.N15])+SUM(['國家別水產別水產貿易量值-10'.D15];['國家別水產別水產貿易量值-10'.F15];['國家別水產別水產貿易量值-10'.H15];['國家別水產別水產貿易量值-10'.J15];['國家別水產別水產貿易量值-10'.L15];['國家別水產別水產貿易量值-10'.N15])+SUM(['國家別水產別水產貿易量值-11'.D15];['國家別水產別水產貿易量值-11'.F15];['國家別水產別水產貿易量值-11'.H15];['國家別水產別水產貿易量值-11'.J15];['國家別水產別水產貿易量值-11'.L15];['國家別水產別水產貿易量值-11'.N15])+SUM(['國家別水產別水產貿易量值-12'.D15];['國家別水產別水產貿易量值-12'.F15];['國家別水產別水產貿易量值-12'.H15];['國家別水產別水產貿易量值-12'.J15];['國家別水產別水產貿易量值-12'.L15];['國家別水產別水產貿易量值-12'.N15])+SUM(['國家別水產別水產貿易量值-13'.D15];['國家別水產別水產貿易量值-13'.F15];['國家別水產別水產貿易量值-13'.H15];['國家別水產別水產貿易量值-13'.J15];['國家別水產別水產貿易量值-13'.L15];['國家別水產別水產貿易量值-13'.N15])+SUM(['國家別水產別水產貿易量值-14'.D15];['國家別水產別水產貿易量值-14'.F15];['國家別水產別水產貿易量值-14'.H15];['國家別水產別水產貿易量值-14'.J15];['國家別水產別水產貿易量值-14'.L15];['國家別水產別水產貿易量值-14'.N15])+SUM(['國家別水產別水產貿易量值-15'.D15];['國家別水產別水產貿易量值-15'.F15];['國家別水產別水產貿易量值-15'.H15];['國家別水產別水產貿易量值-15'.J15];['國家別水產別水產貿易量值-15'.L15];['國家別水產別水產貿易量值-15'.N15])+SUM(['國家別水產別水產貿易量值-16'.D15];['國家別水產別水產貿易量值-16'.F15];['國家別水產別水產貿易量值-16'.H15];['國家別水產別水產貿易量值-16'.J15];['國家別水產別水產貿易量值-16'.L15];['國家別水產別水產貿易量值-16'.N15])+SUM(['國家別水產別水產貿易量值-17'.D15];['國家別水產別水產貿易量值-17'.F15];['國家別水產別水產貿易量值-17'.H15];['國家別水產別水產貿易量值-17'.J15];['國家別水產別水產貿易量值-17'.L15];['國家別水產別水產貿易量值-17'.N15])+SUM(['國家別水產別水產貿易量值-18'.D15];['國家別水產別水產貿易量值-18'.F15];['國家別水產別水產貿易量值-18'.H15];['國家別水產別水產貿易量值-18'.J15];['國家別水產別水產貿易量值-18'.L15];['國家別水產別水產貿易量值-18'.N15]))" table:style-name="ce12">
            <text:p>80,781<text:s/></text:p>
          </table:table-cell>
          <table:table-cell office:value-type="float" office:value="69461" table:style-name="ce12">
            <text:p>69,461<text:s/></text:p>
          </table:table-cell>
          <table:table-cell office:value-type="float" office:value="1014.8579999999999" table:style-name="ce12">
            <text:p>1,015<text:s/></text:p>
          </table:table-cell>
          <table:table-cell office:value-type="float" office:value="4074" table:style-name="ce12">
            <text:p>4,074<text:s/></text:p>
          </table:table-cell>
          <table:table-cell office:value-type="float" office:value="191.19200000000001" table:style-name="ce12">
            <text:p>191<text:s/></text:p>
          </table:table-cell>
          <table:table-cell office:value-type="float" office:value="500" table:style-name="ce12">
            <text:p>500<text:s/></text:p>
          </table:table-cell>
          <table:table-cell office:value-type="float" office:value="2.1789999999999998" table:style-name="ce12">
            <text:p>2<text:s/></text:p>
          </table:table-cell>
          <table:table-cell office:value-type="float" office:value="10010" table:style-name="ce12">
            <text:p>10,010<text:s/></text:p>
          </table:table-cell>
          <table:table-cell office:value-type="float" office:value="146.303" table:style-name="ce12">
            <text:p>1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60579934" table:formula="of:=IF(SUM([.G16];[.I16];[.K16];[.M16])+SUM(['國家別水產別水產貿易量值-2'.C16];['國家別水產別水產貿易量值-2'.E16];['國家別水產別水產貿易量值-2'.G16];['國家別水產別水產貿易量值-2'.I16];['國家別水產別水產貿易量值-2'.K16];['國家別水產別水產貿易量值-2'.M16])+SUM(['國家別水產別水產貿易量值-3'.C16];['國家別水產別水產貿易量值-3'.E16];['國家別水產別水產貿易量值-3'.G16];['國家別水產別水產貿易量值-3'.I16];['國家別水產別水產貿易量值-3'.K16];['國家別水產別水產貿易量值-3'.M16])+SUM(['國家別水產別水產貿易量值-4'.C16];['國家別水產別水產貿易量值-4'.E16];['國家別水產別水產貿易量值-4'.G16];['國家別水產別水產貿易量值-4'.I16];['國家別水產別水產貿易量值-4'.K16];['國家別水產別水產貿易量值-4'.M16])+SUM(['國家別水產別水產貿易量值-5'.C16];['國家別水產別水產貿易量值-5'.E16];['國家別水產別水產貿易量值-5'.G16];['國家別水產別水產貿易量值-5'.I16];['國家別水產別水產貿易量值-5'.K16];['國家別水產別水產貿易量值-5'.M16])+SUM(['國家別水產別水產貿易量值-6'.C16];['國家別水產別水產貿易量值-6'.E16];['國家別水產別水產貿易量值-6'.G16];['國家別水產別水產貿易量值-6'.I16];['國家別水產別水產貿易量值-6'.K16];['國家別水產別水產貿易量值-6'.M16])+SUM(['國家別水產別水產貿易量值-7'.C16];['國家別水產別水產貿易量值-7'.E16];['國家別水產別水產貿易量值-7'.G16];['國家別水產別水產貿易量值-7'.I16];['國家別水產別水產貿易量值-7'.K16];['國家別水產別水產貿易量值-7'.M16])+SUM(['國家別水產別水產貿易量值-8'.C16];['國家別水產別水產貿易量值-8'.E16];['國家別水產別水產貿易量值-8'.G16];['國家別水產別水產貿易量值-8'.I16];['國家別水產別水產貿易量值-8'.K16];['國家別水產別水產貿易量值-8'.M16])+SUM(['國家別水產別水產貿易量值-9'.C16];['國家別水產別水產貿易量值-9'.E16];['國家別水產別水產貿易量值-9'.G16];['國家別水產別水產貿易量值-9'.I16];['國家別水產別水產貿易量值-9'.K16];['國家別水產別水產貿易量值-9'.M16])+SUM(['國家別水產別水產貿易量值-10'.C16];['國家別水產別水產貿易量值-10'.E16];['國家別水產別水產貿易量值-10'.G16];['國家別水產別水產貿易量值-10'.I16];['國家別水產別水產貿易量值-10'.K16];['國家別水產別水產貿易量值-10'.M16])+SUM(['國家別水產別水產貿易量值-11'.C16];['國家別水產別水產貿易量值-11'.E16];['國家別水產別水產貿易量值-11'.G16];['國家別水產別水產貿易量值-11'.I16];['國家別水產別水產貿易量值-11'.K16];['國家別水產別水產貿易量值-11'.M16])+SUM(['國家別水產別水產貿易量值-12'.C16];['國家別水產別水產貿易量值-12'.E16];['國家別水產別水產貿易量值-12'.G16];['國家別水產別水產貿易量值-12'.I16];['國家別水產別水產貿易量值-12'.K16];['國家別水產別水產貿易量值-12'.M16])+SUM(['國家別水產別水產貿易量值-13'.C16];['國家別水產別水產貿易量值-13'.E16];['國家別水產別水產貿易量值-13'.G16];['國家別水產別水產貿易量值-13'.I16];['國家別水產別水產貿易量值-13'.K16];['國家別水產別水產貿易量值-13'.M16])+SUM(['國家別水產別水產貿易量值-14'.C16];['國家別水產別水產貿易量值-14'.E16];['國家別水產別水產貿易量值-14'.G16];['國家別水產別水產貿易量值-14'.I16];['國家別水產別水產貿易量值-14'.K16];['國家別水產別水產貿易量值-14'.M16])+SUM(['國家別水產別水產貿易量值-15'.C16];['國家別水產別水產貿易量值-15'.E16];['國家別水產別水產貿易量值-15'.G16];['國家別水產別水產貿易量值-15'.I16];['國家別水產別水產貿易量值-15'.K16];['國家別水產別水產貿易量值-15'.M16])+SUM(['國家別水產別水產貿易量值-16'.C16];['國家別水產別水產貿易量值-16'.E16];['國家別水產別水產貿易量值-16'.G16];['國家別水產別水產貿易量值-16'.I16];['國家別水產別水產貿易量值-16'.K16];['國家別水產別水產貿易量值-16'.M16])+SUM(['國家別水產別水產貿易量值-17'.C16];['國家別水產別水產貿易量值-17'.E16];['國家別水產別水產貿易量值-17'.G16];['國家別水產別水產貿易量值-17'.I16];['國家別水產別水產貿易量值-17'.K16];['國家別水產別水產貿易量值-17'.M16])+SUM(['國家別水產別水產貿易量值-18'.C16];['國家別水產別水產貿易量值-18'.E16];['國家別水產別水產貿易量值-18'.G16];['國家別水產別水產貿易量值-18'.I16];['國家別水產別水產貿易量值-18'.K16];['國家別水產別水產貿易量值-18'.M16])=0;&quot;-&quot;;SUM([.G16];[.I16];[.K16];[.M16])+SUM(['國家別水產別水產貿易量值-2'.C16];['國家別水產別水產貿易量值-2'.E16];['國家別水產別水產貿易量值-2'.G16];['國家別水產別水產貿易量值-2'.I16];['國家別水產別水產貿易量值-2'.K16];['國家別水產別水產貿易量值-2'.M16])+SUM(['國家別水產別水產貿易量值-3'.C16];['國家別水產別水產貿易量值-3'.E16];['國家別水產別水產貿易量值-3'.G16];['國家別水產別水產貿易量值-3'.I16];['國家別水產別水產貿易量值-3'.K16];['國家別水產別水產貿易量值-3'.M16])+SUM(['國家別水產別水產貿易量值-4'.C16];['國家別水產別水產貿易量值-4'.E16];['國家別水產別水產貿易量值-4'.G16];['國家別水產別水產貿易量值-4'.I16];['國家別水產別水產貿易量值-4'.K16];['國家別水產別水產貿易量值-4'.M16])+SUM(['國家別水產別水產貿易量值-5'.C16];['國家別水產別水產貿易量值-5'.E16];['國家別水產別水產貿易量值-5'.G16];['國家別水產別水產貿易量值-5'.I16];['國家別水產別水產貿易量值-5'.K16];['國家別水產別水產貿易量值-5'.M16])+SUM(['國家別水產別水產貿易量值-6'.C16];['國家別水產別水產貿易量值-6'.E16];['國家別水產別水產貿易量值-6'.G16];['國家別水產別水產貿易量值-6'.I16];['國家別水產別水產貿易量值-6'.K16];['國家別水產別水產貿易量值-6'.M16])+SUM(['國家別水產別水產貿易量值-7'.C16];['國家別水產別水產貿易量值-7'.E16];['國家別水產別水產貿易量值-7'.G16];['國家別水產別水產貿易量值-7'.I16];['國家別水產別水產貿易量值-7'.K16];['國家別水產別水產貿易量值-7'.M16])+SUM(['國家別水產別水產貿易量值-8'.C16];['國家別水產別水產貿易量值-8'.E16];['國家別水產別水產貿易量值-8'.G16];['國家別水產別水產貿易量值-8'.I16];['國家別水產別水產貿易量值-8'.K16];['國家別水產別水產貿易量值-8'.M16])+SUM(['國家別水產別水產貿易量值-9'.C16];['國家別水產別水產貿易量值-9'.E16];['國家別水產別水產貿易量值-9'.G16];['國家別水產別水產貿易量值-9'.I16];['國家別水產別水產貿易量值-9'.K16];['國家別水產別水產貿易量值-9'.M16])+SUM(['國家別水產別水產貿易量值-10'.C16];['國家別水產別水產貿易量值-10'.E16];['國家別水產別水產貿易量值-10'.G16];['國家別水產別水產貿易量值-10'.I16];['國家別水產別水產貿易量值-10'.K16];['國家別水產別水產貿易量值-10'.M16])+SUM(['國家別水產別水產貿易量值-11'.C16];['國家別水產別水產貿易量值-11'.E16];['國家別水產別水產貿易量值-11'.G16];['國家別水產別水產貿易量值-11'.I16];['國家別水產別水產貿易量值-11'.K16];['國家別水產別水產貿易量值-11'.M16])+SUM(['國家別水產別水產貿易量值-12'.C16];['國家別水產別水產貿易量值-12'.E16];['國家別水產別水產貿易量值-12'.G16];['國家別水產別水產貿易量值-12'.I16];['國家別水產別水產貿易量值-12'.K16];['國家別水產別水產貿易量值-12'.M16])+SUM(['國家別水產別水產貿易量值-13'.C16];['國家別水產別水產貿易量值-13'.E16];['國家別水產別水產貿易量值-13'.G16];['國家別水產別水產貿易量值-13'.I16];['國家別水產別水產貿易量值-13'.K16];['國家別水產別水產貿易量值-13'.M16])+SUM(['國家別水產別水產貿易量值-14'.C16];['國家別水產別水產貿易量值-14'.E16];['國家別水產別水產貿易量值-14'.G16];['國家別水產別水產貿易量值-14'.I16];['國家別水產別水產貿易量值-14'.K16];['國家別水產別水產貿易量值-14'.M16])+SUM(['國家別水產別水產貿易量值-15'.C16];['國家別水產別水產貿易量值-15'.E16];['國家別水產別水產貿易量值-15'.G16];['國家別水產別水產貿易量值-15'.I16];['國家別水產別水產貿易量值-15'.K16];['國家別水產別水產貿易量值-15'.M16])+SUM(['國家別水產別水產貿易量值-16'.C16];['國家別水產別水產貿易量值-16'.E16];['國家別水產別水產貿易量值-16'.G16];['國家別水產別水產貿易量值-16'.I16];['國家別水產別水產貿易量值-16'.K16];['國家別水產別水產貿易量值-16'.M16])+SUM(['國家別水產別水產貿易量值-17'.C16];['國家別水產別水產貿易量值-17'.E16];['國家別水產別水產貿易量值-17'.G16];['國家別水產別水產貿易量值-17'.I16];['國家別水產別水產貿易量值-17'.K16];['國家別水產別水產貿易量值-17'.M16])+SUM(['國家別水產別水產貿易量值-18'.C16];['國家別水產別水產貿易量值-18'.E16];['國家別水產別水產貿易量值-18'.G16];['國家別水產別水產貿易量值-18'.I16];['國家別水產別水產貿易量值-18'.K16];['國家別水產別水產貿易量值-18'.M16]))" table:style-name="ce12">
            <text:p>60,579,934<text:s/></text:p>
          </table:table-cell>
          <table:table-cell office:value-type="float" office:value="60177.923000000003" table:formula="of:=IF(SUM([.H16];[.J16];[.L16];[.N16])+SUM(['國家別水產別水產貿易量值-2'.D16];['國家別水產別水產貿易量值-2'.F16];['國家別水產別水產貿易量值-2'.H16];['國家別水產別水產貿易量值-2'.J16];['國家別水產別水產貿易量值-2'.L16];['國家別水產別水產貿易量值-2'.N16])+SUM(['國家別水產別水產貿易量值-3'.D16];['國家別水產別水產貿易量值-3'.F16];['國家別水產別水產貿易量值-3'.H16];['國家別水產別水產貿易量值-3'.J16];['國家別水產別水產貿易量值-3'.L16];['國家別水產別水產貿易量值-3'.N16])+SUM(['國家別水產別水產貿易量值-4'.D16];['國家別水產別水產貿易量值-4'.F16];['國家別水產別水產貿易量值-4'.H16];['國家別水產別水產貿易量值-4'.J16];['國家別水產別水產貿易量值-4'.L16];['國家別水產別水產貿易量值-4'.N16])+SUM(['國家別水產別水產貿易量值-5'.D16];['國家別水產別水產貿易量值-5'.F16];['國家別水產別水產貿易量值-5'.H16];['國家別水產別水產貿易量值-5'.J16];['國家別水產別水產貿易量值-5'.L16];['國家別水產別水產貿易量值-5'.N16])+SUM(['國家別水產別水產貿易量值-6'.D16];['國家別水產別水產貿易量值-6'.F16];['國家別水產別水產貿易量值-6'.H16];['國家別水產別水產貿易量值-6'.J16];['國家別水產別水產貿易量值-6'.L16];['國家別水產別水產貿易量值-6'.N16])+SUM(['國家別水產別水產貿易量值-7'.D16];['國家別水產別水產貿易量值-7'.F16];['國家別水產別水產貿易量值-7'.H16];['國家別水產別水產貿易量值-7'.J16];['國家別水產別水產貿易量值-7'.L16];['國家別水產別水產貿易量值-7'.N16])+SUM(['國家別水產別水產貿易量值-8'.D16];['國家別水產別水產貿易量值-8'.F16];['國家別水產別水產貿易量值-8'.H16];['國家別水產別水產貿易量值-8'.J16];['國家別水產別水產貿易量值-8'.L16];['國家別水產別水產貿易量值-8'.N16])+SUM(['國家別水產別水產貿易量值-9'.D16];['國家別水產別水產貿易量值-9'.F16];['國家別水產別水產貿易量值-9'.H16];['國家別水產別水產貿易量值-9'.J16];['國家別水產別水產貿易量值-9'.L16];['國家別水產別水產貿易量值-9'.N16])+SUM(['國家別水產別水產貿易量值-10'.D16];['國家別水產別水產貿易量值-10'.F16];['國家別水產別水產貿易量值-10'.H16];['國家別水產別水產貿易量值-10'.J16];['國家別水產別水產貿易量值-10'.L16];['國家別水產別水產貿易量值-10'.N16])+SUM(['國家別水產別水產貿易量值-11'.D16];['國家別水產別水產貿易量值-11'.F16];['國家別水產別水產貿易量值-11'.H16];['國家別水產別水產貿易量值-11'.J16];['國家別水產別水產貿易量值-11'.L16];['國家別水產別水產貿易量值-11'.N16])+SUM(['國家別水產別水產貿易量值-12'.D16];['國家別水產別水產貿易量值-12'.F16];['國家別水產別水產貿易量值-12'.H16];['國家別水產別水產貿易量值-12'.J16];['國家別水產別水產貿易量值-12'.L16];['國家別水產別水產貿易量值-12'.N16])+SUM(['國家別水產別水產貿易量值-13'.D16];['國家別水產別水產貿易量值-13'.F16];['國家別水產別水產貿易量值-13'.H16];['國家別水產別水產貿易量值-13'.J16];['國家別水產別水產貿易量值-13'.L16];['國家別水產別水產貿易量值-13'.N16])+SUM(['國家別水產別水產貿易量值-14'.D16];['國家別水產別水產貿易量值-14'.F16];['國家別水產別水產貿易量值-14'.H16];['國家別水產別水產貿易量值-14'.J16];['國家別水產別水產貿易量值-14'.L16];['國家別水產別水產貿易量值-14'.N16])+SUM(['國家別水產別水產貿易量值-15'.D16];['國家別水產別水產貿易量值-15'.F16];['國家別水產別水產貿易量值-15'.H16];['國家別水產別水產貿易量值-15'.J16];['國家別水產別水產貿易量值-15'.L16];['國家別水產別水產貿易量值-15'.N16])+SUM(['國家別水產別水產貿易量值-16'.D16];['國家別水產別水產貿易量值-16'.F16];['國家別水產別水產貿易量值-16'.H16];['國家別水產別水產貿易量值-16'.J16];['國家別水產別水產貿易量值-16'.L16];['國家別水產別水產貿易量值-16'.N16])+SUM(['國家別水產別水產貿易量值-17'.D16];['國家別水產別水產貿易量值-17'.F16];['國家別水產別水產貿易量值-17'.H16];['國家別水產別水產貿易量值-17'.J16];['國家別水產別水產貿易量值-17'.L16];['國家別水產別水產貿易量值-17'.N16])+SUM(['國家別水產別水產貿易量值-18'.D16];['國家別水產別水產貿易量值-18'.F16];['國家別水產別水產貿易量值-18'.H16];['國家別水產別水產貿易量值-18'.J16];['國家別水產別水產貿易量值-18'.L16];['國家別水產別水產貿易量值-18'.N16])=0;&quot;-&quot;;SUM([.H16];[.J16];[.L16];[.N16])+SUM(['國家別水產別水產貿易量值-2'.D16];['國家別水產別水產貿易量值-2'.F16];['國家別水產別水產貿易量值-2'.H16];['國家別水產別水產貿易量值-2'.J16];['國家別水產別水產貿易量值-2'.L16];['國家別水產別水產貿易量值-2'.N16])+SUM(['國家別水產別水產貿易量值-3'.D16];['國家別水產別水產貿易量值-3'.F16];['國家別水產別水產貿易量值-3'.H16];['國家別水產別水產貿易量值-3'.J16];['國家別水產別水產貿易量值-3'.L16];['國家別水產別水產貿易量值-3'.N16])+SUM(['國家別水產別水產貿易量值-4'.D16];['國家別水產別水產貿易量值-4'.F16];['國家別水產別水產貿易量值-4'.H16];['國家別水產別水產貿易量值-4'.J16];['國家別水產別水產貿易量值-4'.L16];['國家別水產別水產貿易量值-4'.N16])+SUM(['國家別水產別水產貿易量值-5'.D16];['國家別水產別水產貿易量值-5'.F16];['國家別水產別水產貿易量值-5'.H16];['國家別水產別水產貿易量值-5'.J16];['國家別水產別水產貿易量值-5'.L16];['國家別水產別水產貿易量值-5'.N16])+SUM(['國家別水產別水產貿易量值-6'.D16];['國家別水產別水產貿易量值-6'.F16];['國家別水產別水產貿易量值-6'.H16];['國家別水產別水產貿易量值-6'.J16];['國家別水產別水產貿易量值-6'.L16];['國家別水產別水產貿易量值-6'.N16])+SUM(['國家別水產別水產貿易量值-7'.D16];['國家別水產別水產貿易量值-7'.F16];['國家別水產別水產貿易量值-7'.H16];['國家別水產別水產貿易量值-7'.J16];['國家別水產別水產貿易量值-7'.L16];['國家別水產別水產貿易量值-7'.N16])+SUM(['國家別水產別水產貿易量值-8'.D16];['國家別水產別水產貿易量值-8'.F16];['國家別水產別水產貿易量值-8'.H16];['國家別水產別水產貿易量值-8'.J16];['國家別水產別水產貿易量值-8'.L16];['國家別水產別水產貿易量值-8'.N16])+SUM(['國家別水產別水產貿易量值-9'.D16];['國家別水產別水產貿易量值-9'.F16];['國家別水產別水產貿易量值-9'.H16];['國家別水產別水產貿易量值-9'.J16];['國家別水產別水產貿易量值-9'.L16];['國家別水產別水產貿易量值-9'.N16])+SUM(['國家別水產別水產貿易量值-10'.D16];['國家別水產別水產貿易量值-10'.F16];['國家別水產別水產貿易量值-10'.H16];['國家別水產別水產貿易量值-10'.J16];['國家別水產別水產貿易量值-10'.L16];['國家別水產別水產貿易量值-10'.N16])+SUM(['國家別水產別水產貿易量值-11'.D16];['國家別水產別水產貿易量值-11'.F16];['國家別水產別水產貿易量值-11'.H16];['國家別水產別水產貿易量值-11'.J16];['國家別水產別水產貿易量值-11'.L16];['國家別水產別水產貿易量值-11'.N16])+SUM(['國家別水產別水產貿易量值-12'.D16];['國家別水產別水產貿易量值-12'.F16];['國家別水產別水產貿易量值-12'.H16];['國家別水產別水產貿易量值-12'.J16];['國家別水產別水產貿易量值-12'.L16];['國家別水產別水產貿易量值-12'.N16])+SUM(['國家別水產別水產貿易量值-13'.D16];['國家別水產別水產貿易量值-13'.F16];['國家別水產別水產貿易量值-13'.H16];['國家別水產別水產貿易量值-13'.J16];['國家別水產別水產貿易量值-13'.L16];['國家別水產別水產貿易量值-13'.N16])+SUM(['國家別水產別水產貿易量值-14'.D16];['國家別水產別水產貿易量值-14'.F16];['國家別水產別水產貿易量值-14'.H16];['國家別水產別水產貿易量值-14'.J16];['國家別水產別水產貿易量值-14'.L16];['國家別水產別水產貿易量值-14'.N16])+SUM(['國家別水產別水產貿易量值-15'.D16];['國家別水產別水產貿易量值-15'.F16];['國家別水產別水產貿易量值-15'.H16];['國家別水產別水產貿易量值-15'.J16];['國家別水產別水產貿易量值-15'.L16];['國家別水產別水產貿易量值-15'.N16])+SUM(['國家別水產別水產貿易量值-16'.D16];['國家別水產別水產貿易量值-16'.F16];['國家別水產別水產貿易量值-16'.H16];['國家別水產別水產貿易量值-16'.J16];['國家別水產別水產貿易量值-16'.L16];['國家別水產別水產貿易量值-16'.N16])+SUM(['國家別水產別水產貿易量值-17'.D16];['國家別水產別水產貿易量值-17'.F16];['國家別水產別水產貿易量值-17'.H16];['國家別水產別水產貿易量值-17'.J16];['國家別水產別水產貿易量值-17'.L16];['國家別水產別水產貿易量值-17'.N16])+SUM(['國家別水產別水產貿易量值-18'.D16];['國家別水產別水產貿易量值-18'.F16];['國家別水產別水產貿易量值-18'.H16];['國家別水產別水產貿易量值-18'.J16];['國家別水產別水產貿易量值-18'.L16];['國家別水產別水產貿易量值-18'.N16]))" table:style-name="ce12">
            <text:p>60,178<text:s/></text:p>
          </table:table-cell>
          <table:table-cell office:value-type="float" office:value="1942" table:style-name="ce12">
            <text:p>1,942<text:s/></text:p>
          </table:table-cell>
          <table:table-cell office:value-type="float" office:value="199.506" table:style-name="ce12">
            <text:p>20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8487878" table:formula="of:=IF(SUM([.G17];[.I17];[.K17];[.M17])+SUM(['國家別水產別水產貿易量值-2'.C17];['國家別水產別水產貿易量值-2'.E17];['國家別水產別水產貿易量值-2'.G17];['國家別水產別水產貿易量值-2'.I17];['國家別水產別水產貿易量值-2'.K17];['國家別水產別水產貿易量值-2'.M17])+SUM(['國家別水產別水產貿易量值-3'.C17];['國家別水產別水產貿易量值-3'.E17];['國家別水產別水產貿易量值-3'.G17];['國家別水產別水產貿易量值-3'.I17];['國家別水產別水產貿易量值-3'.K17];['國家別水產別水產貿易量值-3'.M17])+SUM(['國家別水產別水產貿易量值-4'.C17];['國家別水產別水產貿易量值-4'.E17];['國家別水產別水產貿易量值-4'.G17];['國家別水產別水產貿易量值-4'.I17];['國家別水產別水產貿易量值-4'.K17];['國家別水產別水產貿易量值-4'.M17])+SUM(['國家別水產別水產貿易量值-5'.C17];['國家別水產別水產貿易量值-5'.E17];['國家別水產別水產貿易量值-5'.G17];['國家別水產別水產貿易量值-5'.I17];['國家別水產別水產貿易量值-5'.K17];['國家別水產別水產貿易量值-5'.M17])+SUM(['國家別水產別水產貿易量值-6'.C17];['國家別水產別水產貿易量值-6'.E17];['國家別水產別水產貿易量值-6'.G17];['國家別水產別水產貿易量值-6'.I17];['國家別水產別水產貿易量值-6'.K17];['國家別水產別水產貿易量值-6'.M17])+SUM(['國家別水產別水產貿易量值-7'.C17];['國家別水產別水產貿易量值-7'.E17];['國家別水產別水產貿易量值-7'.G17];['國家別水產別水產貿易量值-7'.I17];['國家別水產別水產貿易量值-7'.K17];['國家別水產別水產貿易量值-7'.M17])+SUM(['國家別水產別水產貿易量值-8'.C17];['國家別水產別水產貿易量值-8'.E17];['國家別水產別水產貿易量值-8'.G17];['國家別水產別水產貿易量值-8'.I17];['國家別水產別水產貿易量值-8'.K17];['國家別水產別水產貿易量值-8'.M17])+SUM(['國家別水產別水產貿易量值-9'.C17];['國家別水產別水產貿易量值-9'.E17];['國家別水產別水產貿易量值-9'.G17];['國家別水產別水產貿易量值-9'.I17];['國家別水產別水產貿易量值-9'.K17];['國家別水產別水產貿易量值-9'.M17])+SUM(['國家別水產別水產貿易量值-10'.C17];['國家別水產別水產貿易量值-10'.E17];['國家別水產別水產貿易量值-10'.G17];['國家別水產別水產貿易量值-10'.I17];['國家別水產別水產貿易量值-10'.K17];['國家別水產別水產貿易量值-10'.M17])+SUM(['國家別水產別水產貿易量值-11'.C17];['國家別水產別水產貿易量值-11'.E17];['國家別水產別水產貿易量值-11'.G17];['國家別水產別水產貿易量值-11'.I17];['國家別水產別水產貿易量值-11'.K17];['國家別水產別水產貿易量值-11'.M17])+SUM(['國家別水產別水產貿易量值-12'.C17];['國家別水產別水產貿易量值-12'.E17];['國家別水產別水產貿易量值-12'.G17];['國家別水產別水產貿易量值-12'.I17];['國家別水產別水產貿易量值-12'.K17];['國家別水產別水產貿易量值-12'.M17])+SUM(['國家別水產別水產貿易量值-13'.C17];['國家別水產別水產貿易量值-13'.E17];['國家別水產別水產貿易量值-13'.G17];['國家別水產別水產貿易量值-13'.I17];['國家別水產別水產貿易量值-13'.K17];['國家別水產別水產貿易量值-13'.M17])+SUM(['國家別水產別水產貿易量值-14'.C17];['國家別水產別水產貿易量值-14'.E17];['國家別水產別水產貿易量值-14'.G17];['國家別水產別水產貿易量值-14'.I17];['國家別水產別水產貿易量值-14'.K17];['國家別水產別水產貿易量值-14'.M17])+SUM(['國家別水產別水產貿易量值-15'.C17];['國家別水產別水產貿易量值-15'.E17];['國家別水產別水產貿易量值-15'.G17];['國家別水產別水產貿易量值-15'.I17];['國家別水產別水產貿易量值-15'.K17];['國家別水產別水產貿易量值-15'.M17])+SUM(['國家別水產別水產貿易量值-16'.C17];['國家別水產別水產貿易量值-16'.E17];['國家別水產別水產貿易量值-16'.G17];['國家別水產別水產貿易量值-16'.I17];['國家別水產別水產貿易量值-16'.K17];['國家別水產別水產貿易量值-16'.M17])+SUM(['國家別水產別水產貿易量值-17'.C17];['國家別水產別水產貿易量值-17'.E17];['國家別水產別水產貿易量值-17'.G17];['國家別水產別水產貿易量值-17'.I17];['國家別水產別水產貿易量值-17'.K17];['國家別水產別水產貿易量值-17'.M17])+SUM(['國家別水產別水產貿易量值-18'.C17];['國家別水產別水產貿易量值-18'.E17];['國家別水產別水產貿易量值-18'.G17];['國家別水產別水產貿易量值-18'.I17];['國家別水產別水產貿易量值-18'.K17];['國家別水產別水產貿易量值-18'.M17])=0;&quot;-&quot;;SUM([.G17];[.I17];[.K17];[.M17])+SUM(['國家別水產別水產貿易量值-2'.C17];['國家別水產別水產貿易量值-2'.E17];['國家別水產別水產貿易量值-2'.G17];['國家別水產別水產貿易量值-2'.I17];['國家別水產別水產貿易量值-2'.K17];['國家別水產別水產貿易量值-2'.M17])+SUM(['國家別水產別水產貿易量值-3'.C17];['國家別水產別水產貿易量值-3'.E17];['國家別水產別水產貿易量值-3'.G17];['國家別水產別水產貿易量值-3'.I17];['國家別水產別水產貿易量值-3'.K17];['國家別水產別水產貿易量值-3'.M17])+SUM(['國家別水產別水產貿易量值-4'.C17];['國家別水產別水產貿易量值-4'.E17];['國家別水產別水產貿易量值-4'.G17];['國家別水產別水產貿易量值-4'.I17];['國家別水產別水產貿易量值-4'.K17];['國家別水產別水產貿易量值-4'.M17])+SUM(['國家別水產別水產貿易量值-5'.C17];['國家別水產別水產貿易量值-5'.E17];['國家別水產別水產貿易量值-5'.G17];['國家別水產別水產貿易量值-5'.I17];['國家別水產別水產貿易量值-5'.K17];['國家別水產別水產貿易量值-5'.M17])+SUM(['國家別水產別水產貿易量值-6'.C17];['國家別水產別水產貿易量值-6'.E17];['國家別水產別水產貿易量值-6'.G17];['國家別水產別水產貿易量值-6'.I17];['國家別水產別水產貿易量值-6'.K17];['國家別水產別水產貿易量值-6'.M17])+SUM(['國家別水產別水產貿易量值-7'.C17];['國家別水產別水產貿易量值-7'.E17];['國家別水產別水產貿易量值-7'.G17];['國家別水產別水產貿易量值-7'.I17];['國家別水產別水產貿易量值-7'.K17];['國家別水產別水產貿易量值-7'.M17])+SUM(['國家別水產別水產貿易量值-8'.C17];['國家別水產別水產貿易量值-8'.E17];['國家別水產別水產貿易量值-8'.G17];['國家別水產別水產貿易量值-8'.I17];['國家別水產別水產貿易量值-8'.K17];['國家別水產別水產貿易量值-8'.M17])+SUM(['國家別水產別水產貿易量值-9'.C17];['國家別水產別水產貿易量值-9'.E17];['國家別水產別水產貿易量值-9'.G17];['國家別水產別水產貿易量值-9'.I17];['國家別水產別水產貿易量值-9'.K17];['國家別水產別水產貿易量值-9'.M17])+SUM(['國家別水產別水產貿易量值-10'.C17];['國家別水產別水產貿易量值-10'.E17];['國家別水產別水產貿易量值-10'.G17];['國家別水產別水產貿易量值-10'.I17];['國家別水產別水產貿易量值-10'.K17];['國家別水產別水產貿易量值-10'.M17])+SUM(['國家別水產別水產貿易量值-11'.C17];['國家別水產別水產貿易量值-11'.E17];['國家別水產別水產貿易量值-11'.G17];['國家別水產別水產貿易量值-11'.I17];['國家別水產別水產貿易量值-11'.K17];['國家別水產別水產貿易量值-11'.M17])+SUM(['國家別水產別水產貿易量值-12'.C17];['國家別水產別水產貿易量值-12'.E17];['國家別水產別水產貿易量值-12'.G17];['國家別水產別水產貿易量值-12'.I17];['國家別水產別水產貿易量值-12'.K17];['國家別水產別水產貿易量值-12'.M17])+SUM(['國家別水產別水產貿易量值-13'.C17];['國家別水產別水產貿易量值-13'.E17];['國家別水產別水產貿易量值-13'.G17];['國家別水產別水產貿易量值-13'.I17];['國家別水產別水產貿易量值-13'.K17];['國家別水產別水產貿易量值-13'.M17])+SUM(['國家別水產別水產貿易量值-14'.C17];['國家別水產別水產貿易量值-14'.E17];['國家別水產別水產貿易量值-14'.G17];['國家別水產別水產貿易量值-14'.I17];['國家別水產別水產貿易量值-14'.K17];['國家別水產別水產貿易量值-14'.M17])+SUM(['國家別水產別水產貿易量值-15'.C17];['國家別水產別水產貿易量值-15'.E17];['國家別水產別水產貿易量值-15'.G17];['國家別水產別水產貿易量值-15'.I17];['國家別水產別水產貿易量值-15'.K17];['國家別水產別水產貿易量值-15'.M17])+SUM(['國家別水產別水產貿易量值-16'.C17];['國家別水產別水產貿易量值-16'.E17];['國家別水產別水產貿易量值-16'.G17];['國家別水產別水產貿易量值-16'.I17];['國家別水產別水產貿易量值-16'.K17];['國家別水產別水產貿易量值-16'.M17])+SUM(['國家別水產別水產貿易量值-17'.C17];['國家別水產別水產貿易量值-17'.E17];['國家別水產別水產貿易量值-17'.G17];['國家別水產別水產貿易量值-17'.I17];['國家別水產別水產貿易量值-17'.K17];['國家別水產別水產貿易量值-17'.M17])+SUM(['國家別水產別水產貿易量值-18'.C17];['國家別水產別水產貿易量值-18'.E17];['國家別水產別水產貿易量值-18'.G17];['國家別水產別水產貿易量值-18'.I17];['國家別水產別水產貿易量值-18'.K17];['國家別水產別水產貿易量值-18'.M17]))" table:style-name="ce12">
            <text:p>8,487,878<text:s/></text:p>
          </table:table-cell>
          <table:table-cell office:value-type="float" office:value="56767.127" table:formula="of:=IF(SUM([.H17];[.J17];[.L17];[.N17])+SUM(['國家別水產別水產貿易量值-2'.D17];['國家別水產別水產貿易量值-2'.F17];['國家別水產別水產貿易量值-2'.H17];['國家別水產別水產貿易量值-2'.J17];['國家別水產別水產貿易量值-2'.L17];['國家別水產別水產貿易量值-2'.N17])+SUM(['國家別水產別水產貿易量值-3'.D17];['國家別水產別水產貿易量值-3'.F17];['國家別水產別水產貿易量值-3'.H17];['國家別水產別水產貿易量值-3'.J17];['國家別水產別水產貿易量值-3'.L17];['國家別水產別水產貿易量值-3'.N17])+SUM(['國家別水產別水產貿易量值-4'.D17];['國家別水產別水產貿易量值-4'.F17];['國家別水產別水產貿易量值-4'.H17];['國家別水產別水產貿易量值-4'.J17];['國家別水產別水產貿易量值-4'.L17];['國家別水產別水產貿易量值-4'.N17])+SUM(['國家別水產別水產貿易量值-5'.D17];['國家別水產別水產貿易量值-5'.F17];['國家別水產別水產貿易量值-5'.H17];['國家別水產別水產貿易量值-5'.J17];['國家別水產別水產貿易量值-5'.L17];['國家別水產別水產貿易量值-5'.N17])+SUM(['國家別水產別水產貿易量值-6'.D17];['國家別水產別水產貿易量值-6'.F17];['國家別水產別水產貿易量值-6'.H17];['國家別水產別水產貿易量值-6'.J17];['國家別水產別水產貿易量值-6'.L17];['國家別水產別水產貿易量值-6'.N17])+SUM(['國家別水產別水產貿易量值-7'.D17];['國家別水產別水產貿易量值-7'.F17];['國家別水產別水產貿易量值-7'.H17];['國家別水產別水產貿易量值-7'.J17];['國家別水產別水產貿易量值-7'.L17];['國家別水產別水產貿易量值-7'.N17])+SUM(['國家別水產別水產貿易量值-8'.D17];['國家別水產別水產貿易量值-8'.F17];['國家別水產別水產貿易量值-8'.H17];['國家別水產別水產貿易量值-8'.J17];['國家別水產別水產貿易量值-8'.L17];['國家別水產別水產貿易量值-8'.N17])+SUM(['國家別水產別水產貿易量值-9'.D17];['國家別水產別水產貿易量值-9'.F17];['國家別水產別水產貿易量值-9'.H17];['國家別水產別水產貿易量值-9'.J17];['國家別水產別水產貿易量值-9'.L17];['國家別水產別水產貿易量值-9'.N17])+SUM(['國家別水產別水產貿易量值-10'.D17];['國家別水產別水產貿易量值-10'.F17];['國家別水產別水產貿易量值-10'.H17];['國家別水產別水產貿易量值-10'.J17];['國家別水產別水產貿易量值-10'.L17];['國家別水產別水產貿易量值-10'.N17])+SUM(['國家別水產別水產貿易量值-11'.D17];['國家別水產別水產貿易量值-11'.F17];['國家別水產別水產貿易量值-11'.H17];['國家別水產別水產貿易量值-11'.J17];['國家別水產別水產貿易量值-11'.L17];['國家別水產別水產貿易量值-11'.N17])+SUM(['國家別水產別水產貿易量值-12'.D17];['國家別水產別水產貿易量值-12'.F17];['國家別水產別水產貿易量值-12'.H17];['國家別水產別水產貿易量值-12'.J17];['國家別水產別水產貿易量值-12'.L17];['國家別水產別水產貿易量值-12'.N17])+SUM(['國家別水產別水產貿易量值-13'.D17];['國家別水產別水產貿易量值-13'.F17];['國家別水產別水產貿易量值-13'.H17];['國家別水產別水產貿易量值-13'.J17];['國家別水產別水產貿易量值-13'.L17];['國家別水產別水產貿易量值-13'.N17])+SUM(['國家別水產別水產貿易量值-14'.D17];['國家別水產別水產貿易量值-14'.F17];['國家別水產別水產貿易量值-14'.H17];['國家別水產別水產貿易量值-14'.J17];['國家別水產別水產貿易量值-14'.L17];['國家別水產別水產貿易量值-14'.N17])+SUM(['國家別水產別水產貿易量值-15'.D17];['國家別水產別水產貿易量值-15'.F17];['國家別水產別水產貿易量值-15'.H17];['國家別水產別水產貿易量值-15'.J17];['國家別水產別水產貿易量值-15'.L17];['國家別水產別水產貿易量值-15'.N17])+SUM(['國家別水產別水產貿易量值-16'.D17];['國家別水產別水產貿易量值-16'.F17];['國家別水產別水產貿易量值-16'.H17];['國家別水產別水產貿易量值-16'.J17];['國家別水產別水產貿易量值-16'.L17];['國家別水產別水產貿易量值-16'.N17])+SUM(['國家別水產別水產貿易量值-17'.D17];['國家別水產別水產貿易量值-17'.F17];['國家別水產別水產貿易量值-17'.H17];['國家別水產別水產貿易量值-17'.J17];['國家別水產別水產貿易量值-17'.L17];['國家別水產別水產貿易量值-17'.N17])+SUM(['國家別水產別水產貿易量值-18'.D17];['國家別水產別水產貿易量值-18'.F17];['國家別水產別水產貿易量值-18'.H17];['國家別水產別水產貿易量值-18'.J17];['國家別水產別水產貿易量值-18'.L17];['國家別水產別水產貿易量值-18'.N17])=0;&quot;-&quot;;SUM([.H17];[.J17];[.L17];[.N17])+SUM(['國家別水產別水產貿易量值-2'.D17];['國家別水產別水產貿易量值-2'.F17];['國家別水產別水產貿易量值-2'.H17];['國家別水產別水產貿易量值-2'.J17];['國家別水產別水產貿易量值-2'.L17];['國家別水產別水產貿易量值-2'.N17])+SUM(['國家別水產別水產貿易量值-3'.D17];['國家別水產別水產貿易量值-3'.F17];['國家別水產別水產貿易量值-3'.H17];['國家別水產別水產貿易量值-3'.J17];['國家別水產別水產貿易量值-3'.L17];['國家別水產別水產貿易量值-3'.N17])+SUM(['國家別水產別水產貿易量值-4'.D17];['國家別水產別水產貿易量值-4'.F17];['國家別水產別水產貿易量值-4'.H17];['國家別水產別水產貿易量值-4'.J17];['國家別水產別水產貿易量值-4'.L17];['國家別水產別水產貿易量值-4'.N17])+SUM(['國家別水產別水產貿易量值-5'.D17];['國家別水產別水產貿易量值-5'.F17];['國家別水產別水產貿易量值-5'.H17];['國家別水產別水產貿易量值-5'.J17];['國家別水產別水產貿易量值-5'.L17];['國家別水產別水產貿易量值-5'.N17])+SUM(['國家別水產別水產貿易量值-6'.D17];['國家別水產別水產貿易量值-6'.F17];['國家別水產別水產貿易量值-6'.H17];['國家別水產別水產貿易量值-6'.J17];['國家別水產別水產貿易量值-6'.L17];['國家別水產別水產貿易量值-6'.N17])+SUM(['國家別水產別水產貿易量值-7'.D17];['國家別水產別水產貿易量值-7'.F17];['國家別水產別水產貿易量值-7'.H17];['國家別水產別水產貿易量值-7'.J17];['國家別水產別水產貿易量值-7'.L17];['國家別水產別水產貿易量值-7'.N17])+SUM(['國家別水產別水產貿易量值-8'.D17];['國家別水產別水產貿易量值-8'.F17];['國家別水產別水產貿易量值-8'.H17];['國家別水產別水產貿易量值-8'.J17];['國家別水產別水產貿易量值-8'.L17];['國家別水產別水產貿易量值-8'.N17])+SUM(['國家別水產別水產貿易量值-9'.D17];['國家別水產別水產貿易量值-9'.F17];['國家別水產別水產貿易量值-9'.H17];['國家別水產別水產貿易量值-9'.J17];['國家別水產別水產貿易量值-9'.L17];['國家別水產別水產貿易量值-9'.N17])+SUM(['國家別水產別水產貿易量值-10'.D17];['國家別水產別水產貿易量值-10'.F17];['國家別水產別水產貿易量值-10'.H17];['國家別水產別水產貿易量值-10'.J17];['國家別水產別水產貿易量值-10'.L17];['國家別水產別水產貿易量值-10'.N17])+SUM(['國家別水產別水產貿易量值-11'.D17];['國家別水產別水產貿易量值-11'.F17];['國家別水產別水產貿易量值-11'.H17];['國家別水產別水產貿易量值-11'.J17];['國家別水產別水產貿易量值-11'.L17];['國家別水產別水產貿易量值-11'.N17])+SUM(['國家別水產別水產貿易量值-12'.D17];['國家別水產別水產貿易量值-12'.F17];['國家別水產別水產貿易量值-12'.H17];['國家別水產別水產貿易量值-12'.J17];['國家別水產別水產貿易量值-12'.L17];['國家別水產別水產貿易量值-12'.N17])+SUM(['國家別水產別水產貿易量值-13'.D17];['國家別水產別水產貿易量值-13'.F17];['國家別水產別水產貿易量值-13'.H17];['國家別水產別水產貿易量值-13'.J17];['國家別水產別水產貿易量值-13'.L17];['國家別水產別水產貿易量值-13'.N17])+SUM(['國家別水產別水產貿易量值-14'.D17];['國家別水產別水產貿易量值-14'.F17];['國家別水產別水產貿易量值-14'.H17];['國家別水產別水產貿易量值-14'.J17];['國家別水產別水產貿易量值-14'.L17];['國家別水產別水產貿易量值-14'.N17])+SUM(['國家別水產別水產貿易量值-15'.D17];['國家別水產別水產貿易量值-15'.F17];['國家別水產別水產貿易量值-15'.H17];['國家別水產別水產貿易量值-15'.J17];['國家別水產別水產貿易量值-15'.L17];['國家別水產別水產貿易量值-15'.N17])+SUM(['國家別水產別水產貿易量值-16'.D17];['國家別水產別水產貿易量值-16'.F17];['國家別水產別水產貿易量值-16'.H17];['國家別水產別水產貿易量值-16'.J17];['國家別水產別水產貿易量值-16'.L17];['國家別水產別水產貿易量值-16'.N17])+SUM(['國家別水產別水產貿易量值-17'.D17];['國家別水產別水產貿易量值-17'.F17];['國家別水產別水產貿易量值-17'.H17];['國家別水產別水產貿易量值-17'.J17];['國家別水產別水產貿易量值-17'.L17];['國家別水產別水產貿易量值-17'.N17])+SUM(['國家別水產別水產貿易量值-18'.D17];['國家別水產別水產貿易量值-18'.F17];['國家別水產別水產貿易量值-18'.H17];['國家別水產別水產貿易量值-18'.J17];['國家別水產別水產貿易量值-18'.L17];['國家別水產別水產貿易量值-18'.N17]))" table:style-name="ce12">
            <text:p>56,767<text:s/></text:p>
          </table:table-cell>
          <table:table-cell office:value-type="string" table:style-name="ce12">
            <text:p>-</text:p>
          </table:table-cell>
          <table:table-cell office:value-type="float" office:value="3.2000000000000001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8906224" table:formula="of:=IF(SUM([.G18];[.I18];[.K18];[.M18])+SUM(['國家別水產別水產貿易量值-2'.C18];['國家別水產別水產貿易量值-2'.E18];['國家別水產別水產貿易量值-2'.G18];['國家別水產別水產貿易量值-2'.I18];['國家別水產別水產貿易量值-2'.K18];['國家別水產別水產貿易量值-2'.M18])+SUM(['國家別水產別水產貿易量值-3'.C18];['國家別水產別水產貿易量值-3'.E18];['國家別水產別水產貿易量值-3'.G18];['國家別水產別水產貿易量值-3'.I18];['國家別水產別水產貿易量值-3'.K18];['國家別水產別水產貿易量值-3'.M18])+SUM(['國家別水產別水產貿易量值-4'.C18];['國家別水產別水產貿易量值-4'.E18];['國家別水產別水產貿易量值-4'.G18];['國家別水產別水產貿易量值-4'.I18];['國家別水產別水產貿易量值-4'.K18];['國家別水產別水產貿易量值-4'.M18])+SUM(['國家別水產別水產貿易量值-5'.C18];['國家別水產別水產貿易量值-5'.E18];['國家別水產別水產貿易量值-5'.G18];['國家別水產別水產貿易量值-5'.I18];['國家別水產別水產貿易量值-5'.K18];['國家別水產別水產貿易量值-5'.M18])+SUM(['國家別水產別水產貿易量值-6'.C18];['國家別水產別水產貿易量值-6'.E18];['國家別水產別水產貿易量值-6'.G18];['國家別水產別水產貿易量值-6'.I18];['國家別水產別水產貿易量值-6'.K18];['國家別水產別水產貿易量值-6'.M18])+SUM(['國家別水產別水產貿易量值-7'.C18];['國家別水產別水產貿易量值-7'.E18];['國家別水產別水產貿易量值-7'.G18];['國家別水產別水產貿易量值-7'.I18];['國家別水產別水產貿易量值-7'.K18];['國家別水產別水產貿易量值-7'.M18])+SUM(['國家別水產別水產貿易量值-8'.C18];['國家別水產別水產貿易量值-8'.E18];['國家別水產別水產貿易量值-8'.G18];['國家別水產別水產貿易量值-8'.I18];['國家別水產別水產貿易量值-8'.K18];['國家別水產別水產貿易量值-8'.M18])+SUM(['國家別水產別水產貿易量值-9'.C18];['國家別水產別水產貿易量值-9'.E18];['國家別水產別水產貿易量值-9'.G18];['國家別水產別水產貿易量值-9'.I18];['國家別水產別水產貿易量值-9'.K18];['國家別水產別水產貿易量值-9'.M18])+SUM(['國家別水產別水產貿易量值-10'.C18];['國家別水產別水產貿易量值-10'.E18];['國家別水產別水產貿易量值-10'.G18];['國家別水產別水產貿易量值-10'.I18];['國家別水產別水產貿易量值-10'.K18];['國家別水產別水產貿易量值-10'.M18])+SUM(['國家別水產別水產貿易量值-11'.C18];['國家別水產別水產貿易量值-11'.E18];['國家別水產別水產貿易量值-11'.G18];['國家別水產別水產貿易量值-11'.I18];['國家別水產別水產貿易量值-11'.K18];['國家別水產別水產貿易量值-11'.M18])+SUM(['國家別水產別水產貿易量值-12'.C18];['國家別水產別水產貿易量值-12'.E18];['國家別水產別水產貿易量值-12'.G18];['國家別水產別水產貿易量值-12'.I18];['國家別水產別水產貿易量值-12'.K18];['國家別水產別水產貿易量值-12'.M18])+SUM(['國家別水產別水產貿易量值-13'.C18];['國家別水產別水產貿易量值-13'.E18];['國家別水產別水產貿易量值-13'.G18];['國家別水產別水產貿易量值-13'.I18];['國家別水產別水產貿易量值-13'.K18];['國家別水產別水產貿易量值-13'.M18])+SUM(['國家別水產別水產貿易量值-14'.C18];['國家別水產別水產貿易量值-14'.E18];['國家別水產別水產貿易量值-14'.G18];['國家別水產別水產貿易量值-14'.I18];['國家別水產別水產貿易量值-14'.K18];['國家別水產別水產貿易量值-14'.M18])+SUM(['國家別水產別水產貿易量值-15'.C18];['國家別水產別水產貿易量值-15'.E18];['國家別水產別水產貿易量值-15'.G18];['國家別水產別水產貿易量值-15'.I18];['國家別水產別水產貿易量值-15'.K18];['國家別水產別水產貿易量值-15'.M18])+SUM(['國家別水產別水產貿易量值-16'.C18];['國家別水產別水產貿易量值-16'.E18];['國家別水產別水產貿易量值-16'.G18];['國家別水產別水產貿易量值-16'.I18];['國家別水產別水產貿易量值-16'.K18];['國家別水產別水產貿易量值-16'.M18])+SUM(['國家別水產別水產貿易量值-17'.C18];['國家別水產別水產貿易量值-17'.E18];['國家別水產別水產貿易量值-17'.G18];['國家別水產別水產貿易量值-17'.I18];['國家別水產別水產貿易量值-17'.K18];['國家別水產別水產貿易量值-17'.M18])+SUM(['國家別水產別水產貿易量值-18'.C18];['國家別水產別水產貿易量值-18'.E18];['國家別水產別水產貿易量值-18'.G18];['國家別水產別水產貿易量值-18'.I18];['國家別水產別水產貿易量值-18'.K18];['國家別水產別水產貿易量值-18'.M18])=0;&quot;-&quot;;SUM([.G18];[.I18];[.K18];[.M18])+SUM(['國家別水產別水產貿易量值-2'.C18];['國家別水產別水產貿易量值-2'.E18];['國家別水產別水產貿易量值-2'.G18];['國家別水產別水產貿易量值-2'.I18];['國家別水產別水產貿易量值-2'.K18];['國家別水產別水產貿易量值-2'.M18])+SUM(['國家別水產別水產貿易量值-3'.C18];['國家別水產別水產貿易量值-3'.E18];['國家別水產別水產貿易量值-3'.G18];['國家別水產別水產貿易量值-3'.I18];['國家別水產別水產貿易量值-3'.K18];['國家別水產別水產貿易量值-3'.M18])+SUM(['國家別水產別水產貿易量值-4'.C18];['國家別水產別水產貿易量值-4'.E18];['國家別水產別水產貿易量值-4'.G18];['國家別水產別水產貿易量值-4'.I18];['國家別水產別水產貿易量值-4'.K18];['國家別水產別水產貿易量值-4'.M18])+SUM(['國家別水產別水產貿易量值-5'.C18];['國家別水產別水產貿易量值-5'.E18];['國家別水產別水產貿易量值-5'.G18];['國家別水產別水產貿易量值-5'.I18];['國家別水產別水產貿易量值-5'.K18];['國家別水產別水產貿易量值-5'.M18])+SUM(['國家別水產別水產貿易量值-6'.C18];['國家別水產別水產貿易量值-6'.E18];['國家別水產別水產貿易量值-6'.G18];['國家別水產別水產貿易量值-6'.I18];['國家別水產別水產貿易量值-6'.K18];['國家別水產別水產貿易量值-6'.M18])+SUM(['國家別水產別水產貿易量值-7'.C18];['國家別水產別水產貿易量值-7'.E18];['國家別水產別水產貿易量值-7'.G18];['國家別水產別水產貿易量值-7'.I18];['國家別水產別水產貿易量值-7'.K18];['國家別水產別水產貿易量值-7'.M18])+SUM(['國家別水產別水產貿易量值-8'.C18];['國家別水產別水產貿易量值-8'.E18];['國家別水產別水產貿易量值-8'.G18];['國家別水產別水產貿易量值-8'.I18];['國家別水產別水產貿易量值-8'.K18];['國家別水產別水產貿易量值-8'.M18])+SUM(['國家別水產別水產貿易量值-9'.C18];['國家別水產別水產貿易量值-9'.E18];['國家別水產別水產貿易量值-9'.G18];['國家別水產別水產貿易量值-9'.I18];['國家別水產別水產貿易量值-9'.K18];['國家別水產別水產貿易量值-9'.M18])+SUM(['國家別水產別水產貿易量值-10'.C18];['國家別水產別水產貿易量值-10'.E18];['國家別水產別水產貿易量值-10'.G18];['國家別水產別水產貿易量值-10'.I18];['國家別水產別水產貿易量值-10'.K18];['國家別水產別水產貿易量值-10'.M18])+SUM(['國家別水產別水產貿易量值-11'.C18];['國家別水產別水產貿易量值-11'.E18];['國家別水產別水產貿易量值-11'.G18];['國家別水產別水產貿易量值-11'.I18];['國家別水產別水產貿易量值-11'.K18];['國家別水產別水產貿易量值-11'.M18])+SUM(['國家別水產別水產貿易量值-12'.C18];['國家別水產別水產貿易量值-12'.E18];['國家別水產別水產貿易量值-12'.G18];['國家別水產別水產貿易量值-12'.I18];['國家別水產別水產貿易量值-12'.K18];['國家別水產別水產貿易量值-12'.M18])+SUM(['國家別水產別水產貿易量值-13'.C18];['國家別水產別水產貿易量值-13'.E18];['國家別水產別水產貿易量值-13'.G18];['國家別水產別水產貿易量值-13'.I18];['國家別水產別水產貿易量值-13'.K18];['國家別水產別水產貿易量值-13'.M18])+SUM(['國家別水產別水產貿易量值-14'.C18];['國家別水產別水產貿易量值-14'.E18];['國家別水產別水產貿易量值-14'.G18];['國家別水產別水產貿易量值-14'.I18];['國家別水產別水產貿易量值-14'.K18];['國家別水產別水產貿易量值-14'.M18])+SUM(['國家別水產別水產貿易量值-15'.C18];['國家別水產別水產貿易量值-15'.E18];['國家別水產別水產貿易量值-15'.G18];['國家別水產別水產貿易量值-15'.I18];['國家別水產別水產貿易量值-15'.K18];['國家別水產別水產貿易量值-15'.M18])+SUM(['國家別水產別水產貿易量值-16'.C18];['國家別水產別水產貿易量值-16'.E18];['國家別水產別水產貿易量值-16'.G18];['國家別水產別水產貿易量值-16'.I18];['國家別水產別水產貿易量值-16'.K18];['國家別水產別水產貿易量值-16'.M18])+SUM(['國家別水產別水產貿易量值-17'.C18];['國家別水產別水產貿易量值-17'.E18];['國家別水產別水產貿易量值-17'.G18];['國家別水產別水產貿易量值-17'.I18];['國家別水產別水產貿易量值-17'.K18];['國家別水產別水產貿易量值-17'.M18])+SUM(['國家別水產別水產貿易量值-18'.C18];['國家別水產別水產貿易量值-18'.E18];['國家別水產別水產貿易量值-18'.G18];['國家別水產別水產貿易量值-18'.I18];['國家別水產別水產貿易量值-18'.K18];['國家別水產別水產貿易量值-18'.M18]))" table:style-name="ce12">
            <text:p>8,906,224<text:s/></text:p>
          </table:table-cell>
          <table:table-cell office:value-type="float" office:value="42916.262999999999" table:formula="of:=IF(SUM([.H18];[.J18];[.L18];[.N18])+SUM(['國家別水產別水產貿易量值-2'.D18];['國家別水產別水產貿易量值-2'.F18];['國家別水產別水產貿易量值-2'.H18];['國家別水產別水產貿易量值-2'.J18];['國家別水產別水產貿易量值-2'.L18];['國家別水產別水產貿易量值-2'.N18])+SUM(['國家別水產別水產貿易量值-3'.D18];['國家別水產別水產貿易量值-3'.F18];['國家別水產別水產貿易量值-3'.H18];['國家別水產別水產貿易量值-3'.J18];['國家別水產別水產貿易量值-3'.L18];['國家別水產別水產貿易量值-3'.N18])+SUM(['國家別水產別水產貿易量值-4'.D18];['國家別水產別水產貿易量值-4'.F18];['國家別水產別水產貿易量值-4'.H18];['國家別水產別水產貿易量值-4'.J18];['國家別水產別水產貿易量值-4'.L18];['國家別水產別水產貿易量值-4'.N18])+SUM(['國家別水產別水產貿易量值-5'.D18];['國家別水產別水產貿易量值-5'.F18];['國家別水產別水產貿易量值-5'.H18];['國家別水產別水產貿易量值-5'.J18];['國家別水產別水產貿易量值-5'.L18];['國家別水產別水產貿易量值-5'.N18])+SUM(['國家別水產別水產貿易量值-6'.D18];['國家別水產別水產貿易量值-6'.F18];['國家別水產別水產貿易量值-6'.H18];['國家別水產別水產貿易量值-6'.J18];['國家別水產別水產貿易量值-6'.L18];['國家別水產別水產貿易量值-6'.N18])+SUM(['國家別水產別水產貿易量值-7'.D18];['國家別水產別水產貿易量值-7'.F18];['國家別水產別水產貿易量值-7'.H18];['國家別水產別水產貿易量值-7'.J18];['國家別水產別水產貿易量值-7'.L18];['國家別水產別水產貿易量值-7'.N18])+SUM(['國家別水產別水產貿易量值-8'.D18];['國家別水產別水產貿易量值-8'.F18];['國家別水產別水產貿易量值-8'.H18];['國家別水產別水產貿易量值-8'.J18];['國家別水產別水產貿易量值-8'.L18];['國家別水產別水產貿易量值-8'.N18])+SUM(['國家別水產別水產貿易量值-9'.D18];['國家別水產別水產貿易量值-9'.F18];['國家別水產別水產貿易量值-9'.H18];['國家別水產別水產貿易量值-9'.J18];['國家別水產別水產貿易量值-9'.L18];['國家別水產別水產貿易量值-9'.N18])+SUM(['國家別水產別水產貿易量值-10'.D18];['國家別水產別水產貿易量值-10'.F18];['國家別水產別水產貿易量值-10'.H18];['國家別水產別水產貿易量值-10'.J18];['國家別水產別水產貿易量值-10'.L18];['國家別水產別水產貿易量值-10'.N18])+SUM(['國家別水產別水產貿易量值-11'.D18];['國家別水產別水產貿易量值-11'.F18];['國家別水產別水產貿易量值-11'.H18];['國家別水產別水產貿易量值-11'.J18];['國家別水產別水產貿易量值-11'.L18];['國家別水產別水產貿易量值-11'.N18])+SUM(['國家別水產別水產貿易量值-12'.D18];['國家別水產別水產貿易量值-12'.F18];['國家別水產別水產貿易量值-12'.H18];['國家別水產別水產貿易量值-12'.J18];['國家別水產別水產貿易量值-12'.L18];['國家別水產別水產貿易量值-12'.N18])+SUM(['國家別水產別水產貿易量值-13'.D18];['國家別水產別水產貿易量值-13'.F18];['國家別水產別水產貿易量值-13'.H18];['國家別水產別水產貿易量值-13'.J18];['國家別水產別水產貿易量值-13'.L18];['國家別水產別水產貿易量值-13'.N18])+SUM(['國家別水產別水產貿易量值-14'.D18];['國家別水產別水產貿易量值-14'.F18];['國家別水產別水產貿易量值-14'.H18];['國家別水產別水產貿易量值-14'.J18];['國家別水產別水產貿易量值-14'.L18];['國家別水產別水產貿易量值-14'.N18])+SUM(['國家別水產別水產貿易量值-15'.D18];['國家別水產別水產貿易量值-15'.F18];['國家別水產別水產貿易量值-15'.H18];['國家別水產別水產貿易量值-15'.J18];['國家別水產別水產貿易量值-15'.L18];['國家別水產別水產貿易量值-15'.N18])+SUM(['國家別水產別水產貿易量值-16'.D18];['國家別水產別水產貿易量值-16'.F18];['國家別水產別水產貿易量值-16'.H18];['國家別水產別水產貿易量值-16'.J18];['國家別水產別水產貿易量值-16'.L18];['國家別水產別水產貿易量值-16'.N18])+SUM(['國家別水產別水產貿易量值-17'.D18];['國家別水產別水產貿易量值-17'.F18];['國家別水產別水產貿易量值-17'.H18];['國家別水產別水產貿易量值-17'.J18];['國家別水產別水產貿易量值-17'.L18];['國家別水產別水產貿易量值-17'.N18])+SUM(['國家別水產別水產貿易量值-18'.D18];['國家別水產別水產貿易量值-18'.F18];['國家別水產別水產貿易量值-18'.H18];['國家別水產別水產貿易量值-18'.J18];['國家別水產別水產貿易量值-18'.L18];['國家別水產別水產貿易量值-18'.N18])=0;&quot;-&quot;;SUM([.H18];[.J18];[.L18];[.N18])+SUM(['國家別水產別水產貿易量值-2'.D18];['國家別水產別水產貿易量值-2'.F18];['國家別水產別水產貿易量值-2'.H18];['國家別水產別水產貿易量值-2'.J18];['國家別水產別水產貿易量值-2'.L18];['國家別水產別水產貿易量值-2'.N18])+SUM(['國家別水產別水產貿易量值-3'.D18];['國家別水產別水產貿易量值-3'.F18];['國家別水產別水產貿易量值-3'.H18];['國家別水產別水產貿易量值-3'.J18];['國家別水產別水產貿易量值-3'.L18];['國家別水產別水產貿易量值-3'.N18])+SUM(['國家別水產別水產貿易量值-4'.D18];['國家別水產別水產貿易量值-4'.F18];['國家別水產別水產貿易量值-4'.H18];['國家別水產別水產貿易量值-4'.J18];['國家別水產別水產貿易量值-4'.L18];['國家別水產別水產貿易量值-4'.N18])+SUM(['國家別水產別水產貿易量值-5'.D18];['國家別水產別水產貿易量值-5'.F18];['國家別水產別水產貿易量值-5'.H18];['國家別水產別水產貿易量值-5'.J18];['國家別水產別水產貿易量值-5'.L18];['國家別水產別水產貿易量值-5'.N18])+SUM(['國家別水產別水產貿易量值-6'.D18];['國家別水產別水產貿易量值-6'.F18];['國家別水產別水產貿易量值-6'.H18];['國家別水產別水產貿易量值-6'.J18];['國家別水產別水產貿易量值-6'.L18];['國家別水產別水產貿易量值-6'.N18])+SUM(['國家別水產別水產貿易量值-7'.D18];['國家別水產別水產貿易量值-7'.F18];['國家別水產別水產貿易量值-7'.H18];['國家別水產別水產貿易量值-7'.J18];['國家別水產別水產貿易量值-7'.L18];['國家別水產別水產貿易量值-7'.N18])+SUM(['國家別水產別水產貿易量值-8'.D18];['國家別水產別水產貿易量值-8'.F18];['國家別水產別水產貿易量值-8'.H18];['國家別水產別水產貿易量值-8'.J18];['國家別水產別水產貿易量值-8'.L18];['國家別水產別水產貿易量值-8'.N18])+SUM(['國家別水產別水產貿易量值-9'.D18];['國家別水產別水產貿易量值-9'.F18];['國家別水產別水產貿易量值-9'.H18];['國家別水產別水產貿易量值-9'.J18];['國家別水產別水產貿易量值-9'.L18];['國家別水產別水產貿易量值-9'.N18])+SUM(['國家別水產別水產貿易量值-10'.D18];['國家別水產別水產貿易量值-10'.F18];['國家別水產別水產貿易量值-10'.H18];['國家別水產別水產貿易量值-10'.J18];['國家別水產別水產貿易量值-10'.L18];['國家別水產別水產貿易量值-10'.N18])+SUM(['國家別水產別水產貿易量值-11'.D18];['國家別水產別水產貿易量值-11'.F18];['國家別水產別水產貿易量值-11'.H18];['國家別水產別水產貿易量值-11'.J18];['國家別水產別水產貿易量值-11'.L18];['國家別水產別水產貿易量值-11'.N18])+SUM(['國家別水產別水產貿易量值-12'.D18];['國家別水產別水產貿易量值-12'.F18];['國家別水產別水產貿易量值-12'.H18];['國家別水產別水產貿易量值-12'.J18];['國家別水產別水產貿易量值-12'.L18];['國家別水產別水產貿易量值-12'.N18])+SUM(['國家別水產別水產貿易量值-13'.D18];['國家別水產別水產貿易量值-13'.F18];['國家別水產別水產貿易量值-13'.H18];['國家別水產別水產貿易量值-13'.J18];['國家別水產別水產貿易量值-13'.L18];['國家別水產別水產貿易量值-13'.N18])+SUM(['國家別水產別水產貿易量值-14'.D18];['國家別水產別水產貿易量值-14'.F18];['國家別水產別水產貿易量值-14'.H18];['國家別水產別水產貿易量值-14'.J18];['國家別水產別水產貿易量值-14'.L18];['國家別水產別水產貿易量值-14'.N18])+SUM(['國家別水產別水產貿易量值-15'.D18];['國家別水產別水產貿易量值-15'.F18];['國家別水產別水產貿易量值-15'.H18];['國家別水產別水產貿易量值-15'.J18];['國家別水產別水產貿易量值-15'.L18];['國家別水產別水產貿易量值-15'.N18])+SUM(['國家別水產別水產貿易量值-16'.D18];['國家別水產別水產貿易量值-16'.F18];['國家別水產別水產貿易量值-16'.H18];['國家別水產別水產貿易量值-16'.J18];['國家別水產別水產貿易量值-16'.L18];['國家別水產別水產貿易量值-16'.N18])+SUM(['國家別水產別水產貿易量值-17'.D18];['國家別水產別水產貿易量值-17'.F18];['國家別水產別水產貿易量值-17'.H18];['國家別水產別水產貿易量值-17'.J18];['國家別水產別水產貿易量值-17'.L18];['國家別水產別水產貿易量值-17'.N18])+SUM(['國家別水產別水產貿易量值-18'.D18];['國家別水產別水產貿易量值-18'.F18];['國家別水產別水產貿易量值-18'.H18];['國家別水產別水產貿易量值-18'.J18];['國家別水產別水產貿易量值-18'.L18];['國家別水產別水產貿易量值-18'.N18]))" table:style-name="ce12">
            <text:p>42,916<text:s/></text:p>
          </table:table-cell>
          <table:table-cell office:value-type="float" office:value="53424" table:style-name="ce12">
            <text:p>53,424<text:s/></text:p>
          </table:table-cell>
          <table:table-cell office:value-type="float" office:value="301.63499999999999" table:style-name="ce12">
            <text:p>3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2" table:style-name="ce12">
            <text:p>832<text:s/></text:p>
          </table:table-cell>
          <table:table-cell office:value-type="float" office:value="4.415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5526169" table:formula="of:=IF(SUM([.G19];[.I19];[.K19];[.M19])+SUM(['國家別水產別水產貿易量值-2'.C19];['國家別水產別水產貿易量值-2'.E19];['國家別水產別水產貿易量值-2'.G19];['國家別水產別水產貿易量值-2'.I19];['國家別水產別水產貿易量值-2'.K19];['國家別水產別水產貿易量值-2'.M19])+SUM(['國家別水產別水產貿易量值-3'.C19];['國家別水產別水產貿易量值-3'.E19];['國家別水產別水產貿易量值-3'.G19];['國家別水產別水產貿易量值-3'.I19];['國家別水產別水產貿易量值-3'.K19];['國家別水產別水產貿易量值-3'.M19])+SUM(['國家別水產別水產貿易量值-4'.C19];['國家別水產別水產貿易量值-4'.E19];['國家別水產別水產貿易量值-4'.G19];['國家別水產別水產貿易量值-4'.I19];['國家別水產別水產貿易量值-4'.K19];['國家別水產別水產貿易量值-4'.M19])+SUM(['國家別水產別水產貿易量值-5'.C19];['國家別水產別水產貿易量值-5'.E19];['國家別水產別水產貿易量值-5'.G19];['國家別水產別水產貿易量值-5'.I19];['國家別水產別水產貿易量值-5'.K19];['國家別水產別水產貿易量值-5'.M19])+SUM(['國家別水產別水產貿易量值-6'.C19];['國家別水產別水產貿易量值-6'.E19];['國家別水產別水產貿易量值-6'.G19];['國家別水產別水產貿易量值-6'.I19];['國家別水產別水產貿易量值-6'.K19];['國家別水產別水產貿易量值-6'.M19])+SUM(['國家別水產別水產貿易量值-7'.C19];['國家別水產別水產貿易量值-7'.E19];['國家別水產別水產貿易量值-7'.G19];['國家別水產別水產貿易量值-7'.I19];['國家別水產別水產貿易量值-7'.K19];['國家別水產別水產貿易量值-7'.M19])+SUM(['國家別水產別水產貿易量值-8'.C19];['國家別水產別水產貿易量值-8'.E19];['國家別水產別水產貿易量值-8'.G19];['國家別水產別水產貿易量值-8'.I19];['國家別水產別水產貿易量值-8'.K19];['國家別水產別水產貿易量值-8'.M19])+SUM(['國家別水產別水產貿易量值-9'.C19];['國家別水產別水產貿易量值-9'.E19];['國家別水產別水產貿易量值-9'.G19];['國家別水產別水產貿易量值-9'.I19];['國家別水產別水產貿易量值-9'.K19];['國家別水產別水產貿易量值-9'.M19])+SUM(['國家別水產別水產貿易量值-10'.C19];['國家別水產別水產貿易量值-10'.E19];['國家別水產別水產貿易量值-10'.G19];['國家別水產別水產貿易量值-10'.I19];['國家別水產別水產貿易量值-10'.K19];['國家別水產別水產貿易量值-10'.M19])+SUM(['國家別水產別水產貿易量值-11'.C19];['國家別水產別水產貿易量值-11'.E19];['國家別水產別水產貿易量值-11'.G19];['國家別水產別水產貿易量值-11'.I19];['國家別水產別水產貿易量值-11'.K19];['國家別水產別水產貿易量值-11'.M19])+SUM(['國家別水產別水產貿易量值-12'.C19];['國家別水產別水產貿易量值-12'.E19];['國家別水產別水產貿易量值-12'.G19];['國家別水產別水產貿易量值-12'.I19];['國家別水產別水產貿易量值-12'.K19];['國家別水產別水產貿易量值-12'.M19])+SUM(['國家別水產別水產貿易量值-13'.C19];['國家別水產別水產貿易量值-13'.E19];['國家別水產別水產貿易量值-13'.G19];['國家別水產別水產貿易量值-13'.I19];['國家別水產別水產貿易量值-13'.K19];['國家別水產別水產貿易量值-13'.M19])+SUM(['國家別水產別水產貿易量值-14'.C19];['國家別水產別水產貿易量值-14'.E19];['國家別水產別水產貿易量值-14'.G19];['國家別水產別水產貿易量值-14'.I19];['國家別水產別水產貿易量值-14'.K19];['國家別水產別水產貿易量值-14'.M19])+SUM(['國家別水產別水產貿易量值-15'.C19];['國家別水產別水產貿易量值-15'.E19];['國家別水產別水產貿易量值-15'.G19];['國家別水產別水產貿易量值-15'.I19];['國家別水產別水產貿易量值-15'.K19];['國家別水產別水產貿易量值-15'.M19])+SUM(['國家別水產別水產貿易量值-16'.C19];['國家別水產別水產貿易量值-16'.E19];['國家別水產別水產貿易量值-16'.G19];['國家別水產別水產貿易量值-16'.I19];['國家別水產別水產貿易量值-16'.K19];['國家別水產別水產貿易量值-16'.M19])+SUM(['國家別水產別水產貿易量值-17'.C19];['國家別水產別水產貿易量值-17'.E19];['國家別水產別水產貿易量值-17'.G19];['國家別水產別水產貿易量值-17'.I19];['國家別水產別水產貿易量值-17'.K19];['國家別水產別水產貿易量值-17'.M19])+SUM(['國家別水產別水產貿易量值-18'.C19];['國家別水產別水產貿易量值-18'.E19];['國家別水產別水產貿易量值-18'.G19];['國家別水產別水產貿易量值-18'.I19];['國家別水產別水產貿易量值-18'.K19];['國家別水產別水產貿易量值-18'.M19])=0;&quot;-&quot;;SUM([.G19];[.I19];[.K19];[.M19])+SUM(['國家別水產別水產貿易量值-2'.C19];['國家別水產別水產貿易量值-2'.E19];['國家別水產別水產貿易量值-2'.G19];['國家別水產別水產貿易量值-2'.I19];['國家別水產別水產貿易量值-2'.K19];['國家別水產別水產貿易量值-2'.M19])+SUM(['國家別水產別水產貿易量值-3'.C19];['國家別水產別水產貿易量值-3'.E19];['國家別水產別水產貿易量值-3'.G19];['國家別水產別水產貿易量值-3'.I19];['國家別水產別水產貿易量值-3'.K19];['國家別水產別水產貿易量值-3'.M19])+SUM(['國家別水產別水產貿易量值-4'.C19];['國家別水產別水產貿易量值-4'.E19];['國家別水產別水產貿易量值-4'.G19];['國家別水產別水產貿易量值-4'.I19];['國家別水產別水產貿易量值-4'.K19];['國家別水產別水產貿易量值-4'.M19])+SUM(['國家別水產別水產貿易量值-5'.C19];['國家別水產別水產貿易量值-5'.E19];['國家別水產別水產貿易量值-5'.G19];['國家別水產別水產貿易量值-5'.I19];['國家別水產別水產貿易量值-5'.K19];['國家別水產別水產貿易量值-5'.M19])+SUM(['國家別水產別水產貿易量值-6'.C19];['國家別水產別水產貿易量值-6'.E19];['國家別水產別水產貿易量值-6'.G19];['國家別水產別水產貿易量值-6'.I19];['國家別水產別水產貿易量值-6'.K19];['國家別水產別水產貿易量值-6'.M19])+SUM(['國家別水產別水產貿易量值-7'.C19];['國家別水產別水產貿易量值-7'.E19];['國家別水產別水產貿易量值-7'.G19];['國家別水產別水產貿易量值-7'.I19];['國家別水產別水產貿易量值-7'.K19];['國家別水產別水產貿易量值-7'.M19])+SUM(['國家別水產別水產貿易量值-8'.C19];['國家別水產別水產貿易量值-8'.E19];['國家別水產別水產貿易量值-8'.G19];['國家別水產別水產貿易量值-8'.I19];['國家別水產別水產貿易量值-8'.K19];['國家別水產別水產貿易量值-8'.M19])+SUM(['國家別水產別水產貿易量值-9'.C19];['國家別水產別水產貿易量值-9'.E19];['國家別水產別水產貿易量值-9'.G19];['國家別水產別水產貿易量值-9'.I19];['國家別水產別水產貿易量值-9'.K19];['國家別水產別水產貿易量值-9'.M19])+SUM(['國家別水產別水產貿易量值-10'.C19];['國家別水產別水產貿易量值-10'.E19];['國家別水產別水產貿易量值-10'.G19];['國家別水產別水產貿易量值-10'.I19];['國家別水產別水產貿易量值-10'.K19];['國家別水產別水產貿易量值-10'.M19])+SUM(['國家別水產別水產貿易量值-11'.C19];['國家別水產別水產貿易量值-11'.E19];['國家別水產別水產貿易量值-11'.G19];['國家別水產別水產貿易量值-11'.I19];['國家別水產別水產貿易量值-11'.K19];['國家別水產別水產貿易量值-11'.M19])+SUM(['國家別水產別水產貿易量值-12'.C19];['國家別水產別水產貿易量值-12'.E19];['國家別水產別水產貿易量值-12'.G19];['國家別水產別水產貿易量值-12'.I19];['國家別水產別水產貿易量值-12'.K19];['國家別水產別水產貿易量值-12'.M19])+SUM(['國家別水產別水產貿易量值-13'.C19];['國家別水產別水產貿易量值-13'.E19];['國家別水產別水產貿易量值-13'.G19];['國家別水產別水產貿易量值-13'.I19];['國家別水產別水產貿易量值-13'.K19];['國家別水產別水產貿易量值-13'.M19])+SUM(['國家別水產別水產貿易量值-14'.C19];['國家別水產別水產貿易量值-14'.E19];['國家別水產別水產貿易量值-14'.G19];['國家別水產別水產貿易量值-14'.I19];['國家別水產別水產貿易量值-14'.K19];['國家別水產別水產貿易量值-14'.M19])+SUM(['國家別水產別水產貿易量值-15'.C19];['國家別水產別水產貿易量值-15'.E19];['國家別水產別水產貿易量值-15'.G19];['國家別水產別水產貿易量值-15'.I19];['國家別水產別水產貿易量值-15'.K19];['國家別水產別水產貿易量值-15'.M19])+SUM(['國家別水產別水產貿易量值-16'.C19];['國家別水產別水產貿易量值-16'.E19];['國家別水產別水產貿易量值-16'.G19];['國家別水產別水產貿易量值-16'.I19];['國家別水產別水產貿易量值-16'.K19];['國家別水產別水產貿易量值-16'.M19])+SUM(['國家別水產別水產貿易量值-17'.C19];['國家別水產別水產貿易量值-17'.E19];['國家別水產別水產貿易量值-17'.G19];['國家別水產別水產貿易量值-17'.I19];['國家別水產別水產貿易量值-17'.K19];['國家別水產別水產貿易量值-17'.M19])+SUM(['國家別水產別水產貿易量值-18'.C19];['國家別水產別水產貿易量值-18'.E19];['國家別水產別水產貿易量值-18'.G19];['國家別水產別水產貿易量值-18'.I19];['國家別水產別水產貿易量值-18'.K19];['國家別水產別水產貿易量值-18'.M19]))" table:style-name="ce12">
            <text:p>35,526,169<text:s/></text:p>
          </table:table-cell>
          <table:table-cell office:value-type="float" office:value="39143.273000000008" table:formula="of:=IF(SUM([.H19];[.J19];[.L19];[.N19])+SUM(['國家別水產別水產貿易量值-2'.D19];['國家別水產別水產貿易量值-2'.F19];['國家別水產別水產貿易量值-2'.H19];['國家別水產別水產貿易量值-2'.J19];['國家別水產別水產貿易量值-2'.L19];['國家別水產別水產貿易量值-2'.N19])+SUM(['國家別水產別水產貿易量值-3'.D19];['國家別水產別水產貿易量值-3'.F19];['國家別水產別水產貿易量值-3'.H19];['國家別水產別水產貿易量值-3'.J19];['國家別水產別水產貿易量值-3'.L19];['國家別水產別水產貿易量值-3'.N19])+SUM(['國家別水產別水產貿易量值-4'.D19];['國家別水產別水產貿易量值-4'.F19];['國家別水產別水產貿易量值-4'.H19];['國家別水產別水產貿易量值-4'.J19];['國家別水產別水產貿易量值-4'.L19];['國家別水產別水產貿易量值-4'.N19])+SUM(['國家別水產別水產貿易量值-5'.D19];['國家別水產別水產貿易量值-5'.F19];['國家別水產別水產貿易量值-5'.H19];['國家別水產別水產貿易量值-5'.J19];['國家別水產別水產貿易量值-5'.L19];['國家別水產別水產貿易量值-5'.N19])+SUM(['國家別水產別水產貿易量值-6'.D19];['國家別水產別水產貿易量值-6'.F19];['國家別水產別水產貿易量值-6'.H19];['國家別水產別水產貿易量值-6'.J19];['國家別水產別水產貿易量值-6'.L19];['國家別水產別水產貿易量值-6'.N19])+SUM(['國家別水產別水產貿易量值-7'.D19];['國家別水產別水產貿易量值-7'.F19];['國家別水產別水產貿易量值-7'.H19];['國家別水產別水產貿易量值-7'.J19];['國家別水產別水產貿易量值-7'.L19];['國家別水產別水產貿易量值-7'.N19])+SUM(['國家別水產別水產貿易量值-8'.D19];['國家別水產別水產貿易量值-8'.F19];['國家別水產別水產貿易量值-8'.H19];['國家別水產別水產貿易量值-8'.J19];['國家別水產別水產貿易量值-8'.L19];['國家別水產別水產貿易量值-8'.N19])+SUM(['國家別水產別水產貿易量值-9'.D19];['國家別水產別水產貿易量值-9'.F19];['國家別水產別水產貿易量值-9'.H19];['國家別水產別水產貿易量值-9'.J19];['國家別水產別水產貿易量值-9'.L19];['國家別水產別水產貿易量值-9'.N19])+SUM(['國家別水產別水產貿易量值-10'.D19];['國家別水產別水產貿易量值-10'.F19];['國家別水產別水產貿易量值-10'.H19];['國家別水產別水產貿易量值-10'.J19];['國家別水產別水產貿易量值-10'.L19];['國家別水產別水產貿易量值-10'.N19])+SUM(['國家別水產別水產貿易量值-11'.D19];['國家別水產別水產貿易量值-11'.F19];['國家別水產別水產貿易量值-11'.H19];['國家別水產別水產貿易量值-11'.J19];['國家別水產別水產貿易量值-11'.L19];['國家別水產別水產貿易量值-11'.N19])+SUM(['國家別水產別水產貿易量值-12'.D19];['國家別水產別水產貿易量值-12'.F19];['國家別水產別水產貿易量值-12'.H19];['國家別水產別水產貿易量值-12'.J19];['國家別水產別水產貿易量值-12'.L19];['國家別水產別水產貿易量值-12'.N19])+SUM(['國家別水產別水產貿易量值-13'.D19];['國家別水產別水產貿易量值-13'.F19];['國家別水產別水產貿易量值-13'.H19];['國家別水產別水產貿易量值-13'.J19];['國家別水產別水產貿易量值-13'.L19];['國家別水產別水產貿易量值-13'.N19])+SUM(['國家別水產別水產貿易量值-14'.D19];['國家別水產別水產貿易量值-14'.F19];['國家別水產別水產貿易量值-14'.H19];['國家別水產別水產貿易量值-14'.J19];['國家別水產別水產貿易量值-14'.L19];['國家別水產別水產貿易量值-14'.N19])+SUM(['國家別水產別水產貿易量值-15'.D19];['國家別水產別水產貿易量值-15'.F19];['國家別水產別水產貿易量值-15'.H19];['國家別水產別水產貿易量值-15'.J19];['國家別水產別水產貿易量值-15'.L19];['國家別水產別水產貿易量值-15'.N19])+SUM(['國家別水產別水產貿易量值-16'.D19];['國家別水產別水產貿易量值-16'.F19];['國家別水產別水產貿易量值-16'.H19];['國家別水產別水產貿易量值-16'.J19];['國家別水產別水產貿易量值-16'.L19];['國家別水產別水產貿易量值-16'.N19])+SUM(['國家別水產別水產貿易量值-17'.D19];['國家別水產別水產貿易量值-17'.F19];['國家別水產別水產貿易量值-17'.H19];['國家別水產別水產貿易量值-17'.J19];['國家別水產別水產貿易量值-17'.L19];['國家別水產別水產貿易量值-17'.N19])+SUM(['國家別水產別水產貿易量值-18'.D19];['國家別水產別水產貿易量值-18'.F19];['國家別水產別水產貿易量值-18'.H19];['國家別水產別水產貿易量值-18'.J19];['國家別水產別水產貿易量值-18'.L19];['國家別水產別水產貿易量值-18'.N19])=0;&quot;-&quot;;SUM([.H19];[.J19];[.L19];[.N19])+SUM(['國家別水產別水產貿易量值-2'.D19];['國家別水產別水產貿易量值-2'.F19];['國家別水產別水產貿易量值-2'.H19];['國家別水產別水產貿易量值-2'.J19];['國家別水產別水產貿易量值-2'.L19];['國家別水產別水產貿易量值-2'.N19])+SUM(['國家別水產別水產貿易量值-3'.D19];['國家別水產別水產貿易量值-3'.F19];['國家別水產別水產貿易量值-3'.H19];['國家別水產別水產貿易量值-3'.J19];['國家別水產別水產貿易量值-3'.L19];['國家別水產別水產貿易量值-3'.N19])+SUM(['國家別水產別水產貿易量值-4'.D19];['國家別水產別水產貿易量值-4'.F19];['國家別水產別水產貿易量值-4'.H19];['國家別水產別水產貿易量值-4'.J19];['國家別水產別水產貿易量值-4'.L19];['國家別水產別水產貿易量值-4'.N19])+SUM(['國家別水產別水產貿易量值-5'.D19];['國家別水產別水產貿易量值-5'.F19];['國家別水產別水產貿易量值-5'.H19];['國家別水產別水產貿易量值-5'.J19];['國家別水產別水產貿易量值-5'.L19];['國家別水產別水產貿易量值-5'.N19])+SUM(['國家別水產別水產貿易量值-6'.D19];['國家別水產別水產貿易量值-6'.F19];['國家別水產別水產貿易量值-6'.H19];['國家別水產別水產貿易量值-6'.J19];['國家別水產別水產貿易量值-6'.L19];['國家別水產別水產貿易量值-6'.N19])+SUM(['國家別水產別水產貿易量值-7'.D19];['國家別水產別水產貿易量值-7'.F19];['國家別水產別水產貿易量值-7'.H19];['國家別水產別水產貿易量值-7'.J19];['國家別水產別水產貿易量值-7'.L19];['國家別水產別水產貿易量值-7'.N19])+SUM(['國家別水產別水產貿易量值-8'.D19];['國家別水產別水產貿易量值-8'.F19];['國家別水產別水產貿易量值-8'.H19];['國家別水產別水產貿易量值-8'.J19];['國家別水產別水產貿易量值-8'.L19];['國家別水產別水產貿易量值-8'.N19])+SUM(['國家別水產別水產貿易量值-9'.D19];['國家別水產別水產貿易量值-9'.F19];['國家別水產別水產貿易量值-9'.H19];['國家別水產別水產貿易量值-9'.J19];['國家別水產別水產貿易量值-9'.L19];['國家別水產別水產貿易量值-9'.N19])+SUM(['國家別水產別水產貿易量值-10'.D19];['國家別水產別水產貿易量值-10'.F19];['國家別水產別水產貿易量值-10'.H19];['國家別水產別水產貿易量值-10'.J19];['國家別水產別水產貿易量值-10'.L19];['國家別水產別水產貿易量值-10'.N19])+SUM(['國家別水產別水產貿易量值-11'.D19];['國家別水產別水產貿易量值-11'.F19];['國家別水產別水產貿易量值-11'.H19];['國家別水產別水產貿易量值-11'.J19];['國家別水產別水產貿易量值-11'.L19];['國家別水產別水產貿易量值-11'.N19])+SUM(['國家別水產別水產貿易量值-12'.D19];['國家別水產別水產貿易量值-12'.F19];['國家別水產別水產貿易量值-12'.H19];['國家別水產別水產貿易量值-12'.J19];['國家別水產別水產貿易量值-12'.L19];['國家別水產別水產貿易量值-12'.N19])+SUM(['國家別水產別水產貿易量值-13'.D19];['國家別水產別水產貿易量值-13'.F19];['國家別水產別水產貿易量值-13'.H19];['國家別水產別水產貿易量值-13'.J19];['國家別水產別水產貿易量值-13'.L19];['國家別水產別水產貿易量值-13'.N19])+SUM(['國家別水產別水產貿易量值-14'.D19];['國家別水產別水產貿易量值-14'.F19];['國家別水產別水產貿易量值-14'.H19];['國家別水產別水產貿易量值-14'.J19];['國家別水產別水產貿易量值-14'.L19];['國家別水產別水產貿易量值-14'.N19])+SUM(['國家別水產別水產貿易量值-15'.D19];['國家別水產別水產貿易量值-15'.F19];['國家別水產別水產貿易量值-15'.H19];['國家別水產別水產貿易量值-15'.J19];['國家別水產別水產貿易量值-15'.L19];['國家別水產別水產貿易量值-15'.N19])+SUM(['國家別水產別水產貿易量值-16'.D19];['國家別水產別水產貿易量值-16'.F19];['國家別水產別水產貿易量值-16'.H19];['國家別水產別水產貿易量值-16'.J19];['國家別水產別水產貿易量值-16'.L19];['國家別水產別水產貿易量值-16'.N19])+SUM(['國家別水產別水產貿易量值-17'.D19];['國家別水產別水產貿易量值-17'.F19];['國家別水產別水產貿易量值-17'.H19];['國家別水產別水產貿易量值-17'.J19];['國家別水產別水產貿易量值-17'.L19];['國家別水產別水產貿易量值-17'.N19])+SUM(['國家別水產別水產貿易量值-18'.D19];['國家別水產別水產貿易量值-18'.F19];['國家別水產別水產貿易量值-18'.H19];['國家別水產別水產貿易量值-18'.J19];['國家別水產別水產貿易量值-18'.L19];['國家別水產別水產貿易量值-18'.N19]))" table:style-name="ce12">
            <text:p>39,143<text:s/></text:p>
          </table:table-cell>
          <table:table-cell office:value-type="float" office:value="151318" table:style-name="ce12">
            <text:p>151,318<text:s/></text:p>
          </table:table-cell>
          <table:table-cell office:value-type="float" office:value="583.34699999999998" table:style-name="ce12">
            <text:p>5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" table:style-name="ce12">
            <text:p>58<text:s/></text:p>
          </table:table-cell>
          <table:table-cell office:value-type="float" office:value="1.1140000000000001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2659706" table:formula="of:=IF(SUM([.G20];[.I20];[.K20];[.M20])+SUM(['國家別水產別水產貿易量值-2'.C20];['國家別水產別水產貿易量值-2'.E20];['國家別水產別水產貿易量值-2'.G20];['國家別水產別水產貿易量值-2'.I20];['國家別水產別水產貿易量值-2'.K20];['國家別水產別水產貿易量值-2'.M20])+SUM(['國家別水產別水產貿易量值-3'.C20];['國家別水產別水產貿易量值-3'.E20];['國家別水產別水產貿易量值-3'.G20];['國家別水產別水產貿易量值-3'.I20];['國家別水產別水產貿易量值-3'.K20];['國家別水產別水產貿易量值-3'.M20])+SUM(['國家別水產別水產貿易量值-4'.C20];['國家別水產別水產貿易量值-4'.E20];['國家別水產別水產貿易量值-4'.G20];['國家別水產別水產貿易量值-4'.I20];['國家別水產別水產貿易量值-4'.K20];['國家別水產別水產貿易量值-4'.M20])+SUM(['國家別水產別水產貿易量值-5'.C20];['國家別水產別水產貿易量值-5'.E20];['國家別水產別水產貿易量值-5'.G20];['國家別水產別水產貿易量值-5'.I20];['國家別水產別水產貿易量值-5'.K20];['國家別水產別水產貿易量值-5'.M20])+SUM(['國家別水產別水產貿易量值-6'.C20];['國家別水產別水產貿易量值-6'.E20];['國家別水產別水產貿易量值-6'.G20];['國家別水產別水產貿易量值-6'.I20];['國家別水產別水產貿易量值-6'.K20];['國家別水產別水產貿易量值-6'.M20])+SUM(['國家別水產別水產貿易量值-7'.C20];['國家別水產別水產貿易量值-7'.E20];['國家別水產別水產貿易量值-7'.G20];['國家別水產別水產貿易量值-7'.I20];['國家別水產別水產貿易量值-7'.K20];['國家別水產別水產貿易量值-7'.M20])+SUM(['國家別水產別水產貿易量值-8'.C20];['國家別水產別水產貿易量值-8'.E20];['國家別水產別水產貿易量值-8'.G20];['國家別水產別水產貿易量值-8'.I20];['國家別水產別水產貿易量值-8'.K20];['國家別水產別水產貿易量值-8'.M20])+SUM(['國家別水產別水產貿易量值-9'.C20];['國家別水產別水產貿易量值-9'.E20];['國家別水產別水產貿易量值-9'.G20];['國家別水產別水產貿易量值-9'.I20];['國家別水產別水產貿易量值-9'.K20];['國家別水產別水產貿易量值-9'.M20])+SUM(['國家別水產別水產貿易量值-10'.C20];['國家別水產別水產貿易量值-10'.E20];['國家別水產別水產貿易量值-10'.G20];['國家別水產別水產貿易量值-10'.I20];['國家別水產別水產貿易量值-10'.K20];['國家別水產別水產貿易量值-10'.M20])+SUM(['國家別水產別水產貿易量值-11'.C20];['國家別水產別水產貿易量值-11'.E20];['國家別水產別水產貿易量值-11'.G20];['國家別水產別水產貿易量值-11'.I20];['國家別水產別水產貿易量值-11'.K20];['國家別水產別水產貿易量值-11'.M20])+SUM(['國家別水產別水產貿易量值-12'.C20];['國家別水產別水產貿易量值-12'.E20];['國家別水產別水產貿易量值-12'.G20];['國家別水產別水產貿易量值-12'.I20];['國家別水產別水產貿易量值-12'.K20];['國家別水產別水產貿易量值-12'.M20])+SUM(['國家別水產別水產貿易量值-13'.C20];['國家別水產別水產貿易量值-13'.E20];['國家別水產別水產貿易量值-13'.G20];['國家別水產別水產貿易量值-13'.I20];['國家別水產別水產貿易量值-13'.K20];['國家別水產別水產貿易量值-13'.M20])+SUM(['國家別水產別水產貿易量值-14'.C20];['國家別水產別水產貿易量值-14'.E20];['國家別水產別水產貿易量值-14'.G20];['國家別水產別水產貿易量值-14'.I20];['國家別水產別水產貿易量值-14'.K20];['國家別水產別水產貿易量值-14'.M20])+SUM(['國家別水產別水產貿易量值-15'.C20];['國家別水產別水產貿易量值-15'.E20];['國家別水產別水產貿易量值-15'.G20];['國家別水產別水產貿易量值-15'.I20];['國家別水產別水產貿易量值-15'.K20];['國家別水產別水產貿易量值-15'.M20])+SUM(['國家別水產別水產貿易量值-16'.C20];['國家別水產別水產貿易量值-16'.E20];['國家別水產別水產貿易量值-16'.G20];['國家別水產別水產貿易量值-16'.I20];['國家別水產別水產貿易量值-16'.K20];['國家別水產別水產貿易量值-16'.M20])+SUM(['國家別水產別水產貿易量值-17'.C20];['國家別水產別水產貿易量值-17'.E20];['國家別水產別水產貿易量值-17'.G20];['國家別水產別水產貿易量值-17'.I20];['國家別水產別水產貿易量值-17'.K20];['國家別水產別水產貿易量值-17'.M20])+SUM(['國家別水產別水產貿易量值-18'.C20];['國家別水產別水產貿易量值-18'.E20];['國家別水產別水產貿易量值-18'.G20];['國家別水產別水產貿易量值-18'.I20];['國家別水產別水產貿易量值-18'.K20];['國家別水產別水產貿易量值-18'.M20])=0;&quot;-&quot;;SUM([.G20];[.I20];[.K20];[.M20])+SUM(['國家別水產別水產貿易量值-2'.C20];['國家別水產別水產貿易量值-2'.E20];['國家別水產別水產貿易量值-2'.G20];['國家別水產別水產貿易量值-2'.I20];['國家別水產別水產貿易量值-2'.K20];['國家別水產別水產貿易量值-2'.M20])+SUM(['國家別水產別水產貿易量值-3'.C20];['國家別水產別水產貿易量值-3'.E20];['國家別水產別水產貿易量值-3'.G20];['國家別水產別水產貿易量值-3'.I20];['國家別水產別水產貿易量值-3'.K20];['國家別水產別水產貿易量值-3'.M20])+SUM(['國家別水產別水產貿易量值-4'.C20];['國家別水產別水產貿易量值-4'.E20];['國家別水產別水產貿易量值-4'.G20];['國家別水產別水產貿易量值-4'.I20];['國家別水產別水產貿易量值-4'.K20];['國家別水產別水產貿易量值-4'.M20])+SUM(['國家別水產別水產貿易量值-5'.C20];['國家別水產別水產貿易量值-5'.E20];['國家別水產別水產貿易量值-5'.G20];['國家別水產別水產貿易量值-5'.I20];['國家別水產別水產貿易量值-5'.K20];['國家別水產別水產貿易量值-5'.M20])+SUM(['國家別水產別水產貿易量值-6'.C20];['國家別水產別水產貿易量值-6'.E20];['國家別水產別水產貿易量值-6'.G20];['國家別水產別水產貿易量值-6'.I20];['國家別水產別水產貿易量值-6'.K20];['國家別水產別水產貿易量值-6'.M20])+SUM(['國家別水產別水產貿易量值-7'.C20];['國家別水產別水產貿易量值-7'.E20];['國家別水產別水產貿易量值-7'.G20];['國家別水產別水產貿易量值-7'.I20];['國家別水產別水產貿易量值-7'.K20];['國家別水產別水產貿易量值-7'.M20])+SUM(['國家別水產別水產貿易量值-8'.C20];['國家別水產別水產貿易量值-8'.E20];['國家別水產別水產貿易量值-8'.G20];['國家別水產別水產貿易量值-8'.I20];['國家別水產別水產貿易量值-8'.K20];['國家別水產別水產貿易量值-8'.M20])+SUM(['國家別水產別水產貿易量值-9'.C20];['國家別水產別水產貿易量值-9'.E20];['國家別水產別水產貿易量值-9'.G20];['國家別水產別水產貿易量值-9'.I20];['國家別水產別水產貿易量值-9'.K20];['國家別水產別水產貿易量值-9'.M20])+SUM(['國家別水產別水產貿易量值-10'.C20];['國家別水產別水產貿易量值-10'.E20];['國家別水產別水產貿易量值-10'.G20];['國家別水產別水產貿易量值-10'.I20];['國家別水產別水產貿易量值-10'.K20];['國家別水產別水產貿易量值-10'.M20])+SUM(['國家別水產別水產貿易量值-11'.C20];['國家別水產別水產貿易量值-11'.E20];['國家別水產別水產貿易量值-11'.G20];['國家別水產別水產貿易量值-11'.I20];['國家別水產別水產貿易量值-11'.K20];['國家別水產別水產貿易量值-11'.M20])+SUM(['國家別水產別水產貿易量值-12'.C20];['國家別水產別水產貿易量值-12'.E20];['國家別水產別水產貿易量值-12'.G20];['國家別水產別水產貿易量值-12'.I20];['國家別水產別水產貿易量值-12'.K20];['國家別水產別水產貿易量值-12'.M20])+SUM(['國家別水產別水產貿易量值-13'.C20];['國家別水產別水產貿易量值-13'.E20];['國家別水產別水產貿易量值-13'.G20];['國家別水產別水產貿易量值-13'.I20];['國家別水產別水產貿易量值-13'.K20];['國家別水產別水產貿易量值-13'.M20])+SUM(['國家別水產別水產貿易量值-14'.C20];['國家別水產別水產貿易量值-14'.E20];['國家別水產別水產貿易量值-14'.G20];['國家別水產別水產貿易量值-14'.I20];['國家別水產別水產貿易量值-14'.K20];['國家別水產別水產貿易量值-14'.M20])+SUM(['國家別水產別水產貿易量值-15'.C20];['國家別水產別水產貿易量值-15'.E20];['國家別水產別水產貿易量值-15'.G20];['國家別水產別水產貿易量值-15'.I20];['國家別水產別水產貿易量值-15'.K20];['國家別水產別水產貿易量值-15'.M20])+SUM(['國家別水產別水產貿易量值-16'.C20];['國家別水產別水產貿易量值-16'.E20];['國家別水產別水產貿易量值-16'.G20];['國家別水產別水產貿易量值-16'.I20];['國家別水產別水產貿易量值-16'.K20];['國家別水產別水產貿易量值-16'.M20])+SUM(['國家別水產別水產貿易量值-17'.C20];['國家別水產別水產貿易量值-17'.E20];['國家別水產別水產貿易量值-17'.G20];['國家別水產別水產貿易量值-17'.I20];['國家別水產別水產貿易量值-17'.K20];['國家別水產別水產貿易量值-17'.M20])+SUM(['國家別水產別水產貿易量值-18'.C20];['國家別水產別水產貿易量值-18'.E20];['國家別水產別水產貿易量值-18'.G20];['國家別水產別水產貿易量值-18'.I20];['國家別水產別水產貿易量值-18'.K20];['國家別水產別水產貿易量值-18'.M20]))" table:style-name="ce12">
            <text:p>22,659,706<text:s/></text:p>
          </table:table-cell>
          <table:table-cell office:value-type="float" office:value="38052.930999999997" table:formula="of:=IF(SUM([.H20];[.J20];[.L20];[.N20])+SUM(['國家別水產別水產貿易量值-2'.D20];['國家別水產別水產貿易量值-2'.F20];['國家別水產別水產貿易量值-2'.H20];['國家別水產別水產貿易量值-2'.J20];['國家別水產別水產貿易量值-2'.L20];['國家別水產別水產貿易量值-2'.N20])+SUM(['國家別水產別水產貿易量值-3'.D20];['國家別水產別水產貿易量值-3'.F20];['國家別水產別水產貿易量值-3'.H20];['國家別水產別水產貿易量值-3'.J20];['國家別水產別水產貿易量值-3'.L20];['國家別水產別水產貿易量值-3'.N20])+SUM(['國家別水產別水產貿易量值-4'.D20];['國家別水產別水產貿易量值-4'.F20];['國家別水產別水產貿易量值-4'.H20];['國家別水產別水產貿易量值-4'.J20];['國家別水產別水產貿易量值-4'.L20];['國家別水產別水產貿易量值-4'.N20])+SUM(['國家別水產別水產貿易量值-5'.D20];['國家別水產別水產貿易量值-5'.F20];['國家別水產別水產貿易量值-5'.H20];['國家別水產別水產貿易量值-5'.J20];['國家別水產別水產貿易量值-5'.L20];['國家別水產別水產貿易量值-5'.N20])+SUM(['國家別水產別水產貿易量值-6'.D20];['國家別水產別水產貿易量值-6'.F20];['國家別水產別水產貿易量值-6'.H20];['國家別水產別水產貿易量值-6'.J20];['國家別水產別水產貿易量值-6'.L20];['國家別水產別水產貿易量值-6'.N20])+SUM(['國家別水產別水產貿易量值-7'.D20];['國家別水產別水產貿易量值-7'.F20];['國家別水產別水產貿易量值-7'.H20];['國家別水產別水產貿易量值-7'.J20];['國家別水產別水產貿易量值-7'.L20];['國家別水產別水產貿易量值-7'.N20])+SUM(['國家別水產別水產貿易量值-8'.D20];['國家別水產別水產貿易量值-8'.F20];['國家別水產別水產貿易量值-8'.H20];['國家別水產別水產貿易量值-8'.J20];['國家別水產別水產貿易量值-8'.L20];['國家別水產別水產貿易量值-8'.N20])+SUM(['國家別水產別水產貿易量值-9'.D20];['國家別水產別水產貿易量值-9'.F20];['國家別水產別水產貿易量值-9'.H20];['國家別水產別水產貿易量值-9'.J20];['國家別水產別水產貿易量值-9'.L20];['國家別水產別水產貿易量值-9'.N20])+SUM(['國家別水產別水產貿易量值-10'.D20];['國家別水產別水產貿易量值-10'.F20];['國家別水產別水產貿易量值-10'.H20];['國家別水產別水產貿易量值-10'.J20];['國家別水產別水產貿易量值-10'.L20];['國家別水產別水產貿易量值-10'.N20])+SUM(['國家別水產別水產貿易量值-11'.D20];['國家別水產別水產貿易量值-11'.F20];['國家別水產別水產貿易量值-11'.H20];['國家別水產別水產貿易量值-11'.J20];['國家別水產別水產貿易量值-11'.L20];['國家別水產別水產貿易量值-11'.N20])+SUM(['國家別水產別水產貿易量值-12'.D20];['國家別水產別水產貿易量值-12'.F20];['國家別水產別水產貿易量值-12'.H20];['國家別水產別水產貿易量值-12'.J20];['國家別水產別水產貿易量值-12'.L20];['國家別水產別水產貿易量值-12'.N20])+SUM(['國家別水產別水產貿易量值-13'.D20];['國家別水產別水產貿易量值-13'.F20];['國家別水產別水產貿易量值-13'.H20];['國家別水產別水產貿易量值-13'.J20];['國家別水產別水產貿易量值-13'.L20];['國家別水產別水產貿易量值-13'.N20])+SUM(['國家別水產別水產貿易量值-14'.D20];['國家別水產別水產貿易量值-14'.F20];['國家別水產別水產貿易量值-14'.H20];['國家別水產別水產貿易量值-14'.J20];['國家別水產別水產貿易量值-14'.L20];['國家別水產別水產貿易量值-14'.N20])+SUM(['國家別水產別水產貿易量值-15'.D20];['國家別水產別水產貿易量值-15'.F20];['國家別水產別水產貿易量值-15'.H20];['國家別水產別水產貿易量值-15'.J20];['國家別水產別水產貿易量值-15'.L20];['國家別水產別水產貿易量值-15'.N20])+SUM(['國家別水產別水產貿易量值-16'.D20];['國家別水產別水產貿易量值-16'.F20];['國家別水產別水產貿易量值-16'.H20];['國家別水產別水產貿易量值-16'.J20];['國家別水產別水產貿易量值-16'.L20];['國家別水產別水產貿易量值-16'.N20])+SUM(['國家別水產別水產貿易量值-17'.D20];['國家別水產別水產貿易量值-17'.F20];['國家別水產別水產貿易量值-17'.H20];['國家別水產別水產貿易量值-17'.J20];['國家別水產別水產貿易量值-17'.L20];['國家別水產別水產貿易量值-17'.N20])+SUM(['國家別水產別水產貿易量值-18'.D20];['國家別水產別水產貿易量值-18'.F20];['國家別水產別水產貿易量值-18'.H20];['國家別水產別水產貿易量值-18'.J20];['國家別水產別水產貿易量值-18'.L20];['國家別水產別水產貿易量值-18'.N20])=0;&quot;-&quot;;SUM([.H20];[.J20];[.L20];[.N20])+SUM(['國家別水產別水產貿易量值-2'.D20];['國家別水產別水產貿易量值-2'.F20];['國家別水產別水產貿易量值-2'.H20];['國家別水產別水產貿易量值-2'.J20];['國家別水產別水產貿易量值-2'.L20];['國家別水產別水產貿易量值-2'.N20])+SUM(['國家別水產別水產貿易量值-3'.D20];['國家別水產別水產貿易量值-3'.F20];['國家別水產別水產貿易量值-3'.H20];['國家別水產別水產貿易量值-3'.J20];['國家別水產別水產貿易量值-3'.L20];['國家別水產別水產貿易量值-3'.N20])+SUM(['國家別水產別水產貿易量值-4'.D20];['國家別水產別水產貿易量值-4'.F20];['國家別水產別水產貿易量值-4'.H20];['國家別水產別水產貿易量值-4'.J20];['國家別水產別水產貿易量值-4'.L20];['國家別水產別水產貿易量值-4'.N20])+SUM(['國家別水產別水產貿易量值-5'.D20];['國家別水產別水產貿易量值-5'.F20];['國家別水產別水產貿易量值-5'.H20];['國家別水產別水產貿易量值-5'.J20];['國家別水產別水產貿易量值-5'.L20];['國家別水產別水產貿易量值-5'.N20])+SUM(['國家別水產別水產貿易量值-6'.D20];['國家別水產別水產貿易量值-6'.F20];['國家別水產別水產貿易量值-6'.H20];['國家別水產別水產貿易量值-6'.J20];['國家別水產別水產貿易量值-6'.L20];['國家別水產別水產貿易量值-6'.N20])+SUM(['國家別水產別水產貿易量值-7'.D20];['國家別水產別水產貿易量值-7'.F20];['國家別水產別水產貿易量值-7'.H20];['國家別水產別水產貿易量值-7'.J20];['國家別水產別水產貿易量值-7'.L20];['國家別水產別水產貿易量值-7'.N20])+SUM(['國家別水產別水產貿易量值-8'.D20];['國家別水產別水產貿易量值-8'.F20];['國家別水產別水產貿易量值-8'.H20];['國家別水產別水產貿易量值-8'.J20];['國家別水產別水產貿易量值-8'.L20];['國家別水產別水產貿易量值-8'.N20])+SUM(['國家別水產別水產貿易量值-9'.D20];['國家別水產別水產貿易量值-9'.F20];['國家別水產別水產貿易量值-9'.H20];['國家別水產別水產貿易量值-9'.J20];['國家別水產別水產貿易量值-9'.L20];['國家別水產別水產貿易量值-9'.N20])+SUM(['國家別水產別水產貿易量值-10'.D20];['國家別水產別水產貿易量值-10'.F20];['國家別水產別水產貿易量值-10'.H20];['國家別水產別水產貿易量值-10'.J20];['國家別水產別水產貿易量值-10'.L20];['國家別水產別水產貿易量值-10'.N20])+SUM(['國家別水產別水產貿易量值-11'.D20];['國家別水產別水產貿易量值-11'.F20];['國家別水產別水產貿易量值-11'.H20];['國家別水產別水產貿易量值-11'.J20];['國家別水產別水產貿易量值-11'.L20];['國家別水產別水產貿易量值-11'.N20])+SUM(['國家別水產別水產貿易量值-12'.D20];['國家別水產別水產貿易量值-12'.F20];['國家別水產別水產貿易量值-12'.H20];['國家別水產別水產貿易量值-12'.J20];['國家別水產別水產貿易量值-12'.L20];['國家別水產別水產貿易量值-12'.N20])+SUM(['國家別水產別水產貿易量值-13'.D20];['國家別水產別水產貿易量值-13'.F20];['國家別水產別水產貿易量值-13'.H20];['國家別水產別水產貿易量值-13'.J20];['國家別水產別水產貿易量值-13'.L20];['國家別水產別水產貿易量值-13'.N20])+SUM(['國家別水產別水產貿易量值-14'.D20];['國家別水產別水產貿易量值-14'.F20];['國家別水產別水產貿易量值-14'.H20];['國家別水產別水產貿易量值-14'.J20];['國家別水產別水產貿易量值-14'.L20];['國家別水產別水產貿易量值-14'.N20])+SUM(['國家別水產別水產貿易量值-15'.D20];['國家別水產別水產貿易量值-15'.F20];['國家別水產別水產貿易量值-15'.H20];['國家別水產別水產貿易量值-15'.J20];['國家別水產別水產貿易量值-15'.L20];['國家別水產別水產貿易量值-15'.N20])+SUM(['國家別水產別水產貿易量值-16'.D20];['國家別水產別水產貿易量值-16'.F20];['國家別水產別水產貿易量值-16'.H20];['國家別水產別水產貿易量值-16'.J20];['國家別水產別水產貿易量值-16'.L20];['國家別水產別水產貿易量值-16'.N20])+SUM(['國家別水產別水產貿易量值-17'.D20];['國家別水產別水產貿易量值-17'.F20];['國家別水產別水產貿易量值-17'.H20];['國家別水產別水產貿易量值-17'.J20];['國家別水產別水產貿易量值-17'.L20];['國家別水產別水產貿易量值-17'.N20])+SUM(['國家別水產別水產貿易量值-18'.D20];['國家別水產別水產貿易量值-18'.F20];['國家別水產別水產貿易量值-18'.H20];['國家別水產別水產貿易量值-18'.J20];['國家別水產別水產貿易量值-18'.L20];['國家別水產別水產貿易量值-18'.N20]))" table:style-name="ce12">
            <text:p>38,053<text:s/></text:p>
          </table:table-cell>
          <table:table-cell office:value-type="float" office:value="24980" table:style-name="ce12">
            <text:p>24,980<text:s/></text:p>
          </table:table-cell>
          <table:table-cell office:value-type="float" office:value="102.87" table:style-name="ce12">
            <text:p>10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54" table:style-name="ce12">
            <text:p>2,154<text:s/></text:p>
          </table:table-cell>
          <table:table-cell office:value-type="float" office:value="3.1160000000000001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5698898" table:formula="of:=IF(SUM([.G21];[.I21];[.K21];[.M21])+SUM(['國家別水產別水產貿易量值-2'.C21];['國家別水產別水產貿易量值-2'.E21];['國家別水產別水產貿易量值-2'.G21];['國家別水產別水產貿易量值-2'.I21];['國家別水產別水產貿易量值-2'.K21];['國家別水產別水產貿易量值-2'.M21])+SUM(['國家別水產別水產貿易量值-3'.C21];['國家別水產別水產貿易量值-3'.E21];['國家別水產別水產貿易量值-3'.G21];['國家別水產別水產貿易量值-3'.I21];['國家別水產別水產貿易量值-3'.K21];['國家別水產別水產貿易量值-3'.M21])+SUM(['國家別水產別水產貿易量值-4'.C21];['國家別水產別水產貿易量值-4'.E21];['國家別水產別水產貿易量值-4'.G21];['國家別水產別水產貿易量值-4'.I21];['國家別水產別水產貿易量值-4'.K21];['國家別水產別水產貿易量值-4'.M21])+SUM(['國家別水產別水產貿易量值-5'.C21];['國家別水產別水產貿易量值-5'.E21];['國家別水產別水產貿易量值-5'.G21];['國家別水產別水產貿易量值-5'.I21];['國家別水產別水產貿易量值-5'.K21];['國家別水產別水產貿易量值-5'.M21])+SUM(['國家別水產別水產貿易量值-6'.C21];['國家別水產別水產貿易量值-6'.E21];['國家別水產別水產貿易量值-6'.G21];['國家別水產別水產貿易量值-6'.I21];['國家別水產別水產貿易量值-6'.K21];['國家別水產別水產貿易量值-6'.M21])+SUM(['國家別水產別水產貿易量值-7'.C21];['國家別水產別水產貿易量值-7'.E21];['國家別水產別水產貿易量值-7'.G21];['國家別水產別水產貿易量值-7'.I21];['國家別水產別水產貿易量值-7'.K21];['國家別水產別水產貿易量值-7'.M21])+SUM(['國家別水產別水產貿易量值-8'.C21];['國家別水產別水產貿易量值-8'.E21];['國家別水產別水產貿易量值-8'.G21];['國家別水產別水產貿易量值-8'.I21];['國家別水產別水產貿易量值-8'.K21];['國家別水產別水產貿易量值-8'.M21])+SUM(['國家別水產別水產貿易量值-9'.C21];['國家別水產別水產貿易量值-9'.E21];['國家別水產別水產貿易量值-9'.G21];['國家別水產別水產貿易量值-9'.I21];['國家別水產別水產貿易量值-9'.K21];['國家別水產別水產貿易量值-9'.M21])+SUM(['國家別水產別水產貿易量值-10'.C21];['國家別水產別水產貿易量值-10'.E21];['國家別水產別水產貿易量值-10'.G21];['國家別水產別水產貿易量值-10'.I21];['國家別水產別水產貿易量值-10'.K21];['國家別水產別水產貿易量值-10'.M21])+SUM(['國家別水產別水產貿易量值-11'.C21];['國家別水產別水產貿易量值-11'.E21];['國家別水產別水產貿易量值-11'.G21];['國家別水產別水產貿易量值-11'.I21];['國家別水產別水產貿易量值-11'.K21];['國家別水產別水產貿易量值-11'.M21])+SUM(['國家別水產別水產貿易量值-12'.C21];['國家別水產別水產貿易量值-12'.E21];['國家別水產別水產貿易量值-12'.G21];['國家別水產別水產貿易量值-12'.I21];['國家別水產別水產貿易量值-12'.K21];['國家別水產別水產貿易量值-12'.M21])+SUM(['國家別水產別水產貿易量值-13'.C21];['國家別水產別水產貿易量值-13'.E21];['國家別水產別水產貿易量值-13'.G21];['國家別水產別水產貿易量值-13'.I21];['國家別水產別水產貿易量值-13'.K21];['國家別水產別水產貿易量值-13'.M21])+SUM(['國家別水產別水產貿易量值-14'.C21];['國家別水產別水產貿易量值-14'.E21];['國家別水產別水產貿易量值-14'.G21];['國家別水產別水產貿易量值-14'.I21];['國家別水產別水產貿易量值-14'.K21];['國家別水產別水產貿易量值-14'.M21])+SUM(['國家別水產別水產貿易量值-15'.C21];['國家別水產別水產貿易量值-15'.E21];['國家別水產別水產貿易量值-15'.G21];['國家別水產別水產貿易量值-15'.I21];['國家別水產別水產貿易量值-15'.K21];['國家別水產別水產貿易量值-15'.M21])+SUM(['國家別水產別水產貿易量值-16'.C21];['國家別水產別水產貿易量值-16'.E21];['國家別水產別水產貿易量值-16'.G21];['國家別水產別水產貿易量值-16'.I21];['國家別水產別水產貿易量值-16'.K21];['國家別水產別水產貿易量值-16'.M21])+SUM(['國家別水產別水產貿易量值-17'.C21];['國家別水產別水產貿易量值-17'.E21];['國家別水產別水產貿易量值-17'.G21];['國家別水產別水產貿易量值-17'.I21];['國家別水產別水產貿易量值-17'.K21];['國家別水產別水產貿易量值-17'.M21])+SUM(['國家別水產別水產貿易量值-18'.C21];['國家別水產別水產貿易量值-18'.E21];['國家別水產別水產貿易量值-18'.G21];['國家別水產別水產貿易量值-18'.I21];['國家別水產別水產貿易量值-18'.K21];['國家別水產別水產貿易量值-18'.M21])=0;&quot;-&quot;;SUM([.G21];[.I21];[.K21];[.M21])+SUM(['國家別水產別水產貿易量值-2'.C21];['國家別水產別水產貿易量值-2'.E21];['國家別水產別水產貿易量值-2'.G21];['國家別水產別水產貿易量值-2'.I21];['國家別水產別水產貿易量值-2'.K21];['國家別水產別水產貿易量值-2'.M21])+SUM(['國家別水產別水產貿易量值-3'.C21];['國家別水產別水產貿易量值-3'.E21];['國家別水產別水產貿易量值-3'.G21];['國家別水產別水產貿易量值-3'.I21];['國家別水產別水產貿易量值-3'.K21];['國家別水產別水產貿易量值-3'.M21])+SUM(['國家別水產別水產貿易量值-4'.C21];['國家別水產別水產貿易量值-4'.E21];['國家別水產別水產貿易量值-4'.G21];['國家別水產別水產貿易量值-4'.I21];['國家別水產別水產貿易量值-4'.K21];['國家別水產別水產貿易量值-4'.M21])+SUM(['國家別水產別水產貿易量值-5'.C21];['國家別水產別水產貿易量值-5'.E21];['國家別水產別水產貿易量值-5'.G21];['國家別水產別水產貿易量值-5'.I21];['國家別水產別水產貿易量值-5'.K21];['國家別水產別水產貿易量值-5'.M21])+SUM(['國家別水產別水產貿易量值-6'.C21];['國家別水產別水產貿易量值-6'.E21];['國家別水產別水產貿易量值-6'.G21];['國家別水產別水產貿易量值-6'.I21];['國家別水產別水產貿易量值-6'.K21];['國家別水產別水產貿易量值-6'.M21])+SUM(['國家別水產別水產貿易量值-7'.C21];['國家別水產別水產貿易量值-7'.E21];['國家別水產別水產貿易量值-7'.G21];['國家別水產別水產貿易量值-7'.I21];['國家別水產別水產貿易量值-7'.K21];['國家別水產別水產貿易量值-7'.M21])+SUM(['國家別水產別水產貿易量值-8'.C21];['國家別水產別水產貿易量值-8'.E21];['國家別水產別水產貿易量值-8'.G21];['國家別水產別水產貿易量值-8'.I21];['國家別水產別水產貿易量值-8'.K21];['國家別水產別水產貿易量值-8'.M21])+SUM(['國家別水產別水產貿易量值-9'.C21];['國家別水產別水產貿易量值-9'.E21];['國家別水產別水產貿易量值-9'.G21];['國家別水產別水產貿易量值-9'.I21];['國家別水產別水產貿易量值-9'.K21];['國家別水產別水產貿易量值-9'.M21])+SUM(['國家別水產別水產貿易量值-10'.C21];['國家別水產別水產貿易量值-10'.E21];['國家別水產別水產貿易量值-10'.G21];['國家別水產別水產貿易量值-10'.I21];['國家別水產別水產貿易量值-10'.K21];['國家別水產別水產貿易量值-10'.M21])+SUM(['國家別水產別水產貿易量值-11'.C21];['國家別水產別水產貿易量值-11'.E21];['國家別水產別水產貿易量值-11'.G21];['國家別水產別水產貿易量值-11'.I21];['國家別水產別水產貿易量值-11'.K21];['國家別水產別水產貿易量值-11'.M21])+SUM(['國家別水產別水產貿易量值-12'.C21];['國家別水產別水產貿易量值-12'.E21];['國家別水產別水產貿易量值-12'.G21];['國家別水產別水產貿易量值-12'.I21];['國家別水產別水產貿易量值-12'.K21];['國家別水產別水產貿易量值-12'.M21])+SUM(['國家別水產別水產貿易量值-13'.C21];['國家別水產別水產貿易量值-13'.E21];['國家別水產別水產貿易量值-13'.G21];['國家別水產別水產貿易量值-13'.I21];['國家別水產別水產貿易量值-13'.K21];['國家別水產別水產貿易量值-13'.M21])+SUM(['國家別水產別水產貿易量值-14'.C21];['國家別水產別水產貿易量值-14'.E21];['國家別水產別水產貿易量值-14'.G21];['國家別水產別水產貿易量值-14'.I21];['國家別水產別水產貿易量值-14'.K21];['國家別水產別水產貿易量值-14'.M21])+SUM(['國家別水產別水產貿易量值-15'.C21];['國家別水產別水產貿易量值-15'.E21];['國家別水產別水產貿易量值-15'.G21];['國家別水產別水產貿易量值-15'.I21];['國家別水產別水產貿易量值-15'.K21];['國家別水產別水產貿易量值-15'.M21])+SUM(['國家別水產別水產貿易量值-16'.C21];['國家別水產別水產貿易量值-16'.E21];['國家別水產別水產貿易量值-16'.G21];['國家別水產別水產貿易量值-16'.I21];['國家別水產別水產貿易量值-16'.K21];['國家別水產別水產貿易量值-16'.M21])+SUM(['國家別水產別水產貿易量值-17'.C21];['國家別水產別水產貿易量值-17'.E21];['國家別水產別水產貿易量值-17'.G21];['國家別水產別水產貿易量值-17'.I21];['國家別水產別水產貿易量值-17'.K21];['國家別水產別水產貿易量值-17'.M21])+SUM(['國家別水產別水產貿易量值-18'.C21];['國家別水產別水產貿易量值-18'.E21];['國家別水產別水產貿易量值-18'.G21];['國家別水產別水產貿易量值-18'.I21];['國家別水產別水產貿易量值-18'.K21];['國家別水產別水產貿易量值-18'.M21]))" table:style-name="ce12">
            <text:p>5,698,898<text:s/></text:p>
          </table:table-cell>
          <table:table-cell office:value-type="float" office:value="22730.960999999999" table:formula="of:=IF(SUM([.H21];[.J21];[.L21];[.N21])+SUM(['國家別水產別水產貿易量值-2'.D21];['國家別水產別水產貿易量值-2'.F21];['國家別水產別水產貿易量值-2'.H21];['國家別水產別水產貿易量值-2'.J21];['國家別水產別水產貿易量值-2'.L21];['國家別水產別水產貿易量值-2'.N21])+SUM(['國家別水產別水產貿易量值-3'.D21];['國家別水產別水產貿易量值-3'.F21];['國家別水產別水產貿易量值-3'.H21];['國家別水產別水產貿易量值-3'.J21];['國家別水產別水產貿易量值-3'.L21];['國家別水產別水產貿易量值-3'.N21])+SUM(['國家別水產別水產貿易量值-4'.D21];['國家別水產別水產貿易量值-4'.F21];['國家別水產別水產貿易量值-4'.H21];['國家別水產別水產貿易量值-4'.J21];['國家別水產別水產貿易量值-4'.L21];['國家別水產別水產貿易量值-4'.N21])+SUM(['國家別水產別水產貿易量值-5'.D21];['國家別水產別水產貿易量值-5'.F21];['國家別水產別水產貿易量值-5'.H21];['國家別水產別水產貿易量值-5'.J21];['國家別水產別水產貿易量值-5'.L21];['國家別水產別水產貿易量值-5'.N21])+SUM(['國家別水產別水產貿易量值-6'.D21];['國家別水產別水產貿易量值-6'.F21];['國家別水產別水產貿易量值-6'.H21];['國家別水產別水產貿易量值-6'.J21];['國家別水產別水產貿易量值-6'.L21];['國家別水產別水產貿易量值-6'.N21])+SUM(['國家別水產別水產貿易量值-7'.D21];['國家別水產別水產貿易量值-7'.F21];['國家別水產別水產貿易量值-7'.H21];['國家別水產別水產貿易量值-7'.J21];['國家別水產別水產貿易量值-7'.L21];['國家別水產別水產貿易量值-7'.N21])+SUM(['國家別水產別水產貿易量值-8'.D21];['國家別水產別水產貿易量值-8'.F21];['國家別水產別水產貿易量值-8'.H21];['國家別水產別水產貿易量值-8'.J21];['國家別水產別水產貿易量值-8'.L21];['國家別水產別水產貿易量值-8'.N21])+SUM(['國家別水產別水產貿易量值-9'.D21];['國家別水產別水產貿易量值-9'.F21];['國家別水產別水產貿易量值-9'.H21];['國家別水產別水產貿易量值-9'.J21];['國家別水產別水產貿易量值-9'.L21];['國家別水產別水產貿易量值-9'.N21])+SUM(['國家別水產別水產貿易量值-10'.D21];['國家別水產別水產貿易量值-10'.F21];['國家別水產別水產貿易量值-10'.H21];['國家別水產別水產貿易量值-10'.J21];['國家別水產別水產貿易量值-10'.L21];['國家別水產別水產貿易量值-10'.N21])+SUM(['國家別水產別水產貿易量值-11'.D21];['國家別水產別水產貿易量值-11'.F21];['國家別水產別水產貿易量值-11'.H21];['國家別水產別水產貿易量值-11'.J21];['國家別水產別水產貿易量值-11'.L21];['國家別水產別水產貿易量值-11'.N21])+SUM(['國家別水產別水產貿易量值-12'.D21];['國家別水產別水產貿易量值-12'.F21];['國家別水產別水產貿易量值-12'.H21];['國家別水產別水產貿易量值-12'.J21];['國家別水產別水產貿易量值-12'.L21];['國家別水產別水產貿易量值-12'.N21])+SUM(['國家別水產別水產貿易量值-13'.D21];['國家別水產別水產貿易量值-13'.F21];['國家別水產別水產貿易量值-13'.H21];['國家別水產別水產貿易量值-13'.J21];['國家別水產別水產貿易量值-13'.L21];['國家別水產別水產貿易量值-13'.N21])+SUM(['國家別水產別水產貿易量值-14'.D21];['國家別水產別水產貿易量值-14'.F21];['國家別水產別水產貿易量值-14'.H21];['國家別水產別水產貿易量值-14'.J21];['國家別水產別水產貿易量值-14'.L21];['國家別水產別水產貿易量值-14'.N21])+SUM(['國家別水產別水產貿易量值-15'.D21];['國家別水產別水產貿易量值-15'.F21];['國家別水產別水產貿易量值-15'.H21];['國家別水產別水產貿易量值-15'.J21];['國家別水產別水產貿易量值-15'.L21];['國家別水產別水產貿易量值-15'.N21])+SUM(['國家別水產別水產貿易量值-16'.D21];['國家別水產別水產貿易量值-16'.F21];['國家別水產別水產貿易量值-16'.H21];['國家別水產別水產貿易量值-16'.J21];['國家別水產別水產貿易量值-16'.L21];['國家別水產別水產貿易量值-16'.N21])+SUM(['國家別水產別水產貿易量值-17'.D21];['國家別水產別水產貿易量值-17'.F21];['國家別水產別水產貿易量值-17'.H21];['國家別水產別水產貿易量值-17'.J21];['國家別水產別水產貿易量值-17'.L21];['國家別水產別水產貿易量值-17'.N21])+SUM(['國家別水產別水產貿易量值-18'.D21];['國家別水產別水產貿易量值-18'.F21];['國家別水產別水產貿易量值-18'.H21];['國家別水產別水產貿易量值-18'.J21];['國家別水產別水產貿易量值-18'.L21];['國家別水產別水產貿易量值-18'.N21])=0;&quot;-&quot;;SUM([.H21];[.J21];[.L21];[.N21])+SUM(['國家別水產別水產貿易量值-2'.D21];['國家別水產別水產貿易量值-2'.F21];['國家別水產別水產貿易量值-2'.H21];['國家別水產別水產貿易量值-2'.J21];['國家別水產別水產貿易量值-2'.L21];['國家別水產別水產貿易量值-2'.N21])+SUM(['國家別水產別水產貿易量值-3'.D21];['國家別水產別水產貿易量值-3'.F21];['國家別水產別水產貿易量值-3'.H21];['國家別水產別水產貿易量值-3'.J21];['國家別水產別水產貿易量值-3'.L21];['國家別水產別水產貿易量值-3'.N21])+SUM(['國家別水產別水產貿易量值-4'.D21];['國家別水產別水產貿易量值-4'.F21];['國家別水產別水產貿易量值-4'.H21];['國家別水產別水產貿易量值-4'.J21];['國家別水產別水產貿易量值-4'.L21];['國家別水產別水產貿易量值-4'.N21])+SUM(['國家別水產別水產貿易量值-5'.D21];['國家別水產別水產貿易量值-5'.F21];['國家別水產別水產貿易量值-5'.H21];['國家別水產別水產貿易量值-5'.J21];['國家別水產別水產貿易量值-5'.L21];['國家別水產別水產貿易量值-5'.N21])+SUM(['國家別水產別水產貿易量值-6'.D21];['國家別水產別水產貿易量值-6'.F21];['國家別水產別水產貿易量值-6'.H21];['國家別水產別水產貿易量值-6'.J21];['國家別水產別水產貿易量值-6'.L21];['國家別水產別水產貿易量值-6'.N21])+SUM(['國家別水產別水產貿易量值-7'.D21];['國家別水產別水產貿易量值-7'.F21];['國家別水產別水產貿易量值-7'.H21];['國家別水產別水產貿易量值-7'.J21];['國家別水產別水產貿易量值-7'.L21];['國家別水產別水產貿易量值-7'.N21])+SUM(['國家別水產別水產貿易量值-8'.D21];['國家別水產別水產貿易量值-8'.F21];['國家別水產別水產貿易量值-8'.H21];['國家別水產別水產貿易量值-8'.J21];['國家別水產別水產貿易量值-8'.L21];['國家別水產別水產貿易量值-8'.N21])+SUM(['國家別水產別水產貿易量值-9'.D21];['國家別水產別水產貿易量值-9'.F21];['國家別水產別水產貿易量值-9'.H21];['國家別水產別水產貿易量值-9'.J21];['國家別水產別水產貿易量值-9'.L21];['國家別水產別水產貿易量值-9'.N21])+SUM(['國家別水產別水產貿易量值-10'.D21];['國家別水產別水產貿易量值-10'.F21];['國家別水產別水產貿易量值-10'.H21];['國家別水產別水產貿易量值-10'.J21];['國家別水產別水產貿易量值-10'.L21];['國家別水產別水產貿易量值-10'.N21])+SUM(['國家別水產別水產貿易量值-11'.D21];['國家別水產別水產貿易量值-11'.F21];['國家別水產別水產貿易量值-11'.H21];['國家別水產別水產貿易量值-11'.J21];['國家別水產別水產貿易量值-11'.L21];['國家別水產別水產貿易量值-11'.N21])+SUM(['國家別水產別水產貿易量值-12'.D21];['國家別水產別水產貿易量值-12'.F21];['國家別水產別水產貿易量值-12'.H21];['國家別水產別水產貿易量值-12'.J21];['國家別水產別水產貿易量值-12'.L21];['國家別水產別水產貿易量值-12'.N21])+SUM(['國家別水產別水產貿易量值-13'.D21];['國家別水產別水產貿易量值-13'.F21];['國家別水產別水產貿易量值-13'.H21];['國家別水產別水產貿易量值-13'.J21];['國家別水產別水產貿易量值-13'.L21];['國家別水產別水產貿易量值-13'.N21])+SUM(['國家別水產別水產貿易量值-14'.D21];['國家別水產別水產貿易量值-14'.F21];['國家別水產別水產貿易量值-14'.H21];['國家別水產別水產貿易量值-14'.J21];['國家別水產別水產貿易量值-14'.L21];['國家別水產別水產貿易量值-14'.N21])+SUM(['國家別水產別水產貿易量值-15'.D21];['國家別水產別水產貿易量值-15'.F21];['國家別水產別水產貿易量值-15'.H21];['國家別水產別水產貿易量值-15'.J21];['國家別水產別水產貿易量值-15'.L21];['國家別水產別水產貿易量值-15'.N21])+SUM(['國家別水產別水產貿易量值-16'.D21];['國家別水產別水產貿易量值-16'.F21];['國家別水產別水產貿易量值-16'.H21];['國家別水產別水產貿易量值-16'.J21];['國家別水產別水產貿易量值-16'.L21];['國家別水產別水產貿易量值-16'.N21])+SUM(['國家別水產別水產貿易量值-17'.D21];['國家別水產別水產貿易量值-17'.F21];['國家別水產別水產貿易量值-17'.H21];['國家別水產別水產貿易量值-17'.J21];['國家別水產別水產貿易量值-17'.L21];['國家別水產別水產貿易量值-17'.N21])+SUM(['國家別水產別水產貿易量值-18'.D21];['國家別水產別水產貿易量值-18'.F21];['國家別水產別水產貿易量值-18'.H21];['國家別水產別水產貿易量值-18'.J21];['國家別水產別水產貿易量值-18'.L21];['國家別水產別水產貿易量值-18'.N21]))" table:style-name="ce12">
            <text:p>22,731<text:s/></text:p>
          </table:table-cell>
          <table:table-cell office:value-type="float" office:value="7548" table:style-name="ce12">
            <text:p>7,548<text:s/></text:p>
          </table:table-cell>
          <table:table-cell office:value-type="float" office:value="152.227" table:style-name="ce12">
            <text:p>1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text:s/></text:p>
          </table:table-cell>
          <table:table-cell office:value-type="float" office:value="0.41399999999999998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936485" table:formula="of:=IF(SUM([.G22];[.I22];[.K22];[.M22])+SUM(['國家別水產別水產貿易量值-2'.C22];['國家別水產別水產貿易量值-2'.E22];['國家別水產別水產貿易量值-2'.G22];['國家別水產別水產貿易量值-2'.I22];['國家別水產別水產貿易量值-2'.K22];['國家別水產別水產貿易量值-2'.M22])+SUM(['國家別水產別水產貿易量值-3'.C22];['國家別水產別水產貿易量值-3'.E22];['國家別水產別水產貿易量值-3'.G22];['國家別水產別水產貿易量值-3'.I22];['國家別水產別水產貿易量值-3'.K22];['國家別水產別水產貿易量值-3'.M22])+SUM(['國家別水產別水產貿易量值-4'.C22];['國家別水產別水產貿易量值-4'.E22];['國家別水產別水產貿易量值-4'.G22];['國家別水產別水產貿易量值-4'.I22];['國家別水產別水產貿易量值-4'.K22];['國家別水產別水產貿易量值-4'.M22])+SUM(['國家別水產別水產貿易量值-5'.C22];['國家別水產別水產貿易量值-5'.E22];['國家別水產別水產貿易量值-5'.G22];['國家別水產別水產貿易量值-5'.I22];['國家別水產別水產貿易量值-5'.K22];['國家別水產別水產貿易量值-5'.M22])+SUM(['國家別水產別水產貿易量值-6'.C22];['國家別水產別水產貿易量值-6'.E22];['國家別水產別水產貿易量值-6'.G22];['國家別水產別水產貿易量值-6'.I22];['國家別水產別水產貿易量值-6'.K22];['國家別水產別水產貿易量值-6'.M22])+SUM(['國家別水產別水產貿易量值-7'.C22];['國家別水產別水產貿易量值-7'.E22];['國家別水產別水產貿易量值-7'.G22];['國家別水產別水產貿易量值-7'.I22];['國家別水產別水產貿易量值-7'.K22];['國家別水產別水產貿易量值-7'.M22])+SUM(['國家別水產別水產貿易量值-8'.C22];['國家別水產別水產貿易量值-8'.E22];['國家別水產別水產貿易量值-8'.G22];['國家別水產別水產貿易量值-8'.I22];['國家別水產別水產貿易量值-8'.K22];['國家別水產別水產貿易量值-8'.M22])+SUM(['國家別水產別水產貿易量值-9'.C22];['國家別水產別水產貿易量值-9'.E22];['國家別水產別水產貿易量值-9'.G22];['國家別水產別水產貿易量值-9'.I22];['國家別水產別水產貿易量值-9'.K22];['國家別水產別水產貿易量值-9'.M22])+SUM(['國家別水產別水產貿易量值-10'.C22];['國家別水產別水產貿易量值-10'.E22];['國家別水產別水產貿易量值-10'.G22];['國家別水產別水產貿易量值-10'.I22];['國家別水產別水產貿易量值-10'.K22];['國家別水產別水產貿易量值-10'.M22])+SUM(['國家別水產別水產貿易量值-11'.C22];['國家別水產別水產貿易量值-11'.E22];['國家別水產別水產貿易量值-11'.G22];['國家別水產別水產貿易量值-11'.I22];['國家別水產別水產貿易量值-11'.K22];['國家別水產別水產貿易量值-11'.M22])+SUM(['國家別水產別水產貿易量值-12'.C22];['國家別水產別水產貿易量值-12'.E22];['國家別水產別水產貿易量值-12'.G22];['國家別水產別水產貿易量值-12'.I22];['國家別水產別水產貿易量值-12'.K22];['國家別水產別水產貿易量值-12'.M22])+SUM(['國家別水產別水產貿易量值-13'.C22];['國家別水產別水產貿易量值-13'.E22];['國家別水產別水產貿易量值-13'.G22];['國家別水產別水產貿易量值-13'.I22];['國家別水產別水產貿易量值-13'.K22];['國家別水產別水產貿易量值-13'.M22])+SUM(['國家別水產別水產貿易量值-14'.C22];['國家別水產別水產貿易量值-14'.E22];['國家別水產別水產貿易量值-14'.G22];['國家別水產別水產貿易量值-14'.I22];['國家別水產別水產貿易量值-14'.K22];['國家別水產別水產貿易量值-14'.M22])+SUM(['國家別水產別水產貿易量值-15'.C22];['國家別水產別水產貿易量值-15'.E22];['國家別水產別水產貿易量值-15'.G22];['國家別水產別水產貿易量值-15'.I22];['國家別水產別水產貿易量值-15'.K22];['國家別水產別水產貿易量值-15'.M22])+SUM(['國家別水產別水產貿易量值-16'.C22];['國家別水產別水產貿易量值-16'.E22];['國家別水產別水產貿易量值-16'.G22];['國家別水產別水產貿易量值-16'.I22];['國家別水產別水產貿易量值-16'.K22];['國家別水產別水產貿易量值-16'.M22])+SUM(['國家別水產別水產貿易量值-17'.C22];['國家別水產別水產貿易量值-17'.E22];['國家別水產別水產貿易量值-17'.G22];['國家別水產別水產貿易量值-17'.I22];['國家別水產別水產貿易量值-17'.K22];['國家別水產別水產貿易量值-17'.M22])+SUM(['國家別水產別水產貿易量值-18'.C22];['國家別水產別水產貿易量值-18'.E22];['國家別水產別水產貿易量值-18'.G22];['國家別水產別水產貿易量值-18'.I22];['國家別水產別水產貿易量值-18'.K22];['國家別水產別水產貿易量值-18'.M22])=0;&quot;-&quot;;SUM([.G22];[.I22];[.K22];[.M22])+SUM(['國家別水產別水產貿易量值-2'.C22];['國家別水產別水產貿易量值-2'.E22];['國家別水產別水產貿易量值-2'.G22];['國家別水產別水產貿易量值-2'.I22];['國家別水產別水產貿易量值-2'.K22];['國家別水產別水產貿易量值-2'.M22])+SUM(['國家別水產別水產貿易量值-3'.C22];['國家別水產別水產貿易量值-3'.E22];['國家別水產別水產貿易量值-3'.G22];['國家別水產別水產貿易量值-3'.I22];['國家別水產別水產貿易量值-3'.K22];['國家別水產別水產貿易量值-3'.M22])+SUM(['國家別水產別水產貿易量值-4'.C22];['國家別水產別水產貿易量值-4'.E22];['國家別水產別水產貿易量值-4'.G22];['國家別水產別水產貿易量值-4'.I22];['國家別水產別水產貿易量值-4'.K22];['國家別水產別水產貿易量值-4'.M22])+SUM(['國家別水產別水產貿易量值-5'.C22];['國家別水產別水產貿易量值-5'.E22];['國家別水產別水產貿易量值-5'.G22];['國家別水產別水產貿易量值-5'.I22];['國家別水產別水產貿易量值-5'.K22];['國家別水產別水產貿易量值-5'.M22])+SUM(['國家別水產別水產貿易量值-6'.C22];['國家別水產別水產貿易量值-6'.E22];['國家別水產別水產貿易量值-6'.G22];['國家別水產別水產貿易量值-6'.I22];['國家別水產別水產貿易量值-6'.K22];['國家別水產別水產貿易量值-6'.M22])+SUM(['國家別水產別水產貿易量值-7'.C22];['國家別水產別水產貿易量值-7'.E22];['國家別水產別水產貿易量值-7'.G22];['國家別水產別水產貿易量值-7'.I22];['國家別水產別水產貿易量值-7'.K22];['國家別水產別水產貿易量值-7'.M22])+SUM(['國家別水產別水產貿易量值-8'.C22];['國家別水產別水產貿易量值-8'.E22];['國家別水產別水產貿易量值-8'.G22];['國家別水產別水產貿易量值-8'.I22];['國家別水產別水產貿易量值-8'.K22];['國家別水產別水產貿易量值-8'.M22])+SUM(['國家別水產別水產貿易量值-9'.C22];['國家別水產別水產貿易量值-9'.E22];['國家別水產別水產貿易量值-9'.G22];['國家別水產別水產貿易量值-9'.I22];['國家別水產別水產貿易量值-9'.K22];['國家別水產別水產貿易量值-9'.M22])+SUM(['國家別水產別水產貿易量值-10'.C22];['國家別水產別水產貿易量值-10'.E22];['國家別水產別水產貿易量值-10'.G22];['國家別水產別水產貿易量值-10'.I22];['國家別水產別水產貿易量值-10'.K22];['國家別水產別水產貿易量值-10'.M22])+SUM(['國家別水產別水產貿易量值-11'.C22];['國家別水產別水產貿易量值-11'.E22];['國家別水產別水產貿易量值-11'.G22];['國家別水產別水產貿易量值-11'.I22];['國家別水產別水產貿易量值-11'.K22];['國家別水產別水產貿易量值-11'.M22])+SUM(['國家別水產別水產貿易量值-12'.C22];['國家別水產別水產貿易量值-12'.E22];['國家別水產別水產貿易量值-12'.G22];['國家別水產別水產貿易量值-12'.I22];['國家別水產別水產貿易量值-12'.K22];['國家別水產別水產貿易量值-12'.M22])+SUM(['國家別水產別水產貿易量值-13'.C22];['國家別水產別水產貿易量值-13'.E22];['國家別水產別水產貿易量值-13'.G22];['國家別水產別水產貿易量值-13'.I22];['國家別水產別水產貿易量值-13'.K22];['國家別水產別水產貿易量值-13'.M22])+SUM(['國家別水產別水產貿易量值-14'.C22];['國家別水產別水產貿易量值-14'.E22];['國家別水產別水產貿易量值-14'.G22];['國家別水產別水產貿易量值-14'.I22];['國家別水產別水產貿易量值-14'.K22];['國家別水產別水產貿易量值-14'.M22])+SUM(['國家別水產別水產貿易量值-15'.C22];['國家別水產別水產貿易量值-15'.E22];['國家別水產別水產貿易量值-15'.G22];['國家別水產別水產貿易量值-15'.I22];['國家別水產別水產貿易量值-15'.K22];['國家別水產別水產貿易量值-15'.M22])+SUM(['國家別水產別水產貿易量值-16'.C22];['國家別水產別水產貿易量值-16'.E22];['國家別水產別水產貿易量值-16'.G22];['國家別水產別水產貿易量值-16'.I22];['國家別水產別水產貿易量值-16'.K22];['國家別水產別水產貿易量值-16'.M22])+SUM(['國家別水產別水產貿易量值-17'.C22];['國家別水產別水產貿易量值-17'.E22];['國家別水產別水產貿易量值-17'.G22];['國家別水產別水產貿易量值-17'.I22];['國家別水產別水產貿易量值-17'.K22];['國家別水產別水產貿易量值-17'.M22])+SUM(['國家別水產別水產貿易量值-18'.C22];['國家別水產別水產貿易量值-18'.E22];['國家別水產別水產貿易量值-18'.G22];['國家別水產別水產貿易量值-18'.I22];['國家別水產別水產貿易量值-18'.K22];['國家別水產別水產貿易量值-18'.M22]))" table:style-name="ce12">
            <text:p>3,936,485<text:s/></text:p>
          </table:table-cell>
          <table:table-cell office:value-type="float" office:value="16726.137999999999" table:formula="of:=IF(SUM([.H22];[.J22];[.L22];[.N22])+SUM(['國家別水產別水產貿易量值-2'.D22];['國家別水產別水產貿易量值-2'.F22];['國家別水產別水產貿易量值-2'.H22];['國家別水產別水產貿易量值-2'.J22];['國家別水產別水產貿易量值-2'.L22];['國家別水產別水產貿易量值-2'.N22])+SUM(['國家別水產別水產貿易量值-3'.D22];['國家別水產別水產貿易量值-3'.F22];['國家別水產別水產貿易量值-3'.H22];['國家別水產別水產貿易量值-3'.J22];['國家別水產別水產貿易量值-3'.L22];['國家別水產別水產貿易量值-3'.N22])+SUM(['國家別水產別水產貿易量值-4'.D22];['國家別水產別水產貿易量值-4'.F22];['國家別水產別水產貿易量值-4'.H22];['國家別水產別水產貿易量值-4'.J22];['國家別水產別水產貿易量值-4'.L22];['國家別水產別水產貿易量值-4'.N22])+SUM(['國家別水產別水產貿易量值-5'.D22];['國家別水產別水產貿易量值-5'.F22];['國家別水產別水產貿易量值-5'.H22];['國家別水產別水產貿易量值-5'.J22];['國家別水產別水產貿易量值-5'.L22];['國家別水產別水產貿易量值-5'.N22])+SUM(['國家別水產別水產貿易量值-6'.D22];['國家別水產別水產貿易量值-6'.F22];['國家別水產別水產貿易量值-6'.H22];['國家別水產別水產貿易量值-6'.J22];['國家別水產別水產貿易量值-6'.L22];['國家別水產別水產貿易量值-6'.N22])+SUM(['國家別水產別水產貿易量值-7'.D22];['國家別水產別水產貿易量值-7'.F22];['國家別水產別水產貿易量值-7'.H22];['國家別水產別水產貿易量值-7'.J22];['國家別水產別水產貿易量值-7'.L22];['國家別水產別水產貿易量值-7'.N22])+SUM(['國家別水產別水產貿易量值-8'.D22];['國家別水產別水產貿易量值-8'.F22];['國家別水產別水產貿易量值-8'.H22];['國家別水產別水產貿易量值-8'.J22];['國家別水產別水產貿易量值-8'.L22];['國家別水產別水產貿易量值-8'.N22])+SUM(['國家別水產別水產貿易量值-9'.D22];['國家別水產別水產貿易量值-9'.F22];['國家別水產別水產貿易量值-9'.H22];['國家別水產別水產貿易量值-9'.J22];['國家別水產別水產貿易量值-9'.L22];['國家別水產別水產貿易量值-9'.N22])+SUM(['國家別水產別水產貿易量值-10'.D22];['國家別水產別水產貿易量值-10'.F22];['國家別水產別水產貿易量值-10'.H22];['國家別水產別水產貿易量值-10'.J22];['國家別水產別水產貿易量值-10'.L22];['國家別水產別水產貿易量值-10'.N22])+SUM(['國家別水產別水產貿易量值-11'.D22];['國家別水產別水產貿易量值-11'.F22];['國家別水產別水產貿易量值-11'.H22];['國家別水產別水產貿易量值-11'.J22];['國家別水產別水產貿易量值-11'.L22];['國家別水產別水產貿易量值-11'.N22])+SUM(['國家別水產別水產貿易量值-12'.D22];['國家別水產別水產貿易量值-12'.F22];['國家別水產別水產貿易量值-12'.H22];['國家別水產別水產貿易量值-12'.J22];['國家別水產別水產貿易量值-12'.L22];['國家別水產別水產貿易量值-12'.N22])+SUM(['國家別水產別水產貿易量值-13'.D22];['國家別水產別水產貿易量值-13'.F22];['國家別水產別水產貿易量值-13'.H22];['國家別水產別水產貿易量值-13'.J22];['國家別水產別水產貿易量值-13'.L22];['國家別水產別水產貿易量值-13'.N22])+SUM(['國家別水產別水產貿易量值-14'.D22];['國家別水產別水產貿易量值-14'.F22];['國家別水產別水產貿易量值-14'.H22];['國家別水產別水產貿易量值-14'.J22];['國家別水產別水產貿易量值-14'.L22];['國家別水產別水產貿易量值-14'.N22])+SUM(['國家別水產別水產貿易量值-15'.D22];['國家別水產別水產貿易量值-15'.F22];['國家別水產別水產貿易量值-15'.H22];['國家別水產別水產貿易量值-15'.J22];['國家別水產別水產貿易量值-15'.L22];['國家別水產別水產貿易量值-15'.N22])+SUM(['國家別水產別水產貿易量值-16'.D22];['國家別水產別水產貿易量值-16'.F22];['國家別水產別水產貿易量值-16'.H22];['國家別水產別水產貿易量值-16'.J22];['國家別水產別水產貿易量值-16'.L22];['國家別水產別水產貿易量值-16'.N22])+SUM(['國家別水產別水產貿易量值-17'.D22];['國家別水產別水產貿易量值-17'.F22];['國家別水產別水產貿易量值-17'.H22];['國家別水產別水產貿易量值-17'.J22];['國家別水產別水產貿易量值-17'.L22];['國家別水產別水產貿易量值-17'.N22])+SUM(['國家別水產別水產貿易量值-18'.D22];['國家別水產別水產貿易量值-18'.F22];['國家別水產別水產貿易量值-18'.H22];['國家別水產別水產貿易量值-18'.J22];['國家別水產別水產貿易量值-18'.L22];['國家別水產別水產貿易量值-18'.N22])=0;&quot;-&quot;;SUM([.H22];[.J22];[.L22];[.N22])+SUM(['國家別水產別水產貿易量值-2'.D22];['國家別水產別水產貿易量值-2'.F22];['國家別水產別水產貿易量值-2'.H22];['國家別水產別水產貿易量值-2'.J22];['國家別水產別水產貿易量值-2'.L22];['國家別水產別水產貿易量值-2'.N22])+SUM(['國家別水產別水產貿易量值-3'.D22];['國家別水產別水產貿易量值-3'.F22];['國家別水產別水產貿易量值-3'.H22];['國家別水產別水產貿易量值-3'.J22];['國家別水產別水產貿易量值-3'.L22];['國家別水產別水產貿易量值-3'.N22])+SUM(['國家別水產別水產貿易量值-4'.D22];['國家別水產別水產貿易量值-4'.F22];['國家別水產別水產貿易量值-4'.H22];['國家別水產別水產貿易量值-4'.J22];['國家別水產別水產貿易量值-4'.L22];['國家別水產別水產貿易量值-4'.N22])+SUM(['國家別水產別水產貿易量值-5'.D22];['國家別水產別水產貿易量值-5'.F22];['國家別水產別水產貿易量值-5'.H22];['國家別水產別水產貿易量值-5'.J22];['國家別水產別水產貿易量值-5'.L22];['國家別水產別水產貿易量值-5'.N22])+SUM(['國家別水產別水產貿易量值-6'.D22];['國家別水產別水產貿易量值-6'.F22];['國家別水產別水產貿易量值-6'.H22];['國家別水產別水產貿易量值-6'.J22];['國家別水產別水產貿易量值-6'.L22];['國家別水產別水產貿易量值-6'.N22])+SUM(['國家別水產別水產貿易量值-7'.D22];['國家別水產別水產貿易量值-7'.F22];['國家別水產別水產貿易量值-7'.H22];['國家別水產別水產貿易量值-7'.J22];['國家別水產別水產貿易量值-7'.L22];['國家別水產別水產貿易量值-7'.N22])+SUM(['國家別水產別水產貿易量值-8'.D22];['國家別水產別水產貿易量值-8'.F22];['國家別水產別水產貿易量值-8'.H22];['國家別水產別水產貿易量值-8'.J22];['國家別水產別水產貿易量值-8'.L22];['國家別水產別水產貿易量值-8'.N22])+SUM(['國家別水產別水產貿易量值-9'.D22];['國家別水產別水產貿易量值-9'.F22];['國家別水產別水產貿易量值-9'.H22];['國家別水產別水產貿易量值-9'.J22];['國家別水產別水產貿易量值-9'.L22];['國家別水產別水產貿易量值-9'.N22])+SUM(['國家別水產別水產貿易量值-10'.D22];['國家別水產別水產貿易量值-10'.F22];['國家別水產別水產貿易量值-10'.H22];['國家別水產別水產貿易量值-10'.J22];['國家別水產別水產貿易量值-10'.L22];['國家別水產別水產貿易量值-10'.N22])+SUM(['國家別水產別水產貿易量值-11'.D22];['國家別水產別水產貿易量值-11'.F22];['國家別水產別水產貿易量值-11'.H22];['國家別水產別水產貿易量值-11'.J22];['國家別水產別水產貿易量值-11'.L22];['國家別水產別水產貿易量值-11'.N22])+SUM(['國家別水產別水產貿易量值-12'.D22];['國家別水產別水產貿易量值-12'.F22];['國家別水產別水產貿易量值-12'.H22];['國家別水產別水產貿易量值-12'.J22];['國家別水產別水產貿易量值-12'.L22];['國家別水產別水產貿易量值-12'.N22])+SUM(['國家別水產別水產貿易量值-13'.D22];['國家別水產別水產貿易量值-13'.F22];['國家別水產別水產貿易量值-13'.H22];['國家別水產別水產貿易量值-13'.J22];['國家別水產別水產貿易量值-13'.L22];['國家別水產別水產貿易量值-13'.N22])+SUM(['國家別水產別水產貿易量值-14'.D22];['國家別水產別水產貿易量值-14'.F22];['國家別水產別水產貿易量值-14'.H22];['國家別水產別水產貿易量值-14'.J22];['國家別水產別水產貿易量值-14'.L22];['國家別水產別水產貿易量值-14'.N22])+SUM(['國家別水產別水產貿易量值-15'.D22];['國家別水產別水產貿易量值-15'.F22];['國家別水產別水產貿易量值-15'.H22];['國家別水產別水產貿易量值-15'.J22];['國家別水產別水產貿易量值-15'.L22];['國家別水產別水產貿易量值-15'.N22])+SUM(['國家別水產別水產貿易量值-16'.D22];['國家別水產別水產貿易量值-16'.F22];['國家別水產別水產貿易量值-16'.H22];['國家別水產別水產貿易量值-16'.J22];['國家別水產別水產貿易量值-16'.L22];['國家別水產別水產貿易量值-16'.N22])+SUM(['國家別水產別水產貿易量值-17'.D22];['國家別水產別水產貿易量值-17'.F22];['國家別水產別水產貿易量值-17'.H22];['國家別水產別水產貿易量值-17'.J22];['國家別水產別水產貿易量值-17'.L22];['國家別水產別水產貿易量值-17'.N22])+SUM(['國家別水產別水產貿易量值-18'.D22];['國家別水產別水產貿易量值-18'.F22];['國家別水產別水產貿易量值-18'.H22];['國家別水產別水產貿易量值-18'.J22];['國家別水產別水產貿易量值-18'.L22];['國家別水產別水產貿易量值-18'.N22]))" table:style-name="ce12">
            <text:p>16,726<text:s/></text:p>
          </table:table-cell>
          <table:table-cell office:value-type="float" office:value="20735" table:style-name="ce12">
            <text:p>20,735<text:s/></text:p>
          </table:table-cell>
          <table:table-cell office:value-type="float" office:value="599.31299999999999" table:style-name="ce12">
            <text:p>5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625" table:style-name="ce12">
            <text:p>8,625<text:s/></text:p>
          </table:table-cell>
          <table:table-cell office:value-type="float" office:value="113.545" table:style-name="ce12">
            <text:p>1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7061954" table:formula="of:=IF(SUM([.G23];[.I23];[.K23];[.M23])+SUM(['國家別水產別水產貿易量值-2'.C23];['國家別水產別水產貿易量值-2'.E23];['國家別水產別水產貿易量值-2'.G23];['國家別水產別水產貿易量值-2'.I23];['國家別水產別水產貿易量值-2'.K23];['國家別水產別水產貿易量值-2'.M23])+SUM(['國家別水產別水產貿易量值-3'.C23];['國家別水產別水產貿易量值-3'.E23];['國家別水產別水產貿易量值-3'.G23];['國家別水產別水產貿易量值-3'.I23];['國家別水產別水產貿易量值-3'.K23];['國家別水產別水產貿易量值-3'.M23])+SUM(['國家別水產別水產貿易量值-4'.C23];['國家別水產別水產貿易量值-4'.E23];['國家別水產別水產貿易量值-4'.G23];['國家別水產別水產貿易量值-4'.I23];['國家別水產別水產貿易量值-4'.K23];['國家別水產別水產貿易量值-4'.M23])+SUM(['國家別水產別水產貿易量值-5'.C23];['國家別水產別水產貿易量值-5'.E23];['國家別水產別水產貿易量值-5'.G23];['國家別水產別水產貿易量值-5'.I23];['國家別水產別水產貿易量值-5'.K23];['國家別水產別水產貿易量值-5'.M23])+SUM(['國家別水產別水產貿易量值-6'.C23];['國家別水產別水產貿易量值-6'.E23];['國家別水產別水產貿易量值-6'.G23];['國家別水產別水產貿易量值-6'.I23];['國家別水產別水產貿易量值-6'.K23];['國家別水產別水產貿易量值-6'.M23])+SUM(['國家別水產別水產貿易量值-7'.C23];['國家別水產別水產貿易量值-7'.E23];['國家別水產別水產貿易量值-7'.G23];['國家別水產別水產貿易量值-7'.I23];['國家別水產別水產貿易量值-7'.K23];['國家別水產別水產貿易量值-7'.M23])+SUM(['國家別水產別水產貿易量值-8'.C23];['國家別水產別水產貿易量值-8'.E23];['國家別水產別水產貿易量值-8'.G23];['國家別水產別水產貿易量值-8'.I23];['國家別水產別水產貿易量值-8'.K23];['國家別水產別水產貿易量值-8'.M23])+SUM(['國家別水產別水產貿易量值-9'.C23];['國家別水產別水產貿易量值-9'.E23];['國家別水產別水產貿易量值-9'.G23];['國家別水產別水產貿易量值-9'.I23];['國家別水產別水產貿易量值-9'.K23];['國家別水產別水產貿易量值-9'.M23])+SUM(['國家別水產別水產貿易量值-10'.C23];['國家別水產別水產貿易量值-10'.E23];['國家別水產別水產貿易量值-10'.G23];['國家別水產別水產貿易量值-10'.I23];['國家別水產別水產貿易量值-10'.K23];['國家別水產別水產貿易量值-10'.M23])+SUM(['國家別水產別水產貿易量值-11'.C23];['國家別水產別水產貿易量值-11'.E23];['國家別水產別水產貿易量值-11'.G23];['國家別水產別水產貿易量值-11'.I23];['國家別水產別水產貿易量值-11'.K23];['國家別水產別水產貿易量值-11'.M23])+SUM(['國家別水產別水產貿易量值-12'.C23];['國家別水產別水產貿易量值-12'.E23];['國家別水產別水產貿易量值-12'.G23];['國家別水產別水產貿易量值-12'.I23];['國家別水產別水產貿易量值-12'.K23];['國家別水產別水產貿易量值-12'.M23])+SUM(['國家別水產別水產貿易量值-13'.C23];['國家別水產別水產貿易量值-13'.E23];['國家別水產別水產貿易量值-13'.G23];['國家別水產別水產貿易量值-13'.I23];['國家別水產別水產貿易量值-13'.K23];['國家別水產別水產貿易量值-13'.M23])+SUM(['國家別水產別水產貿易量值-14'.C23];['國家別水產別水產貿易量值-14'.E23];['國家別水產別水產貿易量值-14'.G23];['國家別水產別水產貿易量值-14'.I23];['國家別水產別水產貿易量值-14'.K23];['國家別水產別水產貿易量值-14'.M23])+SUM(['國家別水產別水產貿易量值-15'.C23];['國家別水產別水產貿易量值-15'.E23];['國家別水產別水產貿易量值-15'.G23];['國家別水產別水產貿易量值-15'.I23];['國家別水產別水產貿易量值-15'.K23];['國家別水產別水產貿易量值-15'.M23])+SUM(['國家別水產別水產貿易量值-16'.C23];['國家別水產別水產貿易量值-16'.E23];['國家別水產別水產貿易量值-16'.G23];['國家別水產別水產貿易量值-16'.I23];['國家別水產別水產貿易量值-16'.K23];['國家別水產別水產貿易量值-16'.M23])+SUM(['國家別水產別水產貿易量值-17'.C23];['國家別水產別水產貿易量值-17'.E23];['國家別水產別水產貿易量值-17'.G23];['國家別水產別水產貿易量值-17'.I23];['國家別水產別水產貿易量值-17'.K23];['國家別水產別水產貿易量值-17'.M23])+SUM(['國家別水產別水產貿易量值-18'.C23];['國家別水產別水產貿易量值-18'.E23];['國家別水產別水產貿易量值-18'.G23];['國家別水產別水產貿易量值-18'.I23];['國家別水產別水產貿易量值-18'.K23];['國家別水產別水產貿易量值-18'.M23])=0;&quot;-&quot;;SUM([.G23];[.I23];[.K23];[.M23])+SUM(['國家別水產別水產貿易量值-2'.C23];['國家別水產別水產貿易量值-2'.E23];['國家別水產別水產貿易量值-2'.G23];['國家別水產別水產貿易量值-2'.I23];['國家別水產別水產貿易量值-2'.K23];['國家別水產別水產貿易量值-2'.M23])+SUM(['國家別水產別水產貿易量值-3'.C23];['國家別水產別水產貿易量值-3'.E23];['國家別水產別水產貿易量值-3'.G23];['國家別水產別水產貿易量值-3'.I23];['國家別水產別水產貿易量值-3'.K23];['國家別水產別水產貿易量值-3'.M23])+SUM(['國家別水產別水產貿易量值-4'.C23];['國家別水產別水產貿易量值-4'.E23];['國家別水產別水產貿易量值-4'.G23];['國家別水產別水產貿易量值-4'.I23];['國家別水產別水產貿易量值-4'.K23];['國家別水產別水產貿易量值-4'.M23])+SUM(['國家別水產別水產貿易量值-5'.C23];['國家別水產別水產貿易量值-5'.E23];['國家別水產別水產貿易量值-5'.G23];['國家別水產別水產貿易量值-5'.I23];['國家別水產別水產貿易量值-5'.K23];['國家別水產別水產貿易量值-5'.M23])+SUM(['國家別水產別水產貿易量值-6'.C23];['國家別水產別水產貿易量值-6'.E23];['國家別水產別水產貿易量值-6'.G23];['國家別水產別水產貿易量值-6'.I23];['國家別水產別水產貿易量值-6'.K23];['國家別水產別水產貿易量值-6'.M23])+SUM(['國家別水產別水產貿易量值-7'.C23];['國家別水產別水產貿易量值-7'.E23];['國家別水產別水產貿易量值-7'.G23];['國家別水產別水產貿易量值-7'.I23];['國家別水產別水產貿易量值-7'.K23];['國家別水產別水產貿易量值-7'.M23])+SUM(['國家別水產別水產貿易量值-8'.C23];['國家別水產別水產貿易量值-8'.E23];['國家別水產別水產貿易量值-8'.G23];['國家別水產別水產貿易量值-8'.I23];['國家別水產別水產貿易量值-8'.K23];['國家別水產別水產貿易量值-8'.M23])+SUM(['國家別水產別水產貿易量值-9'.C23];['國家別水產別水產貿易量值-9'.E23];['國家別水產別水產貿易量值-9'.G23];['國家別水產別水產貿易量值-9'.I23];['國家別水產別水產貿易量值-9'.K23];['國家別水產別水產貿易量值-9'.M23])+SUM(['國家別水產別水產貿易量值-10'.C23];['國家別水產別水產貿易量值-10'.E23];['國家別水產別水產貿易量值-10'.G23];['國家別水產別水產貿易量值-10'.I23];['國家別水產別水產貿易量值-10'.K23];['國家別水產別水產貿易量值-10'.M23])+SUM(['國家別水產別水產貿易量值-11'.C23];['國家別水產別水產貿易量值-11'.E23];['國家別水產別水產貿易量值-11'.G23];['國家別水產別水產貿易量值-11'.I23];['國家別水產別水產貿易量值-11'.K23];['國家別水產別水產貿易量值-11'.M23])+SUM(['國家別水產別水產貿易量值-12'.C23];['國家別水產別水產貿易量值-12'.E23];['國家別水產別水產貿易量值-12'.G23];['國家別水產別水產貿易量值-12'.I23];['國家別水產別水產貿易量值-12'.K23];['國家別水產別水產貿易量值-12'.M23])+SUM(['國家別水產別水產貿易量值-13'.C23];['國家別水產別水產貿易量值-13'.E23];['國家別水產別水產貿易量值-13'.G23];['國家別水產別水產貿易量值-13'.I23];['國家別水產別水產貿易量值-13'.K23];['國家別水產別水產貿易量值-13'.M23])+SUM(['國家別水產別水產貿易量值-14'.C23];['國家別水產別水產貿易量值-14'.E23];['國家別水產別水產貿易量值-14'.G23];['國家別水產別水產貿易量值-14'.I23];['國家別水產別水產貿易量值-14'.K23];['國家別水產別水產貿易量值-14'.M23])+SUM(['國家別水產別水產貿易量值-15'.C23];['國家別水產別水產貿易量值-15'.E23];['國家別水產別水產貿易量值-15'.G23];['國家別水產別水產貿易量值-15'.I23];['國家別水產別水產貿易量值-15'.K23];['國家別水產別水產貿易量值-15'.M23])+SUM(['國家別水產別水產貿易量值-16'.C23];['國家別水產別水產貿易量值-16'.E23];['國家別水產別水產貿易量值-16'.G23];['國家別水產別水產貿易量值-16'.I23];['國家別水產別水產貿易量值-16'.K23];['國家別水產別水產貿易量值-16'.M23])+SUM(['國家別水產別水產貿易量值-17'.C23];['國家別水產別水產貿易量值-17'.E23];['國家別水產別水產貿易量值-17'.G23];['國家別水產別水產貿易量值-17'.I23];['國家別水產別水產貿易量值-17'.K23];['國家別水產別水產貿易量值-17'.M23])+SUM(['國家別水產別水產貿易量值-18'.C23];['國家別水產別水產貿易量值-18'.E23];['國家別水產別水產貿易量值-18'.G23];['國家別水產別水產貿易量值-18'.I23];['國家別水產別水產貿易量值-18'.K23];['國家別水產別水產貿易量值-18'.M23]))" table:style-name="ce12">
            <text:p>7,061,954<text:s/></text:p>
          </table:table-cell>
          <table:table-cell office:value-type="float" office:value="16226.130000000001" table:formula="of:=IF(SUM([.H23];[.J23];[.L23];[.N23])+SUM(['國家別水產別水產貿易量值-2'.D23];['國家別水產別水產貿易量值-2'.F23];['國家別水產別水產貿易量值-2'.H23];['國家別水產別水產貿易量值-2'.J23];['國家別水產別水產貿易量值-2'.L23];['國家別水產別水產貿易量值-2'.N23])+SUM(['國家別水產別水產貿易量值-3'.D23];['國家別水產別水產貿易量值-3'.F23];['國家別水產別水產貿易量值-3'.H23];['國家別水產別水產貿易量值-3'.J23];['國家別水產別水產貿易量值-3'.L23];['國家別水產別水產貿易量值-3'.N23])+SUM(['國家別水產別水產貿易量值-4'.D23];['國家別水產別水產貿易量值-4'.F23];['國家別水產別水產貿易量值-4'.H23];['國家別水產別水產貿易量值-4'.J23];['國家別水產別水產貿易量值-4'.L23];['國家別水產別水產貿易量值-4'.N23])+SUM(['國家別水產別水產貿易量值-5'.D23];['國家別水產別水產貿易量值-5'.F23];['國家別水產別水產貿易量值-5'.H23];['國家別水產別水產貿易量值-5'.J23];['國家別水產別水產貿易量值-5'.L23];['國家別水產別水產貿易量值-5'.N23])+SUM(['國家別水產別水產貿易量值-6'.D23];['國家別水產別水產貿易量值-6'.F23];['國家別水產別水產貿易量值-6'.H23];['國家別水產別水產貿易量值-6'.J23];['國家別水產別水產貿易量值-6'.L23];['國家別水產別水產貿易量值-6'.N23])+SUM(['國家別水產別水產貿易量值-7'.D23];['國家別水產別水產貿易量值-7'.F23];['國家別水產別水產貿易量值-7'.H23];['國家別水產別水產貿易量值-7'.J23];['國家別水產別水產貿易量值-7'.L23];['國家別水產別水產貿易量值-7'.N23])+SUM(['國家別水產別水產貿易量值-8'.D23];['國家別水產別水產貿易量值-8'.F23];['國家別水產別水產貿易量值-8'.H23];['國家別水產別水產貿易量值-8'.J23];['國家別水產別水產貿易量值-8'.L23];['國家別水產別水產貿易量值-8'.N23])+SUM(['國家別水產別水產貿易量值-9'.D23];['國家別水產別水產貿易量值-9'.F23];['國家別水產別水產貿易量值-9'.H23];['國家別水產別水產貿易量值-9'.J23];['國家別水產別水產貿易量值-9'.L23];['國家別水產別水產貿易量值-9'.N23])+SUM(['國家別水產別水產貿易量值-10'.D23];['國家別水產別水產貿易量值-10'.F23];['國家別水產別水產貿易量值-10'.H23];['國家別水產別水產貿易量值-10'.J23];['國家別水產別水產貿易量值-10'.L23];['國家別水產別水產貿易量值-10'.N23])+SUM(['國家別水產別水產貿易量值-11'.D23];['國家別水產別水產貿易量值-11'.F23];['國家別水產別水產貿易量值-11'.H23];['國家別水產別水產貿易量值-11'.J23];['國家別水產別水產貿易量值-11'.L23];['國家別水產別水產貿易量值-11'.N23])+SUM(['國家別水產別水產貿易量值-12'.D23];['國家別水產別水產貿易量值-12'.F23];['國家別水產別水產貿易量值-12'.H23];['國家別水產別水產貿易量值-12'.J23];['國家別水產別水產貿易量值-12'.L23];['國家別水產別水產貿易量值-12'.N23])+SUM(['國家別水產別水產貿易量值-13'.D23];['國家別水產別水產貿易量值-13'.F23];['國家別水產別水產貿易量值-13'.H23];['國家別水產別水產貿易量值-13'.J23];['國家別水產別水產貿易量值-13'.L23];['國家別水產別水產貿易量值-13'.N23])+SUM(['國家別水產別水產貿易量值-14'.D23];['國家別水產別水產貿易量值-14'.F23];['國家別水產別水產貿易量值-14'.H23];['國家別水產別水產貿易量值-14'.J23];['國家別水產別水產貿易量值-14'.L23];['國家別水產別水產貿易量值-14'.N23])+SUM(['國家別水產別水產貿易量值-15'.D23];['國家別水產別水產貿易量值-15'.F23];['國家別水產別水產貿易量值-15'.H23];['國家別水產別水產貿易量值-15'.J23];['國家別水產別水產貿易量值-15'.L23];['國家別水產別水產貿易量值-15'.N23])+SUM(['國家別水產別水產貿易量值-16'.D23];['國家別水產別水產貿易量值-16'.F23];['國家別水產別水產貿易量值-16'.H23];['國家別水產別水產貿易量值-16'.J23];['國家別水產別水產貿易量值-16'.L23];['國家別水產別水產貿易量值-16'.N23])+SUM(['國家別水產別水產貿易量值-17'.D23];['國家別水產別水產貿易量值-17'.F23];['國家別水產別水產貿易量值-17'.H23];['國家別水產別水產貿易量值-17'.J23];['國家別水產別水產貿易量值-17'.L23];['國家別水產別水產貿易量值-17'.N23])+SUM(['國家別水產別水產貿易量值-18'.D23];['國家別水產別水產貿易量值-18'.F23];['國家別水產別水產貿易量值-18'.H23];['國家別水產別水產貿易量值-18'.J23];['國家別水產別水產貿易量值-18'.L23];['國家別水產別水產貿易量值-18'.N23])=0;&quot;-&quot;;SUM([.H23];[.J23];[.L23];[.N23])+SUM(['國家別水產別水產貿易量值-2'.D23];['國家別水產別水產貿易量值-2'.F23];['國家別水產別水產貿易量值-2'.H23];['國家別水產別水產貿易量值-2'.J23];['國家別水產別水產貿易量值-2'.L23];['國家別水產別水產貿易量值-2'.N23])+SUM(['國家別水產別水產貿易量值-3'.D23];['國家別水產別水產貿易量值-3'.F23];['國家別水產別水產貿易量值-3'.H23];['國家別水產別水產貿易量值-3'.J23];['國家別水產別水產貿易量值-3'.L23];['國家別水產別水產貿易量值-3'.N23])+SUM(['國家別水產別水產貿易量值-4'.D23];['國家別水產別水產貿易量值-4'.F23];['國家別水產別水產貿易量值-4'.H23];['國家別水產別水產貿易量值-4'.J23];['國家別水產別水產貿易量值-4'.L23];['國家別水產別水產貿易量值-4'.N23])+SUM(['國家別水產別水產貿易量值-5'.D23];['國家別水產別水產貿易量值-5'.F23];['國家別水產別水產貿易量值-5'.H23];['國家別水產別水產貿易量值-5'.J23];['國家別水產別水產貿易量值-5'.L23];['國家別水產別水產貿易量值-5'.N23])+SUM(['國家別水產別水產貿易量值-6'.D23];['國家別水產別水產貿易量值-6'.F23];['國家別水產別水產貿易量值-6'.H23];['國家別水產別水產貿易量值-6'.J23];['國家別水產別水產貿易量值-6'.L23];['國家別水產別水產貿易量值-6'.N23])+SUM(['國家別水產別水產貿易量值-7'.D23];['國家別水產別水產貿易量值-7'.F23];['國家別水產別水產貿易量值-7'.H23];['國家別水產別水產貿易量值-7'.J23];['國家別水產別水產貿易量值-7'.L23];['國家別水產別水產貿易量值-7'.N23])+SUM(['國家別水產別水產貿易量值-8'.D23];['國家別水產別水產貿易量值-8'.F23];['國家別水產別水產貿易量值-8'.H23];['國家別水產別水產貿易量值-8'.J23];['國家別水產別水產貿易量值-8'.L23];['國家別水產別水產貿易量值-8'.N23])+SUM(['國家別水產別水產貿易量值-9'.D23];['國家別水產別水產貿易量值-9'.F23];['國家別水產別水產貿易量值-9'.H23];['國家別水產別水產貿易量值-9'.J23];['國家別水產別水產貿易量值-9'.L23];['國家別水產別水產貿易量值-9'.N23])+SUM(['國家別水產別水產貿易量值-10'.D23];['國家別水產別水產貿易量值-10'.F23];['國家別水產別水產貿易量值-10'.H23];['國家別水產別水產貿易量值-10'.J23];['國家別水產別水產貿易量值-10'.L23];['國家別水產別水產貿易量值-10'.N23])+SUM(['國家別水產別水產貿易量值-11'.D23];['國家別水產別水產貿易量值-11'.F23];['國家別水產別水產貿易量值-11'.H23];['國家別水產別水產貿易量值-11'.J23];['國家別水產別水產貿易量值-11'.L23];['國家別水產別水產貿易量值-11'.N23])+SUM(['國家別水產別水產貿易量值-12'.D23];['國家別水產別水產貿易量值-12'.F23];['國家別水產別水產貿易量值-12'.H23];['國家別水產別水產貿易量值-12'.J23];['國家別水產別水產貿易量值-12'.L23];['國家別水產別水產貿易量值-12'.N23])+SUM(['國家別水產別水產貿易量值-13'.D23];['國家別水產別水產貿易量值-13'.F23];['國家別水產別水產貿易量值-13'.H23];['國家別水產別水產貿易量值-13'.J23];['國家別水產別水產貿易量值-13'.L23];['國家別水產別水產貿易量值-13'.N23])+SUM(['國家別水產別水產貿易量值-14'.D23];['國家別水產別水產貿易量值-14'.F23];['國家別水產別水產貿易量值-14'.H23];['國家別水產別水產貿易量值-14'.J23];['國家別水產別水產貿易量值-14'.L23];['國家別水產別水產貿易量值-14'.N23])+SUM(['國家別水產別水產貿易量值-15'.D23];['國家別水產別水產貿易量值-15'.F23];['國家別水產別水產貿易量值-15'.H23];['國家別水產別水產貿易量值-15'.J23];['國家別水產別水產貿易量值-15'.L23];['國家別水產別水產貿易量值-15'.N23])+SUM(['國家別水產別水產貿易量值-16'.D23];['國家別水產別水產貿易量值-16'.F23];['國家別水產別水產貿易量值-16'.H23];['國家別水產別水產貿易量值-16'.J23];['國家別水產別水產貿易量值-16'.L23];['國家別水產別水產貿易量值-16'.N23])+SUM(['國家別水產別水產貿易量值-17'.D23];['國家別水產別水產貿易量值-17'.F23];['國家別水產別水產貿易量值-17'.H23];['國家別水產別水產貿易量值-17'.J23];['國家別水產別水產貿易量值-17'.L23];['國家別水產別水產貿易量值-17'.N23])+SUM(['國家別水產別水產貿易量值-18'.D23];['國家別水產別水產貿易量值-18'.F23];['國家別水產別水產貿易量值-18'.H23];['國家別水產別水產貿易量值-18'.J23];['國家別水產別水產貿易量值-18'.L23];['國家別水產別水產貿易量值-18'.N23]))" table:style-name="ce12">
            <text:p>16,2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8130664" table:formula="of:=IF(SUM([.G24];[.I24];[.K24];[.M24])+SUM(['國家別水產別水產貿易量值-2'.C24];['國家別水產別水產貿易量值-2'.E24];['國家別水產別水產貿易量值-2'.G24];['國家別水產別水產貿易量值-2'.I24];['國家別水產別水產貿易量值-2'.K24];['國家別水產別水產貿易量值-2'.M24])+SUM(['國家別水產別水產貿易量值-3'.C24];['國家別水產別水產貿易量值-3'.E24];['國家別水產別水產貿易量值-3'.G24];['國家別水產別水產貿易量值-3'.I24];['國家別水產別水產貿易量值-3'.K24];['國家別水產別水產貿易量值-3'.M24])+SUM(['國家別水產別水產貿易量值-4'.C24];['國家別水產別水產貿易量值-4'.E24];['國家別水產別水產貿易量值-4'.G24];['國家別水產別水產貿易量值-4'.I24];['國家別水產別水產貿易量值-4'.K24];['國家別水產別水產貿易量值-4'.M24])+SUM(['國家別水產別水產貿易量值-5'.C24];['國家別水產別水產貿易量值-5'.E24];['國家別水產別水產貿易量值-5'.G24];['國家別水產別水產貿易量值-5'.I24];['國家別水產別水產貿易量值-5'.K24];['國家別水產別水產貿易量值-5'.M24])+SUM(['國家別水產別水產貿易量值-6'.C24];['國家別水產別水產貿易量值-6'.E24];['國家別水產別水產貿易量值-6'.G24];['國家別水產別水產貿易量值-6'.I24];['國家別水產別水產貿易量值-6'.K24];['國家別水產別水產貿易量值-6'.M24])+SUM(['國家別水產別水產貿易量值-7'.C24];['國家別水產別水產貿易量值-7'.E24];['國家別水產別水產貿易量值-7'.G24];['國家別水產別水產貿易量值-7'.I24];['國家別水產別水產貿易量值-7'.K24];['國家別水產別水產貿易量值-7'.M24])+SUM(['國家別水產別水產貿易量值-8'.C24];['國家別水產別水產貿易量值-8'.E24];['國家別水產別水產貿易量值-8'.G24];['國家別水產別水產貿易量值-8'.I24];['國家別水產別水產貿易量值-8'.K24];['國家別水產別水產貿易量值-8'.M24])+SUM(['國家別水產別水產貿易量值-9'.C24];['國家別水產別水產貿易量值-9'.E24];['國家別水產別水產貿易量值-9'.G24];['國家別水產別水產貿易量值-9'.I24];['國家別水產別水產貿易量值-9'.K24];['國家別水產別水產貿易量值-9'.M24])+SUM(['國家別水產別水產貿易量值-10'.C24];['國家別水產別水產貿易量值-10'.E24];['國家別水產別水產貿易量值-10'.G24];['國家別水產別水產貿易量值-10'.I24];['國家別水產別水產貿易量值-10'.K24];['國家別水產別水產貿易量值-10'.M24])+SUM(['國家別水產別水產貿易量值-11'.C24];['國家別水產別水產貿易量值-11'.E24];['國家別水產別水產貿易量值-11'.G24];['國家別水產別水產貿易量值-11'.I24];['國家別水產別水產貿易量值-11'.K24];['國家別水產別水產貿易量值-11'.M24])+SUM(['國家別水產別水產貿易量值-12'.C24];['國家別水產別水產貿易量值-12'.E24];['國家別水產別水產貿易量值-12'.G24];['國家別水產別水產貿易量值-12'.I24];['國家別水產別水產貿易量值-12'.K24];['國家別水產別水產貿易量值-12'.M24])+SUM(['國家別水產別水產貿易量值-13'.C24];['國家別水產別水產貿易量值-13'.E24];['國家別水產別水產貿易量值-13'.G24];['國家別水產別水產貿易量值-13'.I24];['國家別水產別水產貿易量值-13'.K24];['國家別水產別水產貿易量值-13'.M24])+SUM(['國家別水產別水產貿易量值-14'.C24];['國家別水產別水產貿易量值-14'.E24];['國家別水產別水產貿易量值-14'.G24];['國家別水產別水產貿易量值-14'.I24];['國家別水產別水產貿易量值-14'.K24];['國家別水產別水產貿易量值-14'.M24])+SUM(['國家別水產別水產貿易量值-15'.C24];['國家別水產別水產貿易量值-15'.E24];['國家別水產別水產貿易量值-15'.G24];['國家別水產別水產貿易量值-15'.I24];['國家別水產別水產貿易量值-15'.K24];['國家別水產別水產貿易量值-15'.M24])+SUM(['國家別水產別水產貿易量值-16'.C24];['國家別水產別水產貿易量值-16'.E24];['國家別水產別水產貿易量值-16'.G24];['國家別水產別水產貿易量值-16'.I24];['國家別水產別水產貿易量值-16'.K24];['國家別水產別水產貿易量值-16'.M24])+SUM(['國家別水產別水產貿易量值-17'.C24];['國家別水產別水產貿易量值-17'.E24];['國家別水產別水產貿易量值-17'.G24];['國家別水產別水產貿易量值-17'.I24];['國家別水產別水產貿易量值-17'.K24];['國家別水產別水產貿易量值-17'.M24])+SUM(['國家別水產別水產貿易量值-18'.C24];['國家別水產別水產貿易量值-18'.E24];['國家別水產別水產貿易量值-18'.G24];['國家別水產別水產貿易量值-18'.I24];['國家別水產別水產貿易量值-18'.K24];['國家別水產別水產貿易量值-18'.M24])=0;&quot;-&quot;;SUM([.G24];[.I24];[.K24];[.M24])+SUM(['國家別水產別水產貿易量值-2'.C24];['國家別水產別水產貿易量值-2'.E24];['國家別水產別水產貿易量值-2'.G24];['國家別水產別水產貿易量值-2'.I24];['國家別水產別水產貿易量值-2'.K24];['國家別水產別水產貿易量值-2'.M24])+SUM(['國家別水產別水產貿易量值-3'.C24];['國家別水產別水產貿易量值-3'.E24];['國家別水產別水產貿易量值-3'.G24];['國家別水產別水產貿易量值-3'.I24];['國家別水產別水產貿易量值-3'.K24];['國家別水產別水產貿易量值-3'.M24])+SUM(['國家別水產別水產貿易量值-4'.C24];['國家別水產別水產貿易量值-4'.E24];['國家別水產別水產貿易量值-4'.G24];['國家別水產別水產貿易量值-4'.I24];['國家別水產別水產貿易量值-4'.K24];['國家別水產別水產貿易量值-4'.M24])+SUM(['國家別水產別水產貿易量值-5'.C24];['國家別水產別水產貿易量值-5'.E24];['國家別水產別水產貿易量值-5'.G24];['國家別水產別水產貿易量值-5'.I24];['國家別水產別水產貿易量值-5'.K24];['國家別水產別水產貿易量值-5'.M24])+SUM(['國家別水產別水產貿易量值-6'.C24];['國家別水產別水產貿易量值-6'.E24];['國家別水產別水產貿易量值-6'.G24];['國家別水產別水產貿易量值-6'.I24];['國家別水產別水產貿易量值-6'.K24];['國家別水產別水產貿易量值-6'.M24])+SUM(['國家別水產別水產貿易量值-7'.C24];['國家別水產別水產貿易量值-7'.E24];['國家別水產別水產貿易量值-7'.G24];['國家別水產別水產貿易量值-7'.I24];['國家別水產別水產貿易量值-7'.K24];['國家別水產別水產貿易量值-7'.M24])+SUM(['國家別水產別水產貿易量值-8'.C24];['國家別水產別水產貿易量值-8'.E24];['國家別水產別水產貿易量值-8'.G24];['國家別水產別水產貿易量值-8'.I24];['國家別水產別水產貿易量值-8'.K24];['國家別水產別水產貿易量值-8'.M24])+SUM(['國家別水產別水產貿易量值-9'.C24];['國家別水產別水產貿易量值-9'.E24];['國家別水產別水產貿易量值-9'.G24];['國家別水產別水產貿易量值-9'.I24];['國家別水產別水產貿易量值-9'.K24];['國家別水產別水產貿易量值-9'.M24])+SUM(['國家別水產別水產貿易量值-10'.C24];['國家別水產別水產貿易量值-10'.E24];['國家別水產別水產貿易量值-10'.G24];['國家別水產別水產貿易量值-10'.I24];['國家別水產別水產貿易量值-10'.K24];['國家別水產別水產貿易量值-10'.M24])+SUM(['國家別水產別水產貿易量值-11'.C24];['國家別水產別水產貿易量值-11'.E24];['國家別水產別水產貿易量值-11'.G24];['國家別水產別水產貿易量值-11'.I24];['國家別水產別水產貿易量值-11'.K24];['國家別水產別水產貿易量值-11'.M24])+SUM(['國家別水產別水產貿易量值-12'.C24];['國家別水產別水產貿易量值-12'.E24];['國家別水產別水產貿易量值-12'.G24];['國家別水產別水產貿易量值-12'.I24];['國家別水產別水產貿易量值-12'.K24];['國家別水產別水產貿易量值-12'.M24])+SUM(['國家別水產別水產貿易量值-13'.C24];['國家別水產別水產貿易量值-13'.E24];['國家別水產別水產貿易量值-13'.G24];['國家別水產別水產貿易量值-13'.I24];['國家別水產別水產貿易量值-13'.K24];['國家別水產別水產貿易量值-13'.M24])+SUM(['國家別水產別水產貿易量值-14'.C24];['國家別水產別水產貿易量值-14'.E24];['國家別水產別水產貿易量值-14'.G24];['國家別水產別水產貿易量值-14'.I24];['國家別水產別水產貿易量值-14'.K24];['國家別水產別水產貿易量值-14'.M24])+SUM(['國家別水產別水產貿易量值-15'.C24];['國家別水產別水產貿易量值-15'.E24];['國家別水產別水產貿易量值-15'.G24];['國家別水產別水產貿易量值-15'.I24];['國家別水產別水產貿易量值-15'.K24];['國家別水產別水產貿易量值-15'.M24])+SUM(['國家別水產別水產貿易量值-16'.C24];['國家別水產別水產貿易量值-16'.E24];['國家別水產別水產貿易量值-16'.G24];['國家別水產別水產貿易量值-16'.I24];['國家別水產別水產貿易量值-16'.K24];['國家別水產別水產貿易量值-16'.M24])+SUM(['國家別水產別水產貿易量值-17'.C24];['國家別水產別水產貿易量值-17'.E24];['國家別水產別水產貿易量值-17'.G24];['國家別水產別水產貿易量值-17'.I24];['國家別水產別水產貿易量值-17'.K24];['國家別水產別水產貿易量值-17'.M24])+SUM(['國家別水產別水產貿易量值-18'.C24];['國家別水產別水產貿易量值-18'.E24];['國家別水產別水產貿易量值-18'.G24];['國家別水產別水產貿易量值-18'.I24];['國家別水產別水產貿易量值-18'.K24];['國家別水產別水產貿易量值-18'.M24]))" table:style-name="ce12">
            <text:p>8,130,664<text:s/></text:p>
          </table:table-cell>
          <table:table-cell office:value-type="float" office:value="15375.771000000001" table:formula="of:=IF(SUM([.H24];[.J24];[.L24];[.N24])+SUM(['國家別水產別水產貿易量值-2'.D24];['國家別水產別水產貿易量值-2'.F24];['國家別水產別水產貿易量值-2'.H24];['國家別水產別水產貿易量值-2'.J24];['國家別水產別水產貿易量值-2'.L24];['國家別水產別水產貿易量值-2'.N24])+SUM(['國家別水產別水產貿易量值-3'.D24];['國家別水產別水產貿易量值-3'.F24];['國家別水產別水產貿易量值-3'.H24];['國家別水產別水產貿易量值-3'.J24];['國家別水產別水產貿易量值-3'.L24];['國家別水產別水產貿易量值-3'.N24])+SUM(['國家別水產別水產貿易量值-4'.D24];['國家別水產別水產貿易量值-4'.F24];['國家別水產別水產貿易量值-4'.H24];['國家別水產別水產貿易量值-4'.J24];['國家別水產別水產貿易量值-4'.L24];['國家別水產別水產貿易量值-4'.N24])+SUM(['國家別水產別水產貿易量值-5'.D24];['國家別水產別水產貿易量值-5'.F24];['國家別水產別水產貿易量值-5'.H24];['國家別水產別水產貿易量值-5'.J24];['國家別水產別水產貿易量值-5'.L24];['國家別水產別水產貿易量值-5'.N24])+SUM(['國家別水產別水產貿易量值-6'.D24];['國家別水產別水產貿易量值-6'.F24];['國家別水產別水產貿易量值-6'.H24];['國家別水產別水產貿易量值-6'.J24];['國家別水產別水產貿易量值-6'.L24];['國家別水產別水產貿易量值-6'.N24])+SUM(['國家別水產別水產貿易量值-7'.D24];['國家別水產別水產貿易量值-7'.F24];['國家別水產別水產貿易量值-7'.H24];['國家別水產別水產貿易量值-7'.J24];['國家別水產別水產貿易量值-7'.L24];['國家別水產別水產貿易量值-7'.N24])+SUM(['國家別水產別水產貿易量值-8'.D24];['國家別水產別水產貿易量值-8'.F24];['國家別水產別水產貿易量值-8'.H24];['國家別水產別水產貿易量值-8'.J24];['國家別水產別水產貿易量值-8'.L24];['國家別水產別水產貿易量值-8'.N24])+SUM(['國家別水產別水產貿易量值-9'.D24];['國家別水產別水產貿易量值-9'.F24];['國家別水產別水產貿易量值-9'.H24];['國家別水產別水產貿易量值-9'.J24];['國家別水產別水產貿易量值-9'.L24];['國家別水產別水產貿易量值-9'.N24])+SUM(['國家別水產別水產貿易量值-10'.D24];['國家別水產別水產貿易量值-10'.F24];['國家別水產別水產貿易量值-10'.H24];['國家別水產別水產貿易量值-10'.J24];['國家別水產別水產貿易量值-10'.L24];['國家別水產別水產貿易量值-10'.N24])+SUM(['國家別水產別水產貿易量值-11'.D24];['國家別水產別水產貿易量值-11'.F24];['國家別水產別水產貿易量值-11'.H24];['國家別水產別水產貿易量值-11'.J24];['國家別水產別水產貿易量值-11'.L24];['國家別水產別水產貿易量值-11'.N24])+SUM(['國家別水產別水產貿易量值-12'.D24];['國家別水產別水產貿易量值-12'.F24];['國家別水產別水產貿易量值-12'.H24];['國家別水產別水產貿易量值-12'.J24];['國家別水產別水產貿易量值-12'.L24];['國家別水產別水產貿易量值-12'.N24])+SUM(['國家別水產別水產貿易量值-13'.D24];['國家別水產別水產貿易量值-13'.F24];['國家別水產別水產貿易量值-13'.H24];['國家別水產別水產貿易量值-13'.J24];['國家別水產別水產貿易量值-13'.L24];['國家別水產別水產貿易量值-13'.N24])+SUM(['國家別水產別水產貿易量值-14'.D24];['國家別水產別水產貿易量值-14'.F24];['國家別水產別水產貿易量值-14'.H24];['國家別水產別水產貿易量值-14'.J24];['國家別水產別水產貿易量值-14'.L24];['國家別水產別水產貿易量值-14'.N24])+SUM(['國家別水產別水產貿易量值-15'.D24];['國家別水產別水產貿易量值-15'.F24];['國家別水產別水產貿易量值-15'.H24];['國家別水產別水產貿易量值-15'.J24];['國家別水產別水產貿易量值-15'.L24];['國家別水產別水產貿易量值-15'.N24])+SUM(['國家別水產別水產貿易量值-16'.D24];['國家別水產別水產貿易量值-16'.F24];['國家別水產別水產貿易量值-16'.H24];['國家別水產別水產貿易量值-16'.J24];['國家別水產別水產貿易量值-16'.L24];['國家別水產別水產貿易量值-16'.N24])+SUM(['國家別水產別水產貿易量值-17'.D24];['國家別水產別水產貿易量值-17'.F24];['國家別水產別水產貿易量值-17'.H24];['國家別水產別水產貿易量值-17'.J24];['國家別水產別水產貿易量值-17'.L24];['國家別水產別水產貿易量值-17'.N24])+SUM(['國家別水產別水產貿易量值-18'.D24];['國家別水產別水產貿易量值-18'.F24];['國家別水產別水產貿易量值-18'.H24];['國家別水產別水產貿易量值-18'.J24];['國家別水產別水產貿易量值-18'.L24];['國家別水產別水產貿易量值-18'.N24])=0;&quot;-&quot;;SUM([.H24];[.J24];[.L24];[.N24])+SUM(['國家別水產別水產貿易量值-2'.D24];['國家別水產別水產貿易量值-2'.F24];['國家別水產別水產貿易量值-2'.H24];['國家別水產別水產貿易量值-2'.J24];['國家別水產別水產貿易量值-2'.L24];['國家別水產別水產貿易量值-2'.N24])+SUM(['國家別水產別水產貿易量值-3'.D24];['國家別水產別水產貿易量值-3'.F24];['國家別水產別水產貿易量值-3'.H24];['國家別水產別水產貿易量值-3'.J24];['國家別水產別水產貿易量值-3'.L24];['國家別水產別水產貿易量值-3'.N24])+SUM(['國家別水產別水產貿易量值-4'.D24];['國家別水產別水產貿易量值-4'.F24];['國家別水產別水產貿易量值-4'.H24];['國家別水產別水產貿易量值-4'.J24];['國家別水產別水產貿易量值-4'.L24];['國家別水產別水產貿易量值-4'.N24])+SUM(['國家別水產別水產貿易量值-5'.D24];['國家別水產別水產貿易量值-5'.F24];['國家別水產別水產貿易量值-5'.H24];['國家別水產別水產貿易量值-5'.J24];['國家別水產別水產貿易量值-5'.L24];['國家別水產別水產貿易量值-5'.N24])+SUM(['國家別水產別水產貿易量值-6'.D24];['國家別水產別水產貿易量值-6'.F24];['國家別水產別水產貿易量值-6'.H24];['國家別水產別水產貿易量值-6'.J24];['國家別水產別水產貿易量值-6'.L24];['國家別水產別水產貿易量值-6'.N24])+SUM(['國家別水產別水產貿易量值-7'.D24];['國家別水產別水產貿易量值-7'.F24];['國家別水產別水產貿易量值-7'.H24];['國家別水產別水產貿易量值-7'.J24];['國家別水產別水產貿易量值-7'.L24];['國家別水產別水產貿易量值-7'.N24])+SUM(['國家別水產別水產貿易量值-8'.D24];['國家別水產別水產貿易量值-8'.F24];['國家別水產別水產貿易量值-8'.H24];['國家別水產別水產貿易量值-8'.J24];['國家別水產別水產貿易量值-8'.L24];['國家別水產別水產貿易量值-8'.N24])+SUM(['國家別水產別水產貿易量值-9'.D24];['國家別水產別水產貿易量值-9'.F24];['國家別水產別水產貿易量值-9'.H24];['國家別水產別水產貿易量值-9'.J24];['國家別水產別水產貿易量值-9'.L24];['國家別水產別水產貿易量值-9'.N24])+SUM(['國家別水產別水產貿易量值-10'.D24];['國家別水產別水產貿易量值-10'.F24];['國家別水產別水產貿易量值-10'.H24];['國家別水產別水產貿易量值-10'.J24];['國家別水產別水產貿易量值-10'.L24];['國家別水產別水產貿易量值-10'.N24])+SUM(['國家別水產別水產貿易量值-11'.D24];['國家別水產別水產貿易量值-11'.F24];['國家別水產別水產貿易量值-11'.H24];['國家別水產別水產貿易量值-11'.J24];['國家別水產別水產貿易量值-11'.L24];['國家別水產別水產貿易量值-11'.N24])+SUM(['國家別水產別水產貿易量值-12'.D24];['國家別水產別水產貿易量值-12'.F24];['國家別水產別水產貿易量值-12'.H24];['國家別水產別水產貿易量值-12'.J24];['國家別水產別水產貿易量值-12'.L24];['國家別水產別水產貿易量值-12'.N24])+SUM(['國家別水產別水產貿易量值-13'.D24];['國家別水產別水產貿易量值-13'.F24];['國家別水產別水產貿易量值-13'.H24];['國家別水產別水產貿易量值-13'.J24];['國家別水產別水產貿易量值-13'.L24];['國家別水產別水產貿易量值-13'.N24])+SUM(['國家別水產別水產貿易量值-14'.D24];['國家別水產別水產貿易量值-14'.F24];['國家別水產別水產貿易量值-14'.H24];['國家別水產別水產貿易量值-14'.J24];['國家別水產別水產貿易量值-14'.L24];['國家別水產別水產貿易量值-14'.N24])+SUM(['國家別水產別水產貿易量值-15'.D24];['國家別水產別水產貿易量值-15'.F24];['國家別水產別水產貿易量值-15'.H24];['國家別水產別水產貿易量值-15'.J24];['國家別水產別水產貿易量值-15'.L24];['國家別水產別水產貿易量值-15'.N24])+SUM(['國家別水產別水產貿易量值-16'.D24];['國家別水產別水產貿易量值-16'.F24];['國家別水產別水產貿易量值-16'.H24];['國家別水產別水產貿易量值-16'.J24];['國家別水產別水產貿易量值-16'.L24];['國家別水產別水產貿易量值-16'.N24])+SUM(['國家別水產別水產貿易量值-17'.D24];['國家別水產別水產貿易量值-17'.F24];['國家別水產別水產貿易量值-17'.H24];['國家別水產別水產貿易量值-17'.J24];['國家別水產別水產貿易量值-17'.L24];['國家別水產別水產貿易量值-17'.N24])+SUM(['國家別水產別水產貿易量值-18'.D24];['國家別水產別水產貿易量值-18'.F24];['國家別水產別水產貿易量值-18'.H24];['國家別水產別水產貿易量值-18'.J24];['國家別水產別水產貿易量值-18'.L24];['國家別水產別水產貿易量值-18'.N24]))" table:style-name="ce12">
            <text:p>15,37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8779978" table:formula="of:=IF(SUM([.G25];[.I25];[.K25];[.M25])+SUM(['國家別水產別水產貿易量值-2'.C25];['國家別水產別水產貿易量值-2'.E25];['國家別水產別水產貿易量值-2'.G25];['國家別水產別水產貿易量值-2'.I25];['國家別水產別水產貿易量值-2'.K25];['國家別水產別水產貿易量值-2'.M25])+SUM(['國家別水產別水產貿易量值-3'.C25];['國家別水產別水產貿易量值-3'.E25];['國家別水產別水產貿易量值-3'.G25];['國家別水產別水產貿易量值-3'.I25];['國家別水產別水產貿易量值-3'.K25];['國家別水產別水產貿易量值-3'.M25])+SUM(['國家別水產別水產貿易量值-4'.C25];['國家別水產別水產貿易量值-4'.E25];['國家別水產別水產貿易量值-4'.G25];['國家別水產別水產貿易量值-4'.I25];['國家別水產別水產貿易量值-4'.K25];['國家別水產別水產貿易量值-4'.M25])+SUM(['國家別水產別水產貿易量值-5'.C25];['國家別水產別水產貿易量值-5'.E25];['國家別水產別水產貿易量值-5'.G25];['國家別水產別水產貿易量值-5'.I25];['國家別水產別水產貿易量值-5'.K25];['國家別水產別水產貿易量值-5'.M25])+SUM(['國家別水產別水產貿易量值-6'.C25];['國家別水產別水產貿易量值-6'.E25];['國家別水產別水產貿易量值-6'.G25];['國家別水產別水產貿易量值-6'.I25];['國家別水產別水產貿易量值-6'.K25];['國家別水產別水產貿易量值-6'.M25])+SUM(['國家別水產別水產貿易量值-7'.C25];['國家別水產別水產貿易量值-7'.E25];['國家別水產別水產貿易量值-7'.G25];['國家別水產別水產貿易量值-7'.I25];['國家別水產別水產貿易量值-7'.K25];['國家別水產別水產貿易量值-7'.M25])+SUM(['國家別水產別水產貿易量值-8'.C25];['國家別水產別水產貿易量值-8'.E25];['國家別水產別水產貿易量值-8'.G25];['國家別水產別水產貿易量值-8'.I25];['國家別水產別水產貿易量值-8'.K25];['國家別水產別水產貿易量值-8'.M25])+SUM(['國家別水產別水產貿易量值-9'.C25];['國家別水產別水產貿易量值-9'.E25];['國家別水產別水產貿易量值-9'.G25];['國家別水產別水產貿易量值-9'.I25];['國家別水產別水產貿易量值-9'.K25];['國家別水產別水產貿易量值-9'.M25])+SUM(['國家別水產別水產貿易量值-10'.C25];['國家別水產別水產貿易量值-10'.E25];['國家別水產別水產貿易量值-10'.G25];['國家別水產別水產貿易量值-10'.I25];['國家別水產別水產貿易量值-10'.K25];['國家別水產別水產貿易量值-10'.M25])+SUM(['國家別水產別水產貿易量值-11'.C25];['國家別水產別水產貿易量值-11'.E25];['國家別水產別水產貿易量值-11'.G25];['國家別水產別水產貿易量值-11'.I25];['國家別水產別水產貿易量值-11'.K25];['國家別水產別水產貿易量值-11'.M25])+SUM(['國家別水產別水產貿易量值-12'.C25];['國家別水產別水產貿易量值-12'.E25];['國家別水產別水產貿易量值-12'.G25];['國家別水產別水產貿易量值-12'.I25];['國家別水產別水產貿易量值-12'.K25];['國家別水產別水產貿易量值-12'.M25])+SUM(['國家別水產別水產貿易量值-13'.C25];['國家別水產別水產貿易量值-13'.E25];['國家別水產別水產貿易量值-13'.G25];['國家別水產別水產貿易量值-13'.I25];['國家別水產別水產貿易量值-13'.K25];['國家別水產別水產貿易量值-13'.M25])+SUM(['國家別水產別水產貿易量值-14'.C25];['國家別水產別水產貿易量值-14'.E25];['國家別水產別水產貿易量值-14'.G25];['國家別水產別水產貿易量值-14'.I25];['國家別水產別水產貿易量值-14'.K25];['國家別水產別水產貿易量值-14'.M25])+SUM(['國家別水產別水產貿易量值-15'.C25];['國家別水產別水產貿易量值-15'.E25];['國家別水產別水產貿易量值-15'.G25];['國家別水產別水產貿易量值-15'.I25];['國家別水產別水產貿易量值-15'.K25];['國家別水產別水產貿易量值-15'.M25])+SUM(['國家別水產別水產貿易量值-16'.C25];['國家別水產別水產貿易量值-16'.E25];['國家別水產別水產貿易量值-16'.G25];['國家別水產別水產貿易量值-16'.I25];['國家別水產別水產貿易量值-16'.K25];['國家別水產別水產貿易量值-16'.M25])+SUM(['國家別水產別水產貿易量值-17'.C25];['國家別水產別水產貿易量值-17'.E25];['國家別水產別水產貿易量值-17'.G25];['國家別水產別水產貿易量值-17'.I25];['國家別水產別水產貿易量值-17'.K25];['國家別水產別水產貿易量值-17'.M25])+SUM(['國家別水產別水產貿易量值-18'.C25];['國家別水產別水產貿易量值-18'.E25];['國家別水產別水產貿易量值-18'.G25];['國家別水產別水產貿易量值-18'.I25];['國家別水產別水產貿易量值-18'.K25];['國家別水產別水產貿易量值-18'.M25])=0;&quot;-&quot;;SUM([.G25];[.I25];[.K25];[.M25])+SUM(['國家別水產別水產貿易量值-2'.C25];['國家別水產別水產貿易量值-2'.E25];['國家別水產別水產貿易量值-2'.G25];['國家別水產別水產貿易量值-2'.I25];['國家別水產別水產貿易量值-2'.K25];['國家別水產別水產貿易量值-2'.M25])+SUM(['國家別水產別水產貿易量值-3'.C25];['國家別水產別水產貿易量值-3'.E25];['國家別水產別水產貿易量值-3'.G25];['國家別水產別水產貿易量值-3'.I25];['國家別水產別水產貿易量值-3'.K25];['國家別水產別水產貿易量值-3'.M25])+SUM(['國家別水產別水產貿易量值-4'.C25];['國家別水產別水產貿易量值-4'.E25];['國家別水產別水產貿易量值-4'.G25];['國家別水產別水產貿易量值-4'.I25];['國家別水產別水產貿易量值-4'.K25];['國家別水產別水產貿易量值-4'.M25])+SUM(['國家別水產別水產貿易量值-5'.C25];['國家別水產別水產貿易量值-5'.E25];['國家別水產別水產貿易量值-5'.G25];['國家別水產別水產貿易量值-5'.I25];['國家別水產別水產貿易量值-5'.K25];['國家別水產別水產貿易量值-5'.M25])+SUM(['國家別水產別水產貿易量值-6'.C25];['國家別水產別水產貿易量值-6'.E25];['國家別水產別水產貿易量值-6'.G25];['國家別水產別水產貿易量值-6'.I25];['國家別水產別水產貿易量值-6'.K25];['國家別水產別水產貿易量值-6'.M25])+SUM(['國家別水產別水產貿易量值-7'.C25];['國家別水產別水產貿易量值-7'.E25];['國家別水產別水產貿易量值-7'.G25];['國家別水產別水產貿易量值-7'.I25];['國家別水產別水產貿易量值-7'.K25];['國家別水產別水產貿易量值-7'.M25])+SUM(['國家別水產別水產貿易量值-8'.C25];['國家別水產別水產貿易量值-8'.E25];['國家別水產別水產貿易量值-8'.G25];['國家別水產別水產貿易量值-8'.I25];['國家別水產別水產貿易量值-8'.K25];['國家別水產別水產貿易量值-8'.M25])+SUM(['國家別水產別水產貿易量值-9'.C25];['國家別水產別水產貿易量值-9'.E25];['國家別水產別水產貿易量值-9'.G25];['國家別水產別水產貿易量值-9'.I25];['國家別水產別水產貿易量值-9'.K25];['國家別水產別水產貿易量值-9'.M25])+SUM(['國家別水產別水產貿易量值-10'.C25];['國家別水產別水產貿易量值-10'.E25];['國家別水產別水產貿易量值-10'.G25];['國家別水產別水產貿易量值-10'.I25];['國家別水產別水產貿易量值-10'.K25];['國家別水產別水產貿易量值-10'.M25])+SUM(['國家別水產別水產貿易量值-11'.C25];['國家別水產別水產貿易量值-11'.E25];['國家別水產別水產貿易量值-11'.G25];['國家別水產別水產貿易量值-11'.I25];['國家別水產別水產貿易量值-11'.K25];['國家別水產別水產貿易量值-11'.M25])+SUM(['國家別水產別水產貿易量值-12'.C25];['國家別水產別水產貿易量值-12'.E25];['國家別水產別水產貿易量值-12'.G25];['國家別水產別水產貿易量值-12'.I25];['國家別水產別水產貿易量值-12'.K25];['國家別水產別水產貿易量值-12'.M25])+SUM(['國家別水產別水產貿易量值-13'.C25];['國家別水產別水產貿易量值-13'.E25];['國家別水產別水產貿易量值-13'.G25];['國家別水產別水產貿易量值-13'.I25];['國家別水產別水產貿易量值-13'.K25];['國家別水產別水產貿易量值-13'.M25])+SUM(['國家別水產別水產貿易量值-14'.C25];['國家別水產別水產貿易量值-14'.E25];['國家別水產別水產貿易量值-14'.G25];['國家別水產別水產貿易量值-14'.I25];['國家別水產別水產貿易量值-14'.K25];['國家別水產別水產貿易量值-14'.M25])+SUM(['國家別水產別水產貿易量值-15'.C25];['國家別水產別水產貿易量值-15'.E25];['國家別水產別水產貿易量值-15'.G25];['國家別水產別水產貿易量值-15'.I25];['國家別水產別水產貿易量值-15'.K25];['國家別水產別水產貿易量值-15'.M25])+SUM(['國家別水產別水產貿易量值-16'.C25];['國家別水產別水產貿易量值-16'.E25];['國家別水產別水產貿易量值-16'.G25];['國家別水產別水產貿易量值-16'.I25];['國家別水產別水產貿易量值-16'.K25];['國家別水產別水產貿易量值-16'.M25])+SUM(['國家別水產別水產貿易量值-17'.C25];['國家別水產別水產貿易量值-17'.E25];['國家別水產別水產貿易量值-17'.G25];['國家別水產別水產貿易量值-17'.I25];['國家別水產別水產貿易量值-17'.K25];['國家別水產別水產貿易量值-17'.M25])+SUM(['國家別水產別水產貿易量值-18'.C25];['國家別水產別水產貿易量值-18'.E25];['國家別水產別水產貿易量值-18'.G25];['國家別水產別水產貿易量值-18'.I25];['國家別水產別水產貿易量值-18'.K25];['國家別水產別水產貿易量值-18'.M25]))" table:style-name="ce12">
            <text:p>8,779,978<text:s/></text:p>
          </table:table-cell>
          <table:table-cell office:value-type="float" office:value="13919.277000000002" table:formula="of:=IF(SUM([.H25];[.J25];[.L25];[.N25])+SUM(['國家別水產別水產貿易量值-2'.D25];['國家別水產別水產貿易量值-2'.F25];['國家別水產別水產貿易量值-2'.H25];['國家別水產別水產貿易量值-2'.J25];['國家別水產別水產貿易量值-2'.L25];['國家別水產別水產貿易量值-2'.N25])+SUM(['國家別水產別水產貿易量值-3'.D25];['國家別水產別水產貿易量值-3'.F25];['國家別水產別水產貿易量值-3'.H25];['國家別水產別水產貿易量值-3'.J25];['國家別水產別水產貿易量值-3'.L25];['國家別水產別水產貿易量值-3'.N25])+SUM(['國家別水產別水產貿易量值-4'.D25];['國家別水產別水產貿易量值-4'.F25];['國家別水產別水產貿易量值-4'.H25];['國家別水產別水產貿易量值-4'.J25];['國家別水產別水產貿易量值-4'.L25];['國家別水產別水產貿易量值-4'.N25])+SUM(['國家別水產別水產貿易量值-5'.D25];['國家別水產別水產貿易量值-5'.F25];['國家別水產別水產貿易量值-5'.H25];['國家別水產別水產貿易量值-5'.J25];['國家別水產別水產貿易量值-5'.L25];['國家別水產別水產貿易量值-5'.N25])+SUM(['國家別水產別水產貿易量值-6'.D25];['國家別水產別水產貿易量值-6'.F25];['國家別水產別水產貿易量值-6'.H25];['國家別水產別水產貿易量值-6'.J25];['國家別水產別水產貿易量值-6'.L25];['國家別水產別水產貿易量值-6'.N25])+SUM(['國家別水產別水產貿易量值-7'.D25];['國家別水產別水產貿易量值-7'.F25];['國家別水產別水產貿易量值-7'.H25];['國家別水產別水產貿易量值-7'.J25];['國家別水產別水產貿易量值-7'.L25];['國家別水產別水產貿易量值-7'.N25])+SUM(['國家別水產別水產貿易量值-8'.D25];['國家別水產別水產貿易量值-8'.F25];['國家別水產別水產貿易量值-8'.H25];['國家別水產別水產貿易量值-8'.J25];['國家別水產別水產貿易量值-8'.L25];['國家別水產別水產貿易量值-8'.N25])+SUM(['國家別水產別水產貿易量值-9'.D25];['國家別水產別水產貿易量值-9'.F25];['國家別水產別水產貿易量值-9'.H25];['國家別水產別水產貿易量值-9'.J25];['國家別水產別水產貿易量值-9'.L25];['國家別水產別水產貿易量值-9'.N25])+SUM(['國家別水產別水產貿易量值-10'.D25];['國家別水產別水產貿易量值-10'.F25];['國家別水產別水產貿易量值-10'.H25];['國家別水產別水產貿易量值-10'.J25];['國家別水產別水產貿易量值-10'.L25];['國家別水產別水產貿易量值-10'.N25])+SUM(['國家別水產別水產貿易量值-11'.D25];['國家別水產別水產貿易量值-11'.F25];['國家別水產別水產貿易量值-11'.H25];['國家別水產別水產貿易量值-11'.J25];['國家別水產別水產貿易量值-11'.L25];['國家別水產別水產貿易量值-11'.N25])+SUM(['國家別水產別水產貿易量值-12'.D25];['國家別水產別水產貿易量值-12'.F25];['國家別水產別水產貿易量值-12'.H25];['國家別水產別水產貿易量值-12'.J25];['國家別水產別水產貿易量值-12'.L25];['國家別水產別水產貿易量值-12'.N25])+SUM(['國家別水產別水產貿易量值-13'.D25];['國家別水產別水產貿易量值-13'.F25];['國家別水產別水產貿易量值-13'.H25];['國家別水產別水產貿易量值-13'.J25];['國家別水產別水產貿易量值-13'.L25];['國家別水產別水產貿易量值-13'.N25])+SUM(['國家別水產別水產貿易量值-14'.D25];['國家別水產別水產貿易量值-14'.F25];['國家別水產別水產貿易量值-14'.H25];['國家別水產別水產貿易量值-14'.J25];['國家別水產別水產貿易量值-14'.L25];['國家別水產別水產貿易量值-14'.N25])+SUM(['國家別水產別水產貿易量值-15'.D25];['國家別水產別水產貿易量值-15'.F25];['國家別水產別水產貿易量值-15'.H25];['國家別水產別水產貿易量值-15'.J25];['國家別水產別水產貿易量值-15'.L25];['國家別水產別水產貿易量值-15'.N25])+SUM(['國家別水產別水產貿易量值-16'.D25];['國家別水產別水產貿易量值-16'.F25];['國家別水產別水產貿易量值-16'.H25];['國家別水產別水產貿易量值-16'.J25];['國家別水產別水產貿易量值-16'.L25];['國家別水產別水產貿易量值-16'.N25])+SUM(['國家別水產別水產貿易量值-17'.D25];['國家別水產別水產貿易量值-17'.F25];['國家別水產別水產貿易量值-17'.H25];['國家別水產別水產貿易量值-17'.J25];['國家別水產別水產貿易量值-17'.L25];['國家別水產別水產貿易量值-17'.N25])+SUM(['國家別水產別水產貿易量值-18'.D25];['國家別水產別水產貿易量值-18'.F25];['國家別水產別水產貿易量值-18'.H25];['國家別水產別水產貿易量值-18'.J25];['國家別水產別水產貿易量值-18'.L25];['國家別水產別水產貿易量值-18'.N25])=0;&quot;-&quot;;SUM([.H25];[.J25];[.L25];[.N25])+SUM(['國家別水產別水產貿易量值-2'.D25];['國家別水產別水產貿易量值-2'.F25];['國家別水產別水產貿易量值-2'.H25];['國家別水產別水產貿易量值-2'.J25];['國家別水產別水產貿易量值-2'.L25];['國家別水產別水產貿易量值-2'.N25])+SUM(['國家別水產別水產貿易量值-3'.D25];['國家別水產別水產貿易量值-3'.F25];['國家別水產別水產貿易量值-3'.H25];['國家別水產別水產貿易量值-3'.J25];['國家別水產別水產貿易量值-3'.L25];['國家別水產別水產貿易量值-3'.N25])+SUM(['國家別水產別水產貿易量值-4'.D25];['國家別水產別水產貿易量值-4'.F25];['國家別水產別水產貿易量值-4'.H25];['國家別水產別水產貿易量值-4'.J25];['國家別水產別水產貿易量值-4'.L25];['國家別水產別水產貿易量值-4'.N25])+SUM(['國家別水產別水產貿易量值-5'.D25];['國家別水產別水產貿易量值-5'.F25];['國家別水產別水產貿易量值-5'.H25];['國家別水產別水產貿易量值-5'.J25];['國家別水產別水產貿易量值-5'.L25];['國家別水產別水產貿易量值-5'.N25])+SUM(['國家別水產別水產貿易量值-6'.D25];['國家別水產別水產貿易量值-6'.F25];['國家別水產別水產貿易量值-6'.H25];['國家別水產別水產貿易量值-6'.J25];['國家別水產別水產貿易量值-6'.L25];['國家別水產別水產貿易量值-6'.N25])+SUM(['國家別水產別水產貿易量值-7'.D25];['國家別水產別水產貿易量值-7'.F25];['國家別水產別水產貿易量值-7'.H25];['國家別水產別水產貿易量值-7'.J25];['國家別水產別水產貿易量值-7'.L25];['國家別水產別水產貿易量值-7'.N25])+SUM(['國家別水產別水產貿易量值-8'.D25];['國家別水產別水產貿易量值-8'.F25];['國家別水產別水產貿易量值-8'.H25];['國家別水產別水產貿易量值-8'.J25];['國家別水產別水產貿易量值-8'.L25];['國家別水產別水產貿易量值-8'.N25])+SUM(['國家別水產別水產貿易量值-9'.D25];['國家別水產別水產貿易量值-9'.F25];['國家別水產別水產貿易量值-9'.H25];['國家別水產別水產貿易量值-9'.J25];['國家別水產別水產貿易量值-9'.L25];['國家別水產別水產貿易量值-9'.N25])+SUM(['國家別水產別水產貿易量值-10'.D25];['國家別水產別水產貿易量值-10'.F25];['國家別水產別水產貿易量值-10'.H25];['國家別水產別水產貿易量值-10'.J25];['國家別水產別水產貿易量值-10'.L25];['國家別水產別水產貿易量值-10'.N25])+SUM(['國家別水產別水產貿易量值-11'.D25];['國家別水產別水產貿易量值-11'.F25];['國家別水產別水產貿易量值-11'.H25];['國家別水產別水產貿易量值-11'.J25];['國家別水產別水產貿易量值-11'.L25];['國家別水產別水產貿易量值-11'.N25])+SUM(['國家別水產別水產貿易量值-12'.D25];['國家別水產別水產貿易量值-12'.F25];['國家別水產別水產貿易量值-12'.H25];['國家別水產別水產貿易量值-12'.J25];['國家別水產別水產貿易量值-12'.L25];['國家別水產別水產貿易量值-12'.N25])+SUM(['國家別水產別水產貿易量值-13'.D25];['國家別水產別水產貿易量值-13'.F25];['國家別水產別水產貿易量值-13'.H25];['國家別水產別水產貿易量值-13'.J25];['國家別水產別水產貿易量值-13'.L25];['國家別水產別水產貿易量值-13'.N25])+SUM(['國家別水產別水產貿易量值-14'.D25];['國家別水產別水產貿易量值-14'.F25];['國家別水產別水產貿易量值-14'.H25];['國家別水產別水產貿易量值-14'.J25];['國家別水產別水產貿易量值-14'.L25];['國家別水產別水產貿易量值-14'.N25])+SUM(['國家別水產別水產貿易量值-15'.D25];['國家別水產別水產貿易量值-15'.F25];['國家別水產別水產貿易量值-15'.H25];['國家別水產別水產貿易量值-15'.J25];['國家別水產別水產貿易量值-15'.L25];['國家別水產別水產貿易量值-15'.N25])+SUM(['國家別水產別水產貿易量值-16'.D25];['國家別水產別水產貿易量值-16'.F25];['國家別水產別水產貿易量值-16'.H25];['國家別水產別水產貿易量值-16'.J25];['國家別水產別水產貿易量值-16'.L25];['國家別水產別水產貿易量值-16'.N25])+SUM(['國家別水產別水產貿易量值-17'.D25];['國家別水產別水產貿易量值-17'.F25];['國家別水產別水產貿易量值-17'.H25];['國家別水產別水產貿易量值-17'.J25];['國家別水產別水產貿易量值-17'.L25];['國家別水產別水產貿易量值-17'.N25])+SUM(['國家別水產別水產貿易量值-18'.D25];['國家別水產別水產貿易量值-18'.F25];['國家別水產別水產貿易量值-18'.H25];['國家別水產別水產貿易量值-18'.J25];['國家別水產別水產貿易量值-18'.L25];['國家別水產別水產貿易量值-18'.N25]))" table:style-name="ce12">
            <text:p>13,919<text:s/></text:p>
          </table:table-cell>
          <table:table-cell office:value-type="float" office:value="1434" table:style-name="ce12">
            <text:p>1,434<text:s/></text:p>
          </table:table-cell>
          <table:table-cell office:value-type="float" office:value="4.7839999999999998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421729" table:formula="of:=IF(SUM([.G26];[.I26];[.K26];[.M26])+SUM(['國家別水產別水產貿易量值-2'.C26];['國家別水產別水產貿易量值-2'.E26];['國家別水產別水產貿易量值-2'.G26];['國家別水產別水產貿易量值-2'.I26];['國家別水產別水產貿易量值-2'.K26];['國家別水產別水產貿易量值-2'.M26])+SUM(['國家別水產別水產貿易量值-3'.C26];['國家別水產別水產貿易量值-3'.E26];['國家別水產別水產貿易量值-3'.G26];['國家別水產別水產貿易量值-3'.I26];['國家別水產別水產貿易量值-3'.K26];['國家別水產別水產貿易量值-3'.M26])+SUM(['國家別水產別水產貿易量值-4'.C26];['國家別水產別水產貿易量值-4'.E26];['國家別水產別水產貿易量值-4'.G26];['國家別水產別水產貿易量值-4'.I26];['國家別水產別水產貿易量值-4'.K26];['國家別水產別水產貿易量值-4'.M26])+SUM(['國家別水產別水產貿易量值-5'.C26];['國家別水產別水產貿易量值-5'.E26];['國家別水產別水產貿易量值-5'.G26];['國家別水產別水產貿易量值-5'.I26];['國家別水產別水產貿易量值-5'.K26];['國家別水產別水產貿易量值-5'.M26])+SUM(['國家別水產別水產貿易量值-6'.C26];['國家別水產別水產貿易量值-6'.E26];['國家別水產別水產貿易量值-6'.G26];['國家別水產別水產貿易量值-6'.I26];['國家別水產別水產貿易量值-6'.K26];['國家別水產別水產貿易量值-6'.M26])+SUM(['國家別水產別水產貿易量值-7'.C26];['國家別水產別水產貿易量值-7'.E26];['國家別水產別水產貿易量值-7'.G26];['國家別水產別水產貿易量值-7'.I26];['國家別水產別水產貿易量值-7'.K26];['國家別水產別水產貿易量值-7'.M26])+SUM(['國家別水產別水產貿易量值-8'.C26];['國家別水產別水產貿易量值-8'.E26];['國家別水產別水產貿易量值-8'.G26];['國家別水產別水產貿易量值-8'.I26];['國家別水產別水產貿易量值-8'.K26];['國家別水產別水產貿易量值-8'.M26])+SUM(['國家別水產別水產貿易量值-9'.C26];['國家別水產別水產貿易量值-9'.E26];['國家別水產別水產貿易量值-9'.G26];['國家別水產別水產貿易量值-9'.I26];['國家別水產別水產貿易量值-9'.K26];['國家別水產別水產貿易量值-9'.M26])+SUM(['國家別水產別水產貿易量值-10'.C26];['國家別水產別水產貿易量值-10'.E26];['國家別水產別水產貿易量值-10'.G26];['國家別水產別水產貿易量值-10'.I26];['國家別水產別水產貿易量值-10'.K26];['國家別水產別水產貿易量值-10'.M26])+SUM(['國家別水產別水產貿易量值-11'.C26];['國家別水產別水產貿易量值-11'.E26];['國家別水產別水產貿易量值-11'.G26];['國家別水產別水產貿易量值-11'.I26];['國家別水產別水產貿易量值-11'.K26];['國家別水產別水產貿易量值-11'.M26])+SUM(['國家別水產別水產貿易量值-12'.C26];['國家別水產別水產貿易量值-12'.E26];['國家別水產別水產貿易量值-12'.G26];['國家別水產別水產貿易量值-12'.I26];['國家別水產別水產貿易量值-12'.K26];['國家別水產別水產貿易量值-12'.M26])+SUM(['國家別水產別水產貿易量值-13'.C26];['國家別水產別水產貿易量值-13'.E26];['國家別水產別水產貿易量值-13'.G26];['國家別水產別水產貿易量值-13'.I26];['國家別水產別水產貿易量值-13'.K26];['國家別水產別水產貿易量值-13'.M26])+SUM(['國家別水產別水產貿易量值-14'.C26];['國家別水產別水產貿易量值-14'.E26];['國家別水產別水產貿易量值-14'.G26];['國家別水產別水產貿易量值-14'.I26];['國家別水產別水產貿易量值-14'.K26];['國家別水產別水產貿易量值-14'.M26])+SUM(['國家別水產別水產貿易量值-15'.C26];['國家別水產別水產貿易量值-15'.E26];['國家別水產別水產貿易量值-15'.G26];['國家別水產別水產貿易量值-15'.I26];['國家別水產別水產貿易量值-15'.K26];['國家別水產別水產貿易量值-15'.M26])+SUM(['國家別水產別水產貿易量值-16'.C26];['國家別水產別水產貿易量值-16'.E26];['國家別水產別水產貿易量值-16'.G26];['國家別水產別水產貿易量值-16'.I26];['國家別水產別水產貿易量值-16'.K26];['國家別水產別水產貿易量值-16'.M26])+SUM(['國家別水產別水產貿易量值-17'.C26];['國家別水產別水產貿易量值-17'.E26];['國家別水產別水產貿易量值-17'.G26];['國家別水產別水產貿易量值-17'.I26];['國家別水產別水產貿易量值-17'.K26];['國家別水產別水產貿易量值-17'.M26])+SUM(['國家別水產別水產貿易量值-18'.C26];['國家別水產別水產貿易量值-18'.E26];['國家別水產別水產貿易量值-18'.G26];['國家別水產別水產貿易量值-18'.I26];['國家別水產別水產貿易量值-18'.K26];['國家別水產別水產貿易量值-18'.M26])=0;&quot;-&quot;;SUM([.G26];[.I26];[.K26];[.M26])+SUM(['國家別水產別水產貿易量值-2'.C26];['國家別水產別水產貿易量值-2'.E26];['國家別水產別水產貿易量值-2'.G26];['國家別水產別水產貿易量值-2'.I26];['國家別水產別水產貿易量值-2'.K26];['國家別水產別水產貿易量值-2'.M26])+SUM(['國家別水產別水產貿易量值-3'.C26];['國家別水產別水產貿易量值-3'.E26];['國家別水產別水產貿易量值-3'.G26];['國家別水產別水產貿易量值-3'.I26];['國家別水產別水產貿易量值-3'.K26];['國家別水產別水產貿易量值-3'.M26])+SUM(['國家別水產別水產貿易量值-4'.C26];['國家別水產別水產貿易量值-4'.E26];['國家別水產別水產貿易量值-4'.G26];['國家別水產別水產貿易量值-4'.I26];['國家別水產別水產貿易量值-4'.K26];['國家別水產別水產貿易量值-4'.M26])+SUM(['國家別水產別水產貿易量值-5'.C26];['國家別水產別水產貿易量值-5'.E26];['國家別水產別水產貿易量值-5'.G26];['國家別水產別水產貿易量值-5'.I26];['國家別水產別水產貿易量值-5'.K26];['國家別水產別水產貿易量值-5'.M26])+SUM(['國家別水產別水產貿易量值-6'.C26];['國家別水產別水產貿易量值-6'.E26];['國家別水產別水產貿易量值-6'.G26];['國家別水產別水產貿易量值-6'.I26];['國家別水產別水產貿易量值-6'.K26];['國家別水產別水產貿易量值-6'.M26])+SUM(['國家別水產別水產貿易量值-7'.C26];['國家別水產別水產貿易量值-7'.E26];['國家別水產別水產貿易量值-7'.G26];['國家別水產別水產貿易量值-7'.I26];['國家別水產別水產貿易量值-7'.K26];['國家別水產別水產貿易量值-7'.M26])+SUM(['國家別水產別水產貿易量值-8'.C26];['國家別水產別水產貿易量值-8'.E26];['國家別水產別水產貿易量值-8'.G26];['國家別水產別水產貿易量值-8'.I26];['國家別水產別水產貿易量值-8'.K26];['國家別水產別水產貿易量值-8'.M26])+SUM(['國家別水產別水產貿易量值-9'.C26];['國家別水產別水產貿易量值-9'.E26];['國家別水產別水產貿易量值-9'.G26];['國家別水產別水產貿易量值-9'.I26];['國家別水產別水產貿易量值-9'.K26];['國家別水產別水產貿易量值-9'.M26])+SUM(['國家別水產別水產貿易量值-10'.C26];['國家別水產別水產貿易量值-10'.E26];['國家別水產別水產貿易量值-10'.G26];['國家別水產別水產貿易量值-10'.I26];['國家別水產別水產貿易量值-10'.K26];['國家別水產別水產貿易量值-10'.M26])+SUM(['國家別水產別水產貿易量值-11'.C26];['國家別水產別水產貿易量值-11'.E26];['國家別水產別水產貿易量值-11'.G26];['國家別水產別水產貿易量值-11'.I26];['國家別水產別水產貿易量值-11'.K26];['國家別水產別水產貿易量值-11'.M26])+SUM(['國家別水產別水產貿易量值-12'.C26];['國家別水產別水產貿易量值-12'.E26];['國家別水產別水產貿易量值-12'.G26];['國家別水產別水產貿易量值-12'.I26];['國家別水產別水產貿易量值-12'.K26];['國家別水產別水產貿易量值-12'.M26])+SUM(['國家別水產別水產貿易量值-13'.C26];['國家別水產別水產貿易量值-13'.E26];['國家別水產別水產貿易量值-13'.G26];['國家別水產別水產貿易量值-13'.I26];['國家別水產別水產貿易量值-13'.K26];['國家別水產別水產貿易量值-13'.M26])+SUM(['國家別水產別水產貿易量值-14'.C26];['國家別水產別水產貿易量值-14'.E26];['國家別水產別水產貿易量值-14'.G26];['國家別水產別水產貿易量值-14'.I26];['國家別水產別水產貿易量值-14'.K26];['國家別水產別水產貿易量值-14'.M26])+SUM(['國家別水產別水產貿易量值-15'.C26];['國家別水產別水產貿易量值-15'.E26];['國家別水產別水產貿易量值-15'.G26];['國家別水產別水產貿易量值-15'.I26];['國家別水產別水產貿易量值-15'.K26];['國家別水產別水產貿易量值-15'.M26])+SUM(['國家別水產別水產貿易量值-16'.C26];['國家別水產別水產貿易量值-16'.E26];['國家別水產別水產貿易量值-16'.G26];['國家別水產別水產貿易量值-16'.I26];['國家別水產別水產貿易量值-16'.K26];['國家別水產別水產貿易量值-16'.M26])+SUM(['國家別水產別水產貿易量值-17'.C26];['國家別水產別水產貿易量值-17'.E26];['國家別水產別水產貿易量值-17'.G26];['國家別水產別水產貿易量值-17'.I26];['國家別水產別水產貿易量值-17'.K26];['國家別水產別水產貿易量值-17'.M26])+SUM(['國家別水產別水產貿易量值-18'.C26];['國家別水產別水產貿易量值-18'.E26];['國家別水產別水產貿易量值-18'.G26];['國家別水產別水產貿易量值-18'.I26];['國家別水產別水產貿易量值-18'.K26];['國家別水產別水產貿易量值-18'.M26]))" table:style-name="ce12">
            <text:p>7,421,729<text:s/></text:p>
          </table:table-cell>
          <table:table-cell office:value-type="float" office:value="12445.906000000001" table:formula="of:=IF(SUM([.H26];[.J26];[.L26];[.N26])+SUM(['國家別水產別水產貿易量值-2'.D26];['國家別水產別水產貿易量值-2'.F26];['國家別水產別水產貿易量值-2'.H26];['國家別水產別水產貿易量值-2'.J26];['國家別水產別水產貿易量值-2'.L26];['國家別水產別水產貿易量值-2'.N26])+SUM(['國家別水產別水產貿易量值-3'.D26];['國家別水產別水產貿易量值-3'.F26];['國家別水產別水產貿易量值-3'.H26];['國家別水產別水產貿易量值-3'.J26];['國家別水產別水產貿易量值-3'.L26];['國家別水產別水產貿易量值-3'.N26])+SUM(['國家別水產別水產貿易量值-4'.D26];['國家別水產別水產貿易量值-4'.F26];['國家別水產別水產貿易量值-4'.H26];['國家別水產別水產貿易量值-4'.J26];['國家別水產別水產貿易量值-4'.L26];['國家別水產別水產貿易量值-4'.N26])+SUM(['國家別水產別水產貿易量值-5'.D26];['國家別水產別水產貿易量值-5'.F26];['國家別水產別水產貿易量值-5'.H26];['國家別水產別水產貿易量值-5'.J26];['國家別水產別水產貿易量值-5'.L26];['國家別水產別水產貿易量值-5'.N26])+SUM(['國家別水產別水產貿易量值-6'.D26];['國家別水產別水產貿易量值-6'.F26];['國家別水產別水產貿易量值-6'.H26];['國家別水產別水產貿易量值-6'.J26];['國家別水產別水產貿易量值-6'.L26];['國家別水產別水產貿易量值-6'.N26])+SUM(['國家別水產別水產貿易量值-7'.D26];['國家別水產別水產貿易量值-7'.F26];['國家別水產別水產貿易量值-7'.H26];['國家別水產別水產貿易量值-7'.J26];['國家別水產別水產貿易量值-7'.L26];['國家別水產別水產貿易量值-7'.N26])+SUM(['國家別水產別水產貿易量值-8'.D26];['國家別水產別水產貿易量值-8'.F26];['國家別水產別水產貿易量值-8'.H26];['國家別水產別水產貿易量值-8'.J26];['國家別水產別水產貿易量值-8'.L26];['國家別水產別水產貿易量值-8'.N26])+SUM(['國家別水產別水產貿易量值-9'.D26];['國家別水產別水產貿易量值-9'.F26];['國家別水產別水產貿易量值-9'.H26];['國家別水產別水產貿易量值-9'.J26];['國家別水產別水產貿易量值-9'.L26];['國家別水產別水產貿易量值-9'.N26])+SUM(['國家別水產別水產貿易量值-10'.D26];['國家別水產別水產貿易量值-10'.F26];['國家別水產別水產貿易量值-10'.H26];['國家別水產別水產貿易量值-10'.J26];['國家別水產別水產貿易量值-10'.L26];['國家別水產別水產貿易量值-10'.N26])+SUM(['國家別水產別水產貿易量值-11'.D26];['國家別水產別水產貿易量值-11'.F26];['國家別水產別水產貿易量值-11'.H26];['國家別水產別水產貿易量值-11'.J26];['國家別水產別水產貿易量值-11'.L26];['國家別水產別水產貿易量值-11'.N26])+SUM(['國家別水產別水產貿易量值-12'.D26];['國家別水產別水產貿易量值-12'.F26];['國家別水產別水產貿易量值-12'.H26];['國家別水產別水產貿易量值-12'.J26];['國家別水產別水產貿易量值-12'.L26];['國家別水產別水產貿易量值-12'.N26])+SUM(['國家別水產別水產貿易量值-13'.D26];['國家別水產別水產貿易量值-13'.F26];['國家別水產別水產貿易量值-13'.H26];['國家別水產別水產貿易量值-13'.J26];['國家別水產別水產貿易量值-13'.L26];['國家別水產別水產貿易量值-13'.N26])+SUM(['國家別水產別水產貿易量值-14'.D26];['國家別水產別水產貿易量值-14'.F26];['國家別水產別水產貿易量值-14'.H26];['國家別水產別水產貿易量值-14'.J26];['國家別水產別水產貿易量值-14'.L26];['國家別水產別水產貿易量值-14'.N26])+SUM(['國家別水產別水產貿易量值-15'.D26];['國家別水產別水產貿易量值-15'.F26];['國家別水產別水產貿易量值-15'.H26];['國家別水產別水產貿易量值-15'.J26];['國家別水產別水產貿易量值-15'.L26];['國家別水產別水產貿易量值-15'.N26])+SUM(['國家別水產別水產貿易量值-16'.D26];['國家別水產別水產貿易量值-16'.F26];['國家別水產別水產貿易量值-16'.H26];['國家別水產別水產貿易量值-16'.J26];['國家別水產別水產貿易量值-16'.L26];['國家別水產別水產貿易量值-16'.N26])+SUM(['國家別水產別水產貿易量值-17'.D26];['國家別水產別水產貿易量值-17'.F26];['國家別水產別水產貿易量值-17'.H26];['國家別水產別水產貿易量值-17'.J26];['國家別水產別水產貿易量值-17'.L26];['國家別水產別水產貿易量值-17'.N26])+SUM(['國家別水產別水產貿易量值-18'.D26];['國家別水產別水產貿易量值-18'.F26];['國家別水產別水產貿易量值-18'.H26];['國家別水產別水產貿易量值-18'.J26];['國家別水產別水產貿易量值-18'.L26];['國家別水產別水產貿易量值-18'.N26])=0;&quot;-&quot;;SUM([.H26];[.J26];[.L26];[.N26])+SUM(['國家別水產別水產貿易量值-2'.D26];['國家別水產別水產貿易量值-2'.F26];['國家別水產別水產貿易量值-2'.H26];['國家別水產別水產貿易量值-2'.J26];['國家別水產別水產貿易量值-2'.L26];['國家別水產別水產貿易量值-2'.N26])+SUM(['國家別水產別水產貿易量值-3'.D26];['國家別水產別水產貿易量值-3'.F26];['國家別水產別水產貿易量值-3'.H26];['國家別水產別水產貿易量值-3'.J26];['國家別水產別水產貿易量值-3'.L26];['國家別水產別水產貿易量值-3'.N26])+SUM(['國家別水產別水產貿易量值-4'.D26];['國家別水產別水產貿易量值-4'.F26];['國家別水產別水產貿易量值-4'.H26];['國家別水產別水產貿易量值-4'.J26];['國家別水產別水產貿易量值-4'.L26];['國家別水產別水產貿易量值-4'.N26])+SUM(['國家別水產別水產貿易量值-5'.D26];['國家別水產別水產貿易量值-5'.F26];['國家別水產別水產貿易量值-5'.H26];['國家別水產別水產貿易量值-5'.J26];['國家別水產別水產貿易量值-5'.L26];['國家別水產別水產貿易量值-5'.N26])+SUM(['國家別水產別水產貿易量值-6'.D26];['國家別水產別水產貿易量值-6'.F26];['國家別水產別水產貿易量值-6'.H26];['國家別水產別水產貿易量值-6'.J26];['國家別水產別水產貿易量值-6'.L26];['國家別水產別水產貿易量值-6'.N26])+SUM(['國家別水產別水產貿易量值-7'.D26];['國家別水產別水產貿易量值-7'.F26];['國家別水產別水產貿易量值-7'.H26];['國家別水產別水產貿易量值-7'.J26];['國家別水產別水產貿易量值-7'.L26];['國家別水產別水產貿易量值-7'.N26])+SUM(['國家別水產別水產貿易量值-8'.D26];['國家別水產別水產貿易量值-8'.F26];['國家別水產別水產貿易量值-8'.H26];['國家別水產別水產貿易量值-8'.J26];['國家別水產別水產貿易量值-8'.L26];['國家別水產別水產貿易量值-8'.N26])+SUM(['國家別水產別水產貿易量值-9'.D26];['國家別水產別水產貿易量值-9'.F26];['國家別水產別水產貿易量值-9'.H26];['國家別水產別水產貿易量值-9'.J26];['國家別水產別水產貿易量值-9'.L26];['國家別水產別水產貿易量值-9'.N26])+SUM(['國家別水產別水產貿易量值-10'.D26];['國家別水產別水產貿易量值-10'.F26];['國家別水產別水產貿易量值-10'.H26];['國家別水產別水產貿易量值-10'.J26];['國家別水產別水產貿易量值-10'.L26];['國家別水產別水產貿易量值-10'.N26])+SUM(['國家別水產別水產貿易量值-11'.D26];['國家別水產別水產貿易量值-11'.F26];['國家別水產別水產貿易量值-11'.H26];['國家別水產別水產貿易量值-11'.J26];['國家別水產別水產貿易量值-11'.L26];['國家別水產別水產貿易量值-11'.N26])+SUM(['國家別水產別水產貿易量值-12'.D26];['國家別水產別水產貿易量值-12'.F26];['國家別水產別水產貿易量值-12'.H26];['國家別水產別水產貿易量值-12'.J26];['國家別水產別水產貿易量值-12'.L26];['國家別水產別水產貿易量值-12'.N26])+SUM(['國家別水產別水產貿易量值-13'.D26];['國家別水產別水產貿易量值-13'.F26];['國家別水產別水產貿易量值-13'.H26];['國家別水產別水產貿易量值-13'.J26];['國家別水產別水產貿易量值-13'.L26];['國家別水產別水產貿易量值-13'.N26])+SUM(['國家別水產別水產貿易量值-14'.D26];['國家別水產別水產貿易量值-14'.F26];['國家別水產別水產貿易量值-14'.H26];['國家別水產別水產貿易量值-14'.J26];['國家別水產別水產貿易量值-14'.L26];['國家別水產別水產貿易量值-14'.N26])+SUM(['國家別水產別水產貿易量值-15'.D26];['國家別水產別水產貿易量值-15'.F26];['國家別水產別水產貿易量值-15'.H26];['國家別水產別水產貿易量值-15'.J26];['國家別水產別水產貿易量值-15'.L26];['國家別水產別水產貿易量值-15'.N26])+SUM(['國家別水產別水產貿易量值-16'.D26];['國家別水產別水產貿易量值-16'.F26];['國家別水產別水產貿易量值-16'.H26];['國家別水產別水產貿易量值-16'.J26];['國家別水產別水產貿易量值-16'.L26];['國家別水產別水產貿易量值-16'.N26])+SUM(['國家別水產別水產貿易量值-17'.D26];['國家別水產別水產貿易量值-17'.F26];['國家別水產別水產貿易量值-17'.H26];['國家別水產別水產貿易量值-17'.J26];['國家別水產別水產貿易量值-17'.L26];['國家別水產別水產貿易量值-17'.N26])+SUM(['國家別水產別水產貿易量值-18'.D26];['國家別水產別水產貿易量值-18'.F26];['國家別水產別水產貿易量值-18'.H26];['國家別水產別水產貿易量值-18'.J26];['國家別水產別水產貿易量值-18'.L26];['國家別水產別水產貿易量值-18'.N26]))" table:style-name="ce12">
            <text:p>12,446<text:s/></text:p>
          </table:table-cell>
          <table:table-cell office:value-type="float" office:value="14873" table:style-name="ce12">
            <text:p>14,873<text:s/></text:p>
          </table:table-cell>
          <table:table-cell office:value-type="float" office:value="144.41800000000001" table:style-name="ce12">
            <text:p>1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" table:style-name="ce12">
            <text:p>90<text:s/></text:p>
          </table:table-cell>
          <table:table-cell office:value-type="float" office:value="0.75900000000000001" table:style-name="ce12">
            <text:p>1<text:s/></text:p>
          </table:table-cell>
          <table:table-cell office:value-type="float" office:value="200" table:style-name="ce12">
            <text:p>200<text:s/></text:p>
          </table:table-cell>
          <table:table-cell office:value-type="float" office:value="4.5199999999999996" table:style-name="ce12">
            <text:p>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4644001" table:formula="of:=IF(SUM([.G27];[.I27];[.K27];[.M27])+SUM(['國家別水產別水產貿易量值-2'.C27];['國家別水產別水產貿易量值-2'.E27];['國家別水產別水產貿易量值-2'.G27];['國家別水產別水產貿易量值-2'.I27];['國家別水產別水產貿易量值-2'.K27];['國家別水產別水產貿易量值-2'.M27])+SUM(['國家別水產別水產貿易量值-3'.C27];['國家別水產別水產貿易量值-3'.E27];['國家別水產別水產貿易量值-3'.G27];['國家別水產別水產貿易量值-3'.I27];['國家別水產別水產貿易量值-3'.K27];['國家別水產別水產貿易量值-3'.M27])+SUM(['國家別水產別水產貿易量值-4'.C27];['國家別水產別水產貿易量值-4'.E27];['國家別水產別水產貿易量值-4'.G27];['國家別水產別水產貿易量值-4'.I27];['國家別水產別水產貿易量值-4'.K27];['國家別水產別水產貿易量值-4'.M27])+SUM(['國家別水產別水產貿易量值-5'.C27];['國家別水產別水產貿易量值-5'.E27];['國家別水產別水產貿易量值-5'.G27];['國家別水產別水產貿易量值-5'.I27];['國家別水產別水產貿易量值-5'.K27];['國家別水產別水產貿易量值-5'.M27])+SUM(['國家別水產別水產貿易量值-6'.C27];['國家別水產別水產貿易量值-6'.E27];['國家別水產別水產貿易量值-6'.G27];['國家別水產別水產貿易量值-6'.I27];['國家別水產別水產貿易量值-6'.K27];['國家別水產別水產貿易量值-6'.M27])+SUM(['國家別水產別水產貿易量值-7'.C27];['國家別水產別水產貿易量值-7'.E27];['國家別水產別水產貿易量值-7'.G27];['國家別水產別水產貿易量值-7'.I27];['國家別水產別水產貿易量值-7'.K27];['國家別水產別水產貿易量值-7'.M27])+SUM(['國家別水產別水產貿易量值-8'.C27];['國家別水產別水產貿易量值-8'.E27];['國家別水產別水產貿易量值-8'.G27];['國家別水產別水產貿易量值-8'.I27];['國家別水產別水產貿易量值-8'.K27];['國家別水產別水產貿易量值-8'.M27])+SUM(['國家別水產別水產貿易量值-9'.C27];['國家別水產別水產貿易量值-9'.E27];['國家別水產別水產貿易量值-9'.G27];['國家別水產別水產貿易量值-9'.I27];['國家別水產別水產貿易量值-9'.K27];['國家別水產別水產貿易量值-9'.M27])+SUM(['國家別水產別水產貿易量值-10'.C27];['國家別水產別水產貿易量值-10'.E27];['國家別水產別水產貿易量值-10'.G27];['國家別水產別水產貿易量值-10'.I27];['國家別水產別水產貿易量值-10'.K27];['國家別水產別水產貿易量值-10'.M27])+SUM(['國家別水產別水產貿易量值-11'.C27];['國家別水產別水產貿易量值-11'.E27];['國家別水產別水產貿易量值-11'.G27];['國家別水產別水產貿易量值-11'.I27];['國家別水產別水產貿易量值-11'.K27];['國家別水產別水產貿易量值-11'.M27])+SUM(['國家別水產別水產貿易量值-12'.C27];['國家別水產別水產貿易量值-12'.E27];['國家別水產別水產貿易量值-12'.G27];['國家別水產別水產貿易量值-12'.I27];['國家別水產別水產貿易量值-12'.K27];['國家別水產別水產貿易量值-12'.M27])+SUM(['國家別水產別水產貿易量值-13'.C27];['國家別水產別水產貿易量值-13'.E27];['國家別水產別水產貿易量值-13'.G27];['國家別水產別水產貿易量值-13'.I27];['國家別水產別水產貿易量值-13'.K27];['國家別水產別水產貿易量值-13'.M27])+SUM(['國家別水產別水產貿易量值-14'.C27];['國家別水產別水產貿易量值-14'.E27];['國家別水產別水產貿易量值-14'.G27];['國家別水產別水產貿易量值-14'.I27];['國家別水產別水產貿易量值-14'.K27];['國家別水產別水產貿易量值-14'.M27])+SUM(['國家別水產別水產貿易量值-15'.C27];['國家別水產別水產貿易量值-15'.E27];['國家別水產別水產貿易量值-15'.G27];['國家別水產別水產貿易量值-15'.I27];['國家別水產別水產貿易量值-15'.K27];['國家別水產別水產貿易量值-15'.M27])+SUM(['國家別水產別水產貿易量值-16'.C27];['國家別水產別水產貿易量值-16'.E27];['國家別水產別水產貿易量值-16'.G27];['國家別水產別水產貿易量值-16'.I27];['國家別水產別水產貿易量值-16'.K27];['國家別水產別水產貿易量值-16'.M27])+SUM(['國家別水產別水產貿易量值-17'.C27];['國家別水產別水產貿易量值-17'.E27];['國家別水產別水產貿易量值-17'.G27];['國家別水產別水產貿易量值-17'.I27];['國家別水產別水產貿易量值-17'.K27];['國家別水產別水產貿易量值-17'.M27])+SUM(['國家別水產別水產貿易量值-18'.C27];['國家別水產別水產貿易量值-18'.E27];['國家別水產別水產貿易量值-18'.G27];['國家別水產別水產貿易量值-18'.I27];['國家別水產別水產貿易量值-18'.K27];['國家別水產別水產貿易量值-18'.M27])=0;&quot;-&quot;;SUM([.G27];[.I27];[.K27];[.M27])+SUM(['國家別水產別水產貿易量值-2'.C27];['國家別水產別水產貿易量值-2'.E27];['國家別水產別水產貿易量值-2'.G27];['國家別水產別水產貿易量值-2'.I27];['國家別水產別水產貿易量值-2'.K27];['國家別水產別水產貿易量值-2'.M27])+SUM(['國家別水產別水產貿易量值-3'.C27];['國家別水產別水產貿易量值-3'.E27];['國家別水產別水產貿易量值-3'.G27];['國家別水產別水產貿易量值-3'.I27];['國家別水產別水產貿易量值-3'.K27];['國家別水產別水產貿易量值-3'.M27])+SUM(['國家別水產別水產貿易量值-4'.C27];['國家別水產別水產貿易量值-4'.E27];['國家別水產別水產貿易量值-4'.G27];['國家別水產別水產貿易量值-4'.I27];['國家別水產別水產貿易量值-4'.K27];['國家別水產別水產貿易量值-4'.M27])+SUM(['國家別水產別水產貿易量值-5'.C27];['國家別水產別水產貿易量值-5'.E27];['國家別水產別水產貿易量值-5'.G27];['國家別水產別水產貿易量值-5'.I27];['國家別水產別水產貿易量值-5'.K27];['國家別水產別水產貿易量值-5'.M27])+SUM(['國家別水產別水產貿易量值-6'.C27];['國家別水產別水產貿易量值-6'.E27];['國家別水產別水產貿易量值-6'.G27];['國家別水產別水產貿易量值-6'.I27];['國家別水產別水產貿易量值-6'.K27];['國家別水產別水產貿易量值-6'.M27])+SUM(['國家別水產別水產貿易量值-7'.C27];['國家別水產別水產貿易量值-7'.E27];['國家別水產別水產貿易量值-7'.G27];['國家別水產別水產貿易量值-7'.I27];['國家別水產別水產貿易量值-7'.K27];['國家別水產別水產貿易量值-7'.M27])+SUM(['國家別水產別水產貿易量值-8'.C27];['國家別水產別水產貿易量值-8'.E27];['國家別水產別水產貿易量值-8'.G27];['國家別水產別水產貿易量值-8'.I27];['國家別水產別水產貿易量值-8'.K27];['國家別水產別水產貿易量值-8'.M27])+SUM(['國家別水產別水產貿易量值-9'.C27];['國家別水產別水產貿易量值-9'.E27];['國家別水產別水產貿易量值-9'.G27];['國家別水產別水產貿易量值-9'.I27];['國家別水產別水產貿易量值-9'.K27];['國家別水產別水產貿易量值-9'.M27])+SUM(['國家別水產別水產貿易量值-10'.C27];['國家別水產別水產貿易量值-10'.E27];['國家別水產別水產貿易量值-10'.G27];['國家別水產別水產貿易量值-10'.I27];['國家別水產別水產貿易量值-10'.K27];['國家別水產別水產貿易量值-10'.M27])+SUM(['國家別水產別水產貿易量值-11'.C27];['國家別水產別水產貿易量值-11'.E27];['國家別水產別水產貿易量值-11'.G27];['國家別水產別水產貿易量值-11'.I27];['國家別水產別水產貿易量值-11'.K27];['國家別水產別水產貿易量值-11'.M27])+SUM(['國家別水產別水產貿易量值-12'.C27];['國家別水產別水產貿易量值-12'.E27];['國家別水產別水產貿易量值-12'.G27];['國家別水產別水產貿易量值-12'.I27];['國家別水產別水產貿易量值-12'.K27];['國家別水產別水產貿易量值-12'.M27])+SUM(['國家別水產別水產貿易量值-13'.C27];['國家別水產別水產貿易量值-13'.E27];['國家別水產別水產貿易量值-13'.G27];['國家別水產別水產貿易量值-13'.I27];['國家別水產別水產貿易量值-13'.K27];['國家別水產別水產貿易量值-13'.M27])+SUM(['國家別水產別水產貿易量值-14'.C27];['國家別水產別水產貿易量值-14'.E27];['國家別水產別水產貿易量值-14'.G27];['國家別水產別水產貿易量值-14'.I27];['國家別水產別水產貿易量值-14'.K27];['國家別水產別水產貿易量值-14'.M27])+SUM(['國家別水產別水產貿易量值-15'.C27];['國家別水產別水產貿易量值-15'.E27];['國家別水產別水產貿易量值-15'.G27];['國家別水產別水產貿易量值-15'.I27];['國家別水產別水產貿易量值-15'.K27];['國家別水產別水產貿易量值-15'.M27])+SUM(['國家別水產別水產貿易量值-16'.C27];['國家別水產別水產貿易量值-16'.E27];['國家別水產別水產貿易量值-16'.G27];['國家別水產別水產貿易量值-16'.I27];['國家別水產別水產貿易量值-16'.K27];['國家別水產別水產貿易量值-16'.M27])+SUM(['國家別水產別水產貿易量值-17'.C27];['國家別水產別水產貿易量值-17'.E27];['國家別水產別水產貿易量值-17'.G27];['國家別水產別水產貿易量值-17'.I27];['國家別水產別水產貿易量值-17'.K27];['國家別水產別水產貿易量值-17'.M27])+SUM(['國家別水產別水產貿易量值-18'.C27];['國家別水產別水產貿易量值-18'.E27];['國家別水產別水產貿易量值-18'.G27];['國家別水產別水產貿易量值-18'.I27];['國家別水產別水產貿易量值-18'.K27];['國家別水產別水產貿易量值-18'.M27]))" table:style-name="ce12">
            <text:p>4,644,001<text:s/></text:p>
          </table:table-cell>
          <table:table-cell office:value-type="float" office:value="11500.57" table:formula="of:=IF(SUM([.H27];[.J27];[.L27];[.N27])+SUM(['國家別水產別水產貿易量值-2'.D27];['國家別水產別水產貿易量值-2'.F27];['國家別水產別水產貿易量值-2'.H27];['國家別水產別水產貿易量值-2'.J27];['國家別水產別水產貿易量值-2'.L27];['國家別水產別水產貿易量值-2'.N27])+SUM(['國家別水產別水產貿易量值-3'.D27];['國家別水產別水產貿易量值-3'.F27];['國家別水產別水產貿易量值-3'.H27];['國家別水產別水產貿易量值-3'.J27];['國家別水產別水產貿易量值-3'.L27];['國家別水產別水產貿易量值-3'.N27])+SUM(['國家別水產別水產貿易量值-4'.D27];['國家別水產別水產貿易量值-4'.F27];['國家別水產別水產貿易量值-4'.H27];['國家別水產別水產貿易量值-4'.J27];['國家別水產別水產貿易量值-4'.L27];['國家別水產別水產貿易量值-4'.N27])+SUM(['國家別水產別水產貿易量值-5'.D27];['國家別水產別水產貿易量值-5'.F27];['國家別水產別水產貿易量值-5'.H27];['國家別水產別水產貿易量值-5'.J27];['國家別水產別水產貿易量值-5'.L27];['國家別水產別水產貿易量值-5'.N27])+SUM(['國家別水產別水產貿易量值-6'.D27];['國家別水產別水產貿易量值-6'.F27];['國家別水產別水產貿易量值-6'.H27];['國家別水產別水產貿易量值-6'.J27];['國家別水產別水產貿易量值-6'.L27];['國家別水產別水產貿易量值-6'.N27])+SUM(['國家別水產別水產貿易量值-7'.D27];['國家別水產別水產貿易量值-7'.F27];['國家別水產別水產貿易量值-7'.H27];['國家別水產別水產貿易量值-7'.J27];['國家別水產別水產貿易量值-7'.L27];['國家別水產別水產貿易量值-7'.N27])+SUM(['國家別水產別水產貿易量值-8'.D27];['國家別水產別水產貿易量值-8'.F27];['國家別水產別水產貿易量值-8'.H27];['國家別水產別水產貿易量值-8'.J27];['國家別水產別水產貿易量值-8'.L27];['國家別水產別水產貿易量值-8'.N27])+SUM(['國家別水產別水產貿易量值-9'.D27];['國家別水產別水產貿易量值-9'.F27];['國家別水產別水產貿易量值-9'.H27];['國家別水產別水產貿易量值-9'.J27];['國家別水產別水產貿易量值-9'.L27];['國家別水產別水產貿易量值-9'.N27])+SUM(['國家別水產別水產貿易量值-10'.D27];['國家別水產別水產貿易量值-10'.F27];['國家別水產別水產貿易量值-10'.H27];['國家別水產別水產貿易量值-10'.J27];['國家別水產別水產貿易量值-10'.L27];['國家別水產別水產貿易量值-10'.N27])+SUM(['國家別水產別水產貿易量值-11'.D27];['國家別水產別水產貿易量值-11'.F27];['國家別水產別水產貿易量值-11'.H27];['國家別水產別水產貿易量值-11'.J27];['國家別水產別水產貿易量值-11'.L27];['國家別水產別水產貿易量值-11'.N27])+SUM(['國家別水產別水產貿易量值-12'.D27];['國家別水產別水產貿易量值-12'.F27];['國家別水產別水產貿易量值-12'.H27];['國家別水產別水產貿易量值-12'.J27];['國家別水產別水產貿易量值-12'.L27];['國家別水產別水產貿易量值-12'.N27])+SUM(['國家別水產別水產貿易量值-13'.D27];['國家別水產別水產貿易量值-13'.F27];['國家別水產別水產貿易量值-13'.H27];['國家別水產別水產貿易量值-13'.J27];['國家別水產別水產貿易量值-13'.L27];['國家別水產別水產貿易量值-13'.N27])+SUM(['國家別水產別水產貿易量值-14'.D27];['國家別水產別水產貿易量值-14'.F27];['國家別水產別水產貿易量值-14'.H27];['國家別水產別水產貿易量值-14'.J27];['國家別水產別水產貿易量值-14'.L27];['國家別水產別水產貿易量值-14'.N27])+SUM(['國家別水產別水產貿易量值-15'.D27];['國家別水產別水產貿易量值-15'.F27];['國家別水產別水產貿易量值-15'.H27];['國家別水產別水產貿易量值-15'.J27];['國家別水產別水產貿易量值-15'.L27];['國家別水產別水產貿易量值-15'.N27])+SUM(['國家別水產別水產貿易量值-16'.D27];['國家別水產別水產貿易量值-16'.F27];['國家別水產別水產貿易量值-16'.H27];['國家別水產別水產貿易量值-16'.J27];['國家別水產別水產貿易量值-16'.L27];['國家別水產別水產貿易量值-16'.N27])+SUM(['國家別水產別水產貿易量值-17'.D27];['國家別水產別水產貿易量值-17'.F27];['國家別水產別水產貿易量值-17'.H27];['國家別水產別水產貿易量值-17'.J27];['國家別水產別水產貿易量值-17'.L27];['國家別水產別水產貿易量值-17'.N27])+SUM(['國家別水產別水產貿易量值-18'.D27];['國家別水產別水產貿易量值-18'.F27];['國家別水產別水產貿易量值-18'.H27];['國家別水產別水產貿易量值-18'.J27];['國家別水產別水產貿易量值-18'.L27];['國家別水產別水產貿易量值-18'.N27])=0;&quot;-&quot;;SUM([.H27];[.J27];[.L27];[.N27])+SUM(['國家別水產別水產貿易量值-2'.D27];['國家別水產別水產貿易量值-2'.F27];['國家別水產別水產貿易量值-2'.H27];['國家別水產別水產貿易量值-2'.J27];['國家別水產別水產貿易量值-2'.L27];['國家別水產別水產貿易量值-2'.N27])+SUM(['國家別水產別水產貿易量值-3'.D27];['國家別水產別水產貿易量值-3'.F27];['國家別水產別水產貿易量值-3'.H27];['國家別水產別水產貿易量值-3'.J27];['國家別水產別水產貿易量值-3'.L27];['國家別水產別水產貿易量值-3'.N27])+SUM(['國家別水產別水產貿易量值-4'.D27];['國家別水產別水產貿易量值-4'.F27];['國家別水產別水產貿易量值-4'.H27];['國家別水產別水產貿易量值-4'.J27];['國家別水產別水產貿易量值-4'.L27];['國家別水產別水產貿易量值-4'.N27])+SUM(['國家別水產別水產貿易量值-5'.D27];['國家別水產別水產貿易量值-5'.F27];['國家別水產別水產貿易量值-5'.H27];['國家別水產別水產貿易量值-5'.J27];['國家別水產別水產貿易量值-5'.L27];['國家別水產別水產貿易量值-5'.N27])+SUM(['國家別水產別水產貿易量值-6'.D27];['國家別水產別水產貿易量值-6'.F27];['國家別水產別水產貿易量值-6'.H27];['國家別水產別水產貿易量值-6'.J27];['國家別水產別水產貿易量值-6'.L27];['國家別水產別水產貿易量值-6'.N27])+SUM(['國家別水產別水產貿易量值-7'.D27];['國家別水產別水產貿易量值-7'.F27];['國家別水產別水產貿易量值-7'.H27];['國家別水產別水產貿易量值-7'.J27];['國家別水產別水產貿易量值-7'.L27];['國家別水產別水產貿易量值-7'.N27])+SUM(['國家別水產別水產貿易量值-8'.D27];['國家別水產別水產貿易量值-8'.F27];['國家別水產別水產貿易量值-8'.H27];['國家別水產別水產貿易量值-8'.J27];['國家別水產別水產貿易量值-8'.L27];['國家別水產別水產貿易量值-8'.N27])+SUM(['國家別水產別水產貿易量值-9'.D27];['國家別水產別水產貿易量值-9'.F27];['國家別水產別水產貿易量值-9'.H27];['國家別水產別水產貿易量值-9'.J27];['國家別水產別水產貿易量值-9'.L27];['國家別水產別水產貿易量值-9'.N27])+SUM(['國家別水產別水產貿易量值-10'.D27];['國家別水產別水產貿易量值-10'.F27];['國家別水產別水產貿易量值-10'.H27];['國家別水產別水產貿易量值-10'.J27];['國家別水產別水產貿易量值-10'.L27];['國家別水產別水產貿易量值-10'.N27])+SUM(['國家別水產別水產貿易量值-11'.D27];['國家別水產別水產貿易量值-11'.F27];['國家別水產別水產貿易量值-11'.H27];['國家別水產別水產貿易量值-11'.J27];['國家別水產別水產貿易量值-11'.L27];['國家別水產別水產貿易量值-11'.N27])+SUM(['國家別水產別水產貿易量值-12'.D27];['國家別水產別水產貿易量值-12'.F27];['國家別水產別水產貿易量值-12'.H27];['國家別水產別水產貿易量值-12'.J27];['國家別水產別水產貿易量值-12'.L27];['國家別水產別水產貿易量值-12'.N27])+SUM(['國家別水產別水產貿易量值-13'.D27];['國家別水產別水產貿易量值-13'.F27];['國家別水產別水產貿易量值-13'.H27];['國家別水產別水產貿易量值-13'.J27];['國家別水產別水產貿易量值-13'.L27];['國家別水產別水產貿易量值-13'.N27])+SUM(['國家別水產別水產貿易量值-14'.D27];['國家別水產別水產貿易量值-14'.F27];['國家別水產別水產貿易量值-14'.H27];['國家別水產別水產貿易量值-14'.J27];['國家別水產別水產貿易量值-14'.L27];['國家別水產別水產貿易量值-14'.N27])+SUM(['國家別水產別水產貿易量值-15'.D27];['國家別水產別水產貿易量值-15'.F27];['國家別水產別水產貿易量值-15'.H27];['國家別水產別水產貿易量值-15'.J27];['國家別水產別水產貿易量值-15'.L27];['國家別水產別水產貿易量值-15'.N27])+SUM(['國家別水產別水產貿易量值-16'.D27];['國家別水產別水產貿易量值-16'.F27];['國家別水產別水產貿易量值-16'.H27];['國家別水產別水產貿易量值-16'.J27];['國家別水產別水產貿易量值-16'.L27];['國家別水產別水產貿易量值-16'.N27])+SUM(['國家別水產別水產貿易量值-17'.D27];['國家別水產別水產貿易量值-17'.F27];['國家別水產別水產貿易量值-17'.H27];['國家別水產別水產貿易量值-17'.J27];['國家別水產別水產貿易量值-17'.L27];['國家別水產別水產貿易量值-17'.N27])+SUM(['國家別水產別水產貿易量值-18'.D27];['國家別水產別水產貿易量值-18'.F27];['國家別水產別水產貿易量值-18'.H27];['國家別水產別水產貿易量值-18'.J27];['國家別水產別水產貿易量值-18'.L27];['國家別水產別水產貿易量值-18'.N27]))" table:style-name="ce12">
            <text:p>11,501<text:s/></text:p>
          </table:table-cell>
          <table:table-cell office:value-type="float" office:value="3038" table:style-name="ce12">
            <text:p>3,038<text:s/></text:p>
          </table:table-cell>
          <table:table-cell office:value-type="float" office:value="31.280999999999999" table:style-name="ce12">
            <text:p>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5374514" table:formula="of:=IF(SUM([.G28];[.I28];[.K28];[.M28])+SUM(['國家別水產別水產貿易量值-2'.C28];['國家別水產別水產貿易量值-2'.E28];['國家別水產別水產貿易量值-2'.G28];['國家別水產別水產貿易量值-2'.I28];['國家別水產別水產貿易量值-2'.K28];['國家別水產別水產貿易量值-2'.M28])+SUM(['國家別水產別水產貿易量值-3'.C28];['國家別水產別水產貿易量值-3'.E28];['國家別水產別水產貿易量值-3'.G28];['國家別水產別水產貿易量值-3'.I28];['國家別水產別水產貿易量值-3'.K28];['國家別水產別水產貿易量值-3'.M28])+SUM(['國家別水產別水產貿易量值-4'.C28];['國家別水產別水產貿易量值-4'.E28];['國家別水產別水產貿易量值-4'.G28];['國家別水產別水產貿易量值-4'.I28];['國家別水產別水產貿易量值-4'.K28];['國家別水產別水產貿易量值-4'.M28])+SUM(['國家別水產別水產貿易量值-5'.C28];['國家別水產別水產貿易量值-5'.E28];['國家別水產別水產貿易量值-5'.G28];['國家別水產別水產貿易量值-5'.I28];['國家別水產別水產貿易量值-5'.K28];['國家別水產別水產貿易量值-5'.M28])+SUM(['國家別水產別水產貿易量值-6'.C28];['國家別水產別水產貿易量值-6'.E28];['國家別水產別水產貿易量值-6'.G28];['國家別水產別水產貿易量值-6'.I28];['國家別水產別水產貿易量值-6'.K28];['國家別水產別水產貿易量值-6'.M28])+SUM(['國家別水產別水產貿易量值-7'.C28];['國家別水產別水產貿易量值-7'.E28];['國家別水產別水產貿易量值-7'.G28];['國家別水產別水產貿易量值-7'.I28];['國家別水產別水產貿易量值-7'.K28];['國家別水產別水產貿易量值-7'.M28])+SUM(['國家別水產別水產貿易量值-8'.C28];['國家別水產別水產貿易量值-8'.E28];['國家別水產別水產貿易量值-8'.G28];['國家別水產別水產貿易量值-8'.I28];['國家別水產別水產貿易量值-8'.K28];['國家別水產別水產貿易量值-8'.M28])+SUM(['國家別水產別水產貿易量值-9'.C28];['國家別水產別水產貿易量值-9'.E28];['國家別水產別水產貿易量值-9'.G28];['國家別水產別水產貿易量值-9'.I28];['國家別水產別水產貿易量值-9'.K28];['國家別水產別水產貿易量值-9'.M28])+SUM(['國家別水產別水產貿易量值-10'.C28];['國家別水產別水產貿易量值-10'.E28];['國家別水產別水產貿易量值-10'.G28];['國家別水產別水產貿易量值-10'.I28];['國家別水產別水產貿易量值-10'.K28];['國家別水產別水產貿易量值-10'.M28])+SUM(['國家別水產別水產貿易量值-11'.C28];['國家別水產別水產貿易量值-11'.E28];['國家別水產別水產貿易量值-11'.G28];['國家別水產別水產貿易量值-11'.I28];['國家別水產別水產貿易量值-11'.K28];['國家別水產別水產貿易量值-11'.M28])+SUM(['國家別水產別水產貿易量值-12'.C28];['國家別水產別水產貿易量值-12'.E28];['國家別水產別水產貿易量值-12'.G28];['國家別水產別水產貿易量值-12'.I28];['國家別水產別水產貿易量值-12'.K28];['國家別水產別水產貿易量值-12'.M28])+SUM(['國家別水產別水產貿易量值-13'.C28];['國家別水產別水產貿易量值-13'.E28];['國家別水產別水產貿易量值-13'.G28];['國家別水產別水產貿易量值-13'.I28];['國家別水產別水產貿易量值-13'.K28];['國家別水產別水產貿易量值-13'.M28])+SUM(['國家別水產別水產貿易量值-14'.C28];['國家別水產別水產貿易量值-14'.E28];['國家別水產別水產貿易量值-14'.G28];['國家別水產別水產貿易量值-14'.I28];['國家別水產別水產貿易量值-14'.K28];['國家別水產別水產貿易量值-14'.M28])+SUM(['國家別水產別水產貿易量值-15'.C28];['國家別水產別水產貿易量值-15'.E28];['國家別水產別水產貿易量值-15'.G28];['國家別水產別水產貿易量值-15'.I28];['國家別水產別水產貿易量值-15'.K28];['國家別水產別水產貿易量值-15'.M28])+SUM(['國家別水產別水產貿易量值-16'.C28];['國家別水產別水產貿易量值-16'.E28];['國家別水產別水產貿易量值-16'.G28];['國家別水產別水產貿易量值-16'.I28];['國家別水產別水產貿易量值-16'.K28];['國家別水產別水產貿易量值-16'.M28])+SUM(['國家別水產別水產貿易量值-17'.C28];['國家別水產別水產貿易量值-17'.E28];['國家別水產別水產貿易量值-17'.G28];['國家別水產別水產貿易量值-17'.I28];['國家別水產別水產貿易量值-17'.K28];['國家別水產別水產貿易量值-17'.M28])+SUM(['國家別水產別水產貿易量值-18'.C28];['國家別水產別水產貿易量值-18'.E28];['國家別水產別水產貿易量值-18'.G28];['國家別水產別水產貿易量值-18'.I28];['國家別水產別水產貿易量值-18'.K28];['國家別水產別水產貿易量值-18'.M28])=0;&quot;-&quot;;SUM([.G28];[.I28];[.K28];[.M28])+SUM(['國家別水產別水產貿易量值-2'.C28];['國家別水產別水產貿易量值-2'.E28];['國家別水產別水產貿易量值-2'.G28];['國家別水產別水產貿易量值-2'.I28];['國家別水產別水產貿易量值-2'.K28];['國家別水產別水產貿易量值-2'.M28])+SUM(['國家別水產別水產貿易量值-3'.C28];['國家別水產別水產貿易量值-3'.E28];['國家別水產別水產貿易量值-3'.G28];['國家別水產別水產貿易量值-3'.I28];['國家別水產別水產貿易量值-3'.K28];['國家別水產別水產貿易量值-3'.M28])+SUM(['國家別水產別水產貿易量值-4'.C28];['國家別水產別水產貿易量值-4'.E28];['國家別水產別水產貿易量值-4'.G28];['國家別水產別水產貿易量值-4'.I28];['國家別水產別水產貿易量值-4'.K28];['國家別水產別水產貿易量值-4'.M28])+SUM(['國家別水產別水產貿易量值-5'.C28];['國家別水產別水產貿易量值-5'.E28];['國家別水產別水產貿易量值-5'.G28];['國家別水產別水產貿易量值-5'.I28];['國家別水產別水產貿易量值-5'.K28];['國家別水產別水產貿易量值-5'.M28])+SUM(['國家別水產別水產貿易量值-6'.C28];['國家別水產別水產貿易量值-6'.E28];['國家別水產別水產貿易量值-6'.G28];['國家別水產別水產貿易量值-6'.I28];['國家別水產別水產貿易量值-6'.K28];['國家別水產別水產貿易量值-6'.M28])+SUM(['國家別水產別水產貿易量值-7'.C28];['國家別水產別水產貿易量值-7'.E28];['國家別水產別水產貿易量值-7'.G28];['國家別水產別水產貿易量值-7'.I28];['國家別水產別水產貿易量值-7'.K28];['國家別水產別水產貿易量值-7'.M28])+SUM(['國家別水產別水產貿易量值-8'.C28];['國家別水產別水產貿易量值-8'.E28];['國家別水產別水產貿易量值-8'.G28];['國家別水產別水產貿易量值-8'.I28];['國家別水產別水產貿易量值-8'.K28];['國家別水產別水產貿易量值-8'.M28])+SUM(['國家別水產別水產貿易量值-9'.C28];['國家別水產別水產貿易量值-9'.E28];['國家別水產別水產貿易量值-9'.G28];['國家別水產別水產貿易量值-9'.I28];['國家別水產別水產貿易量值-9'.K28];['國家別水產別水產貿易量值-9'.M28])+SUM(['國家別水產別水產貿易量值-10'.C28];['國家別水產別水產貿易量值-10'.E28];['國家別水產別水產貿易量值-10'.G28];['國家別水產別水產貿易量值-10'.I28];['國家別水產別水產貿易量值-10'.K28];['國家別水產別水產貿易量值-10'.M28])+SUM(['國家別水產別水產貿易量值-11'.C28];['國家別水產別水產貿易量值-11'.E28];['國家別水產別水產貿易量值-11'.G28];['國家別水產別水產貿易量值-11'.I28];['國家別水產別水產貿易量值-11'.K28];['國家別水產別水產貿易量值-11'.M28])+SUM(['國家別水產別水產貿易量值-12'.C28];['國家別水產別水產貿易量值-12'.E28];['國家別水產別水產貿易量值-12'.G28];['國家別水產別水產貿易量值-12'.I28];['國家別水產別水產貿易量值-12'.K28];['國家別水產別水產貿易量值-12'.M28])+SUM(['國家別水產別水產貿易量值-13'.C28];['國家別水產別水產貿易量值-13'.E28];['國家別水產別水產貿易量值-13'.G28];['國家別水產別水產貿易量值-13'.I28];['國家別水產別水產貿易量值-13'.K28];['國家別水產別水產貿易量值-13'.M28])+SUM(['國家別水產別水產貿易量值-14'.C28];['國家別水產別水產貿易量值-14'.E28];['國家別水產別水產貿易量值-14'.G28];['國家別水產別水產貿易量值-14'.I28];['國家別水產別水產貿易量值-14'.K28];['國家別水產別水產貿易量值-14'.M28])+SUM(['國家別水產別水產貿易量值-15'.C28];['國家別水產別水產貿易量值-15'.E28];['國家別水產別水產貿易量值-15'.G28];['國家別水產別水產貿易量值-15'.I28];['國家別水產別水產貿易量值-15'.K28];['國家別水產別水產貿易量值-15'.M28])+SUM(['國家別水產別水產貿易量值-16'.C28];['國家別水產別水產貿易量值-16'.E28];['國家別水產別水產貿易量值-16'.G28];['國家別水產別水產貿易量值-16'.I28];['國家別水產別水產貿易量值-16'.K28];['國家別水產別水產貿易量值-16'.M28])+SUM(['國家別水產別水產貿易量值-17'.C28];['國家別水產別水產貿易量值-17'.E28];['國家別水產別水產貿易量值-17'.G28];['國家別水產別水產貿易量值-17'.I28];['國家別水產別水產貿易量值-17'.K28];['國家別水產別水產貿易量值-17'.M28])+SUM(['國家別水產別水產貿易量值-18'.C28];['國家別水產別水產貿易量值-18'.E28];['國家別水產別水產貿易量值-18'.G28];['國家別水產別水產貿易量值-18'.I28];['國家別水產別水產貿易量值-18'.K28];['國家別水產別水產貿易量值-18'.M28]))" table:style-name="ce12">
            <text:p>5,374,514<text:s/></text:p>
          </table:table-cell>
          <table:table-cell office:value-type="float" office:value="9772.0159999999978" table:formula="of:=IF(SUM([.H28];[.J28];[.L28];[.N28])+SUM(['國家別水產別水產貿易量值-2'.D28];['國家別水產別水產貿易量值-2'.F28];['國家別水產別水產貿易量值-2'.H28];['國家別水產別水產貿易量值-2'.J28];['國家別水產別水產貿易量值-2'.L28];['國家別水產別水產貿易量值-2'.N28])+SUM(['國家別水產別水產貿易量值-3'.D28];['國家別水產別水產貿易量值-3'.F28];['國家別水產別水產貿易量值-3'.H28];['國家別水產別水產貿易量值-3'.J28];['國家別水產別水產貿易量值-3'.L28];['國家別水產別水產貿易量值-3'.N28])+SUM(['國家別水產別水產貿易量值-4'.D28];['國家別水產別水產貿易量值-4'.F28];['國家別水產別水產貿易量值-4'.H28];['國家別水產別水產貿易量值-4'.J28];['國家別水產別水產貿易量值-4'.L28];['國家別水產別水產貿易量值-4'.N28])+SUM(['國家別水產別水產貿易量值-5'.D28];['國家別水產別水產貿易量值-5'.F28];['國家別水產別水產貿易量值-5'.H28];['國家別水產別水產貿易量值-5'.J28];['國家別水產別水產貿易量值-5'.L28];['國家別水產別水產貿易量值-5'.N28])+SUM(['國家別水產別水產貿易量值-6'.D28];['國家別水產別水產貿易量值-6'.F28];['國家別水產別水產貿易量值-6'.H28];['國家別水產別水產貿易量值-6'.J28];['國家別水產別水產貿易量值-6'.L28];['國家別水產別水產貿易量值-6'.N28])+SUM(['國家別水產別水產貿易量值-7'.D28];['國家別水產別水產貿易量值-7'.F28];['國家別水產別水產貿易量值-7'.H28];['國家別水產別水產貿易量值-7'.J28];['國家別水產別水產貿易量值-7'.L28];['國家別水產別水產貿易量值-7'.N28])+SUM(['國家別水產別水產貿易量值-8'.D28];['國家別水產別水產貿易量值-8'.F28];['國家別水產別水產貿易量值-8'.H28];['國家別水產別水產貿易量值-8'.J28];['國家別水產別水產貿易量值-8'.L28];['國家別水產別水產貿易量值-8'.N28])+SUM(['國家別水產別水產貿易量值-9'.D28];['國家別水產別水產貿易量值-9'.F28];['國家別水產別水產貿易量值-9'.H28];['國家別水產別水產貿易量值-9'.J28];['國家別水產別水產貿易量值-9'.L28];['國家別水產別水產貿易量值-9'.N28])+SUM(['國家別水產別水產貿易量值-10'.D28];['國家別水產別水產貿易量值-10'.F28];['國家別水產別水產貿易量值-10'.H28];['國家別水產別水產貿易量值-10'.J28];['國家別水產別水產貿易量值-10'.L28];['國家別水產別水產貿易量值-10'.N28])+SUM(['國家別水產別水產貿易量值-11'.D28];['國家別水產別水產貿易量值-11'.F28];['國家別水產別水產貿易量值-11'.H28];['國家別水產別水產貿易量值-11'.J28];['國家別水產別水產貿易量值-11'.L28];['國家別水產別水產貿易量值-11'.N28])+SUM(['國家別水產別水產貿易量值-12'.D28];['國家別水產別水產貿易量值-12'.F28];['國家別水產別水產貿易量值-12'.H28];['國家別水產別水產貿易量值-12'.J28];['國家別水產別水產貿易量值-12'.L28];['國家別水產別水產貿易量值-12'.N28])+SUM(['國家別水產別水產貿易量值-13'.D28];['國家別水產別水產貿易量值-13'.F28];['國家別水產別水產貿易量值-13'.H28];['國家別水產別水產貿易量值-13'.J28];['國家別水產別水產貿易量值-13'.L28];['國家別水產別水產貿易量值-13'.N28])+SUM(['國家別水產別水產貿易量值-14'.D28];['國家別水產別水產貿易量值-14'.F28];['國家別水產別水產貿易量值-14'.H28];['國家別水產別水產貿易量值-14'.J28];['國家別水產別水產貿易量值-14'.L28];['國家別水產別水產貿易量值-14'.N28])+SUM(['國家別水產別水產貿易量值-15'.D28];['國家別水產別水產貿易量值-15'.F28];['國家別水產別水產貿易量值-15'.H28];['國家別水產別水產貿易量值-15'.J28];['國家別水產別水產貿易量值-15'.L28];['國家別水產別水產貿易量值-15'.N28])+SUM(['國家別水產別水產貿易量值-16'.D28];['國家別水產別水產貿易量值-16'.F28];['國家別水產別水產貿易量值-16'.H28];['國家別水產別水產貿易量值-16'.J28];['國家別水產別水產貿易量值-16'.L28];['國家別水產別水產貿易量值-16'.N28])+SUM(['國家別水產別水產貿易量值-17'.D28];['國家別水產別水產貿易量值-17'.F28];['國家別水產別水產貿易量值-17'.H28];['國家別水產別水產貿易量值-17'.J28];['國家別水產別水產貿易量值-17'.L28];['國家別水產別水產貿易量值-17'.N28])+SUM(['國家別水產別水產貿易量值-18'.D28];['國家別水產別水產貿易量值-18'.F28];['國家別水產別水產貿易量值-18'.H28];['國家別水產別水產貿易量值-18'.J28];['國家別水產別水產貿易量值-18'.L28];['國家別水產別水產貿易量值-18'.N28])=0;&quot;-&quot;;SUM([.H28];[.J28];[.L28];[.N28])+SUM(['國家別水產別水產貿易量值-2'.D28];['國家別水產別水產貿易量值-2'.F28];['國家別水產別水產貿易量值-2'.H28];['國家別水產別水產貿易量值-2'.J28];['國家別水產別水產貿易量值-2'.L28];['國家別水產別水產貿易量值-2'.N28])+SUM(['國家別水產別水產貿易量值-3'.D28];['國家別水產別水產貿易量值-3'.F28];['國家別水產別水產貿易量值-3'.H28];['國家別水產別水產貿易量值-3'.J28];['國家別水產別水產貿易量值-3'.L28];['國家別水產別水產貿易量值-3'.N28])+SUM(['國家別水產別水產貿易量值-4'.D28];['國家別水產別水產貿易量值-4'.F28];['國家別水產別水產貿易量值-4'.H28];['國家別水產別水產貿易量值-4'.J28];['國家別水產別水產貿易量值-4'.L28];['國家別水產別水產貿易量值-4'.N28])+SUM(['國家別水產別水產貿易量值-5'.D28];['國家別水產別水產貿易量值-5'.F28];['國家別水產別水產貿易量值-5'.H28];['國家別水產別水產貿易量值-5'.J28];['國家別水產別水產貿易量值-5'.L28];['國家別水產別水產貿易量值-5'.N28])+SUM(['國家別水產別水產貿易量值-6'.D28];['國家別水產別水產貿易量值-6'.F28];['國家別水產別水產貿易量值-6'.H28];['國家別水產別水產貿易量值-6'.J28];['國家別水產別水產貿易量值-6'.L28];['國家別水產別水產貿易量值-6'.N28])+SUM(['國家別水產別水產貿易量值-7'.D28];['國家別水產別水產貿易量值-7'.F28];['國家別水產別水產貿易量值-7'.H28];['國家別水產別水產貿易量值-7'.J28];['國家別水產別水產貿易量值-7'.L28];['國家別水產別水產貿易量值-7'.N28])+SUM(['國家別水產別水產貿易量值-8'.D28];['國家別水產別水產貿易量值-8'.F28];['國家別水產別水產貿易量值-8'.H28];['國家別水產別水產貿易量值-8'.J28];['國家別水產別水產貿易量值-8'.L28];['國家別水產別水產貿易量值-8'.N28])+SUM(['國家別水產別水產貿易量值-9'.D28];['國家別水產別水產貿易量值-9'.F28];['國家別水產別水產貿易量值-9'.H28];['國家別水產別水產貿易量值-9'.J28];['國家別水產別水產貿易量值-9'.L28];['國家別水產別水產貿易量值-9'.N28])+SUM(['國家別水產別水產貿易量值-10'.D28];['國家別水產別水產貿易量值-10'.F28];['國家別水產別水產貿易量值-10'.H28];['國家別水產別水產貿易量值-10'.J28];['國家別水產別水產貿易量值-10'.L28];['國家別水產別水產貿易量值-10'.N28])+SUM(['國家別水產別水產貿易量值-11'.D28];['國家別水產別水產貿易量值-11'.F28];['國家別水產別水產貿易量值-11'.H28];['國家別水產別水產貿易量值-11'.J28];['國家別水產別水產貿易量值-11'.L28];['國家別水產別水產貿易量值-11'.N28])+SUM(['國家別水產別水產貿易量值-12'.D28];['國家別水產別水產貿易量值-12'.F28];['國家別水產別水產貿易量值-12'.H28];['國家別水產別水產貿易量值-12'.J28];['國家別水產別水產貿易量值-12'.L28];['國家別水產別水產貿易量值-12'.N28])+SUM(['國家別水產別水產貿易量值-13'.D28];['國家別水產別水產貿易量值-13'.F28];['國家別水產別水產貿易量值-13'.H28];['國家別水產別水產貿易量值-13'.J28];['國家別水產別水產貿易量值-13'.L28];['國家別水產別水產貿易量值-13'.N28])+SUM(['國家別水產別水產貿易量值-14'.D28];['國家別水產別水產貿易量值-14'.F28];['國家別水產別水產貿易量值-14'.H28];['國家別水產別水產貿易量值-14'.J28];['國家別水產別水產貿易量值-14'.L28];['國家別水產別水產貿易量值-14'.N28])+SUM(['國家別水產別水產貿易量值-15'.D28];['國家別水產別水產貿易量值-15'.F28];['國家別水產別水產貿易量值-15'.H28];['國家別水產別水產貿易量值-15'.J28];['國家別水產別水產貿易量值-15'.L28];['國家別水產別水產貿易量值-15'.N28])+SUM(['國家別水產別水產貿易量值-16'.D28];['國家別水產別水產貿易量值-16'.F28];['國家別水產別水產貿易量值-16'.H28];['國家別水產別水產貿易量值-16'.J28];['國家別水產別水產貿易量值-16'.L28];['國家別水產別水產貿易量值-16'.N28])+SUM(['國家別水產別水產貿易量值-17'.D28];['國家別水產別水產貿易量值-17'.F28];['國家別水產別水產貿易量值-17'.H28];['國家別水產別水產貿易量值-17'.J28];['國家別水產別水產貿易量值-17'.L28];['國家別水產別水產貿易量值-17'.N28])+SUM(['國家別水產別水產貿易量值-18'.D28];['國家別水產別水產貿易量值-18'.F28];['國家別水產別水產貿易量值-18'.H28];['國家別水產別水產貿易量值-18'.J28];['國家別水產別水產貿易量值-18'.L28];['國家別水產別水產貿易量值-18'.N28]))" table:style-name="ce12">
            <text:p>9,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4139036" table:formula="of:=IF(SUM([.G29];[.I29];[.K29];[.M29])+SUM(['國家別水產別水產貿易量值-2'.C29];['國家別水產別水產貿易量值-2'.E29];['國家別水產別水產貿易量值-2'.G29];['國家別水產別水產貿易量值-2'.I29];['國家別水產別水產貿易量值-2'.K29];['國家別水產別水產貿易量值-2'.M29])+SUM(['國家別水產別水產貿易量值-3'.C29];['國家別水產別水產貿易量值-3'.E29];['國家別水產別水產貿易量值-3'.G29];['國家別水產別水產貿易量值-3'.I29];['國家別水產別水產貿易量值-3'.K29];['國家別水產別水產貿易量值-3'.M29])+SUM(['國家別水產別水產貿易量值-4'.C29];['國家別水產別水產貿易量值-4'.E29];['國家別水產別水產貿易量值-4'.G29];['國家別水產別水產貿易量值-4'.I29];['國家別水產別水產貿易量值-4'.K29];['國家別水產別水產貿易量值-4'.M29])+SUM(['國家別水產別水產貿易量值-5'.C29];['國家別水產別水產貿易量值-5'.E29];['國家別水產別水產貿易量值-5'.G29];['國家別水產別水產貿易量值-5'.I29];['國家別水產別水產貿易量值-5'.K29];['國家別水產別水產貿易量值-5'.M29])+SUM(['國家別水產別水產貿易量值-6'.C29];['國家別水產別水產貿易量值-6'.E29];['國家別水產別水產貿易量值-6'.G29];['國家別水產別水產貿易量值-6'.I29];['國家別水產別水產貿易量值-6'.K29];['國家別水產別水產貿易量值-6'.M29])+SUM(['國家別水產別水產貿易量值-7'.C29];['國家別水產別水產貿易量值-7'.E29];['國家別水產別水產貿易量值-7'.G29];['國家別水產別水產貿易量值-7'.I29];['國家別水產別水產貿易量值-7'.K29];['國家別水產別水產貿易量值-7'.M29])+SUM(['國家別水產別水產貿易量值-8'.C29];['國家別水產別水產貿易量值-8'.E29];['國家別水產別水產貿易量值-8'.G29];['國家別水產別水產貿易量值-8'.I29];['國家別水產別水產貿易量值-8'.K29];['國家別水產別水產貿易量值-8'.M29])+SUM(['國家別水產別水產貿易量值-9'.C29];['國家別水產別水產貿易量值-9'.E29];['國家別水產別水產貿易量值-9'.G29];['國家別水產別水產貿易量值-9'.I29];['國家別水產別水產貿易量值-9'.K29];['國家別水產別水產貿易量值-9'.M29])+SUM(['國家別水產別水產貿易量值-10'.C29];['國家別水產別水產貿易量值-10'.E29];['國家別水產別水產貿易量值-10'.G29];['國家別水產別水產貿易量值-10'.I29];['國家別水產別水產貿易量值-10'.K29];['國家別水產別水產貿易量值-10'.M29])+SUM(['國家別水產別水產貿易量值-11'.C29];['國家別水產別水產貿易量值-11'.E29];['國家別水產別水產貿易量值-11'.G29];['國家別水產別水產貿易量值-11'.I29];['國家別水產別水產貿易量值-11'.K29];['國家別水產別水產貿易量值-11'.M29])+SUM(['國家別水產別水產貿易量值-12'.C29];['國家別水產別水產貿易量值-12'.E29];['國家別水產別水產貿易量值-12'.G29];['國家別水產別水產貿易量值-12'.I29];['國家別水產別水產貿易量值-12'.K29];['國家別水產別水產貿易量值-12'.M29])+SUM(['國家別水產別水產貿易量值-13'.C29];['國家別水產別水產貿易量值-13'.E29];['國家別水產別水產貿易量值-13'.G29];['國家別水產別水產貿易量值-13'.I29];['國家別水產別水產貿易量值-13'.K29];['國家別水產別水產貿易量值-13'.M29])+SUM(['國家別水產別水產貿易量值-14'.C29];['國家別水產別水產貿易量值-14'.E29];['國家別水產別水產貿易量值-14'.G29];['國家別水產別水產貿易量值-14'.I29];['國家別水產別水產貿易量值-14'.K29];['國家別水產別水產貿易量值-14'.M29])+SUM(['國家別水產別水產貿易量值-15'.C29];['國家別水產別水產貿易量值-15'.E29];['國家別水產別水產貿易量值-15'.G29];['國家別水產別水產貿易量值-15'.I29];['國家別水產別水產貿易量值-15'.K29];['國家別水產別水產貿易量值-15'.M29])+SUM(['國家別水產別水產貿易量值-16'.C29];['國家別水產別水產貿易量值-16'.E29];['國家別水產別水產貿易量值-16'.G29];['國家別水產別水產貿易量值-16'.I29];['國家別水產別水產貿易量值-16'.K29];['國家別水產別水產貿易量值-16'.M29])+SUM(['國家別水產別水產貿易量值-17'.C29];['國家別水產別水產貿易量值-17'.E29];['國家別水產別水產貿易量值-17'.G29];['國家別水產別水產貿易量值-17'.I29];['國家別水產別水產貿易量值-17'.K29];['國家別水產別水產貿易量值-17'.M29])+SUM(['國家別水產別水產貿易量值-18'.C29];['國家別水產別水產貿易量值-18'.E29];['國家別水產別水產貿易量值-18'.G29];['國家別水產別水產貿易量值-18'.I29];['國家別水產別水產貿易量值-18'.K29];['國家別水產別水產貿易量值-18'.M29])=0;&quot;-&quot;;SUM([.G29];[.I29];[.K29];[.M29])+SUM(['國家別水產別水產貿易量值-2'.C29];['國家別水產別水產貿易量值-2'.E29];['國家別水產別水產貿易量值-2'.G29];['國家別水產別水產貿易量值-2'.I29];['國家別水產別水產貿易量值-2'.K29];['國家別水產別水產貿易量值-2'.M29])+SUM(['國家別水產別水產貿易量值-3'.C29];['國家別水產別水產貿易量值-3'.E29];['國家別水產別水產貿易量值-3'.G29];['國家別水產別水產貿易量值-3'.I29];['國家別水產別水產貿易量值-3'.K29];['國家別水產別水產貿易量值-3'.M29])+SUM(['國家別水產別水產貿易量值-4'.C29];['國家別水產別水產貿易量值-4'.E29];['國家別水產別水產貿易量值-4'.G29];['國家別水產別水產貿易量值-4'.I29];['國家別水產別水產貿易量值-4'.K29];['國家別水產別水產貿易量值-4'.M29])+SUM(['國家別水產別水產貿易量值-5'.C29];['國家別水產別水產貿易量值-5'.E29];['國家別水產別水產貿易量值-5'.G29];['國家別水產別水產貿易量值-5'.I29];['國家別水產別水產貿易量值-5'.K29];['國家別水產別水產貿易量值-5'.M29])+SUM(['國家別水產別水產貿易量值-6'.C29];['國家別水產別水產貿易量值-6'.E29];['國家別水產別水產貿易量值-6'.G29];['國家別水產別水產貿易量值-6'.I29];['國家別水產別水產貿易量值-6'.K29];['國家別水產別水產貿易量值-6'.M29])+SUM(['國家別水產別水產貿易量值-7'.C29];['國家別水產別水產貿易量值-7'.E29];['國家別水產別水產貿易量值-7'.G29];['國家別水產別水產貿易量值-7'.I29];['國家別水產別水產貿易量值-7'.K29];['國家別水產別水產貿易量值-7'.M29])+SUM(['國家別水產別水產貿易量值-8'.C29];['國家別水產別水產貿易量值-8'.E29];['國家別水產別水產貿易量值-8'.G29];['國家別水產別水產貿易量值-8'.I29];['國家別水產別水產貿易量值-8'.K29];['國家別水產別水產貿易量值-8'.M29])+SUM(['國家別水產別水產貿易量值-9'.C29];['國家別水產別水產貿易量值-9'.E29];['國家別水產別水產貿易量值-9'.G29];['國家別水產別水產貿易量值-9'.I29];['國家別水產別水產貿易量值-9'.K29];['國家別水產別水產貿易量值-9'.M29])+SUM(['國家別水產別水產貿易量值-10'.C29];['國家別水產別水產貿易量值-10'.E29];['國家別水產別水產貿易量值-10'.G29];['國家別水產別水產貿易量值-10'.I29];['國家別水產別水產貿易量值-10'.K29];['國家別水產別水產貿易量值-10'.M29])+SUM(['國家別水產別水產貿易量值-11'.C29];['國家別水產別水產貿易量值-11'.E29];['國家別水產別水產貿易量值-11'.G29];['國家別水產別水產貿易量值-11'.I29];['國家別水產別水產貿易量值-11'.K29];['國家別水產別水產貿易量值-11'.M29])+SUM(['國家別水產別水產貿易量值-12'.C29];['國家別水產別水產貿易量值-12'.E29];['國家別水產別水產貿易量值-12'.G29];['國家別水產別水產貿易量值-12'.I29];['國家別水產別水產貿易量值-12'.K29];['國家別水產別水產貿易量值-12'.M29])+SUM(['國家別水產別水產貿易量值-13'.C29];['國家別水產別水產貿易量值-13'.E29];['國家別水產別水產貿易量值-13'.G29];['國家別水產別水產貿易量值-13'.I29];['國家別水產別水產貿易量值-13'.K29];['國家別水產別水產貿易量值-13'.M29])+SUM(['國家別水產別水產貿易量值-14'.C29];['國家別水產別水產貿易量值-14'.E29];['國家別水產別水產貿易量值-14'.G29];['國家別水產別水產貿易量值-14'.I29];['國家別水產別水產貿易量值-14'.K29];['國家別水產別水產貿易量值-14'.M29])+SUM(['國家別水產別水產貿易量值-15'.C29];['國家別水產別水產貿易量值-15'.E29];['國家別水產別水產貿易量值-15'.G29];['國家別水產別水產貿易量值-15'.I29];['國家別水產別水產貿易量值-15'.K29];['國家別水產別水產貿易量值-15'.M29])+SUM(['國家別水產別水產貿易量值-16'.C29];['國家別水產別水產貿易量值-16'.E29];['國家別水產別水產貿易量值-16'.G29];['國家別水產別水產貿易量值-16'.I29];['國家別水產別水產貿易量值-16'.K29];['國家別水產別水產貿易量值-16'.M29])+SUM(['國家別水產別水產貿易量值-17'.C29];['國家別水產別水產貿易量值-17'.E29];['國家別水產別水產貿易量值-17'.G29];['國家別水產別水產貿易量值-17'.I29];['國家別水產別水產貿易量值-17'.K29];['國家別水產別水產貿易量值-17'.M29])+SUM(['國家別水產別水產貿易量值-18'.C29];['國家別水產別水產貿易量值-18'.E29];['國家別水產別水產貿易量值-18'.G29];['國家別水產別水產貿易量值-18'.I29];['國家別水產別水產貿易量值-18'.K29];['國家別水產別水產貿易量值-18'.M29]))" table:style-name="ce12">
            <text:p>4,139,036<text:s/></text:p>
          </table:table-cell>
          <table:table-cell office:value-type="float" office:value="8637.3960000000006" table:formula="of:=IF(SUM([.H29];[.J29];[.L29];[.N29])+SUM(['國家別水產別水產貿易量值-2'.D29];['國家別水產別水產貿易量值-2'.F29];['國家別水產別水產貿易量值-2'.H29];['國家別水產別水產貿易量值-2'.J29];['國家別水產別水產貿易量值-2'.L29];['國家別水產別水產貿易量值-2'.N29])+SUM(['國家別水產別水產貿易量值-3'.D29];['國家別水產別水產貿易量值-3'.F29];['國家別水產別水產貿易量值-3'.H29];['國家別水產別水產貿易量值-3'.J29];['國家別水產別水產貿易量值-3'.L29];['國家別水產別水產貿易量值-3'.N29])+SUM(['國家別水產別水產貿易量值-4'.D29];['國家別水產別水產貿易量值-4'.F29];['國家別水產別水產貿易量值-4'.H29];['國家別水產別水產貿易量值-4'.J29];['國家別水產別水產貿易量值-4'.L29];['國家別水產別水產貿易量值-4'.N29])+SUM(['國家別水產別水產貿易量值-5'.D29];['國家別水產別水產貿易量值-5'.F29];['國家別水產別水產貿易量值-5'.H29];['國家別水產別水產貿易量值-5'.J29];['國家別水產別水產貿易量值-5'.L29];['國家別水產別水產貿易量值-5'.N29])+SUM(['國家別水產別水產貿易量值-6'.D29];['國家別水產別水產貿易量值-6'.F29];['國家別水產別水產貿易量值-6'.H29];['國家別水產別水產貿易量值-6'.J29];['國家別水產別水產貿易量值-6'.L29];['國家別水產別水產貿易量值-6'.N29])+SUM(['國家別水產別水產貿易量值-7'.D29];['國家別水產別水產貿易量值-7'.F29];['國家別水產別水產貿易量值-7'.H29];['國家別水產別水產貿易量值-7'.J29];['國家別水產別水產貿易量值-7'.L29];['國家別水產別水產貿易量值-7'.N29])+SUM(['國家別水產別水產貿易量值-8'.D29];['國家別水產別水產貿易量值-8'.F29];['國家別水產別水產貿易量值-8'.H29];['國家別水產別水產貿易量值-8'.J29];['國家別水產別水產貿易量值-8'.L29];['國家別水產別水產貿易量值-8'.N29])+SUM(['國家別水產別水產貿易量值-9'.D29];['國家別水產別水產貿易量值-9'.F29];['國家別水產別水產貿易量值-9'.H29];['國家別水產別水產貿易量值-9'.J29];['國家別水產別水產貿易量值-9'.L29];['國家別水產別水產貿易量值-9'.N29])+SUM(['國家別水產別水產貿易量值-10'.D29];['國家別水產別水產貿易量值-10'.F29];['國家別水產別水產貿易量值-10'.H29];['國家別水產別水產貿易量值-10'.J29];['國家別水產別水產貿易量值-10'.L29];['國家別水產別水產貿易量值-10'.N29])+SUM(['國家別水產別水產貿易量值-11'.D29];['國家別水產別水產貿易量值-11'.F29];['國家別水產別水產貿易量值-11'.H29];['國家別水產別水產貿易量值-11'.J29];['國家別水產別水產貿易量值-11'.L29];['國家別水產別水產貿易量值-11'.N29])+SUM(['國家別水產別水產貿易量值-12'.D29];['國家別水產別水產貿易量值-12'.F29];['國家別水產別水產貿易量值-12'.H29];['國家別水產別水產貿易量值-12'.J29];['國家別水產別水產貿易量值-12'.L29];['國家別水產別水產貿易量值-12'.N29])+SUM(['國家別水產別水產貿易量值-13'.D29];['國家別水產別水產貿易量值-13'.F29];['國家別水產別水產貿易量值-13'.H29];['國家別水產別水產貿易量值-13'.J29];['國家別水產別水產貿易量值-13'.L29];['國家別水產別水產貿易量值-13'.N29])+SUM(['國家別水產別水產貿易量值-14'.D29];['國家別水產別水產貿易量值-14'.F29];['國家別水產別水產貿易量值-14'.H29];['國家別水產別水產貿易量值-14'.J29];['國家別水產別水產貿易量值-14'.L29];['國家別水產別水產貿易量值-14'.N29])+SUM(['國家別水產別水產貿易量值-15'.D29];['國家別水產別水產貿易量值-15'.F29];['國家別水產別水產貿易量值-15'.H29];['國家別水產別水產貿易量值-15'.J29];['國家別水產別水產貿易量值-15'.L29];['國家別水產別水產貿易量值-15'.N29])+SUM(['國家別水產別水產貿易量值-16'.D29];['國家別水產別水產貿易量值-16'.F29];['國家別水產別水產貿易量值-16'.H29];['國家別水產別水產貿易量值-16'.J29];['國家別水產別水產貿易量值-16'.L29];['國家別水產別水產貿易量值-16'.N29])+SUM(['國家別水產別水產貿易量值-17'.D29];['國家別水產別水產貿易量值-17'.F29];['國家別水產別水產貿易量值-17'.H29];['國家別水產別水產貿易量值-17'.J29];['國家別水產別水產貿易量值-17'.L29];['國家別水產別水產貿易量值-17'.N29])+SUM(['國家別水產別水產貿易量值-18'.D29];['國家別水產別水產貿易量值-18'.F29];['國家別水產別水產貿易量值-18'.H29];['國家別水產別水產貿易量值-18'.J29];['國家別水產別水產貿易量值-18'.L29];['國家別水產別水產貿易量值-18'.N29])=0;&quot;-&quot;;SUM([.H29];[.J29];[.L29];[.N29])+SUM(['國家別水產別水產貿易量值-2'.D29];['國家別水產別水產貿易量值-2'.F29];['國家別水產別水產貿易量值-2'.H29];['國家別水產別水產貿易量值-2'.J29];['國家別水產別水產貿易量值-2'.L29];['國家別水產別水產貿易量值-2'.N29])+SUM(['國家別水產別水產貿易量值-3'.D29];['國家別水產別水產貿易量值-3'.F29];['國家別水產別水產貿易量值-3'.H29];['國家別水產別水產貿易量值-3'.J29];['國家別水產別水產貿易量值-3'.L29];['國家別水產別水產貿易量值-3'.N29])+SUM(['國家別水產別水產貿易量值-4'.D29];['國家別水產別水產貿易量值-4'.F29];['國家別水產別水產貿易量值-4'.H29];['國家別水產別水產貿易量值-4'.J29];['國家別水產別水產貿易量值-4'.L29];['國家別水產別水產貿易量值-4'.N29])+SUM(['國家別水產別水產貿易量值-5'.D29];['國家別水產別水產貿易量值-5'.F29];['國家別水產別水產貿易量值-5'.H29];['國家別水產別水產貿易量值-5'.J29];['國家別水產別水產貿易量值-5'.L29];['國家別水產別水產貿易量值-5'.N29])+SUM(['國家別水產別水產貿易量值-6'.D29];['國家別水產別水產貿易量值-6'.F29];['國家別水產別水產貿易量值-6'.H29];['國家別水產別水產貿易量值-6'.J29];['國家別水產別水產貿易量值-6'.L29];['國家別水產別水產貿易量值-6'.N29])+SUM(['國家別水產別水產貿易量值-7'.D29];['國家別水產別水產貿易量值-7'.F29];['國家別水產別水產貿易量值-7'.H29];['國家別水產別水產貿易量值-7'.J29];['國家別水產別水產貿易量值-7'.L29];['國家別水產別水產貿易量值-7'.N29])+SUM(['國家別水產別水產貿易量值-8'.D29];['國家別水產別水產貿易量值-8'.F29];['國家別水產別水產貿易量值-8'.H29];['國家別水產別水產貿易量值-8'.J29];['國家別水產別水產貿易量值-8'.L29];['國家別水產別水產貿易量值-8'.N29])+SUM(['國家別水產別水產貿易量值-9'.D29];['國家別水產別水產貿易量值-9'.F29];['國家別水產別水產貿易量值-9'.H29];['國家別水產別水產貿易量值-9'.J29];['國家別水產別水產貿易量值-9'.L29];['國家別水產別水產貿易量值-9'.N29])+SUM(['國家別水產別水產貿易量值-10'.D29];['國家別水產別水產貿易量值-10'.F29];['國家別水產別水產貿易量值-10'.H29];['國家別水產別水產貿易量值-10'.J29];['國家別水產別水產貿易量值-10'.L29];['國家別水產別水產貿易量值-10'.N29])+SUM(['國家別水產別水產貿易量值-11'.D29];['國家別水產別水產貿易量值-11'.F29];['國家別水產別水產貿易量值-11'.H29];['國家別水產別水產貿易量值-11'.J29];['國家別水產別水產貿易量值-11'.L29];['國家別水產別水產貿易量值-11'.N29])+SUM(['國家別水產別水產貿易量值-12'.D29];['國家別水產別水產貿易量值-12'.F29];['國家別水產別水產貿易量值-12'.H29];['國家別水產別水產貿易量值-12'.J29];['國家別水產別水產貿易量值-12'.L29];['國家別水產別水產貿易量值-12'.N29])+SUM(['國家別水產別水產貿易量值-13'.D29];['國家別水產別水產貿易量值-13'.F29];['國家別水產別水產貿易量值-13'.H29];['國家別水產別水產貿易量值-13'.J29];['國家別水產別水產貿易量值-13'.L29];['國家別水產別水產貿易量值-13'.N29])+SUM(['國家別水產別水產貿易量值-14'.D29];['國家別水產別水產貿易量值-14'.F29];['國家別水產別水產貿易量值-14'.H29];['國家別水產別水產貿易量值-14'.J29];['國家別水產別水產貿易量值-14'.L29];['國家別水產別水產貿易量值-14'.N29])+SUM(['國家別水產別水產貿易量值-15'.D29];['國家別水產別水產貿易量值-15'.F29];['國家別水產別水產貿易量值-15'.H29];['國家別水產別水產貿易量值-15'.J29];['國家別水產別水產貿易量值-15'.L29];['國家別水產別水產貿易量值-15'.N29])+SUM(['國家別水產別水產貿易量值-16'.D29];['國家別水產別水產貿易量值-16'.F29];['國家別水產別水產貿易量值-16'.H29];['國家別水產別水產貿易量值-16'.J29];['國家別水產別水產貿易量值-16'.L29];['國家別水產別水產貿易量值-16'.N29])+SUM(['國家別水產別水產貿易量值-17'.D29];['國家別水產別水產貿易量值-17'.F29];['國家別水產別水產貿易量值-17'.H29];['國家別水產別水產貿易量值-17'.J29];['國家別水產別水產貿易量值-17'.L29];['國家別水產別水產貿易量值-17'.N29])+SUM(['國家別水產別水產貿易量值-18'.D29];['國家別水產別水產貿易量值-18'.F29];['國家別水產別水產貿易量值-18'.H29];['國家別水產別水產貿易量值-18'.J29];['國家別水產別水產貿易量值-18'.L29];['國家別水產別水產貿易量值-18'.N29]))" table:style-name="ce12">
            <text:p>8,637<text:s/></text:p>
          </table:table-cell>
          <table:table-cell office:value-type="float" office:value="27" table:style-name="ce12">
            <text:p>27<text:s/></text:p>
          </table:table-cell>
          <table:table-cell office:value-type="float" office:value="2.666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5231994" table:formula="of:=IF(SUM([.G30];[.I30];[.K30];[.M30])+SUM(['國家別水產別水產貿易量值-2'.C30];['國家別水產別水產貿易量值-2'.E30];['國家別水產別水產貿易量值-2'.G30];['國家別水產別水產貿易量值-2'.I30];['國家別水產別水產貿易量值-2'.K30];['國家別水產別水產貿易量值-2'.M30])+SUM(['國家別水產別水產貿易量值-3'.C30];['國家別水產別水產貿易量值-3'.E30];['國家別水產別水產貿易量值-3'.G30];['國家別水產別水產貿易量值-3'.I30];['國家別水產別水產貿易量值-3'.K30];['國家別水產別水產貿易量值-3'.M30])+SUM(['國家別水產別水產貿易量值-4'.C30];['國家別水產別水產貿易量值-4'.E30];['國家別水產別水產貿易量值-4'.G30];['國家別水產別水產貿易量值-4'.I30];['國家別水產別水產貿易量值-4'.K30];['國家別水產別水產貿易量值-4'.M30])+SUM(['國家別水產別水產貿易量值-5'.C30];['國家別水產別水產貿易量值-5'.E30];['國家別水產別水產貿易量值-5'.G30];['國家別水產別水產貿易量值-5'.I30];['國家別水產別水產貿易量值-5'.K30];['國家別水產別水產貿易量值-5'.M30])+SUM(['國家別水產別水產貿易量值-6'.C30];['國家別水產別水產貿易量值-6'.E30];['國家別水產別水產貿易量值-6'.G30];['國家別水產別水產貿易量值-6'.I30];['國家別水產別水產貿易量值-6'.K30];['國家別水產別水產貿易量值-6'.M30])+SUM(['國家別水產別水產貿易量值-7'.C30];['國家別水產別水產貿易量值-7'.E30];['國家別水產別水產貿易量值-7'.G30];['國家別水產別水產貿易量值-7'.I30];['國家別水產別水產貿易量值-7'.K30];['國家別水產別水產貿易量值-7'.M30])+SUM(['國家別水產別水產貿易量值-8'.C30];['國家別水產別水產貿易量值-8'.E30];['國家別水產別水產貿易量值-8'.G30];['國家別水產別水產貿易量值-8'.I30];['國家別水產別水產貿易量值-8'.K30];['國家別水產別水產貿易量值-8'.M30])+SUM(['國家別水產別水產貿易量值-9'.C30];['國家別水產別水產貿易量值-9'.E30];['國家別水產別水產貿易量值-9'.G30];['國家別水產別水產貿易量值-9'.I30];['國家別水產別水產貿易量值-9'.K30];['國家別水產別水產貿易量值-9'.M30])+SUM(['國家別水產別水產貿易量值-10'.C30];['國家別水產別水產貿易量值-10'.E30];['國家別水產別水產貿易量值-10'.G30];['國家別水產別水產貿易量值-10'.I30];['國家別水產別水產貿易量值-10'.K30];['國家別水產別水產貿易量值-10'.M30])+SUM(['國家別水產別水產貿易量值-11'.C30];['國家別水產別水產貿易量值-11'.E30];['國家別水產別水產貿易量值-11'.G30];['國家別水產別水產貿易量值-11'.I30];['國家別水產別水產貿易量值-11'.K30];['國家別水產別水產貿易量值-11'.M30])+SUM(['國家別水產別水產貿易量值-12'.C30];['國家別水產別水產貿易量值-12'.E30];['國家別水產別水產貿易量值-12'.G30];['國家別水產別水產貿易量值-12'.I30];['國家別水產別水產貿易量值-12'.K30];['國家別水產別水產貿易量值-12'.M30])+SUM(['國家別水產別水產貿易量值-13'.C30];['國家別水產別水產貿易量值-13'.E30];['國家別水產別水產貿易量值-13'.G30];['國家別水產別水產貿易量值-13'.I30];['國家別水產別水產貿易量值-13'.K30];['國家別水產別水產貿易量值-13'.M30])+SUM(['國家別水產別水產貿易量值-14'.C30];['國家別水產別水產貿易量值-14'.E30];['國家別水產別水產貿易量值-14'.G30];['國家別水產別水產貿易量值-14'.I30];['國家別水產別水產貿易量值-14'.K30];['國家別水產別水產貿易量值-14'.M30])+SUM(['國家別水產別水產貿易量值-15'.C30];['國家別水產別水產貿易量值-15'.E30];['國家別水產別水產貿易量值-15'.G30];['國家別水產別水產貿易量值-15'.I30];['國家別水產別水產貿易量值-15'.K30];['國家別水產別水產貿易量值-15'.M30])+SUM(['國家別水產別水產貿易量值-16'.C30];['國家別水產別水產貿易量值-16'.E30];['國家別水產別水產貿易量值-16'.G30];['國家別水產別水產貿易量值-16'.I30];['國家別水產別水產貿易量值-16'.K30];['國家別水產別水產貿易量值-16'.M30])+SUM(['國家別水產別水產貿易量值-17'.C30];['國家別水產別水產貿易量值-17'.E30];['國家別水產別水產貿易量值-17'.G30];['國家別水產別水產貿易量值-17'.I30];['國家別水產別水產貿易量值-17'.K30];['國家別水產別水產貿易量值-17'.M30])+SUM(['國家別水產別水產貿易量值-18'.C30];['國家別水產別水產貿易量值-18'.E30];['國家別水產別水產貿易量值-18'.G30];['國家別水產別水產貿易量值-18'.I30];['國家別水產別水產貿易量值-18'.K30];['國家別水產別水產貿易量值-18'.M30])=0;&quot;-&quot;;SUM([.G30];[.I30];[.K30];[.M30])+SUM(['國家別水產別水產貿易量值-2'.C30];['國家別水產別水產貿易量值-2'.E30];['國家別水產別水產貿易量值-2'.G30];['國家別水產別水產貿易量值-2'.I30];['國家別水產別水產貿易量值-2'.K30];['國家別水產別水產貿易量值-2'.M30])+SUM(['國家別水產別水產貿易量值-3'.C30];['國家別水產別水產貿易量值-3'.E30];['國家別水產別水產貿易量值-3'.G30];['國家別水產別水產貿易量值-3'.I30];['國家別水產別水產貿易量值-3'.K30];['國家別水產別水產貿易量值-3'.M30])+SUM(['國家別水產別水產貿易量值-4'.C30];['國家別水產別水產貿易量值-4'.E30];['國家別水產別水產貿易量值-4'.G30];['國家別水產別水產貿易量值-4'.I30];['國家別水產別水產貿易量值-4'.K30];['國家別水產別水產貿易量值-4'.M30])+SUM(['國家別水產別水產貿易量值-5'.C30];['國家別水產別水產貿易量值-5'.E30];['國家別水產別水產貿易量值-5'.G30];['國家別水產別水產貿易量值-5'.I30];['國家別水產別水產貿易量值-5'.K30];['國家別水產別水產貿易量值-5'.M30])+SUM(['國家別水產別水產貿易量值-6'.C30];['國家別水產別水產貿易量值-6'.E30];['國家別水產別水產貿易量值-6'.G30];['國家別水產別水產貿易量值-6'.I30];['國家別水產別水產貿易量值-6'.K30];['國家別水產別水產貿易量值-6'.M30])+SUM(['國家別水產別水產貿易量值-7'.C30];['國家別水產別水產貿易量值-7'.E30];['國家別水產別水產貿易量值-7'.G30];['國家別水產別水產貿易量值-7'.I30];['國家別水產別水產貿易量值-7'.K30];['國家別水產別水產貿易量值-7'.M30])+SUM(['國家別水產別水產貿易量值-8'.C30];['國家別水產別水產貿易量值-8'.E30];['國家別水產別水產貿易量值-8'.G30];['國家別水產別水產貿易量值-8'.I30];['國家別水產別水產貿易量值-8'.K30];['國家別水產別水產貿易量值-8'.M30])+SUM(['國家別水產別水產貿易量值-9'.C30];['國家別水產別水產貿易量值-9'.E30];['國家別水產別水產貿易量值-9'.G30];['國家別水產別水產貿易量值-9'.I30];['國家別水產別水產貿易量值-9'.K30];['國家別水產別水產貿易量值-9'.M30])+SUM(['國家別水產別水產貿易量值-10'.C30];['國家別水產別水產貿易量值-10'.E30];['國家別水產別水產貿易量值-10'.G30];['國家別水產別水產貿易量值-10'.I30];['國家別水產別水產貿易量值-10'.K30];['國家別水產別水產貿易量值-10'.M30])+SUM(['國家別水產別水產貿易量值-11'.C30];['國家別水產別水產貿易量值-11'.E30];['國家別水產別水產貿易量值-11'.G30];['國家別水產別水產貿易量值-11'.I30];['國家別水產別水產貿易量值-11'.K30];['國家別水產別水產貿易量值-11'.M30])+SUM(['國家別水產別水產貿易量值-12'.C30];['國家別水產別水產貿易量值-12'.E30];['國家別水產別水產貿易量值-12'.G30];['國家別水產別水產貿易量值-12'.I30];['國家別水產別水產貿易量值-12'.K30];['國家別水產別水產貿易量值-12'.M30])+SUM(['國家別水產別水產貿易量值-13'.C30];['國家別水產別水產貿易量值-13'.E30];['國家別水產別水產貿易量值-13'.G30];['國家別水產別水產貿易量值-13'.I30];['國家別水產別水產貿易量值-13'.K30];['國家別水產別水產貿易量值-13'.M30])+SUM(['國家別水產別水產貿易量值-14'.C30];['國家別水產別水產貿易量值-14'.E30];['國家別水產別水產貿易量值-14'.G30];['國家別水產別水產貿易量值-14'.I30];['國家別水產別水產貿易量值-14'.K30];['國家別水產別水產貿易量值-14'.M30])+SUM(['國家別水產別水產貿易量值-15'.C30];['國家別水產別水產貿易量值-15'.E30];['國家別水產別水產貿易量值-15'.G30];['國家別水產別水產貿易量值-15'.I30];['國家別水產別水產貿易量值-15'.K30];['國家別水產別水產貿易量值-15'.M30])+SUM(['國家別水產別水產貿易量值-16'.C30];['國家別水產別水產貿易量值-16'.E30];['國家別水產別水產貿易量值-16'.G30];['國家別水產別水產貿易量值-16'.I30];['國家別水產別水產貿易量值-16'.K30];['國家別水產別水產貿易量值-16'.M30])+SUM(['國家別水產別水產貿易量值-17'.C30];['國家別水產別水產貿易量值-17'.E30];['國家別水產別水產貿易量值-17'.G30];['國家別水產別水產貿易量值-17'.I30];['國家別水產別水產貿易量值-17'.K30];['國家別水產別水產貿易量值-17'.M30])+SUM(['國家別水產別水產貿易量值-18'.C30];['國家別水產別水產貿易量值-18'.E30];['國家別水產別水產貿易量值-18'.G30];['國家別水產別水產貿易量值-18'.I30];['國家別水產別水產貿易量值-18'.K30];['國家別水產別水產貿易量值-18'.M30]))" table:style-name="ce13">
            <text:p>55,231,994<text:s/></text:p>
          </table:table-cell>
          <table:table-cell office:value-type="float" office:value="95823.56200000002" table:formula="of:=IF(SUM([.H30];[.J30];[.L30];[.N30])+SUM(['國家別水產別水產貿易量值-2'.D30];['國家別水產別水產貿易量值-2'.F30];['國家別水產別水產貿易量值-2'.H30];['國家別水產別水產貿易量值-2'.J30];['國家別水產別水產貿易量值-2'.L30];['國家別水產別水產貿易量值-2'.N30])+SUM(['國家別水產別水產貿易量值-3'.D30];['國家別水產別水產貿易量值-3'.F30];['國家別水產別水產貿易量值-3'.H30];['國家別水產別水產貿易量值-3'.J30];['國家別水產別水產貿易量值-3'.L30];['國家別水產別水產貿易量值-3'.N30])+SUM(['國家別水產別水產貿易量值-4'.D30];['國家別水產別水產貿易量值-4'.F30];['國家別水產別水產貿易量值-4'.H30];['國家別水產別水產貿易量值-4'.J30];['國家別水產別水產貿易量值-4'.L30];['國家別水產別水產貿易量值-4'.N30])+SUM(['國家別水產別水產貿易量值-5'.D30];['國家別水產別水產貿易量值-5'.F30];['國家別水產別水產貿易量值-5'.H30];['國家別水產別水產貿易量值-5'.J30];['國家別水產別水產貿易量值-5'.L30];['國家別水產別水產貿易量值-5'.N30])+SUM(['國家別水產別水產貿易量值-6'.D30];['國家別水產別水產貿易量值-6'.F30];['國家別水產別水產貿易量值-6'.H30];['國家別水產別水產貿易量值-6'.J30];['國家別水產別水產貿易量值-6'.L30];['國家別水產別水產貿易量值-6'.N30])+SUM(['國家別水產別水產貿易量值-7'.D30];['國家別水產別水產貿易量值-7'.F30];['國家別水產別水產貿易量值-7'.H30];['國家別水產別水產貿易量值-7'.J30];['國家別水產別水產貿易量值-7'.L30];['國家別水產別水產貿易量值-7'.N30])+SUM(['國家別水產別水產貿易量值-8'.D30];['國家別水產別水產貿易量值-8'.F30];['國家別水產別水產貿易量值-8'.H30];['國家別水產別水產貿易量值-8'.J30];['國家別水產別水產貿易量值-8'.L30];['國家別水產別水產貿易量值-8'.N30])+SUM(['國家別水產別水產貿易量值-9'.D30];['國家別水產別水產貿易量值-9'.F30];['國家別水產別水產貿易量值-9'.H30];['國家別水產別水產貿易量值-9'.J30];['國家別水產別水產貿易量值-9'.L30];['國家別水產別水產貿易量值-9'.N30])+SUM(['國家別水產別水產貿易量值-10'.D30];['國家別水產別水產貿易量值-10'.F30];['國家別水產別水產貿易量值-10'.H30];['國家別水產別水產貿易量值-10'.J30];['國家別水產別水產貿易量值-10'.L30];['國家別水產別水產貿易量值-10'.N30])+SUM(['國家別水產別水產貿易量值-11'.D30];['國家別水產別水產貿易量值-11'.F30];['國家別水產別水產貿易量值-11'.H30];['國家別水產別水產貿易量值-11'.J30];['國家別水產別水產貿易量值-11'.L30];['國家別水產別水產貿易量值-11'.N30])+SUM(['國家別水產別水產貿易量值-12'.D30];['國家別水產別水產貿易量值-12'.F30];['國家別水產別水產貿易量值-12'.H30];['國家別水產別水產貿易量值-12'.J30];['國家別水產別水產貿易量值-12'.L30];['國家別水產別水產貿易量值-12'.N30])+SUM(['國家別水產別水產貿易量值-13'.D30];['國家別水產別水產貿易量值-13'.F30];['國家別水產別水產貿易量值-13'.H30];['國家別水產別水產貿易量值-13'.J30];['國家別水產別水產貿易量值-13'.L30];['國家別水產別水產貿易量值-13'.N30])+SUM(['國家別水產別水產貿易量值-14'.D30];['國家別水產別水產貿易量值-14'.F30];['國家別水產別水產貿易量值-14'.H30];['國家別水產別水產貿易量值-14'.J30];['國家別水產別水產貿易量值-14'.L30];['國家別水產別水產貿易量值-14'.N30])+SUM(['國家別水產別水產貿易量值-15'.D30];['國家別水產別水產貿易量值-15'.F30];['國家別水產別水產貿易量值-15'.H30];['國家別水產別水產貿易量值-15'.J30];['國家別水產別水產貿易量值-15'.L30];['國家別水產別水產貿易量值-15'.N30])+SUM(['國家別水產別水產貿易量值-16'.D30];['國家別水產別水產貿易量值-16'.F30];['國家別水產別水產貿易量值-16'.H30];['國家別水產別水產貿易量值-16'.J30];['國家別水產別水產貿易量值-16'.L30];['國家別水產別水產貿易量值-16'.N30])+SUM(['國家別水產別水產貿易量值-17'.D30];['國家別水產別水產貿易量值-17'.F30];['國家別水產別水產貿易量值-17'.H30];['國家別水產別水產貿易量值-17'.J30];['國家別水產別水產貿易量值-17'.L30];['國家別水產別水產貿易量值-17'.N30])+SUM(['國家別水產別水產貿易量值-18'.D30];['國家別水產別水產貿易量值-18'.F30];['國家別水產別水產貿易量值-18'.H30];['國家別水產別水產貿易量值-18'.J30];['國家別水產別水產貿易量值-18'.L30];['國家別水產別水產貿易量值-18'.N30])=0;&quot;-&quot;;SUM([.H30];[.J30];[.L30];[.N30])+SUM(['國家別水產別水產貿易量值-2'.D30];['國家別水產別水產貿易量值-2'.F30];['國家別水產別水產貿易量值-2'.H30];['國家別水產別水產貿易量值-2'.J30];['國家別水產別水產貿易量值-2'.L30];['國家別水產別水產貿易量值-2'.N30])+SUM(['國家別水產別水產貿易量值-3'.D30];['國家別水產別水產貿易量值-3'.F30];['國家別水產別水產貿易量值-3'.H30];['國家別水產別水產貿易量值-3'.J30];['國家別水產別水產貿易量值-3'.L30];['國家別水產別水產貿易量值-3'.N30])+SUM(['國家別水產別水產貿易量值-4'.D30];['國家別水產別水產貿易量值-4'.F30];['國家別水產別水產貿易量值-4'.H30];['國家別水產別水產貿易量值-4'.J30];['國家別水產別水產貿易量值-4'.L30];['國家別水產別水產貿易量值-4'.N30])+SUM(['國家別水產別水產貿易量值-5'.D30];['國家別水產別水產貿易量值-5'.F30];['國家別水產別水產貿易量值-5'.H30];['國家別水產別水產貿易量值-5'.J30];['國家別水產別水產貿易量值-5'.L30];['國家別水產別水產貿易量值-5'.N30])+SUM(['國家別水產別水產貿易量值-6'.D30];['國家別水產別水產貿易量值-6'.F30];['國家別水產別水產貿易量值-6'.H30];['國家別水產別水產貿易量值-6'.J30];['國家別水產別水產貿易量值-6'.L30];['國家別水產別水產貿易量值-6'.N30])+SUM(['國家別水產別水產貿易量值-7'.D30];['國家別水產別水產貿易量值-7'.F30];['國家別水產別水產貿易量值-7'.H30];['國家別水產別水產貿易量值-7'.J30];['國家別水產別水產貿易量值-7'.L30];['國家別水產別水產貿易量值-7'.N30])+SUM(['國家別水產別水產貿易量值-8'.D30];['國家別水產別水產貿易量值-8'.F30];['國家別水產別水產貿易量值-8'.H30];['國家別水產別水產貿易量值-8'.J30];['國家別水產別水產貿易量值-8'.L30];['國家別水產別水產貿易量值-8'.N30])+SUM(['國家別水產別水產貿易量值-9'.D30];['國家別水產別水產貿易量值-9'.F30];['國家別水產別水產貿易量值-9'.H30];['國家別水產別水產貿易量值-9'.J30];['國家別水產別水產貿易量值-9'.L30];['國家別水產別水產貿易量值-9'.N30])+SUM(['國家別水產別水產貿易量值-10'.D30];['國家別水產別水產貿易量值-10'.F30];['國家別水產別水產貿易量值-10'.H30];['國家別水產別水產貿易量值-10'.J30];['國家別水產別水產貿易量值-10'.L30];['國家別水產別水產貿易量值-10'.N30])+SUM(['國家別水產別水產貿易量值-11'.D30];['國家別水產別水產貿易量值-11'.F30];['國家別水產別水產貿易量值-11'.H30];['國家別水產別水產貿易量值-11'.J30];['國家別水產別水產貿易量值-11'.L30];['國家別水產別水產貿易量值-11'.N30])+SUM(['國家別水產別水產貿易量值-12'.D30];['國家別水產別水產貿易量值-12'.F30];['國家別水產別水產貿易量值-12'.H30];['國家別水產別水產貿易量值-12'.J30];['國家別水產別水產貿易量值-12'.L30];['國家別水產別水產貿易量值-12'.N30])+SUM(['國家別水產別水產貿易量值-13'.D30];['國家別水產別水產貿易量值-13'.F30];['國家別水產別水產貿易量值-13'.H30];['國家別水產別水產貿易量值-13'.J30];['國家別水產別水產貿易量值-13'.L30];['國家別水產別水產貿易量值-13'.N30])+SUM(['國家別水產別水產貿易量值-14'.D30];['國家別水產別水產貿易量值-14'.F30];['國家別水產別水產貿易量值-14'.H30];['國家別水產別水產貿易量值-14'.J30];['國家別水產別水產貿易量值-14'.L30];['國家別水產別水產貿易量值-14'.N30])+SUM(['國家別水產別水產貿易量值-15'.D30];['國家別水產別水產貿易量值-15'.F30];['國家別水產別水產貿易量值-15'.H30];['國家別水產別水產貿易量值-15'.J30];['國家別水產別水產貿易量值-15'.L30];['國家別水產別水產貿易量值-15'.N30])+SUM(['國家別水產別水產貿易量值-16'.D30];['國家別水產別水產貿易量值-16'.F30];['國家別水產別水產貿易量值-16'.H30];['國家別水產別水產貿易量值-16'.J30];['國家別水產別水產貿易量值-16'.L30];['國家別水產別水產貿易量值-16'.N30])+SUM(['國家別水產別水產貿易量值-17'.D30];['國家別水產別水產貿易量值-17'.F30];['國家別水產別水產貿易量值-17'.H30];['國家別水產別水產貿易量值-17'.J30];['國家別水產別水產貿易量值-17'.L30];['國家別水產別水產貿易量值-17'.N30])+SUM(['國家別水產別水產貿易量值-18'.D30];['國家別水產別水產貿易量值-18'.F30];['國家別水產別水產貿易量值-18'.H30];['國家別水產別水產貿易量值-18'.J30];['國家別水產別水產貿易量值-18'.L30];['國家別水產別水產貿易量值-18'.N30]))" table:style-name="ce13">
            <text:p>95,824<text:s/></text:p>
          </table:table-cell>
          <table:table-cell office:value-type="float" office:value="37041" table:style-name="ce13">
            <text:p>37,041<text:s/></text:p>
          </table:table-cell>
          <table:table-cell office:value-type="float" office:value="1552.18" table:style-name="ce13">
            <text:p>1,55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589" table:style-name="ce13">
            <text:p>1,589<text:s/></text:p>
          </table:table-cell>
          <table:table-cell office:value-type="float" office:value="22.457000000000001" table:style-name="ce13">
            <text:p>2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90" table:style-name="ce13">
            <text:p>1,790<text:s/></text:p>
          </table:table-cell>
          <table:table-cell office:value-type="float" office:value="31.8" table:style-name="ce13">
            <text:p>32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海螯蝦</text:p>
          </table:table-cell>
          <table:covered-table-cell/>
          <table:table-cell office:value-type="string" table:number-columns-spanned="2" table:number-rows-spanned="1" table:style-name="ce28">
            <text:p>中華絨螯蟹﹝大閘蟹﹞</text:p>
          </table:table-cell>
          <table:covered-table-cell/>
          <table:table-cell office:value-type="string" table:number-columns-spanned="2" table:number-rows-spanned="1" table:style-name="ce28">
            <text:p>蝦仁</text:p>
          </table:table-cell>
          <table:covered-table-cell/>
          <table:table-cell office:value-type="string" table:number-columns-spanned="2" table:number-rows-spanned="1" table:style-name="ce28">
            <text:p>蝦苗</text:p>
          </table:table-cell>
          <table:covered-table-cell/>
          <table:table-cell office:value-type="string" table:number-columns-spanned="2" table:number-rows-spanned="1" table:style-name="ce28">
            <text:p>蝦卵</text:p>
          </table:table-cell>
          <table:covered-table-cell/>
          <table:table-cell office:value-type="string" table:number-columns-spanned="2" table:number-rows-spanned="1" table:style-name="ce28">
            <text:p>蝦皮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EA CRAWFISH</text:p>
          </table:table-cell>
          <table:covered-table-cell/>
          <table:table-cell office:value-type="string" table:number-columns-spanned="2" table:number-rows-spanned="1" table:style-name="ce38">
            <text:p>Eriochier sinensis</text:p>
          </table:table-cell>
          <table:covered-table-cell/>
          <table:table-cell office:value-type="string" table:number-columns-spanned="2" table:number-rows-spanned="1" table:style-name="ce38">
            <text:p>PEELED</text:p>
          </table:table-cell>
          <table:covered-table-cell/>
          <table:table-cell office:value-type="string" table:number-columns-spanned="2" table:number-rows-spanned="1" table:style-name="ce38">
            <text:p>SHRIMP FRY</text:p>
          </table:table-cell>
          <table:covered-table-cell/>
          <table:table-cell office:value-type="string" table:number-columns-spanned="2" table:number-rows-spanned="1" table:style-name="ce38">
            <text:p>SHRIMP EGG</text:p>
          </table:table-cell>
          <table:covered-table-cell/>
          <table:table-cell office:value-type="string" table:number-columns-spanned="2" table:number-rows-spanned="1" table:style-name="ce38">
            <text:p>SHRIMP SKI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2836" table:formula="of:=  IF(SUM([.C10:.C30])=0;&quot;-&quot;;SUM([.C10:.C30]))" table:style-name="ce12">
            <text:p>12,836<text:s/></text:p>
          </table:table-cell>
          <table:table-cell office:value-type="float" office:value="106.137" table:formula="of:=  IF(SUM([.D10:.D30])=0;&quot;-&quot;;SUM([.D10:.D30]))" table:style-name="ce12">
            <text:p>106<text:s/></text:p>
          </table:table-cell>
          <table:table-cell office:value-type="float" office:value="30" table:formula="of:=  IF(SUM([.E10:.E30])=0;&quot;-&quot;;SUM([.E10:.E30]))" table:style-name="ce12">
            <text:p>30<text:s/></text:p>
          </table:table-cell>
          <table:table-cell office:value-type="float" office:value="0.34799999999999998" table:formula="of:=  IF(SUM([.F10:.F30])=0;&quot;-&quot;;SUM([.F10:.F30]))" table:style-name="ce12">
            <text:p>0<text:s/></text:p>
          </table:table-cell>
          <table:table-cell office:value-type="float" office:value="19254" table:formula="of:=  IF(SUM([.G10:.G30])=0;&quot;-&quot;;SUM([.G10:.G30]))" table:style-name="ce12">
            <text:p>19,254<text:s/></text:p>
          </table:table-cell>
          <table:table-cell office:value-type="float" office:value="171.018" table:formula="of:=  IF(SUM([.H10:.H30])=0;&quot;-&quot;;SUM([.H10:.H30]))" table:style-name="ce12">
            <text:p>171<text:s/></text:p>
          </table:table-cell>
          <table:table-cell office:value-type="float" office:value="3364" table:formula="of:=  IF(SUM([.I10:.I30])=0;&quot;-&quot;;SUM([.I10:.I30]))" table:style-name="ce12">
            <text:p>3,364<text:s/></text:p>
          </table:table-cell>
          <table:table-cell office:value-type="float" office:value="159.90100000000001" table:formula="of:=  IF(SUM([.J10:.J30])=0;&quot;-&quot;;SUM([.J10:.J30]))" table:style-name="ce12">
            <text:p>160<text:s/></text:p>
          </table:table-cell>
          <table:table-cell office:value-type="float" office:value="129" table:formula="of:=  IF(SUM([.K10:.K30])=0;&quot;-&quot;;SUM([.K10:.K30]))" table:style-name="ce12">
            <text:p>129<text:s/></text:p>
          </table:table-cell>
          <table:table-cell office:value-type="float" office:value="8.7370000000000001" table:formula="of:=  IF(SUM([.L10:.L30])=0;&quot;-&quot;;SUM([.L10:.L30]))" table:style-name="ce12">
            <text:p>9<text:s/></text:p>
          </table:table-cell>
          <table:table-cell office:value-type="float" office:value="324543" table:formula="of:=  IF(SUM([.M10:.M30])=0;&quot;-&quot;;SUM([.M10:.M30]))" table:style-name="ce12">
            <text:p>324,543<text:s/></text:p>
          </table:table-cell>
          <table:table-cell office:value-type="float" office:value="7585.8009999999995" table:formula="of:=  IF(SUM([.N10:.N30])=0;&quot;-&quot;;SUM([.N10:.N30]))" table:style-name="ce12">
            <text:p>7,58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0" table:style-name="ce12">
            <text:p>1,460<text:s/></text:p>
          </table:table-cell>
          <table:table-cell office:value-type="float" office:value="61.411000000000001" table:style-name="ce12">
            <text:p>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8404" table:style-name="ce12">
            <text:p>318,404<text:s/></text:p>
          </table:table-cell>
          <table:table-cell office:value-type="float" office:value="7436.0469999999996" table:style-name="ce12">
            <text:p>7,43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3" table:style-name="ce12">
            <text:p>303<text:s/></text:p>
          </table:table-cell>
          <table:table-cell office:value-type="float" office:value="2.269000000000000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34799999999999998" table:style-name="ce12">
            <text:p>0<text:s/></text:p>
          </table:table-cell>
          <table:table-cell office:value-type="float" office:value="966" table:style-name="ce12">
            <text:p>966<text:s/></text:p>
          </table:table-cell>
          <table:table-cell office:value-type="float" office:value="7.0439999999999996" table:style-name="ce12">
            <text:p>7<text:s/></text:p>
          </table:table-cell>
          <table:table-cell office:value-type="float" office:value="2893" table:style-name="ce12">
            <text:p>2,893<text:s/></text:p>
          </table:table-cell>
          <table:table-cell office:value-type="float" office:value="143.07" table:style-name="ce12">
            <text:p>1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" table:style-name="ce12">
            <text:p>50<text:s/></text:p>
          </table:table-cell>
          <table:table-cell office:value-type="float" office:value="3.2869999999999999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7" table:style-name="ce12">
            <text:p>77<text:s/></text:p>
          </table:table-cell>
          <table:table-cell office:value-type="float" office:value="1.875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81599999999999995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0" table:style-name="ce12">
            <text:p>350<text:s/></text:p>
          </table:table-cell>
          <table:table-cell office:value-type="float" office:value="21.664000000000001" table:style-name="ce12">
            <text:p>2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0" table:style-name="ce12">
            <text:p>160<text:s/></text:p>
          </table:table-cell>
          <table:table-cell office:value-type="float" office:value="3.278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54" table:style-name="ce12">
            <text:p>3,654<text:s/></text:p>
          </table:table-cell>
          <table:table-cell office:value-type="float" office:value="22.026" table:style-name="ce12">
            <text:p>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" table:style-name="ce12">
            <text:p>15<text:s/></text:p>
          </table:table-cell>
          <table:table-cell office:value-type="float" office:value="1.364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5.157" table:style-name="ce12">
            <text:p>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00" table:style-name="ce12">
            <text:p>3,600<text:s/></text:p>
          </table:table-cell>
          <table:table-cell office:value-type="float" office:value="55.023000000000003" table:style-name="ce12">
            <text:p>5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52" table:style-name="ce12">
            <text:p>952<text:s/></text:p>
          </table:table-cell>
          <table:table-cell office:value-type="float" office:value="58.137999999999998" table:style-name="ce12">
            <text:p>5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8" table:style-name="ce12">
            <text:p>858<text:s/></text:p>
          </table:table-cell>
          <table:table-cell office:value-type="float" office:value="3.0760000000000001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1340" table:style-name="ce12">
            <text:p>11,340<text:s/></text:p>
          </table:table-cell>
          <table:table-cell office:value-type="float" office:value="76.129000000000005" table:style-name="ce12">
            <text:p>7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text:s/></text:p>
          </table:table-cell>
          <table:table-cell office:value-type="float" office:value="9.3640000000000008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" table:style-name="ce12">
            <text:p>62<text:s/></text:p>
          </table:table-cell>
          <table:table-cell office:value-type="float" office:value="3.3149999999999999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0" table:style-name="ce12">
            <text:p>3,000<text:s/></text:p>
          </table:table-cell>
          <table:table-cell office:value-type="float" office:value="12.762" table:style-name="ce12">
            <text:p>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4.9000000000000002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" table:style-name="ce12">
            <text:p>24<text:s/></text:p>
          </table:table-cell>
          <table:table-cell office:value-type="float" office:value="2.617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496" table:style-name="ce13">
            <text:p>1,496<text:s/></text:p>
          </table:table-cell>
          <table:table-cell office:value-type="float" office:value="30.007999999999999" table:style-name="ce13">
            <text:p>3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094" table:style-name="ce13">
            <text:p>9,094<text:s/></text:p>
          </table:table-cell>
          <table:table-cell office:value-type="float" office:value="50.694000000000003" table:style-name="ce13">
            <text:p>51<text:s/></text:p>
          </table:table-cell>
          <table:table-cell office:value-type="float" office:value="162" table:style-name="ce13">
            <text:p>162<text:s/></text:p>
          </table:table-cell>
          <table:table-cell office:value-type="float" office:value="5.1980000000000004" table:style-name="ce13">
            <text:p>5<text:s/></text:p>
          </table:table-cell>
          <table:table-cell office:value-type="float" office:value="90" table:style-name="ce13">
            <text:p>90<text:s/></text:p>
          </table:table-cell>
          <table:table-cell office:value-type="float" office:value="4.7549999999999999" table:style-name="ce13">
            <text:p>5<text:s/></text:p>
          </table:table-cell>
          <table:table-cell office:value-type="float" office:value="77" table:style-name="ce13">
            <text:p>77<text:s/></text:p>
          </table:table-cell>
          <table:table-cell office:value-type="float" office:value="1.157" table:style-name="ce13">
            <text:p>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其他蝦</text:p>
          </table:table-cell>
          <table:covered-table-cell/>
          <table:table-cell office:value-type="string" table:number-columns-spanned="2" table:number-rows-spanned="1" table:style-name="ce28">
            <text:p>蟳</text:p>
          </table:table-cell>
          <table:covered-table-cell/>
          <table:table-cell office:value-type="string" table:number-columns-spanned="2" table:number-rows-spanned="1" table:style-name="ce28">
            <text:p>蟹類</text:p>
          </table:table-cell>
          <table:covered-table-cell/>
          <table:table-cell office:value-type="string" table:number-columns-spanned="2" table:number-rows-spanned="1" table:style-name="ce28">
            <text:p>其他甲殼類</text:p>
          </table:table-cell>
          <table:covered-table-cell/>
          <table:table-cell office:value-type="string" table:number-columns-spanned="2" table:number-rows-spanned="1" table:style-name="ce28">
            <text:p>錦鯉</text:p>
          </table:table-cell>
          <table:covered-table-cell/>
          <table:table-cell office:value-type="string" table:number-columns-spanned="2" table:number-rows-spanned="1" table:style-name="ce28">
            <text:p>其他觀賞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OTH. SHRIMP</text:p>
          </table:table-cell>
          <table:covered-table-cell/>
          <table:table-cell office:value-type="string" table:number-columns-spanned="2" table:number-rows-spanned="1" table:style-name="ce38">
            <text:p>PORTUNID CRAB</text:p>
          </table:table-cell>
          <table:covered-table-cell/>
          <table:table-cell office:value-type="string" table:number-columns-spanned="2" table:number-rows-spanned="1" table:style-name="ce38">
            <text:p>CRAB</text:p>
          </table:table-cell>
          <table:covered-table-cell/>
          <table:table-cell office:value-type="string" table:number-columns-spanned="2" table:number-rows-spanned="1" table:style-name="ce38">
            <text:p>OTH. CRUSTACEAN</text:p>
          </table:table-cell>
          <table:covered-table-cell/>
          <table:table-cell office:value-type="string" table:number-columns-spanned="2" table:number-rows-spanned="1" table:style-name="ce38">
            <text:p>ORNAMENTAL CARP</text:p>
          </table:table-cell>
          <table:covered-table-cell/>
          <table:table-cell office:value-type="string" table:number-columns-spanned="2" table:number-rows-spanned="1" table:style-name="ce38">
            <text:p>OTH. ORNAMENTAL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108378" table:formula="of:=  IF(SUM([.C10:.C30])=0;&quot;-&quot;;SUM([.C10:.C30]))" table:style-name="ce12">
            <text:p>2,108,378<text:s/></text:p>
          </table:table-cell>
          <table:table-cell office:value-type="float" office:value="27024.281999999996" table:formula="of:=  IF(SUM([.D10:.D30])=0;&quot;-&quot;;SUM([.D10:.D30]))" table:style-name="ce12">
            <text:p>27,024<text:s/></text:p>
          </table:table-cell>
          <table:table-cell office:value-type="float" office:value="9022" table:formula="of:=  IF(SUM([.E10:.E30])=0;&quot;-&quot;;SUM([.E10:.E30]))" table:style-name="ce12">
            <text:p>9,022<text:s/></text:p>
          </table:table-cell>
          <table:table-cell office:value-type="float" office:value="34.651000000000003" table:formula="of:=  IF(SUM([.F10:.F30])=0;&quot;-&quot;;SUM([.F10:.F30]))" table:style-name="ce12">
            <text:p>35<text:s/></text:p>
          </table:table-cell>
          <table:table-cell office:value-type="float" office:value="88628" table:formula="of:=  IF(SUM([.G10:.G30])=0;&quot;-&quot;;SUM([.G10:.G30]))" table:style-name="ce12">
            <text:p>88,628<text:s/></text:p>
          </table:table-cell>
          <table:table-cell office:value-type="float" office:value="262.48500000000001" table:formula="of:=  IF(SUM([.H10:.H30])=0;&quot;-&quot;;SUM([.H10:.H30]))" table:style-name="ce12">
            <text:p>262<text:s/></text:p>
          </table:table-cell>
          <table:table-cell office:value-type="float" office:value="517534" table:formula="of:=  IF(SUM([.I10:.I30])=0;&quot;-&quot;;SUM([.I10:.I30]))" table:style-name="ce12">
            <text:p>517,534<text:s/></text:p>
          </table:table-cell>
          <table:table-cell office:value-type="float" office:value="6844.9489999999996" table:formula="of:=  IF(SUM([.J10:.J30])=0;&quot;-&quot;;SUM([.J10:.J30]))" table:style-name="ce12">
            <text:p>6,845<text:s/></text:p>
          </table:table-cell>
          <table:table-cell office:value-type="float" office:value="2325" table:formula="of:=  IF(SUM([.K10:.K30])=0;&quot;-&quot;;SUM([.K10:.K30]))" table:style-name="ce12">
            <text:p>2,325<text:s/></text:p>
          </table:table-cell>
          <table:table-cell office:value-type="float" office:value="25.653999999999996" table:formula="of:=  IF(SUM([.L10:.L30])=0;&quot;-&quot;;SUM([.L10:.L30]))" table:style-name="ce12">
            <text:p>26<text:s/></text:p>
          </table:table-cell>
          <table:table-cell office:value-type="float" office:value="100411" table:formula="of:=  IF(SUM([.M10:.M30])=0;&quot;-&quot;;SUM([.M10:.M30]))" table:style-name="ce12">
            <text:p>100,411<text:s/></text:p>
          </table:table-cell>
          <table:table-cell office:value-type="float" office:value="4610.3680000000004" table:formula="of:=  IF(SUM([.N10:.N30])=0;&quot;-&quot;;SUM([.N10:.N30]))" table:style-name="ce12">
            <text:p>4,61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007135" table:style-name="ce12">
            <text:p>1,007,135<text:s/></text:p>
          </table:table-cell>
          <table:table-cell office:value-type="float" office:value="19062.456999999999" table:style-name="ce12">
            <text:p>19,06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483" table:style-name="ce12">
            <text:p>23,483<text:s/></text:p>
          </table:table-cell>
          <table:table-cell office:value-type="float" office:value="2717.5680000000002" table:style-name="ce12">
            <text:p>2,7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0" table:style-name="ce12">
            <text:p>790<text:s/></text:p>
          </table:table-cell>
          <table:table-cell office:value-type="float" office:value="64.668000000000006" table:style-name="ce12">
            <text:p>6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377" table:style-name="ce12">
            <text:p>377<text:s/></text:p>
          </table:table-cell>
          <table:table-cell office:value-type="float" office:value="4.729000000000000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00" table:style-name="ce12">
            <text:p>5,700<text:s/></text:p>
          </table:table-cell>
          <table:table-cell office:value-type="float" office:value="32.488999999999997" table:style-name="ce12">
            <text:p>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07" table:style-name="ce12">
            <text:p>3,207<text:s/></text:p>
          </table:table-cell>
          <table:table-cell office:value-type="float" office:value="113.994" table:style-name="ce12">
            <text:p>11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85862" table:style-name="ce12">
            <text:p>385,862<text:s/></text:p>
          </table:table-cell>
          <table:table-cell office:value-type="float" office:value="736.25099999999998" table:style-name="ce12">
            <text:p>7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813" table:style-name="ce12">
            <text:p>23,813<text:s/></text:p>
          </table:table-cell>
          <table:table-cell office:value-type="float" office:value="97.613" table:style-name="ce12">
            <text:p>98<text:s/></text:p>
          </table:table-cell>
          <table:table-cell office:value-type="float" office:value="182110" table:style-name="ce12">
            <text:p>182,110<text:s/></text:p>
          </table:table-cell>
          <table:table-cell office:value-type="float" office:value="1322.7349999999999" table:style-name="ce12">
            <text:p>1,323<text:s/></text:p>
          </table:table-cell>
          <table:table-cell office:value-type="float" office:value="60" table:style-name="ce12">
            <text:p>60<text:s/></text:p>
          </table:table-cell>
          <table:table-cell office:value-type="float" office:value="2.524" table:style-name="ce12">
            <text:p>3<text:s/></text:p>
          </table:table-cell>
          <table:table-cell office:value-type="float" office:value="48472" table:style-name="ce12">
            <text:p>48,472<text:s/></text:p>
          </table:table-cell>
          <table:table-cell office:value-type="float" office:value="1580.5909999999999" table:style-name="ce12">
            <text:p>1,58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95055" table:style-name="ce12">
            <text:p>395,055<text:s/></text:p>
          </table:table-cell>
          <table:table-cell office:value-type="float" office:value="3429.3159999999998" table:style-name="ce12">
            <text:p>3,42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text:s/></text:p>
          </table:table-cell>
          <table:table-cell office:value-type="float" office:value="7.0049999999999999" table:style-name="ce12">
            <text:p>7<text:s/></text:p>
          </table:table-cell>
          <table:table-cell office:value-type="float" office:value="64989" table:style-name="ce12">
            <text:p>64,989<text:s/></text:p>
          </table:table-cell>
          <table:table-cell office:value-type="float" office:value="923.31200000000001" table:style-name="ce12">
            <text:p>923<text:s/></text:p>
          </table:table-cell>
          <table:table-cell office:value-type="float" office:value="805" table:style-name="ce12">
            <text:p>805<text:s/></text:p>
          </table:table-cell>
          <table:table-cell office:value-type="float" office:value="7.3579999999999997" table:style-name="ce12">
            <text:p>7<text:s/></text:p>
          </table:table-cell>
          <table:table-cell office:value-type="float" office:value="14639" table:style-name="ce12">
            <text:p>14,639<text:s/></text:p>
          </table:table-cell>
          <table:table-cell office:value-type="float" office:value="812.08799999999997" table:style-name="ce12">
            <text:p>8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54527" table:style-name="ce12">
            <text:p>54,527<text:s/></text:p>
          </table:table-cell>
          <table:table-cell office:value-type="float" office:value="653.52" table:style-name="ce12">
            <text:p>654<text:s/></text:p>
          </table:table-cell>
          <table:table-cell office:value-type="float" office:value="272" table:style-name="ce12">
            <text:p>272<text:s/></text:p>
          </table:table-cell>
          <table:table-cell office:value-type="float" office:value="3.1440000000000001" table:style-name="ce12">
            <text:p>3<text:s/></text:p>
          </table:table-cell>
          <table:table-cell office:value-type="float" office:value="1165" table:style-name="ce12">
            <text:p>1,165<text:s/></text:p>
          </table:table-cell>
          <table:table-cell office:value-type="float" office:value="14.105" table:style-name="ce12">
            <text:p>14<text:s/></text:p>
          </table:table-cell>
          <table:table-cell office:value-type="float" office:value="16793" table:style-name="ce12">
            <text:p>16,793<text:s/></text:p>
          </table:table-cell>
          <table:table-cell office:value-type="float" office:value="159.80699999999999" table:style-name="ce12">
            <text:p>160<text:s/></text:p>
          </table:table-cell>
          <table:table-cell office:value-type="float" office:value="779" table:style-name="ce12">
            <text:p>779<text:s/></text:p>
          </table:table-cell>
          <table:table-cell office:value-type="float" office:value="4.1280000000000001" table:style-name="ce12">
            <text:p>4<text:s/></text:p>
          </table:table-cell>
          <table:table-cell office:value-type="float" office:value="17110" table:style-name="ce12">
            <text:p>17,110<text:s/></text:p>
          </table:table-cell>
          <table:table-cell office:value-type="float" office:value="542.22900000000004" table:style-name="ce12">
            <text:p>54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942" table:style-name="ce12">
            <text:p>1,942<text:s/></text:p>
          </table:table-cell>
          <table:table-cell office:value-type="float" office:value="199.506" table:style-name="ce12">
            <text:p>20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" table:style-name="ce12">
            <text:p>20<text:s/></text:p>
          </table:table-cell>
          <table:table-cell office:value-type="float" office:value="6.2E-2" table:style-name="ce12">
            <text:p>0<text:s/></text:p>
          </table:table-cell>
          <table:table-cell office:value-type="float" office:value="653" table:style-name="ce12">
            <text:p>653<text:s/></text:p>
          </table:table-cell>
          <table:table-cell office:value-type="float" office:value="39.158999999999999" table:style-name="ce12">
            <text:p>39<text:s/></text:p>
          </table:table-cell>
          <table:table-cell office:value-type="float" office:value="20" table:style-name="ce12">
            <text:p>20<text:s/></text:p>
          </table:table-cell>
          <table:table-cell office:value-type="float" office:value="0.309" table:style-name="ce12">
            <text:p>0<text:s/></text:p>
          </table:table-cell>
          <table:table-cell office:value-type="float" office:value="1891" table:style-name="ce12">
            <text:p>1,891<text:s/></text:p>
          </table:table-cell>
          <table:table-cell office:value-type="float" office:value="105.04300000000001" table:style-name="ce12">
            <text:p>10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float" office:value="3.2000000000000001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8" table:style-name="ce12">
            <text:p>498<text:s/></text:p>
          </table:table-cell>
          <table:table-cell office:value-type="float" office:value="22.184999999999999" table:style-name="ce12">
            <text:p>2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52432" table:style-name="ce12">
            <text:p>52,432<text:s/></text:p>
          </table:table-cell>
          <table:table-cell office:value-type="float" office:value="293.94200000000001" table:style-name="ce12">
            <text:p>2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32" table:style-name="ce12">
            <text:p>3,132<text:s/></text:p>
          </table:table-cell>
          <table:table-cell office:value-type="float" office:value="28.988" table:style-name="ce12">
            <text:p>29<text:s/></text:p>
          </table:table-cell>
          <table:table-cell office:value-type="float" office:value="93134" table:style-name="ce12">
            <text:p>93,134<text:s/></text:p>
          </table:table-cell>
          <table:table-cell office:value-type="float" office:value="893.57" table:style-name="ce12">
            <text:p>8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47606" table:style-name="ce12">
            <text:p>147,606<text:s/></text:p>
          </table:table-cell>
          <table:table-cell office:value-type="float" office:value="560.20699999999999" table:style-name="ce12">
            <text:p>5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774" table:style-name="ce12">
            <text:p>50,774<text:s/></text:p>
          </table:table-cell>
          <table:table-cell office:value-type="float" office:value="75.143000000000001" table:style-name="ce12">
            <text:p>75<text:s/></text:p>
          </table:table-cell>
          <table:table-cell office:value-type="float" office:value="6" table:style-name="ce12">
            <text:p>6<text:s/></text:p>
          </table:table-cell>
          <table:table-cell office:value-type="float" office:value="0.59399999999999997" table:style-name="ce12">
            <text:p>1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8.1000000000000003E-2" table:style-name="ce12">
            <text:p>0<text:s/></text:p>
          </table:table-cell>
          <table:table-cell office:value-type="float" office:value="401" table:style-name="ce12">
            <text:p>401<text:s/></text:p>
          </table:table-cell>
          <table:table-cell office:value-type="float" office:value="9.3640000000000008" table:style-name="ce12">
            <text:p>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2811" table:style-name="ce12">
            <text:p>22,811<text:s/></text:p>
          </table:table-cell>
          <table:table-cell office:value-type="float" office:value="98.39" table:style-name="ce12">
            <text:p>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28" table:style-name="ce12">
            <text:p>828<text:s/></text:p>
          </table:table-cell>
          <table:table-cell office:value-type="float" office:value="76.311000000000007" table:style-name="ce12">
            <text:p>7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2941" table:style-name="ce12">
            <text:p>2,941<text:s/></text:p>
          </table:table-cell>
          <table:table-cell office:value-type="float" office:value="81.632999999999996" table:style-name="ce12">
            <text:p>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256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3" table:style-name="ce12">
            <text:p>333<text:s/></text:p>
          </table:table-cell>
          <table:table-cell office:value-type="float" office:value="4.1280000000000001" table:style-name="ce12">
            <text:p>4<text:s/></text:p>
          </table:table-cell>
          <table:table-cell office:value-type="float" office:value="784" table:style-name="ce12">
            <text:p>784<text:s/></text:p>
          </table:table-cell>
          <table:table-cell office:value-type="float" office:value="50.972000000000001" table:style-name="ce12">
            <text:p>5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1158" table:style-name="ce12">
            <text:p>11,158<text:s/></text:p>
          </table:table-cell>
          <table:table-cell office:value-type="float" office:value="427.63" table:style-name="ce12">
            <text:p>4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0" table:style-name="ce12">
            <text:p>360<text:s/></text:p>
          </table:table-cell>
          <table:table-cell office:value-type="float" office:value="1.7390000000000001" table:style-name="ce12">
            <text:p>2<text:s/></text:p>
          </table:table-cell>
          <table:table-cell office:value-type="float" office:value="87919" table:style-name="ce12">
            <text:p>87,919<text:s/></text:p>
          </table:table-cell>
          <table:table-cell office:value-type="float" office:value="383.84100000000001" table:style-name="ce12">
            <text:p>3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67" table:style-name="ce12">
            <text:p>2,067<text:s/></text:p>
          </table:table-cell>
          <table:table-cell office:value-type="float" office:value="138.28299999999999" table:style-name="ce12">
            <text:p>13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576" table:style-name="ce12">
            <text:p>576<text:s/></text:p>
          </table:table-cell>
          <table:table-cell office:value-type="float" office:value="1.708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93" table:style-name="ce12">
            <text:p>1,293<text:s/></text:p>
          </table:table-cell>
          <table:table-cell office:value-type="float" office:value="48.377000000000002" table:style-name="ce12">
            <text:p>4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3175" table:style-name="ce12">
            <text:p>3,175<text:s/></text:p>
          </table:table-cell>
          <table:table-cell office:value-type="float" office:value="50.331000000000003" table:style-name="ce12">
            <text:p>50<text:s/></text:p>
          </table:table-cell>
          <table:table-cell office:value-type="float" office:value="8750" table:style-name="ce12">
            <text:p>8,750<text:s/></text:p>
          </table:table-cell>
          <table:table-cell office:value-type="float" office:value="31.507000000000001" table:style-name="ce12">
            <text:p>32<text:s/></text:p>
          </table:table-cell>
          <table:table-cell office:value-type="float" office:value="8413" table:style-name="ce12">
            <text:p>8,413<text:s/></text:p>
          </table:table-cell>
          <table:table-cell office:value-type="float" office:value="27.141999999999999" table:style-name="ce12">
            <text:p>27<text:s/></text:p>
          </table:table-cell>
          <table:table-cell office:value-type="float" office:value="39420" table:style-name="ce12">
            <text:p>39,420<text:s/></text:p>
          </table:table-cell>
          <table:table-cell office:value-type="float" office:value="350.786" table:style-name="ce12">
            <text:p>351<text:s/></text:p>
          </table:table-cell>
          <table:table-cell office:value-type="float" office:value="247" table:style-name="ce12">
            <text:p>247<text:s/></text:p>
          </table:table-cell>
          <table:table-cell office:value-type="float" office:value="4.5919999999999996" table:style-name="ce12">
            <text:p>5<text:s/></text:p>
          </table:table-cell>
          <table:table-cell office:value-type="float" office:value="508" table:style-name="ce12">
            <text:p>508<text:s/></text:p>
          </table:table-cell>
          <table:table-cell office:value-type="float" office:value="28.463000000000001" table:style-name="ce12">
            <text:p>2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38" table:style-name="ce12">
            <text:p>38<text:s/></text:p>
          </table:table-cell>
          <table:table-cell office:value-type="float" office:value="18.518999999999998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7" table:style-name="ce12">
            <text:p>117<text:s/></text:p>
          </table:table-cell>
          <table:table-cell office:value-type="float" office:value="10.362" table:style-name="ce12">
            <text:p>1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2743" table:style-name="ce13">
            <text:p>22,743<text:s/></text:p>
          </table:table-cell>
          <table:table-cell office:value-type="float" office:value="1406.1110000000001" table:style-name="ce13">
            <text:p>1,40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49" table:style-name="ce13">
            <text:p>949<text:s/></text:p>
          </table:table-cell>
          <table:table-cell office:value-type="float" office:value="10.432" table:style-name="ce13">
            <text:p>10<text:s/></text:p>
          </table:table-cell>
          <table:table-cell office:value-type="float" office:value="3327" table:style-name="ce13">
            <text:p>3,327<text:s/></text:p>
          </table:table-cell>
          <table:table-cell office:value-type="float" office:value="21.088000000000001" table:style-name="ce13">
            <text:p>21<text:s/></text:p>
          </table:table-cell>
          <table:table-cell office:value-type="float" office:value="73" table:style-name="ce13">
            <text:p>73<text:s/></text:p>
          </table:table-cell>
          <table:table-cell office:value-type="float" office:value="2.5339999999999998" table:style-name="ce13">
            <text:p>3<text:s/></text:p>
          </table:table-cell>
          <table:table-cell office:value-type="float" office:value="7806" table:style-name="ce13">
            <text:p>7,806<text:s/></text:p>
          </table:table-cell>
          <table:table-cell office:value-type="float" office:value="1007.438" table:style-name="ce13">
            <text:p>1,007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烏魚</text:p>
          </table:table-cell>
          <table:covered-table-cell/>
          <table:table-cell office:value-type="string" table:number-columns-spanned="2" table:number-rows-spanned="1" table:style-name="ce28">
            <text:p>鯉魚</text:p>
          </table:table-cell>
          <table:covered-table-cell/>
          <table:table-cell office:value-type="string" table:number-columns-spanned="2" table:number-rows-spanned="1" table:style-name="ce28">
            <text:p>虱目魚</text:p>
          </table:table-cell>
          <table:covered-table-cell/>
          <table:table-cell office:value-type="string" table:number-columns-spanned="2" table:number-rows-spanned="1" table:style-name="ce28">
            <text:p>石斑</text:p>
          </table:table-cell>
          <table:covered-table-cell/>
          <table:table-cell office:value-type="string" table:number-columns-spanned="2" table:number-rows-spanned="1" table:style-name="ce28">
            <text:p>鯰魚</text:p>
          </table:table-cell>
          <table:covered-table-cell/>
          <table:table-cell office:value-type="string" table:number-columns-spanned="2" table:number-rows-spanned="1" table:style-name="ce28">
            <text:p>鮭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MULLET</text:p>
          </table:table-cell>
          <table:covered-table-cell/>
          <table:table-cell office:value-type="string" table:number-columns-spanned="2" table:number-rows-spanned="1" table:style-name="ce38">
            <text:p>CARP</text:p>
          </table:table-cell>
          <table:covered-table-cell/>
          <table:table-cell office:value-type="string" table:number-columns-spanned="2" table:number-rows-spanned="1" table:style-name="ce38">
            <text:p>MILKFISH</text:p>
          </table:table-cell>
          <table:covered-table-cell/>
          <table:table-cell office:value-type="string" table:number-columns-spanned="2" table:number-rows-spanned="1" table:style-name="ce38">
            <text:p>GROUPER</text:p>
          </table:table-cell>
          <table:covered-table-cell/>
          <table:table-cell office:value-type="string" table:number-columns-spanned="2" table:number-rows-spanned="1" table:style-name="ce38">
            <text:p>CATFISH</text:p>
          </table:table-cell>
          <table:covered-table-cell/>
          <table:table-cell office:value-type="string" table:number-columns-spanned="2" table:number-rows-spanned="1" table:style-name="ce38">
            <text:p>SALMO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15714" table:formula="of:=  IF(SUM([.C10:.C30])=0;&quot;-&quot;;SUM([.C10:.C30]))" table:style-name="ce12">
            <text:p>115,714<text:s/></text:p>
          </table:table-cell>
          <table:table-cell office:value-type="float" office:value="519.84799999999996" table:formula="of:=  IF(SUM([.D10:.D30])=0;&quot;-&quot;;SUM([.D10:.D30]))" table:style-name="ce12">
            <text:p>520<text:s/></text:p>
          </table:table-cell>
          <table:table-cell office:value-type="float" office:value="10920" table:formula="of:=  IF(SUM([.E10:.E30])=0;&quot;-&quot;;SUM([.E10:.E30]))" table:style-name="ce12">
            <text:p>10,920<text:s/></text:p>
          </table:table-cell>
          <table:table-cell office:value-type="float" office:value="44.213999999999999" table:formula="of:=  IF(SUM([.F10:.F30])=0;&quot;-&quot;;SUM([.F10:.F30]))" table:style-name="ce12">
            <text:p>44<text:s/></text:p>
          </table:table-cell>
          <table:table-cell office:value-type="float" office:value="10587699" table:formula="of:=  IF(SUM([.G10:.G30])=0;&quot;-&quot;;SUM([.G10:.G30]))" table:style-name="ce12">
            <text:p>10,587,699<text:s/></text:p>
          </table:table-cell>
          <table:table-cell office:value-type="float" office:value="21674.948" table:formula="of:=  IF(SUM([.H10:.H30])=0;&quot;-&quot;;SUM([.H10:.H30]))" table:style-name="ce12">
            <text:p>21,675<text:s/></text:p>
          </table:table-cell>
          <table:table-cell office:value-type="float" office:value="13722220" table:formula="of:=  IF(SUM([.I10:.I30])=0;&quot;-&quot;;SUM([.I10:.I30]))" table:style-name="ce12">
            <text:p>13,722,220<text:s/></text:p>
          </table:table-cell>
          <table:table-cell office:value-type="float" office:value="97583.918999999994" table:formula="of:=  IF(SUM([.J10:.J30])=0;&quot;-&quot;;SUM([.J10:.J30]))" table:style-name="ce12">
            <text:p>97,584<text:s/></text:p>
          </table:table-cell>
          <table:table-cell office:value-type="float" office:value="228452" table:formula="of:=  IF(SUM([.K10:.K30])=0;&quot;-&quot;;SUM([.K10:.K30]))" table:style-name="ce12">
            <text:p>228,452<text:s/></text:p>
          </table:table-cell>
          <table:table-cell office:value-type="float" office:value="311.95299999999997" table:formula="of:=  IF(SUM([.L10:.L30])=0;&quot;-&quot;;SUM([.L10:.L30]))" table:style-name="ce12">
            <text:p>312<text:s/></text:p>
          </table:table-cell>
          <table:table-cell office:value-type="float" office:value="33620" table:formula="of:=  IF(SUM([.M10:.M30])=0;&quot;-&quot;;SUM([.M10:.M30]))" table:style-name="ce12">
            <text:p>33,620<text:s/></text:p>
          </table:table-cell>
          <table:table-cell office:value-type="float" office:value="460.81200000000001" table:formula="of:=  IF(SUM([.N10:.N30])=0;&quot;-&quot;;SUM([.N10:.N30]))" table:style-name="ce12">
            <text:p>46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030" table:style-name="ce12">
            <text:p>93,030<text:s/></text:p>
          </table:table-cell>
          <table:table-cell office:value-type="float" office:value="243.815" table:style-name="ce12">
            <text:p>244<text:s/></text:p>
          </table:table-cell>
          <table:table-cell office:value-type="float" office:value="47396" table:style-name="ce12">
            <text:p>47,396<text:s/></text:p>
          </table:table-cell>
          <table:table-cell office:value-type="float" office:value="351.4" table:style-name="ce12">
            <text:p>3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0" table:style-name="ce12">
            <text:p>1,920<text:s/></text:p>
          </table:table-cell>
          <table:table-cell office:value-type="float" office:value="12.329000000000001" table:style-name="ce12">
            <text:p>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25" table:style-name="ce12">
            <text:p>225<text:s/></text:p>
          </table:table-cell>
          <table:table-cell office:value-type="float" office:value="2.682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4" table:style-name="ce12">
            <text:p>624<text:s/></text:p>
          </table:table-cell>
          <table:table-cell office:value-type="float" office:value="8.2729999999999997" table:style-name="ce12">
            <text:p>8<text:s/></text:p>
          </table:table-cell>
          <table:table-cell office:value-type="float" office:value="34006" table:style-name="ce12">
            <text:p>34,006<text:s/></text:p>
          </table:table-cell>
          <table:table-cell office:value-type="float" office:value="68.694000000000003" table:style-name="ce12">
            <text:p>69<text:s/></text:p>
          </table:table-cell>
          <table:table-cell office:value-type="float" office:value="1460" table:style-name="ce12">
            <text:p>1,460<text:s/></text:p>
          </table:table-cell>
          <table:table-cell office:value-type="float" office:value="19.672999999999998" table:style-name="ce12">
            <text:p>2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13" table:style-name="ce12">
            <text:p>113<text:s/></text:p>
          </table:table-cell>
          <table:table-cell office:value-type="float" office:value="0.266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225" table:style-name="ce12">
            <text:p>62,225<text:s/></text:p>
          </table:table-cell>
          <table:table-cell office:value-type="float" office:value="171.727" table:style-name="ce12">
            <text:p>172<text:s/></text:p>
          </table:table-cell>
          <table:table-cell office:value-type="float" office:value="10357327" table:style-name="ce12">
            <text:p>10,357,327<text:s/></text:p>
          </table:table-cell>
          <table:table-cell office:value-type="float" office:value="69502.421000000002" table:style-name="ce12">
            <text:p>69,502<text:s/></text:p>
          </table:table-cell>
          <table:table-cell office:value-type="float" office:value="102" table:style-name="ce12">
            <text:p>102<text:s/></text:p>
          </table:table-cell>
          <table:table-cell office:value-type="float" office:value="0.104" table:style-name="ce12">
            <text:p>0<text:s/></text:p>
          </table:table-cell>
          <table:table-cell office:value-type="float" office:value="7" table:style-name="ce12">
            <text:p>7<text:s/></text:p>
          </table:table-cell>
          <table:table-cell office:value-type="float" office:value="0.11700000000000001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80392" table:style-name="ce12">
            <text:p>80,392<text:s/></text:p>
          </table:table-cell>
          <table:table-cell office:value-type="float" office:value="232.06299999999999" table:style-name="ce12">
            <text:p>232<text:s/></text:p>
          </table:table-cell>
          <table:table-cell office:value-type="float" office:value="10920" table:style-name="ce12">
            <text:p>10,920<text:s/></text:p>
          </table:table-cell>
          <table:table-cell office:value-type="float" office:value="44.213999999999999" table:style-name="ce12">
            <text:p>44<text:s/></text:p>
          </table:table-cell>
          <table:table-cell office:value-type="float" office:value="2356600" table:style-name="ce12">
            <text:p>2,356,600<text:s/></text:p>
          </table:table-cell>
          <table:table-cell office:value-type="float" office:value="5223.1670000000004" table:style-name="ce12">
            <text:p>5,223<text:s/></text:p>
          </table:table-cell>
          <table:table-cell office:value-type="float" office:value="25591" table:style-name="ce12">
            <text:p>25,591<text:s/></text:p>
          </table:table-cell>
          <table:table-cell office:value-type="float" office:value="267.79700000000003" table:style-name="ce12">
            <text:p>2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82" table:style-name="ce12">
            <text:p>1,182<text:s/></text:p>
          </table:table-cell>
          <table:table-cell office:value-type="float" office:value="6.0209999999999999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38" table:style-name="ce12">
            <text:p>1,638<text:s/></text:p>
          </table:table-cell>
          <table:table-cell office:value-type="float" office:value="19.585000000000001" table:style-name="ce12">
            <text:p>20<text:s/></text:p>
          </table:table-cell>
          <table:table-cell office:value-type="float" office:value="3209692" table:style-name="ce12">
            <text:p>3,209,692<text:s/></text:p>
          </table:table-cell>
          <table:table-cell office:value-type="float" office:value="26308.274000000001" table:style-name="ce12">
            <text:p>26,308<text:s/></text:p>
          </table:table-cell>
          <table:table-cell office:value-type="float" office:value="50" table:style-name="ce12">
            <text:p>50<text:s/></text:p>
          </table:table-cell>
          <table:table-cell office:value-type="float" office:value="0.305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14" table:style-name="ce12">
            <text:p>1,914<text:s/></text:p>
          </table:table-cell>
          <table:table-cell office:value-type="float" office:value="4.2039999999999997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9500" table:style-name="ce12">
            <text:p>329,500<text:s/></text:p>
          </table:table-cell>
          <table:table-cell office:value-type="float" office:value="773.44" table:style-name="ce12">
            <text:p>77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60" table:style-name="ce12">
            <text:p>3,260<text:s/></text:p>
          </table:table-cell>
          <table:table-cell office:value-type="float" office:value="6.229000000000000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393" table:style-name="ce12">
            <text:p>16,393<text:s/></text:p>
          </table:table-cell>
          <table:table-cell office:value-type="float" office:value="352.536" table:style-name="ce12">
            <text:p>353<text:s/></text:p>
          </table:table-cell>
          <table:table-cell office:value-type="float" office:value="4500" table:style-name="ce12">
            <text:p>4,500<text:s/></text:p>
          </table:table-cell>
          <table:table-cell office:value-type="float" office:value="26.797999999999998" table:style-name="ce12">
            <text:p>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177" table:style-name="ce12">
            <text:p>23,177<text:s/></text:p>
          </table:table-cell>
          <table:table-cell office:value-type="float" office:value="187.727" table:style-name="ce12">
            <text:p>18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" table:style-name="ce12">
            <text:p>510<text:s/></text:p>
          </table:table-cell>
          <table:table-cell office:value-type="float" office:value="1.9079999999999999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0537" table:style-name="ce12">
            <text:p>30,537<text:s/></text:p>
          </table:table-cell>
          <table:table-cell office:value-type="float" office:value="99.787999999999997" table:style-name="ce12">
            <text:p>10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4148" table:style-name="ce12">
            <text:p>734,148<text:s/></text:p>
          </table:table-cell>
          <table:table-cell office:value-type="float" office:value="1764.617" table:style-name="ce12">
            <text:p>1,765<text:s/></text:p>
          </table:table-cell>
          <table:table-cell office:value-type="float" office:value="143" table:style-name="ce12">
            <text:p>143<text:s/></text:p>
          </table:table-cell>
          <table:table-cell office:value-type="float" office:value="1.7230000000000001" table:style-name="ce12">
            <text:p>2<text:s/></text:p>
          </table:table-cell>
          <table:table-cell office:value-type="float" office:value="17213" table:style-name="ce12">
            <text:p>17,213<text:s/></text:p>
          </table:table-cell>
          <table:table-cell office:value-type="float" office:value="34.921999999999997" table:style-name="ce12">
            <text:p>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205" table:style-name="ce12">
            <text:p>3,205<text:s/></text:p>
          </table:table-cell>
          <table:table-cell office:value-type="float" office:value="178.95" table:style-name="ce12">
            <text:p>1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824" table:style-name="ce12">
            <text:p>29,824<text:s/></text:p>
          </table:table-cell>
          <table:table-cell office:value-type="float" office:value="460.57900000000001" table:style-name="ce12">
            <text:p>4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856" table:style-name="ce12">
            <text:p>28,856<text:s/></text:p>
          </table:table-cell>
          <table:table-cell office:value-type="float" office:value="417.72300000000001" table:style-name="ce12">
            <text:p>41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18050" table:style-name="ce12">
            <text:p>3,518,050<text:s/></text:p>
          </table:table-cell>
          <table:table-cell office:value-type="float" office:value="6585.6" table:style-name="ce12">
            <text:p>6,5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4910" table:style-name="ce12">
            <text:p>104,910<text:s/></text:p>
          </table:table-cell>
          <table:table-cell office:value-type="float" office:value="109.46299999999999" table:style-name="ce12">
            <text:p>109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0.19800000000000001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8" table:style-name="ce12">
            <text:p>528<text:s/></text:p>
          </table:table-cell>
          <table:table-cell office:value-type="float" office:value="4.9059999999999997" table:style-name="ce12">
            <text:p>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000" table:style-name="ce12">
            <text:p>15,000<text:s/></text:p>
          </table:table-cell>
          <table:table-cell office:value-type="float" office:value="33.277000000000001" table:style-name="ce12">
            <text:p>33<text:s/></text:p>
          </table:table-cell>
          <table:table-cell office:value-type="float" office:value="4643" table:style-name="ce12">
            <text:p>4,643<text:s/></text:p>
          </table:table-cell>
          <table:table-cell office:value-type="float" office:value="81.480999999999995" table:style-name="ce12">
            <text:p>81<text:s/></text:p>
          </table:table-cell>
          <table:table-cell office:value-type="float" office:value="2460" table:style-name="ce12">
            <text:p>2,460<text:s/></text:p>
          </table:table-cell>
          <table:table-cell office:value-type="float" office:value="3.484" table:style-name="ce12">
            <text:p>3<text:s/></text:p>
          </table:table-cell>
          <table:table-cell office:value-type="float" office:value="323" table:style-name="ce12">
            <text:p>323<text:s/></text:p>
          </table:table-cell>
          <table:table-cell office:value-type="float" office:value="3.9580000000000002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30942" table:style-name="ce12">
            <text:p>2,130,942<text:s/></text:p>
          </table:table-cell>
          <table:table-cell office:value-type="float" office:value="4144.2969999999996" table:style-name="ce12">
            <text:p>4,1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0" table:style-name="ce12">
            <text:p>2,000<text:s/></text:p>
          </table:table-cell>
          <table:table-cell office:value-type="float" office:value="2.088000000000000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60" table:style-name="ce13">
            <text:p>60<text:s/></text:p>
          </table:table-cell>
          <table:table-cell office:value-type="float" office:value="7.6999999999999999E-2" table:style-name="ce13">
            <text:p>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344652" table:style-name="ce13">
            <text:p>1,344,652<text:s/></text:p>
          </table:table-cell>
          <table:table-cell office:value-type="float" office:value="2711.2190000000001" table:style-name="ce13">
            <text:p>2,711<text:s/></text:p>
          </table:table-cell>
          <table:table-cell office:value-type="float" office:value="7410" table:style-name="ce13">
            <text:p>7,410<text:s/></text:p>
          </table:table-cell>
          <table:table-cell office:value-type="float" office:value="61.707999999999998" table:style-name="ce13">
            <text:p>62<text:s/></text:p>
          </table:table-cell>
          <table:table-cell office:value-type="float" office:value="59951" table:style-name="ce13">
            <text:p>59,951<text:s/></text:p>
          </table:table-cell>
          <table:table-cell office:value-type="float" office:value="59.865000000000002" table:style-name="ce13">
            <text:p>6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鮭鱒</text:p>
          </table:table-cell>
          <table:covered-table-cell/>
          <table:table-cell office:value-type="string" table:number-columns-spanned="2" table:number-rows-spanned="1" table:style-name="ce28">
            <text:p>鰻魚</text:p>
          </table:table-cell>
          <table:covered-table-cell/>
          <table:table-cell office:value-type="string" table:number-columns-spanned="2" table:number-rows-spanned="1" table:style-name="ce28">
            <text:p>海鰻</text:p>
          </table:table-cell>
          <table:covered-table-cell/>
          <table:table-cell office:value-type="string" table:number-columns-spanned="2" table:number-rows-spanned="1" table:style-name="ce28">
            <text:p>海鱺</text:p>
          </table:table-cell>
          <table:covered-table-cell/>
          <table:table-cell office:value-type="string" table:number-columns-spanned="2" table:number-rows-spanned="1" table:style-name="ce28">
            <text:p>白帶魚</text:p>
          </table:table-cell>
          <table:covered-table-cell/>
          <table:table-cell office:value-type="string" table:number-columns-spanned="2" table:number-rows-spanned="1" table:style-name="ce28">
            <text:p>金線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ALMON AND TROUT</text:p>
          </table:table-cell>
          <table:covered-table-cell/>
          <table:table-cell office:value-type="string" table:number-columns-spanned="2" table:number-rows-spanned="1" table:style-name="ce38">
            <text:p>EEL</text:p>
          </table:table-cell>
          <table:covered-table-cell/>
          <table:table-cell office:value-type="string" table:number-columns-spanned="2" table:number-rows-spanned="1" table:style-name="ce38">
            <text:p>CONGER EEL</text:p>
          </table:table-cell>
          <table:covered-table-cell/>
          <table:table-cell office:value-type="string" table:number-columns-spanned="2" table:number-rows-spanned="1" table:style-name="ce38">
            <text:p>COBIA</text:p>
          </table:table-cell>
          <table:covered-table-cell/>
          <table:table-cell office:value-type="string" table:number-columns-spanned="2" table:number-rows-spanned="1" table:style-name="ce38">
            <text:p>Trichiurus lepturus</text:p>
          </table:table-cell>
          <table:covered-table-cell/>
          <table:table-cell office:value-type="string" table:number-columns-spanned="2" table:number-rows-spanned="1" table:style-name="ce38">
            <text:p>Nemipterus virgatu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7179" table:formula="of:=  IF(SUM([.C10:.C30])=0;&quot;-&quot;;SUM([.C10:.C30]))" table:style-name="ce12">
            <text:p>27,179<text:s/></text:p>
          </table:table-cell>
          <table:table-cell office:value-type="float" office:value="219.97799999999998" table:formula="of:=  IF(SUM([.D10:.D30])=0;&quot;-&quot;;SUM([.D10:.D30]))" table:style-name="ce12">
            <text:p>220<text:s/></text:p>
          </table:table-cell>
          <table:table-cell office:value-type="float" office:value="2778498" table:formula="of:=  IF(SUM([.E10:.E30])=0;&quot;-&quot;;SUM([.E10:.E30]))" table:style-name="ce12">
            <text:p>2,778,498<text:s/></text:p>
          </table:table-cell>
          <table:table-cell office:value-type="float" office:value="69091.081000000006" table:formula="of:=  IF(SUM([.F10:.F30])=0;&quot;-&quot;;SUM([.F10:.F30]))" table:style-name="ce12">
            <text:p>69,091<text:s/></text:p>
          </table:table-cell>
          <table:table-cell office:value-type="float" office:value="253499" table:formula="of:=  IF(SUM([.G10:.G30])=0;&quot;-&quot;;SUM([.G10:.G30]))" table:style-name="ce12">
            <text:p>253,499<text:s/></text:p>
          </table:table-cell>
          <table:table-cell office:value-type="float" office:value="1574.5920000000003" table:formula="of:=  IF(SUM([.H10:.H30])=0;&quot;-&quot;;SUM([.H10:.H30]))" table:style-name="ce12">
            <text:p>1,575<text:s/></text:p>
          </table:table-cell>
          <table:table-cell office:value-type="float" office:value="2998" table:formula="of:=  IF(SUM([.I10:.I30])=0;&quot;-&quot;;SUM([.I10:.I30]))" table:style-name="ce12">
            <text:p>2,998<text:s/></text:p>
          </table:table-cell>
          <table:table-cell office:value-type="float" office:value="54.432999999999993" table:formula="of:=  IF(SUM([.J10:.J30])=0;&quot;-&quot;;SUM([.J10:.J30]))" table:style-name="ce12">
            <text:p>54<text:s/></text:p>
          </table:table-cell>
          <table:table-cell office:value-type="float" office:value="2293314" table:formula="of:=  IF(SUM([.K10:.K30])=0;&quot;-&quot;;SUM([.K10:.K30]))" table:style-name="ce12">
            <text:p>2,293,314<text:s/></text:p>
          </table:table-cell>
          <table:table-cell office:value-type="float" office:value="2237.3770000000004" table:formula="of:=  IF(SUM([.L10:.L30])=0;&quot;-&quot;;SUM([.L10:.L30]))" table:style-name="ce12">
            <text:p>2,237<text:s/></text:p>
          </table:table-cell>
          <table:table-cell office:value-type="float" office:value="60" table:formula="of:=  IF(SUM([.M10:.M30])=0;&quot;-&quot;;SUM([.M10:.M30]))" table:style-name="ce12">
            <text:p>60<text:s/></text:p>
          </table:table-cell>
          <table:table-cell office:value-type="float" office:value="7.6999999999999999E-2" table:formula="of:=  IF(SUM([.N10:.N30])=0;&quot;-&quot;;SUM([.N10:.N30]))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5728" table:style-name="ce12">
            <text:p>25,728<text:s/></text:p>
          </table:table-cell>
          <table:table-cell office:value-type="float" office:value="212.738" table:style-name="ce12">
            <text:p>213<text:s/></text:p>
          </table:table-cell>
          <table:table-cell office:value-type="float" office:value="2667841" table:style-name="ce12">
            <text:p>2,667,841<text:s/></text:p>
          </table:table-cell>
          <table:table-cell office:value-type="float" office:value="65811.258000000002" table:style-name="ce12">
            <text:p>65,811<text:s/></text:p>
          </table:table-cell>
          <table:table-cell office:value-type="float" office:value="4" table:style-name="ce12">
            <text:p>4<text:s/></text:p>
          </table:table-cell>
          <table:table-cell office:value-type="float" office:value="3.4000000000000002E-2" table:style-name="ce12">
            <text:p>0<text:s/></text:p>
          </table:table-cell>
          <table:table-cell office:value-type="float" office:value="9" table:style-name="ce12">
            <text:p>9<text:s/></text:p>
          </table:table-cell>
          <table:table-cell office:value-type="float" office:value="8.5999999999999993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3" table:style-name="ce12">
            <text:p>983<text:s/></text:p>
          </table:table-cell>
          <table:table-cell office:value-type="float" office:value="37.962000000000003" table:style-name="ce12">
            <text:p>38<text:s/></text:p>
          </table:table-cell>
          <table:table-cell office:value-type="float" office:value="38" table:style-name="ce12">
            <text:p>38<text:s/></text:p>
          </table:table-cell>
          <table:table-cell office:value-type="float" office:value="0.10100000000000001" table:style-name="ce12">
            <text:p>0<text:s/></text:p>
          </table:table-cell>
          <table:table-cell office:value-type="float" office:value="85" table:style-name="ce12">
            <text:p>85<text:s/></text:p>
          </table:table-cell>
          <table:table-cell office:value-type="float" office:value="5.939000000000000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72" table:style-name="ce12">
            <text:p>272<text:s/></text:p>
          </table:table-cell>
          <table:table-cell office:value-type="float" office:value="0.50900000000000001" table:style-name="ce12">
            <text:p>1<text:s/></text:p>
          </table:table-cell>
          <table:table-cell office:value-type="float" office:value="400" table:style-name="ce12">
            <text:p>400<text:s/></text:p>
          </table:table-cell>
          <table:table-cell office:value-type="float" office:value="14.792999999999999" table:style-name="ce12">
            <text:p>15<text:s/></text:p>
          </table:table-cell>
          <table:table-cell office:value-type="float" office:value="125540" table:style-name="ce12">
            <text:p>125,540<text:s/></text:p>
          </table:table-cell>
          <table:table-cell office:value-type="float" office:value="689.76700000000005" table:style-name="ce12">
            <text:p>690<text:s/></text:p>
          </table:table-cell>
          <table:table-cell office:value-type="float" office:value="1285" table:style-name="ce12">
            <text:p>1,285<text:s/></text:p>
          </table:table-cell>
          <table:table-cell office:value-type="float" office:value="26.026" table:style-name="ce12">
            <text:p>26<text:s/></text:p>
          </table:table-cell>
          <table:table-cell office:value-type="float" office:value="2152416" table:style-name="ce12">
            <text:p>2,152,416<text:s/></text:p>
          </table:table-cell>
          <table:table-cell office:value-type="float" office:value="2040.3510000000001" table:style-name="ce12">
            <text:p>2,0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31" table:style-name="ce12">
            <text:p>131<text:s/></text:p>
          </table:table-cell>
          <table:table-cell office:value-type="float" office:value="1.887" table:style-name="ce12">
            <text:p>2<text:s/></text:p>
          </table:table-cell>
          <table:table-cell office:value-type="float" office:value="28500" table:style-name="ce12">
            <text:p>28,500<text:s/></text:p>
          </table:table-cell>
          <table:table-cell office:value-type="float" office:value="737.83699999999999" table:style-name="ce12">
            <text:p>738<text:s/></text:p>
          </table:table-cell>
          <table:table-cell office:value-type="float" office:value="84255" table:style-name="ce12">
            <text:p>84,255<text:s/></text:p>
          </table:table-cell>
          <table:table-cell office:value-type="float" office:value="487.26600000000002" table:style-name="ce12">
            <text:p>4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1" table:style-name="ce12">
            <text:p>751<text:s/></text:p>
          </table:table-cell>
          <table:table-cell office:value-type="float" office:value="4.5839999999999996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" table:style-name="ce12">
            <text:p>101<text:s/></text:p>
          </table:table-cell>
          <table:table-cell office:value-type="float" office:value="15.247" table:style-name="ce12">
            <text:p>15<text:s/></text:p>
          </table:table-cell>
          <table:table-cell office:value-type="float" office:value="9188" table:style-name="ce12">
            <text:p>9,188<text:s/></text:p>
          </table:table-cell>
          <table:table-cell office:value-type="float" office:value="105.819" table:style-name="ce12">
            <text:p>106<text:s/></text:p>
          </table:table-cell>
          <table:table-cell office:value-type="float" office:value="967" table:style-name="ce12">
            <text:p>967<text:s/></text:p>
          </table:table-cell>
          <table:table-cell office:value-type="float" office:value="10.135999999999999" table:style-name="ce12">
            <text:p>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829" table:style-name="ce12">
            <text:p>18,829<text:s/></text:p>
          </table:table-cell>
          <table:table-cell office:value-type="float" office:value="608.68799999999999" table:style-name="ce12">
            <text:p>609<text:s/></text:p>
          </table:table-cell>
          <table:table-cell office:value-type="float" office:value="42" table:style-name="ce12">
            <text:p>42<text:s/></text:p>
          </table:table-cell>
          <table:table-cell office:value-type="float" office:value="0.255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50" table:style-name="ce12">
            <text:p>5,550<text:s/></text:p>
          </table:table-cell>
          <table:table-cell office:value-type="float" office:value="162.15600000000001" table:style-name="ce12">
            <text:p>162<text:s/></text:p>
          </table:table-cell>
          <table:table-cell office:value-type="float" office:value="4180" table:style-name="ce12">
            <text:p>4,180<text:s/></text:p>
          </table:table-cell>
          <table:table-cell office:value-type="float" office:value="27.582000000000001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6" table:style-name="ce12">
            <text:p>126<text:s/></text:p>
          </table:table-cell>
          <table:table-cell office:value-type="float" office:value="0.92500000000000004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00" table:style-name="ce12">
            <text:p>8,000<text:s/></text:p>
          </table:table-cell>
          <table:table-cell office:value-type="float" office:value="296" table:style-name="ce12">
            <text:p>296<text:s/></text:p>
          </table:table-cell>
          <table:table-cell office:value-type="float" office:value="132" table:style-name="ce12">
            <text:p>132<text:s/></text:p>
          </table:table-cell>
          <table:table-cell office:value-type="float" office:value="1.151" table:style-name="ce12">
            <text:p>1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.266" table:style-name="ce12">
            <text:p>3<text:s/></text:p>
          </table:table-cell>
          <table:table-cell office:value-type="float" office:value="139861" table:style-name="ce12">
            <text:p>139,861<text:s/></text:p>
          </table:table-cell>
          <table:table-cell office:value-type="float" office:value="191.00299999999999" table:style-name="ce12">
            <text:p>1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0" table:style-name="ce12">
            <text:p>490<text:s/></text:p>
          </table:table-cell>
          <table:table-cell office:value-type="float" office:value="2.766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142" table:style-name="ce12">
            <text:p>19,142<text:s/></text:p>
          </table:table-cell>
          <table:table-cell office:value-type="float" office:value="164.98400000000001" table:style-name="ce12">
            <text:p>1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4" table:style-name="ce12">
            <text:p>5,004<text:s/></text:p>
          </table:table-cell>
          <table:table-cell office:value-type="float" office:value="198.429" table:style-name="ce12">
            <text:p>198<text:s/></text:p>
          </table:table-cell>
          <table:table-cell office:value-type="float" office:value="1200" table:style-name="ce12">
            <text:p>1,200<text:s/></text:p>
          </table:table-cell>
          <table:table-cell office:value-type="float" office:value="42.875" table:style-name="ce12">
            <text:p>43<text:s/></text:p>
          </table:table-cell>
          <table:table-cell office:value-type="float" office:value="150" table:style-name="ce12">
            <text:p>150<text:s/></text:p>
          </table:table-cell>
          <table:table-cell office:value-type="float" office:value="2.020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" table:style-name="ce12">
            <text:p>120<text:s/></text:p>
          </table:table-cell>
          <table:table-cell office:value-type="float" office:value="0.205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" table:style-name="ce12">
            <text:p>48<text:s/></text:p>
          </table:table-cell>
          <table:table-cell office:value-type="float" office:value="0.37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60" table:style-name="ce12">
            <text:p>460<text:s/></text:p>
          </table:table-cell>
          <table:table-cell office:value-type="float" office:value="2.8610000000000002" table:style-name="ce12">
            <text:p>3<text:s/></text:p>
          </table:table-cell>
          <table:table-cell office:value-type="float" office:value="11250" table:style-name="ce12">
            <text:p>11,250<text:s/></text:p>
          </table:table-cell>
          <table:table-cell office:value-type="float" office:value="315.29199999999997" table:style-name="ce12">
            <text:p>315<text:s/></text:p>
          </table:table-cell>
          <table:table-cell office:value-type="float" office:value="2664" table:style-name="ce12">
            <text:p>2,664<text:s/></text:p>
          </table:table-cell>
          <table:table-cell office:value-type="float" office:value="6.1529999999999996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0" table:style-name="ce12">
            <text:p>600<text:s/></text:p>
          </table:table-cell>
          <table:table-cell office:value-type="float" office:value="17.716000000000001" table:style-name="ce12">
            <text:p>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8" table:style-name="ce12">
            <text:p>338<text:s/></text:p>
          </table:table-cell>
          <table:table-cell office:value-type="float" office:value="1.3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" table:style-name="ce12">
            <text:p>60<text:s/></text:p>
          </table:table-cell>
          <table:table-cell office:value-type="float" office:value="0.444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88" table:style-name="ce13">
            <text:p>588<text:s/></text:p>
          </table:table-cell>
          <table:table-cell office:value-type="float" office:value="1.9830000000000001" table:style-name="ce13">
            <text:p>2<text:s/></text:p>
          </table:table-cell>
          <table:table-cell office:value-type="float" office:value="31440" table:style-name="ce13">
            <text:p>31,440<text:s/></text:p>
          </table:table-cell>
          <table:table-cell office:value-type="float" office:value="875.70299999999997" table:style-name="ce13">
            <text:p>876<text:s/></text:p>
          </table:table-cell>
          <table:table-cell office:value-type="float" office:value="6058" table:style-name="ce13">
            <text:p>6,058<text:s/></text:p>
          </table:table-cell>
          <table:table-cell office:value-type="float" office:value="43.515000000000001" table:style-name="ce13">
            <text:p>44<text:s/></text:p>
          </table:table-cell>
          <table:table-cell office:value-type="float" office:value="202" table:style-name="ce13">
            <text:p>202<text:s/></text:p>
          </table:table-cell>
          <table:table-cell office:value-type="float" office:value="6.9589999999999996" table:style-name="ce13">
            <text:p>7<text:s/></text:p>
          </table:table-cell>
          <table:table-cell office:value-type="float" office:value="160" table:style-name="ce13">
            <text:p>160<text:s/></text:p>
          </table:table-cell>
          <table:table-cell office:value-type="float" office:value="0.51400000000000001" table:style-name="ce13">
            <text:p>1<text:s/></text:p>
          </table:table-cell>
          <table:table-cell office:value-type="float" office:value="60" table:style-name="ce13">
            <text:p>60<text:s/></text:p>
          </table:table-cell>
          <table:table-cell office:value-type="float" office:value="7.6999999999999999E-2" table:style-name="ce13">
            <text:p>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鰹類</text:p>
          </table:table-cell>
          <table:covered-table-cell/>
          <table:table-cell office:value-type="string" table:number-columns-spanned="2" table:number-rows-spanned="1" table:style-name="ce28">
            <text:p>鯖魚</text:p>
          </table:table-cell>
          <table:covered-table-cell/>
          <table:table-cell office:value-type="string" table:number-columns-spanned="2" table:number-rows-spanned="1" table:style-name="ce28">
            <text:p>午仔魚</text:p>
          </table:table-cell>
          <table:covered-table-cell/>
          <table:table-cell office:value-type="string" table:number-columns-spanned="2" table:number-rows-spanned="1" table:style-name="ce28">
            <text:p>鯊魚</text:p>
          </table:table-cell>
          <table:covered-table-cell/>
          <table:table-cell office:value-type="string" table:number-columns-spanned="2" table:number-rows-spanned="1" table:style-name="ce28">
            <text:p>黃魚</text:p>
          </table:table-cell>
          <table:covered-table-cell/>
          <table:table-cell office:value-type="string" table:number-columns-spanned="2" table:number-rows-spanned="1" table:style-name="ce28">
            <text:p>香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KIPJACK and BONITO</text:p>
          </table:table-cell>
          <table:covered-table-cell/>
          <table:table-cell office:value-type="string" table:number-columns-spanned="2" table:number-rows-spanned="1" table:style-name="ce38">
            <text:p>MACKEREL</text:p>
          </table:table-cell>
          <table:covered-table-cell/>
          <table:table-cell office:value-type="string" table:number-columns-spanned="2" table:number-rows-spanned="1" table:style-name="ce38">
            <text:p>Threadfins(Eleutheronema spp.,Polydacty)</text:p>
          </table:table-cell>
          <table:covered-table-cell/>
          <table:table-cell office:value-type="string" table:number-columns-spanned="2" table:number-rows-spanned="1" table:style-name="ce38">
            <text:p>SHARK</text:p>
          </table:table-cell>
          <table:covered-table-cell/>
          <table:table-cell office:value-type="string" table:number-columns-spanned="2" table:number-rows-spanned="1" table:style-name="ce38">
            <text:p>YELLOW CROAKER</text:p>
          </table:table-cell>
          <table:covered-table-cell/>
          <table:table-cell office:value-type="string" table:number-columns-spanned="2" table:number-rows-spanned="1" table:style-name="ce38">
            <text:p>SWEET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59946775" table:formula="of:=  IF(SUM([.C10:.C30])=0;&quot;-&quot;;SUM([.C10:.C30]))" table:style-name="ce12">
            <text:p>159,946,775<text:s/></text:p>
          </table:table-cell>
          <table:table-cell office:value-type="float" office:value="146051.44500000004" table:formula="of:=  IF(SUM([.D10:.D30])=0;&quot;-&quot;;SUM([.D10:.D30]))" table:style-name="ce12">
            <text:p>146,051<text:s/></text:p>
          </table:table-cell>
          <table:table-cell office:value-type="float" office:value="16360393" table:formula="of:=  IF(SUM([.E10:.E30])=0;&quot;-&quot;;SUM([.E10:.E30]))" table:style-name="ce12">
            <text:p>16,360,393<text:s/></text:p>
          </table:table-cell>
          <table:table-cell office:value-type="float" office:value="18572.28" table:formula="of:=  IF(SUM([.F10:.F30])=0;&quot;-&quot;;SUM([.F10:.F30]))" table:style-name="ce12">
            <text:p>18,572<text:s/></text:p>
          </table:table-cell>
          <table:table-cell office:value-type="float" office:value="6644360" table:formula="of:=  IF(SUM([.G10:.G30])=0;&quot;-&quot;;SUM([.G10:.G30]))" table:style-name="ce12">
            <text:p>6,644,360<text:s/></text:p>
          </table:table-cell>
          <table:table-cell office:value-type="float" office:value="16696.843999999997" table:formula="of:=  IF(SUM([.H10:.H30])=0;&quot;-&quot;;SUM([.H10:.H30]))" table:style-name="ce12">
            <text:p>16,697<text:s/></text:p>
          </table:table-cell>
          <table:table-cell office:value-type="float" office:value="11745278" table:formula="of:=  IF(SUM([.I10:.I30])=0;&quot;-&quot;;SUM([.I10:.I30]))" table:style-name="ce12">
            <text:p>11,745,278<text:s/></text:p>
          </table:table-cell>
          <table:table-cell office:value-type="float" office:value="11301.358" table:formula="of:=  IF(SUM([.J10:.J30])=0;&quot;-&quot;;SUM([.J10:.J30]))" table:style-name="ce12">
            <text:p>11,301<text:s/></text:p>
          </table:table-cell>
          <table:table-cell office:value-type="float" office:value="447" table:formula="of:=  IF(SUM([.K10:.K30])=0;&quot;-&quot;;SUM([.K10:.K30]))" table:style-name="ce12">
            <text:p>447<text:s/></text:p>
          </table:table-cell>
          <table:table-cell office:value-type="float" office:value="4.2670000000000003" table:formula="of:=  IF(SUM([.L10:.L30])=0;&quot;-&quot;;SUM([.L10:.L30]))" table:style-name="ce12">
            <text:p>4<text:s/></text:p>
          </table:table-cell>
          <table:table-cell office:value-type="float" office:value="22281" table:formula="of:=  IF(SUM([.M10:.M30])=0;&quot;-&quot;;SUM([.M10:.M30]))" table:style-name="ce12">
            <text:p>22,281<text:s/></text:p>
          </table:table-cell>
          <table:table-cell office:value-type="float" office:value="145.99099999999999" table:formula="of:=  IF(SUM([.N10:.N30])=0;&quot;-&quot;;SUM([.N10:.N30]))" table:style-name="ce12">
            <text:p>14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914655" table:style-name="ce12">
            <text:p>914,655<text:s/></text:p>
          </table:table-cell>
          <table:table-cell office:value-type="float" office:value="772.4" table:style-name="ce12">
            <text:p>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75" table:style-name="ce12">
            <text:p>14,675<text:s/></text:p>
          </table:table-cell>
          <table:table-cell office:value-type="float" office:value="2.7610000000000001" table:style-name="ce12">
            <text:p>3<text:s/></text:p>
          </table:table-cell>
          <table:table-cell office:value-type="float" office:value="336" table:style-name="ce12">
            <text:p>336<text:s/></text:p>
          </table:table-cell>
          <table:table-cell office:value-type="float" office:value="3.4180000000000001" table:style-name="ce12">
            <text:p>3<text:s/></text:p>
          </table:table-cell>
          <table:table-cell office:value-type="float" office:value="17600" table:style-name="ce12">
            <text:p>17,600<text:s/></text:p>
          </table:table-cell>
          <table:table-cell office:value-type="float" office:value="116.803" table:style-name="ce12">
            <text:p>11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26370072" table:style-name="ce12">
            <text:p>126,370,072<text:s/></text:p>
          </table:table-cell>
          <table:table-cell office:value-type="float" office:value="116626.948" table:style-name="ce12">
            <text:p>116,627<text:s/></text:p>
          </table:table-cell>
          <table:table-cell office:value-type="float" office:value="4200581" table:style-name="ce12">
            <text:p>4,200,581<text:s/></text:p>
          </table:table-cell>
          <table:table-cell office:value-type="float" office:value="3677.0740000000001" table:style-name="ce12">
            <text:p>3,6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17981" table:style-name="ce12">
            <text:p>917,981<text:s/></text:p>
          </table:table-cell>
          <table:table-cell office:value-type="float" office:value="712.78499999999997" table:style-name="ce12">
            <text:p>7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6878034" table:style-name="ce12">
            <text:p>6,878,034<text:s/></text:p>
          </table:table-cell>
          <table:table-cell office:value-type="float" office:value="5593.1970000000001" table:style-name="ce12">
            <text:p>5,593<text:s/></text:p>
          </table:table-cell>
          <table:table-cell office:value-type="float" office:value="358429" table:style-name="ce12">
            <text:p>358,429<text:s/></text:p>
          </table:table-cell>
          <table:table-cell office:value-type="float" office:value="427.78800000000001" table:style-name="ce12">
            <text:p>428<text:s/></text:p>
          </table:table-cell>
          <table:table-cell office:value-type="float" office:value="4979233" table:style-name="ce12">
            <text:p>4,979,233<text:s/></text:p>
          </table:table-cell>
          <table:table-cell office:value-type="float" office:value="8961.1569999999992" table:style-name="ce12">
            <text:p>8,961<text:s/></text:p>
          </table:table-cell>
          <table:table-cell office:value-type="float" office:value="556320" table:style-name="ce12">
            <text:p>556,320<text:s/></text:p>
          </table:table-cell>
          <table:table-cell office:value-type="float" office:value="416.87900000000002" table:style-name="ce12">
            <text:p>4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0" table:style-name="ce12">
            <text:p>520<text:s/></text:p>
          </table:table-cell>
          <table:table-cell office:value-type="float" office:value="3.53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99117" table:style-name="ce12">
            <text:p>99,117<text:s/></text:p>
          </table:table-cell>
          <table:table-cell office:value-type="float" office:value="110.03100000000001" table:style-name="ce12">
            <text:p>110<text:s/></text:p>
          </table:table-cell>
          <table:table-cell office:value-type="float" office:value="451742" table:style-name="ce12">
            <text:p>451,742<text:s/></text:p>
          </table:table-cell>
          <table:table-cell office:value-type="float" office:value="1369.7070000000001" table:style-name="ce12">
            <text:p>1,370<text:s/></text:p>
          </table:table-cell>
          <table:table-cell office:value-type="float" office:value="39034" table:style-name="ce12">
            <text:p>39,034<text:s/></text:p>
          </table:table-cell>
          <table:table-cell office:value-type="float" office:value="376.786" table:style-name="ce12">
            <text:p>377<text:s/></text:p>
          </table:table-cell>
          <table:table-cell office:value-type="float" office:value="70759" table:style-name="ce12">
            <text:p>70,759<text:s/></text:p>
          </table:table-cell>
          <table:table-cell office:value-type="float" office:value="139.72999999999999" table:style-name="ce12">
            <text:p>1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29356" table:style-name="ce12">
            <text:p>29,356<text:s/></text:p>
          </table:table-cell>
          <table:table-cell office:value-type="float" office:value="13.471" table:style-name="ce12">
            <text:p>13<text:s/></text:p>
          </table:table-cell>
          <table:table-cell office:value-type="float" office:value="191140" table:style-name="ce12">
            <text:p>191,140<text:s/></text:p>
          </table:table-cell>
          <table:table-cell office:value-type="float" office:value="154.06899999999999" table:style-name="ce12">
            <text:p>1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800" table:style-name="ce12">
            <text:p>13,800<text:s/></text:p>
          </table:table-cell>
          <table:table-cell office:value-type="float" office:value="25.530999999999999" table:style-name="ce12">
            <text:p>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6361" table:style-name="ce12">
            <text:p>6,361<text:s/></text:p>
          </table:table-cell>
          <table:table-cell office:value-type="float" office:value="38.933" table:style-name="ce12">
            <text:p>39<text:s/></text:p>
          </table:table-cell>
          <table:table-cell office:value-type="float" office:value="30556" table:style-name="ce12">
            <text:p>30,556<text:s/></text:p>
          </table:table-cell>
          <table:table-cell office:value-type="float" office:value="38.866999999999997" table:style-name="ce12">
            <text:p>39<text:s/></text:p>
          </table:table-cell>
          <table:table-cell office:value-type="float" office:value="1619004" table:style-name="ce12">
            <text:p>1,619,004<text:s/></text:p>
          </table:table-cell>
          <table:table-cell office:value-type="float" office:value="7354.5209999999997" table:style-name="ce12">
            <text:p>7,3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1" table:style-name="ce12">
            <text:p>81<text:s/></text:p>
          </table:table-cell>
          <table:table-cell office:value-type="float" office:value="0.54800000000000004" table:style-name="ce12">
            <text:p>1<text:s/></text:p>
          </table:table-cell>
          <table:table-cell office:value-type="float" office:value="18" table:style-name="ce12">
            <text:p>18<text:s/></text:p>
          </table:table-cell>
          <table:table-cell office:value-type="float" office:value="7.8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00181" table:style-name="ce12">
            <text:p>100,181<text:s/></text:p>
          </table:table-cell>
          <table:table-cell office:value-type="float" office:value="89.120999999999995" table:style-name="ce12">
            <text:p>89<text:s/></text:p>
          </table:table-cell>
          <table:table-cell office:value-type="float" office:value="116790" table:style-name="ce12">
            <text:p>116,790<text:s/></text:p>
          </table:table-cell>
          <table:table-cell office:value-type="float" office:value="137.04499999999999" table:style-name="ce12">
            <text:p>1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76845" table:style-name="ce12">
            <text:p>1,176,845<text:s/></text:p>
          </table:table-cell>
          <table:table-cell office:value-type="float" office:value="2165.1460000000002" table:style-name="ce12">
            <text:p>2,1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410455" table:style-name="ce12">
            <text:p>410,455<text:s/></text:p>
          </table:table-cell>
          <table:table-cell office:value-type="float" office:value="499.04199999999997" table:style-name="ce12">
            <text:p>4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20030" table:style-name="ce12">
            <text:p>20,030<text:s/></text:p>
          </table:table-cell>
          <table:table-cell office:value-type="float" office:value="17.106000000000002" table:style-name="ce12">
            <text:p>17<text:s/></text:p>
          </table:table-cell>
          <table:table-cell office:value-type="float" office:value="156756" table:style-name="ce12">
            <text:p>156,756<text:s/></text:p>
          </table:table-cell>
          <table:table-cell office:value-type="float" office:value="193.95" table:style-name="ce12">
            <text:p>1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760" table:style-name="ce12">
            <text:p>29,760<text:s/></text:p>
          </table:table-cell>
          <table:table-cell office:value-type="float" office:value="186.59800000000001" table:style-name="ce12">
            <text:p>1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559781" table:style-name="ce12">
            <text:p>3,559,781<text:s/></text:p>
          </table:table-cell>
          <table:table-cell office:value-type="float" office:value="3463.2910000000002" table:style-name="ce12">
            <text:p>3,463<text:s/></text:p>
          </table:table-cell>
          <table:table-cell office:value-type="float" office:value="1947297" table:style-name="ce12">
            <text:p>1,947,297<text:s/></text:p>
          </table:table-cell>
          <table:table-cell office:value-type="float" office:value="1685.144" table:style-name="ce12">
            <text:p>1,685<text:s/></text:p>
          </table:table-cell>
          <table:table-cell office:value-type="float" office:value="6123" table:style-name="ce12">
            <text:p>6,123<text:s/></text:p>
          </table:table-cell>
          <table:table-cell office:value-type="float" office:value="1.903" table:style-name="ce12">
            <text:p>2<text:s/></text:p>
          </table:table-cell>
          <table:table-cell office:value-type="float" office:value="714939" table:style-name="ce12">
            <text:p>714,939<text:s/></text:p>
          </table:table-cell>
          <table:table-cell office:value-type="float" office:value="704.44100000000003" table:style-name="ce12">
            <text:p>70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7761411" table:style-name="ce12">
            <text:p>17,761,411<text:s/></text:p>
          </table:table-cell>
          <table:table-cell office:value-type="float" office:value="15842.013000000001" table:style-name="ce12">
            <text:p>15,842<text:s/></text:p>
          </table:table-cell>
          <table:table-cell office:value-type="float" office:value="281385" table:style-name="ce12">
            <text:p>281,385<text:s/></text:p>
          </table:table-cell>
          <table:table-cell office:value-type="float" office:value="278.02699999999999" table:style-name="ce12">
            <text:p>2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7069" table:style-name="ce12">
            <text:p>187,069<text:s/></text:p>
          </table:table-cell>
          <table:table-cell office:value-type="float" office:value="953.28" table:style-name="ce12">
            <text:p>9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7640" table:style-name="ce12">
            <text:p>7,640<text:s/></text:p>
          </table:table-cell>
          <table:table-cell office:value-type="float" office:value="21.876000000000001" table:style-name="ce12">
            <text:p>22<text:s/></text:p>
          </table:table-cell>
          <table:table-cell office:value-type="float" office:value="44206" table:style-name="ce12">
            <text:p>44,206<text:s/></text:p>
          </table:table-cell>
          <table:table-cell office:value-type="float" office:value="104.041" table:style-name="ce12">
            <text:p>104<text:s/></text:p>
          </table:table-cell>
          <table:table-cell office:value-type="float" office:value="954" table:style-name="ce12">
            <text:p>954<text:s/></text:p>
          </table:table-cell>
          <table:table-cell office:value-type="float" office:value="2.323" table:style-name="ce12">
            <text:p>2<text:s/></text:p>
          </table:table-cell>
          <table:table-cell office:value-type="float" office:value="697236" table:style-name="ce12">
            <text:p>697,236<text:s/></text:p>
          </table:table-cell>
          <table:table-cell office:value-type="float" office:value="477.45499999999998" table:style-name="ce12">
            <text:p>4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92604" table:style-name="ce12">
            <text:p>92,604<text:s/></text:p>
          </table:table-cell>
          <table:table-cell office:value-type="float" office:value="112.976" table:style-name="ce12">
            <text:p>1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24000" table:style-name="ce12">
            <text:p>24,000<text:s/></text:p>
          </table:table-cell>
          <table:table-cell office:value-type="float" office:value="19.495999999999999" table:style-name="ce12">
            <text:p>19<text:s/></text:p>
          </table:table-cell>
          <table:table-cell office:value-type="float" office:value="883540" table:style-name="ce12">
            <text:p>883,540<text:s/></text:p>
          </table:table-cell>
          <table:table-cell office:value-type="float" office:value="1702.095" table:style-name="ce12">
            <text:p>1,7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20415" table:style-name="ce12">
            <text:p>20,415<text:s/></text:p>
          </table:table-cell>
          <table:table-cell office:value-type="float" office:value="8.5350000000000001" table:style-name="ce12">
            <text:p>9<text:s/></text:p>
          </table:table-cell>
          <table:table-cell office:value-type="float" office:value="99300" table:style-name="ce12">
            <text:p>99,300<text:s/></text:p>
          </table:table-cell>
          <table:table-cell office:value-type="float" office:value="76.760000000000005" table:style-name="ce12">
            <text:p>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3499" table:style-name="ce12">
            <text:p>653,499<text:s/></text:p>
          </table:table-cell>
          <table:table-cell office:value-type="float" office:value="295.52300000000002" table:style-name="ce12">
            <text:p>29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01812" table:style-name="ce12">
            <text:p>401,812<text:s/></text:p>
          </table:table-cell>
          <table:table-cell office:value-type="float" office:value="327.01499999999999" table:style-name="ce12">
            <text:p>327<text:s/></text:p>
          </table:table-cell>
          <table:table-cell office:value-type="float" office:value="1951063" table:style-name="ce12">
            <text:p>1,951,063<text:s/></text:p>
          </table:table-cell>
          <table:table-cell office:value-type="float" office:value="1729.5930000000001" table:style-name="ce12">
            <text:p>1,7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50" table:style-name="ce12">
            <text:p>3,150<text:s/></text:p>
          </table:table-cell>
          <table:table-cell office:value-type="float" office:value="2.068000000000000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38" table:style-name="ce12">
            <text:p>4,138<text:s/></text:p>
          </table:table-cell>
          <table:table-cell office:value-type="float" office:value="25.475000000000001" table:style-name="ce12">
            <text:p>2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6650" table:style-name="ce12">
            <text:p>426,650<text:s/></text:p>
          </table:table-cell>
          <table:table-cell office:value-type="float" office:value="1624.9349999999999" table:style-name="ce12">
            <text:p>1,6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914" table:style-name="ce12">
            <text:p>914<text:s/></text:p>
          </table:table-cell>
          <table:table-cell office:value-type="float" office:value="0.28999999999999998" table:style-name="ce12">
            <text:p>0<text:s/></text:p>
          </table:table-cell>
          <table:table-cell office:value-type="float" office:value="84" table:style-name="ce12">
            <text:p>84<text:s/></text:p>
          </table:table-cell>
          <table:table-cell office:value-type="float" office:value="0.267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69548" table:style-name="ce12">
            <text:p>1,369,548<text:s/></text:p>
          </table:table-cell>
          <table:table-cell office:value-type="float" office:value="882.62099999999998" table:style-name="ce12">
            <text:p>8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20802" table:style-name="ce12">
            <text:p>20,802<text:s/></text:p>
          </table:table-cell>
          <table:table-cell office:value-type="float" office:value="15.648" table:style-name="ce12">
            <text:p>16<text:s/></text:p>
          </table:table-cell>
          <table:table-cell office:value-type="float" office:value="679175" table:style-name="ce12">
            <text:p>679,175<text:s/></text:p>
          </table:table-cell>
          <table:table-cell office:value-type="float" office:value="546.65899999999999" table:style-name="ce12">
            <text:p>5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229135" table:style-name="ce13">
            <text:p>3,229,135<text:s/></text:p>
          </table:table-cell>
          <table:table-cell office:value-type="float" office:value="2480.056" table:style-name="ce13">
            <text:p>2,480<text:s/></text:p>
          </table:table-cell>
          <table:table-cell office:value-type="float" office:value="4354630" table:style-name="ce13">
            <text:p>4,354,630<text:s/></text:p>
          </table:table-cell>
          <table:table-cell office:value-type="float" office:value="3872.9789999999998" table:style-name="ce13">
            <text:p>3,873<text:s/></text:p>
          </table:table-cell>
          <table:table-cell office:value-type="float" office:value="12" table:style-name="ce13">
            <text:p>12<text:s/></text:p>
          </table:table-cell>
          <table:table-cell office:value-type="float" office:value="0.154" table:style-name="ce13">
            <text:p>0<text:s/></text:p>
          </table:table-cell>
          <table:table-cell office:value-type="float" office:value="5526766" table:style-name="ce13">
            <text:p>5,526,766<text:s/></text:p>
          </table:table-cell>
          <table:table-cell office:value-type="float" office:value="5289.82" table:style-name="ce13">
            <text:p>5,290<text:s/></text:p>
          </table:table-cell>
          <table:table-cell office:value-type="float" office:value="30" table:style-name="ce13">
            <text:p>30<text:s/></text:p>
          </table:table-cell>
          <table:table-cell office:value-type="float" office:value="0.30099999999999999" table:style-name="ce13">
            <text:p>0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0.105" table:style-name="ce13">
            <text:p>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秋刀魚</text:p>
          </table:table-cell>
          <table:covered-table-cell/>
          <table:table-cell office:value-type="string" table:number-columns-spanned="2" table:number-rows-spanned="1" table:style-name="ce28">
            <text:p>鯡魚類</text:p>
          </table:table-cell>
          <table:covered-table-cell/>
          <table:table-cell office:value-type="string" table:number-columns-spanned="2" table:number-rows-spanned="1" table:style-name="ce28">
            <text:p>鰮魚類</text:p>
          </table:table-cell>
          <table:covered-table-cell/>
          <table:table-cell office:value-type="string" table:number-columns-spanned="2" table:number-rows-spanned="1" table:style-name="ce28">
            <text:p>丁香魚</text:p>
          </table:table-cell>
          <table:covered-table-cell/>
          <table:table-cell office:value-type="string" table:number-columns-spanned="2" table:number-rows-spanned="1" table:style-name="ce28">
            <text:p>沙丁魚</text:p>
          </table:table-cell>
          <table:covered-table-cell/>
          <table:table-cell office:value-type="string" table:number-columns-spanned="2" table:number-rows-spanned="1" table:style-name="ce28">
            <text:p>竹筴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AURY</text:p>
          </table:table-cell>
          <table:covered-table-cell/>
          <table:table-cell office:value-type="string" table:number-columns-spanned="2" table:number-rows-spanned="1" table:style-name="ce38">
            <text:p>HERRINGS</text:p>
          </table:table-cell>
          <table:covered-table-cell/>
          <table:table-cell office:value-type="string" table:number-columns-spanned="2" table:number-rows-spanned="1" table:style-name="ce38">
            <text:p>SARDINES</text:p>
          </table:table-cell>
          <table:covered-table-cell/>
          <table:table-cell office:value-type="string" table:number-columns-spanned="2" table:number-rows-spanned="1" table:style-name="ce38">
            <text:p>SPRATELLOIDES GRACILIAS</text:p>
          </table:table-cell>
          <table:covered-table-cell/>
          <table:table-cell office:value-type="string" table:number-columns-spanned="2" table:number-rows-spanned="1" table:style-name="ce38">
            <text:p>SARDINE</text:p>
          </table:table-cell>
          <table:covered-table-cell/>
          <table:table-cell office:value-type="string" table:number-columns-spanned="2" table:number-rows-spanned="1" table:style-name="ce38">
            <text:p>Jack and horse macker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9432375" table:formula="of:=  IF(SUM([.C10:.C30])=0;&quot;-&quot;;SUM([.C10:.C30]))" table:style-name="ce12">
            <text:p>139,432,375<text:s/></text:p>
          </table:table-cell>
          <table:table-cell office:value-type="float" office:value="85378.093000000008" table:formula="of:=  IF(SUM([.D10:.D30])=0;&quot;-&quot;;SUM([.D10:.D30]))" table:style-name="ce12">
            <text:p>85,378<text:s/></text:p>
          </table:table-cell>
          <table:table-cell office:value-type="float" office:value="90" table:formula="of:=  IF(SUM([.E10:.E30])=0;&quot;-&quot;;SUM([.E10:.E30]))" table:style-name="ce12">
            <text:p>90<text:s/></text:p>
          </table:table-cell>
          <table:table-cell office:value-type="float" office:value="8.2000000000000003E-2" table:formula="of:=  IF(SUM([.F10:.F30])=0;&quot;-&quot;;SUM([.F10:.F30]))" table:style-name="ce12">
            <text:p>0<text:s/></text:p>
          </table:table-cell>
          <table:table-cell office:value-type="float" office:value="28327" table:formula="of:=  IF(SUM([.G10:.G30])=0;&quot;-&quot;;SUM([.G10:.G30]))" table:style-name="ce12">
            <text:p>28,327<text:s/></text:p>
          </table:table-cell>
          <table:table-cell office:value-type="float" office:value="138.12299999999999" table:formula="of:=  IF(SUM([.H10:.H30])=0;&quot;-&quot;;SUM([.H10:.H30]))" table:style-name="ce12">
            <text:p>138<text:s/></text:p>
          </table:table-cell>
          <table:table-cell office:value-type="float" office:value="6799" table:formula="of:=  IF(SUM([.I10:.I30])=0;&quot;-&quot;;SUM([.I10:.I30]))" table:style-name="ce12">
            <text:p>6,799<text:s/></text:p>
          </table:table-cell>
          <table:table-cell office:value-type="float" office:value="49.251000000000012" table:formula="of:=  IF(SUM([.J10:.J30])=0;&quot;-&quot;;SUM([.J10:.J30]))" table:style-name="ce12">
            <text:p>49<text:s/></text:p>
          </table:table-cell>
          <table:table-cell office:value-type="float" office:value="214958" table:formula="of:=  IF(SUM([.K10:.K30])=0;&quot;-&quot;;SUM([.K10:.K30]))" table:style-name="ce12">
            <text:p>214,958<text:s/></text:p>
          </table:table-cell>
          <table:table-cell office:value-type="float" office:value="334.67799999999994" table:formula="of:=  IF(SUM([.L10:.L30])=0;&quot;-&quot;;SUM([.L10:.L30]))" table:style-name="ce12">
            <text:p>335<text:s/></text:p>
          </table:table-cell>
          <table:table-cell office:value-type="float" office:value="2508749" table:formula="of:=  IF(SUM([.M10:.M30])=0;&quot;-&quot;;SUM([.M10:.M30]))" table:style-name="ce12">
            <text:p>2,508,749<text:s/></text:p>
          </table:table-cell>
          <table:table-cell office:value-type="float" office:value="2324.9560000000001" table:formula="of:=  IF(SUM([.N10:.N30])=0;&quot;-&quot;;SUM([.N10:.N30]))" table:style-name="ce12">
            <text:p>2,32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4680361" table:style-name="ce12">
            <text:p>4,680,361<text:s/></text:p>
          </table:table-cell>
          <table:table-cell office:value-type="float" office:value="3076.9050000000002" table:style-name="ce12">
            <text:p>3,0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50" table:style-name="ce12">
            <text:p>2,650<text:s/></text:p>
          </table:table-cell>
          <table:table-cell office:value-type="float" office:value="14.891999999999999" table:style-name="ce12">
            <text:p>15<text:s/></text:p>
          </table:table-cell>
          <table:table-cell office:value-type="float" office:value="576" table:style-name="ce12">
            <text:p>576<text:s/></text:p>
          </table:table-cell>
          <table:table-cell office:value-type="float" office:value="2.37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6000" table:style-name="ce12">
            <text:p>336,000<text:s/></text:p>
          </table:table-cell>
          <table:table-cell office:value-type="float" office:value="383.53500000000003" table:style-name="ce12">
            <text:p>38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18040" table:style-name="ce12">
            <text:p>118,040<text:s/></text:p>
          </table:table-cell>
          <table:table-cell office:value-type="float" office:value="58.372999999999998" table:style-name="ce12">
            <text:p>5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" table:style-name="ce12">
            <text:p>33<text:s/></text:p>
          </table:table-cell>
          <table:table-cell office:value-type="float" office:value="5.3999999999999999E-2" table:style-name="ce12">
            <text:p>0<text:s/></text:p>
          </table:table-cell>
          <table:table-cell office:value-type="float" office:value="125450" table:style-name="ce12">
            <text:p>125,450<text:s/></text:p>
          </table:table-cell>
          <table:table-cell office:value-type="float" office:value="124.21" table:style-name="ce12">
            <text:p>12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50528036" table:style-name="ce12">
            <text:p>50,528,036<text:s/></text:p>
          </table:table-cell>
          <table:table-cell office:value-type="float" office:value="33070.991999999998" table:style-name="ce12">
            <text:p>33,071<text:s/></text:p>
          </table:table-cell>
          <table:table-cell office:value-type="float" office:value="90" table:style-name="ce12">
            <text:p>90<text:s/></text:p>
          </table:table-cell>
          <table:table-cell office:value-type="float" office:value="8.2000000000000003E-2" table:style-name="ce12">
            <text:p>0<text:s/></text:p>
          </table:table-cell>
          <table:table-cell office:value-type="float" office:value="93" table:style-name="ce12">
            <text:p>93<text:s/></text:p>
          </table:table-cell>
          <table:table-cell office:value-type="float" office:value="0.17199999999999999" table:style-name="ce12">
            <text:p>0<text:s/></text:p>
          </table:table-cell>
          <table:table-cell office:value-type="float" office:value="1930" table:style-name="ce12">
            <text:p>1,930<text:s/></text:p>
          </table:table-cell>
          <table:table-cell office:value-type="float" office:value="10.128" table:style-name="ce12">
            <text:p>10<text:s/></text:p>
          </table:table-cell>
          <table:table-cell office:value-type="float" office:value="2224" table:style-name="ce12">
            <text:p>2,224<text:s/></text:p>
          </table:table-cell>
          <table:table-cell office:value-type="float" office:value="21.849" table:style-name="ce12">
            <text:p>22<text:s/></text:p>
          </table:table-cell>
          <table:table-cell office:value-type="float" office:value="571200" table:style-name="ce12">
            <text:p>571,200<text:s/></text:p>
          </table:table-cell>
          <table:table-cell office:value-type="float" office:value="457.42500000000001" table:style-name="ce12">
            <text:p>45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5515650" table:style-name="ce12">
            <text:p>5,515,650<text:s/></text:p>
          </table:table-cell>
          <table:table-cell office:value-type="float" office:value="3924.2919999999999" table:style-name="ce12">
            <text:p>3,9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89" table:style-name="ce12">
            <text:p>1,489<text:s/></text:p>
          </table:table-cell>
          <table:table-cell office:value-type="float" office:value="14.146000000000001" table:style-name="ce12">
            <text:p>14<text:s/></text:p>
          </table:table-cell>
          <table:table-cell office:value-type="float" office:value="205426" table:style-name="ce12">
            <text:p>205,426<text:s/></text:p>
          </table:table-cell>
          <table:table-cell office:value-type="float" office:value="224.55600000000001" table:style-name="ce12">
            <text:p>225<text:s/></text:p>
          </table:table-cell>
          <table:table-cell office:value-type="float" office:value="2819" table:style-name="ce12">
            <text:p>2,819<text:s/></text:p>
          </table:table-cell>
          <table:table-cell office:value-type="float" office:value="3.9350000000000001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26430" table:style-name="ce12">
            <text:p>26,430<text:s/></text:p>
          </table:table-cell>
          <table:table-cell office:value-type="float" office:value="47.207000000000001" table:style-name="ce12">
            <text:p>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671659" table:style-name="ce12">
            <text:p>671,659<text:s/></text:p>
          </table:table-cell>
          <table:table-cell office:value-type="float" office:value="512.11300000000006" table:style-name="ce12">
            <text:p>5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36" table:style-name="ce12">
            <text:p>1,036<text:s/></text:p>
          </table:table-cell>
          <table:table-cell office:value-type="float" office:value="8.1389999999999993" table:style-name="ce12">
            <text:p>8<text:s/></text:p>
          </table:table-cell>
          <table:table-cell office:value-type="float" office:value="6470" table:style-name="ce12">
            <text:p>6,470<text:s/></text:p>
          </table:table-cell>
          <table:table-cell office:value-type="float" office:value="81.346000000000004" table:style-name="ce12">
            <text:p>81<text:s/></text:p>
          </table:table-cell>
          <table:table-cell office:value-type="float" office:value="24937" table:style-name="ce12">
            <text:p>24,937<text:s/></text:p>
          </table:table-cell>
          <table:table-cell office:value-type="float" office:value="25.449000000000002" table:style-name="ce12">
            <text:p>2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8924907" table:style-name="ce12">
            <text:p>48,924,907<text:s/></text:p>
          </table:table-cell>
          <table:table-cell office:value-type="float" office:value="28386.244999999999" table:style-name="ce12">
            <text:p>28,3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" table:style-name="ce12">
            <text:p>42<text:s/></text:p>
          </table:table-cell>
          <table:table-cell office:value-type="float" office:value="0.126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91314" table:style-name="ce12">
            <text:p>91,314<text:s/></text:p>
          </table:table-cell>
          <table:table-cell office:value-type="float" office:value="96.013999999999996" table:style-name="ce12">
            <text:p>9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8" table:style-name="ce12">
            <text:p>728<text:s/></text:p>
          </table:table-cell>
          <table:table-cell office:value-type="float" office:value="4.883" table:style-name="ce12">
            <text:p>5<text:s/></text:p>
          </table:table-cell>
          <table:table-cell office:value-type="float" office:value="384" table:style-name="ce12">
            <text:p>384<text:s/></text:p>
          </table:table-cell>
          <table:table-cell office:value-type="float" office:value="4.2530000000000001" table:style-name="ce12">
            <text:p>4<text:s/></text:p>
          </table:table-cell>
          <table:table-cell office:value-type="float" office:value="1540" table:style-name="ce12">
            <text:p>1,540<text:s/></text:p>
          </table:table-cell>
          <table:table-cell office:value-type="float" office:value="2.6040000000000001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7506259" table:style-name="ce12">
            <text:p>7,506,259<text:s/></text:p>
          </table:table-cell>
          <table:table-cell office:value-type="float" office:value="4854.4459999999999" table:style-name="ce12">
            <text:p>4,8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417150" table:style-name="ce12">
            <text:p>417,150<text:s/></text:p>
          </table:table-cell>
          <table:table-cell office:value-type="float" office:value="204.25399999999999" table:style-name="ce12">
            <text:p>20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31100" table:style-name="ce12">
            <text:p>131,100<text:s/></text:p>
          </table:table-cell>
          <table:table-cell office:value-type="float" office:value="230.67400000000001" table:style-name="ce12">
            <text:p>2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5" table:style-name="ce12">
            <text:p>235<text:s/></text:p>
          </table:table-cell>
          <table:table-cell office:value-type="float" office:value="1.304" table:style-name="ce12">
            <text:p>1<text:s/></text:p>
          </table:table-cell>
          <table:table-cell office:value-type="float" office:value="1633" table:style-name="ce12">
            <text:p>1,633<text:s/></text:p>
          </table:table-cell>
          <table:table-cell office:value-type="float" office:value="2.8580000000000001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64798" table:style-name="ce12">
            <text:p>64,798<text:s/></text:p>
          </table:table-cell>
          <table:table-cell office:value-type="float" office:value="90.09" table:style-name="ce12">
            <text:p>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" table:style-name="ce12">
            <text:p>29<text:s/></text:p>
          </table:table-cell>
          <table:table-cell office:value-type="float" office:value="0.164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0" table:style-name="ce12">
            <text:p>3,000<text:s/></text:p>
          </table:table-cell>
          <table:table-cell office:value-type="float" office:value="3.056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524000" table:style-name="ce12">
            <text:p>524,000<text:s/></text:p>
          </table:table-cell>
          <table:table-cell office:value-type="float" office:value="284.327" table:style-name="ce12">
            <text:p>2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5000" table:style-name="ce12">
            <text:p>5,000<text:s/></text:p>
          </table:table-cell>
          <table:table-cell office:value-type="float" office:value="5.399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1217753" table:style-name="ce12">
            <text:p>1,217,753<text:s/></text:p>
          </table:table-cell>
          <table:table-cell office:value-type="float" office:value="787.70600000000002" table:style-name="ce12">
            <text:p>78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3" table:style-name="ce12">
            <text:p>193<text:s/></text:p>
          </table:table-cell>
          <table:table-cell office:value-type="float" office:value="1.42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01102" table:style-name="ce12">
            <text:p>101,102<text:s/></text:p>
          </table:table-cell>
          <table:table-cell office:value-type="float" office:value="158.471" table:style-name="ce12">
            <text:p>15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584" table:style-name="ce12">
            <text:p>25,584<text:s/></text:p>
          </table:table-cell>
          <table:table-cell office:value-type="float" office:value="123.059" table:style-name="ce12">
            <text:p>1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2700" table:style-name="ce12">
            <text:p>82,700<text:s/></text:p>
          </table:table-cell>
          <table:table-cell office:value-type="float" office:value="76.081999999999994" table:style-name="ce12">
            <text:p>7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0" table:style-name="ce12">
            <text:p>5,000<text:s/></text:p>
          </table:table-cell>
          <table:table-cell office:value-type="float" office:value="6.1459999999999999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71220" table:style-name="ce12">
            <text:p>71,220<text:s/></text:p>
          </table:table-cell>
          <table:table-cell office:value-type="float" office:value="68.87" table:style-name="ce12">
            <text:p>6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46848" table:style-name="ce12">
            <text:p>46,848<text:s/></text:p>
          </table:table-cell>
          <table:table-cell office:value-type="float" office:value="54.676000000000002" table:style-name="ce12">
            <text:p>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" table:style-name="ce12">
            <text:p>9<text:s/></text:p>
          </table:table-cell>
          <table:table-cell office:value-type="float" office:value="0.19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8790748" table:style-name="ce13">
            <text:p>18,790,748<text:s/></text:p>
          </table:table-cell>
          <table:table-cell office:value-type="float" office:value="9467.0390000000007" table:style-name="ce13">
            <text:p>9,467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09" table:style-name="ce13">
            <text:p>809<text:s/></text:p>
          </table:table-cell>
          <table:table-cell office:value-type="float" office:value="7.8040000000000003" table:style-name="ce13">
            <text:p>8<text:s/></text:p>
          </table:table-cell>
          <table:table-cell office:value-type="float" office:value="144" table:style-name="ce13">
            <text:p>144<text:s/></text:p>
          </table:table-cell>
          <table:table-cell office:value-type="float" office:value="1.19" table:style-name="ce13">
            <text:p>1<text:s/></text:p>
          </table:table-cell>
          <table:table-cell office:value-type="float" office:value="1354470" table:style-name="ce13">
            <text:p>1,354,470<text:s/></text:p>
          </table:table-cell>
          <table:table-cell office:value-type="float" office:value="1239.6559999999999" table:style-name="ce13">
            <text:p>1,24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鱈魚</text:p>
          </table:table-cell>
          <table:covered-table-cell/>
          <table:table-cell office:value-type="string" table:number-columns-spanned="2" table:number-rows-spanned="1" table:style-name="ce28">
            <text:p>鱸魚</text:p>
          </table:table-cell>
          <table:covered-table-cell/>
          <table:table-cell office:value-type="string" table:number-columns-spanned="2" table:number-rows-spanned="1" table:style-name="ce28">
            <text:p>鰺魚</text:p>
          </table:table-cell>
          <table:covered-table-cell/>
          <table:table-cell office:value-type="string" table:number-columns-spanned="2" table:number-rows-spanned="1" table:style-name="ce28">
            <text:p>柳葉魚</text:p>
          </table:table-cell>
          <table:covered-table-cell/>
          <table:table-cell office:value-type="string" table:number-columns-spanned="2" table:number-rows-spanned="1" table:style-name="ce28">
            <text:p>鱔魚</text:p>
          </table:table-cell>
          <table:covered-table-cell/>
          <table:table-cell office:value-type="string" table:number-columns-spanned="2" table:number-rows-spanned="1" table:style-name="ce28">
            <text:p>泥鰍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OD</text:p>
          </table:table-cell>
          <table:covered-table-cell/>
          <table:table-cell office:value-type="string" table:number-columns-spanned="2" table:number-rows-spanned="1" table:style-name="ce38">
            <text:p>SEA BASS</text:p>
          </table:table-cell>
          <table:covered-table-cell/>
          <table:table-cell office:value-type="string" table:number-columns-spanned="2" table:number-rows-spanned="1" table:style-name="ce38">
            <text:p>HORSE MACKEREL</text:p>
          </table:table-cell>
          <table:covered-table-cell/>
          <table:table-cell office:value-type="string" table:number-columns-spanned="2" table:number-rows-spanned="1" table:style-name="ce38">
            <text:p>SMELT FISH</text:p>
          </table:table-cell>
          <table:covered-table-cell/>
          <table:table-cell office:value-type="string" table:number-columns-spanned="2" table:number-rows-spanned="1" table:style-name="ce38">
            <text:p>SWAMP EEL</text:p>
          </table:table-cell>
          <table:covered-table-cell/>
          <table:table-cell office:value-type="string" table:number-columns-spanned="2" table:number-rows-spanned="1" table:style-name="ce38">
            <text:p>LOAC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914" table:formula="of:=  IF(SUM([.C10:.C30])=0;&quot;-&quot;;SUM([.C10:.C30]))" table:style-name="ce12">
            <text:p>6,914<text:s/></text:p>
          </table:table-cell>
          <table:table-cell office:value-type="float" office:value="76.615000000000009" table:formula="of:=  IF(SUM([.D10:.D30])=0;&quot;-&quot;;SUM([.D10:.D30]))" table:style-name="ce12">
            <text:p>77<text:s/></text:p>
          </table:table-cell>
          <table:table-cell office:value-type="float" office:value="7913284" table:formula="of:=  IF(SUM([.E10:.E30])=0;&quot;-&quot;;SUM([.E10:.E30]))" table:style-name="ce12">
            <text:p>7,913,284<text:s/></text:p>
          </table:table-cell>
          <table:table-cell office:value-type="float" office:value="45966.261999999995" table:formula="of:=  IF(SUM([.F10:.F30])=0;&quot;-&quot;;SUM([.F10:.F30]))" table:style-name="ce12">
            <text:p>45,966<text:s/></text:p>
          </table:table-cell>
          <table:table-cell office:value-type="float" office:value="2559768" table:formula="of:=  IF(SUM([.G10:.G30])=0;&quot;-&quot;;SUM([.G10:.G30]))" table:style-name="ce12">
            <text:p>2,559,768<text:s/></text:p>
          </table:table-cell>
          <table:table-cell office:value-type="float" office:value="2579.3960000000002" table:formula="of:=  IF(SUM([.H10:.H30])=0;&quot;-&quot;;SUM([.H10:.H30]))" table:style-name="ce12">
            <text:p>2,579<text:s/></text:p>
          </table:table-cell>
          <table:table-cell office:value-type="float" office:value="1332" table:formula="of:=  IF(SUM([.I10:.I30])=0;&quot;-&quot;;SUM([.I10:.I30]))" table:style-name="ce12">
            <text:p>1,332<text:s/></text:p>
          </table:table-cell>
          <table:table-cell office:value-type="float" office:value="4.1390000000000002" table:formula="of:=  IF(SUM([.J10:.J30])=0;&quot;-&quot;;SUM([.J10:.J30]))" table:style-name="ce12">
            <text:p>4<text:s/></text:p>
          </table:table-cell>
          <table:table-cell office:value-type="float" office:value="420" table:formula="of:=  IF(SUM([.K10:.K30])=0;&quot;-&quot;;SUM([.K10:.K30]))" table:style-name="ce12">
            <text:p>420<text:s/></text:p>
          </table:table-cell>
          <table:table-cell office:value-type="float" office:value="7.0129999999999999" table:formula="of:=  IF(SUM([.L10:.L30])=0;&quot;-&quot;;SUM([.L10:.L30]))" table:style-name="ce12">
            <text:p>7<text:s/></text:p>
          </table:table-cell>
          <table:table-cell office:value-type="float" office:value="17810" table:formula="of:=  IF(SUM([.M10:.M30])=0;&quot;-&quot;;SUM([.M10:.M30]))" table:style-name="ce12">
            <text:p>17,810<text:s/></text:p>
          </table:table-cell>
          <table:table-cell office:value-type="float" office:value="401.42700000000002" table:formula="of:=  IF(SUM([.N10:.N30])=0;&quot;-&quot;;SUM([.N10:.N30]))" table:style-name="ce12">
            <text:p>40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3277" table:style-name="ce12">
            <text:p>253,277<text:s/></text:p>
          </table:table-cell>
          <table:table-cell office:value-type="float" office:value="3320.652" table:style-name="ce12">
            <text:p>3,321<text:s/></text:p>
          </table:table-cell>
          <table:table-cell office:value-type="float" office:value="651960" table:style-name="ce12">
            <text:p>651,960<text:s/></text:p>
          </table:table-cell>
          <table:table-cell office:value-type="float" office:value="648.88300000000004" table:style-name="ce12">
            <text:p>6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0" table:style-name="ce12">
            <text:p>420<text:s/></text:p>
          </table:table-cell>
          <table:table-cell office:value-type="float" office:value="7.0129999999999999" table:style-name="ce12">
            <text:p>7<text:s/></text:p>
          </table:table-cell>
          <table:table-cell office:value-type="float" office:value="17250" table:style-name="ce12">
            <text:p>17,250<text:s/></text:p>
          </table:table-cell>
          <table:table-cell office:value-type="float" office:value="397.42099999999999" table:style-name="ce12">
            <text:p>39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8000" table:style-name="ce12">
            <text:p>288,000<text:s/></text:p>
          </table:table-cell>
          <table:table-cell office:value-type="float" office:value="878.58699999999999" table:style-name="ce12">
            <text:p>879<text:s/></text:p>
          </table:table-cell>
          <table:table-cell office:value-type="float" office:value="252520" table:style-name="ce12">
            <text:p>252,520<text:s/></text:p>
          </table:table-cell>
          <table:table-cell office:value-type="float" office:value="299.48899999999998" table:style-name="ce12">
            <text:p>2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200" table:style-name="ce12">
            <text:p>1,200<text:s/></text:p>
          </table:table-cell>
          <table:table-cell office:value-type="float" office:value="10.019" table:style-name="ce12">
            <text:p>10<text:s/></text:p>
          </table:table-cell>
          <table:table-cell office:value-type="float" office:value="9000" table:style-name="ce12">
            <text:p>9,000<text:s/></text:p>
          </table:table-cell>
          <table:table-cell office:value-type="float" office:value="35.731000000000002" table:style-name="ce12">
            <text:p>36<text:s/></text:p>
          </table:table-cell>
          <table:table-cell office:value-type="float" office:value="56417" table:style-name="ce12">
            <text:p>56,417<text:s/></text:p>
          </table:table-cell>
          <table:table-cell office:value-type="float" office:value="68.965999999999994" table:style-name="ce12">
            <text:p>6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231" table:style-name="ce12">
            <text:p>231<text:s/></text:p>
          </table:table-cell>
          <table:table-cell office:value-type="float" office:value="3.4020000000000001" table:style-name="ce12">
            <text:p>3<text:s/></text:p>
          </table:table-cell>
          <table:table-cell office:value-type="float" office:value="1099639" table:style-name="ce12">
            <text:p>1,099,639<text:s/></text:p>
          </table:table-cell>
          <table:table-cell office:value-type="float" office:value="5175.9620000000004" table:style-name="ce12">
            <text:p>5,176<text:s/></text:p>
          </table:table-cell>
          <table:table-cell office:value-type="float" office:value="52431" table:style-name="ce12">
            <text:p>52,431<text:s/></text:p>
          </table:table-cell>
          <table:table-cell office:value-type="float" office:value="66.448999999999998" table:style-name="ce12">
            <text:p>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0" table:style-name="ce12">
            <text:p>560<text:s/></text:p>
          </table:table-cell>
          <table:table-cell office:value-type="float" office:value="4.0060000000000002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9527" table:style-name="ce12">
            <text:p>109,527<text:s/></text:p>
          </table:table-cell>
          <table:table-cell office:value-type="float" office:value="137.99799999999999" table:style-name="ce12">
            <text:p>1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2380" table:style-name="ce12">
            <text:p>2,380<text:s/></text:p>
          </table:table-cell>
          <table:table-cell office:value-type="float" office:value="17.617999999999999" table:style-name="ce12">
            <text:p>18<text:s/></text:p>
          </table:table-cell>
          <table:table-cell office:value-type="float" office:value="936" table:style-name="ce12">
            <text:p>936<text:s/></text:p>
          </table:table-cell>
          <table:table-cell office:value-type="float" office:value="5.3959999999999999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2622" table:style-name="ce12">
            <text:p>172,622<text:s/></text:p>
          </table:table-cell>
          <table:table-cell office:value-type="float" office:value="2540.61" table:style-name="ce12">
            <text:p>2,5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2396" table:style-name="ce12">
            <text:p>2,396<text:s/></text:p>
          </table:table-cell>
          <table:table-cell office:value-type="float" office:value="32.802" table:style-name="ce12">
            <text:p>33<text:s/></text:p>
          </table:table-cell>
          <table:table-cell office:value-type="float" office:value="4594060" table:style-name="ce12">
            <text:p>4,594,060<text:s/></text:p>
          </table:table-cell>
          <table:table-cell office:value-type="float" office:value="29804.456999999999" table:style-name="ce12">
            <text:p>29,804<text:s/></text:p>
          </table:table-cell>
          <table:table-cell office:value-type="float" office:value="19070" table:style-name="ce12">
            <text:p>19,070<text:s/></text:p>
          </table:table-cell>
          <table:table-cell office:value-type="float" office:value="20.265999999999998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00" table:style-name="ce12">
            <text:p>3,500<text:s/></text:p>
          </table:table-cell>
          <table:table-cell office:value-type="float" office:value="2.8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0" table:style-name="ce12">
            <text:p>10,000<text:s/></text:p>
          </table:table-cell>
          <table:table-cell office:value-type="float" office:value="33.716999999999999" table:style-name="ce12">
            <text:p>34<text:s/></text:p>
          </table:table-cell>
          <table:table-cell office:value-type="float" office:value="24000" table:style-name="ce12">
            <text:p>24,000<text:s/></text:p>
          </table:table-cell>
          <table:table-cell office:value-type="float" office:value="17.594999999999999" table:style-name="ce12">
            <text:p>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40" table:style-name="ce12">
            <text:p>140<text:s/></text:p>
          </table:table-cell>
          <table:table-cell office:value-type="float" office:value="2.9860000000000002" table:style-name="ce12">
            <text:p>3<text:s/></text:p>
          </table:table-cell>
          <table:table-cell office:value-type="float" office:value="42894" table:style-name="ce12">
            <text:p>42,894<text:s/></text:p>
          </table:table-cell>
          <table:table-cell office:value-type="float" office:value="227.22" table:style-name="ce12">
            <text:p>227<text:s/></text:p>
          </table:table-cell>
          <table:table-cell office:value-type="float" office:value="4906" table:style-name="ce12">
            <text:p>4,906<text:s/></text:p>
          </table:table-cell>
          <table:table-cell office:value-type="float" office:value="7.5819999999999999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85" table:style-name="ce12">
            <text:p>5,085<text:s/></text:p>
          </table:table-cell>
          <table:table-cell office:value-type="float" office:value="47.975999999999999" table:style-name="ce12">
            <text:p>48<text:s/></text:p>
          </table:table-cell>
          <table:table-cell office:value-type="float" office:value="3700" table:style-name="ce12">
            <text:p>3,700<text:s/></text:p>
          </table:table-cell>
          <table:table-cell office:value-type="float" office:value="5.5140000000000002" table:style-name="ce12">
            <text:p>6<text:s/></text:p>
          </table:table-cell>
          <table:table-cell office:value-type="float" office:value="450" table:style-name="ce12">
            <text:p>450<text:s/></text:p>
          </table:table-cell>
          <table:table-cell office:value-type="float" office:value="1.294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7200" table:style-name="ce12">
            <text:p>857,200<text:s/></text:p>
          </table:table-cell>
          <table:table-cell office:value-type="float" office:value="2336.7150000000001" table:style-name="ce12">
            <text:p>2,337<text:s/></text:p>
          </table:table-cell>
          <table:table-cell office:value-type="float" office:value="384000" table:style-name="ce12">
            <text:p>384,000<text:s/></text:p>
          </table:table-cell>
          <table:table-cell office:value-type="float" office:value="341.04500000000002" table:style-name="ce12">
            <text:p>3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20" table:style-name="ce12">
            <text:p>61,820<text:s/></text:p>
          </table:table-cell>
          <table:table-cell office:value-type="float" office:value="92.102000000000004" table:style-name="ce12">
            <text:p>9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30" table:style-name="ce12">
            <text:p>30<text:s/></text:p>
          </table:table-cell>
          <table:table-cell office:value-type="float" office:value="0.35199999999999998" table:style-name="ce12">
            <text:p>0<text:s/></text:p>
          </table:table-cell>
          <table:table-cell office:value-type="float" office:value="513831" table:style-name="ce12">
            <text:p>513,831<text:s/></text:p>
          </table:table-cell>
          <table:table-cell office:value-type="float" office:value="1227.193" table:style-name="ce12">
            <text:p>1,227<text:s/></text:p>
          </table:table-cell>
          <table:table-cell office:value-type="float" office:value="200461" table:style-name="ce12">
            <text:p>200,461<text:s/></text:p>
          </table:table-cell>
          <table:table-cell office:value-type="float" office:value="168.233" table:style-name="ce12">
            <text:p>168<text:s/></text:p>
          </table:table-cell>
          <table:table-cell office:value-type="float" office:value="880" table:style-name="ce12">
            <text:p>880<text:s/></text:p>
          </table:table-cell>
          <table:table-cell office:value-type="float" office:value="2.774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200" table:style-name="ce12">
            <text:p>15,200<text:s/></text:p>
          </table:table-cell>
          <table:table-cell office:value-type="float" office:value="89.81" table:style-name="ce12">
            <text:p>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2000" table:style-name="ce12">
            <text:p>212,000<text:s/></text:p>
          </table:table-cell>
          <table:table-cell office:value-type="float" office:value="208.108" table:style-name="ce12">
            <text:p>20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37" table:style-name="ce13">
            <text:p>537<text:s/></text:p>
          </table:table-cell>
          <table:table-cell office:value-type="float" office:value="9.4359999999999999" table:style-name="ce13">
            <text:p>9<text:s/></text:p>
          </table:table-cell>
          <table:table-cell office:value-type="float" office:value="51540" table:style-name="ce13">
            <text:p>51,540<text:s/></text:p>
          </table:table-cell>
          <table:table-cell office:value-type="float" office:value="242.23599999999999" table:style-name="ce13">
            <text:p>242<text:s/></text:p>
          </table:table-cell>
          <table:table-cell office:value-type="float" office:value="523456" table:style-name="ce13">
            <text:p>523,456<text:s/></text:p>
          </table:table-cell>
          <table:table-cell office:value-type="float" office:value="494.346" table:style-name="ce13">
            <text:p>494<text:s/></text:p>
          </table:table-cell>
          <table:table-cell office:value-type="float" office:value="2" table:style-name="ce13">
            <text:p>2<text:s/></text:p>
          </table:table-cell>
          <table:table-cell office:value-type="float" office:value="7.0000000000000007E-2" table:style-name="ce13">
            <text:p>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大比目魚</text:p>
          </table:table-cell>
          <table:covered-table-cell/>
          <table:table-cell office:value-type="string" table:number-columns-spanned="2" table:number-rows-spanned="1" table:style-name="ce28">
            <text:p>其他扁魚類</text:p>
          </table:table-cell>
          <table:covered-table-cell/>
          <table:table-cell office:value-type="string" table:number-columns-spanned="2" table:number-rows-spanned="1" table:style-name="ce28">
            <text:p>鯷魚</text:p>
          </table:table-cell>
          <table:covered-table-cell/>
          <table:table-cell office:value-type="string" table:number-columns-spanned="2" table:number-rows-spanned="1" table:style-name="ce28">
            <text:p>旗魚類</text:p>
          </table:table-cell>
          <table:covered-table-cell/>
          <table:table-cell office:value-type="string" table:number-columns-spanned="2" table:number-rows-spanned="1" table:style-name="ce28">
            <text:p>劍旗魚</text:p>
          </table:table-cell>
          <table:covered-table-cell/>
          <table:table-cell office:value-type="string" table:number-columns-spanned="2" table:number-rows-spanned="1" table:style-name="ce28">
            <text:p>鯧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HALIBUT</text:p>
          </table:table-cell>
          <table:covered-table-cell/>
          <table:table-cell office:value-type="string" table:number-columns-spanned="2" table:number-rows-spanned="1" table:style-name="ce38">
            <text:p>OTH. FLAT FISH</text:p>
          </table:table-cell>
          <table:covered-table-cell/>
          <table:table-cell office:value-type="string" table:number-columns-spanned="2" table:number-rows-spanned="1" table:style-name="ce38">
            <text:p>ANCHOVIE</text:p>
          </table:table-cell>
          <table:covered-table-cell/>
          <table:table-cell office:value-type="string" table:number-columns-spanned="2" table:number-rows-spanned="1" table:style-name="ce38">
            <text:p>MARLINS</text:p>
          </table:table-cell>
          <table:covered-table-cell/>
          <table:table-cell office:value-type="string" table:number-columns-spanned="2" table:number-rows-spanned="1" table:style-name="ce38">
            <text:p>SWORDFISH</text:p>
          </table:table-cell>
          <table:covered-table-cell/>
          <table:table-cell office:value-type="string" table:number-columns-spanned="2" table:number-rows-spanned="1" table:style-name="ce38">
            <text:p>POMFRET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95930" table:formula="of:=  IF(SUM([.C10:.C30])=0;&quot;-&quot;;SUM([.C10:.C30]))" table:style-name="ce12">
            <text:p>195,930<text:s/></text:p>
          </table:table-cell>
          <table:table-cell office:value-type="float" office:value="1507.848" table:formula="of:=  IF(SUM([.D10:.D30])=0;&quot;-&quot;;SUM([.D10:.D30]))" table:style-name="ce12">
            <text:p>1,508<text:s/></text:p>
          </table:table-cell>
          <table:table-cell office:value-type="float" office:value="83927" table:formula="of:=  IF(SUM([.E10:.E30])=0;&quot;-&quot;;SUM([.E10:.E30]))" table:style-name="ce12">
            <text:p>83,927<text:s/></text:p>
          </table:table-cell>
          <table:table-cell office:value-type="float" office:value="114.242" table:formula="of:=  IF(SUM([.F10:.F30])=0;&quot;-&quot;;SUM([.F10:.F30]))" table:style-name="ce12">
            <text:p>114<text:s/></text:p>
          </table:table-cell>
          <table:table-cell office:value-type="float" office:value="7296" table:formula="of:=  IF(SUM([.G10:.G30])=0;&quot;-&quot;;SUM([.G10:.G30]))" table:style-name="ce12">
            <text:p>7,296<text:s/></text:p>
          </table:table-cell>
          <table:table-cell office:value-type="float" office:value="11.439" table:formula="of:=  IF(SUM([.H10:.H30])=0;&quot;-&quot;;SUM([.H10:.H30]))" table:style-name="ce12">
            <text:p>11<text:s/></text:p>
          </table:table-cell>
          <table:table-cell office:value-type="float" office:value="5105736" table:formula="of:=  IF(SUM([.I10:.I30])=0;&quot;-&quot;;SUM([.I10:.I30]))" table:style-name="ce12">
            <text:p>5,105,736<text:s/></text:p>
          </table:table-cell>
          <table:table-cell office:value-type="float" office:value="10408.392" table:formula="of:=  IF(SUM([.J10:.J30])=0;&quot;-&quot;;SUM([.J10:.J30]))" table:style-name="ce12">
            <text:p>10,408<text:s/></text:p>
          </table:table-cell>
          <table:table-cell office:value-type="float" office:value="6719070" table:formula="of:=  IF(SUM([.K10:.K30])=0;&quot;-&quot;;SUM([.K10:.K30]))" table:style-name="ce12">
            <text:p>6,719,070<text:s/></text:p>
          </table:table-cell>
          <table:table-cell office:value-type="float" office:value="27058.573000000004" table:formula="of:=  IF(SUM([.L10:.L30])=0;&quot;-&quot;;SUM([.L10:.L30]))" table:style-name="ce12">
            <text:p>27,059<text:s/></text:p>
          </table:table-cell>
          <table:table-cell office:value-type="float" office:value="93005" table:formula="of:=  IF(SUM([.M10:.M30])=0;&quot;-&quot;;SUM([.M10:.M30]))" table:style-name="ce12">
            <text:p>93,005<text:s/></text:p>
          </table:table-cell>
          <table:table-cell office:value-type="float" office:value="358.85199999999998" table:formula="of:=  IF(SUM([.N10:.N30])=0;&quot;-&quot;;SUM([.N10:.N30]))" table:style-name="ce12">
            <text:p>35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47703" table:style-name="ce12">
            <text:p>947,703<text:s/></text:p>
          </table:table-cell>
          <table:table-cell office:value-type="float" office:value="3551.2" table:style-name="ce12">
            <text:p>3,551<text:s/></text:p>
          </table:table-cell>
          <table:table-cell office:value-type="float" office:value="2791312" table:style-name="ce12">
            <text:p>2,791,312<text:s/></text:p>
          </table:table-cell>
          <table:table-cell office:value-type="float" office:value="13084.529" table:style-name="ce12">
            <text:p>13,0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1070" table:style-name="ce12">
            <text:p>91,070<text:s/></text:p>
          </table:table-cell>
          <table:table-cell office:value-type="float" office:value="239.56200000000001" table:style-name="ce12">
            <text:p>240<text:s/></text:p>
          </table:table-cell>
          <table:table-cell office:value-type="float" office:value="157704" table:style-name="ce12">
            <text:p>157,704<text:s/></text:p>
          </table:table-cell>
          <table:table-cell office:value-type="float" office:value="539.75" table:style-name="ce12">
            <text:p>5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0325" table:style-name="ce12">
            <text:p>20,325<text:s/></text:p>
          </table:table-cell>
          <table:table-cell office:value-type="float" office:value="138.744" table:style-name="ce12">
            <text:p>139<text:s/></text:p>
          </table:table-cell>
          <table:table-cell office:value-type="float" office:value="12470" table:style-name="ce12">
            <text:p>12,470<text:s/></text:p>
          </table:table-cell>
          <table:table-cell office:value-type="float" office:value="47.432000000000002" table:style-name="ce12">
            <text:p>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" table:style-name="ce12">
            <text:p>300<text:s/></text:p>
          </table:table-cell>
          <table:table-cell office:value-type="float" office:value="0.6109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" table:style-name="ce12">
            <text:p>13<text:s/></text:p>
          </table:table-cell>
          <table:table-cell office:value-type="float" office:value="0.47099999999999997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" table:style-name="ce12">
            <text:p>85<text:s/></text:p>
          </table:table-cell>
          <table:table-cell office:value-type="float" office:value="0.81799999999999995" table:style-name="ce12">
            <text:p>1<text:s/></text:p>
          </table:table-cell>
          <table:table-cell office:value-type="float" office:value="29975" table:style-name="ce12">
            <text:p>29,975<text:s/></text:p>
          </table:table-cell>
          <table:table-cell office:value-type="float" office:value="114.66500000000001" table:style-name="ce12">
            <text:p>11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177" table:style-name="ce12">
            <text:p>102,177<text:s/></text:p>
          </table:table-cell>
          <table:table-cell office:value-type="float" office:value="182.566" table:style-name="ce12">
            <text:p>183<text:s/></text:p>
          </table:table-cell>
          <table:table-cell office:value-type="float" office:value="147463" table:style-name="ce12">
            <text:p>147,463<text:s/></text:p>
          </table:table-cell>
          <table:table-cell office:value-type="float" office:value="484.14" table:style-name="ce12">
            <text:p>4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9158" table:style-name="ce12">
            <text:p>119,158<text:s/></text:p>
          </table:table-cell>
          <table:table-cell office:value-type="float" office:value="918.51499999999999" table:style-name="ce12">
            <text:p>9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05" table:style-name="ce12">
            <text:p>2,705<text:s/></text:p>
          </table:table-cell>
          <table:table-cell office:value-type="float" office:value="20.335999999999999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4506" table:style-name="ce12">
            <text:p>144,506<text:s/></text:p>
          </table:table-cell>
          <table:table-cell office:value-type="float" office:value="241.81700000000001" table:style-name="ce12">
            <text:p>242<text:s/></text:p>
          </table:table-cell>
          <table:table-cell office:value-type="float" office:value="2130562" table:style-name="ce12">
            <text:p>2,130,562<text:s/></text:p>
          </table:table-cell>
          <table:table-cell office:value-type="float" office:value="8005.8869999999997" table:style-name="ce12">
            <text:p>8,0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3096" table:style-name="ce12">
            <text:p>763,096<text:s/></text:p>
          </table:table-cell>
          <table:table-cell office:value-type="float" office:value="849.67600000000004" table:style-name="ce12">
            <text:p>850<text:s/></text:p>
          </table:table-cell>
          <table:table-cell office:value-type="float" office:value="94469" table:style-name="ce12">
            <text:p>94,469<text:s/></text:p>
          </table:table-cell>
          <table:table-cell office:value-type="float" office:value="106.051" table:style-name="ce12">
            <text:p>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12084" table:style-name="ce12">
            <text:p>12,084<text:s/></text:p>
          </table:table-cell>
          <table:table-cell office:value-type="float" office:value="107.327" table:style-name="ce12">
            <text:p>10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0" table:style-name="ce12">
            <text:p>150<text:s/></text:p>
          </table:table-cell>
          <table:table-cell office:value-type="float" office:value="1.623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" table:style-name="ce12">
            <text:p>500<text:s/></text:p>
          </table:table-cell>
          <table:table-cell office:value-type="float" office:value="2.1629999999999998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43747" table:style-name="ce12">
            <text:p>43,747<text:s/></text:p>
          </table:table-cell>
          <table:table-cell office:value-type="float" office:value="337.51900000000001" table:style-name="ce12">
            <text:p>338<text:s/></text:p>
          </table:table-cell>
          <table:table-cell office:value-type="float" office:value="71457" table:style-name="ce12">
            <text:p>71,457<text:s/></text:p>
          </table:table-cell>
          <table:table-cell office:value-type="float" office:value="66.81" table:style-name="ce12">
            <text:p>67<text:s/></text:p>
          </table:table-cell>
          <table:table-cell office:value-type="float" office:value="7296" table:style-name="ce12">
            <text:p>7,296<text:s/></text:p>
          </table:table-cell>
          <table:table-cell office:value-type="float" office:value="11.439" table:style-name="ce12">
            <text:p>11<text:s/></text:p>
          </table:table-cell>
          <table:table-cell office:value-type="float" office:value="687702" table:style-name="ce12">
            <text:p>687,702<text:s/></text:p>
          </table:table-cell>
          <table:table-cell office:value-type="float" office:value="788.11800000000005" table:style-name="ce12">
            <text:p>788<text:s/></text:p>
          </table:table-cell>
          <table:table-cell office:value-type="float" office:value="391358" table:style-name="ce12">
            <text:p>391,358<text:s/></text:p>
          </table:table-cell>
          <table:table-cell office:value-type="float" office:value="801.86400000000003" table:style-name="ce12">
            <text:p>8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520" table:style-name="ce12">
            <text:p>520<text:s/></text:p>
          </table:table-cell>
          <table:table-cell office:value-type="float" office:value="4.668000000000000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1.217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16" table:style-name="ce12">
            <text:p>13,916<text:s/></text:p>
          </table:table-cell>
          <table:table-cell office:value-type="float" office:value="51.954000000000001" table:style-name="ce12">
            <text:p>5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516" table:style-name="ce12">
            <text:p>10,516<text:s/></text:p>
          </table:table-cell>
          <table:table-cell office:value-type="float" office:value="28.393999999999998" table:style-name="ce12">
            <text:p>28<text:s/></text:p>
          </table:table-cell>
          <table:table-cell office:value-type="float" office:value="556392" table:style-name="ce12">
            <text:p>556,392<text:s/></text:p>
          </table:table-cell>
          <table:table-cell office:value-type="float" office:value="1963.8420000000001" table:style-name="ce12">
            <text:p>1,964<text:s/></text:p>
          </table:table-cell>
          <table:table-cell office:value-type="float" office:value="6408" table:style-name="ce12">
            <text:p>6,408<text:s/></text:p>
          </table:table-cell>
          <table:table-cell office:value-type="float" office:value="35.271000000000001" table:style-name="ce12">
            <text:p>3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140" table:style-name="ce12">
            <text:p>49,140<text:s/></text:p>
          </table:table-cell>
          <table:table-cell office:value-type="float" office:value="90.602999999999994" table:style-name="ce12">
            <text:p>91<text:s/></text:p>
          </table:table-cell>
          <table:table-cell office:value-type="float" office:value="6038" table:style-name="ce12">
            <text:p>6,038<text:s/></text:p>
          </table:table-cell>
          <table:table-cell office:value-type="float" office:value="9.4640000000000004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630" table:style-name="ce12">
            <text:p>27,630<text:s/></text:p>
          </table:table-cell>
          <table:table-cell office:value-type="float" office:value="110.36799999999999" table:style-name="ce12">
            <text:p>11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7921" table:style-name="ce12">
            <text:p>107,921<text:s/></text:p>
          </table:table-cell>
          <table:table-cell office:value-type="float" office:value="119.76600000000001" table:style-name="ce12">
            <text:p>120<text:s/></text:p>
          </table:table-cell>
          <table:table-cell office:value-type="float" office:value="98400" table:style-name="ce12">
            <text:p>98,400<text:s/></text:p>
          </table:table-cell>
          <table:table-cell office:value-type="float" office:value="278.46699999999998" table:style-name="ce12">
            <text:p>2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96" table:style-name="ce12">
            <text:p>96<text:s/></text:p>
          </table:table-cell>
          <table:table-cell office:value-type="float" office:value="1.07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00" table:style-name="ce12">
            <text:p>10,100<text:s/></text:p>
          </table:table-cell>
          <table:table-cell office:value-type="float" office:value="30.596" table:style-name="ce12">
            <text:p>3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00" table:style-name="ce12">
            <text:p>1,600<text:s/></text:p>
          </table:table-cell>
          <table:table-cell office:value-type="float" office:value="4.4189999999999996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134" table:style-name="ce12">
            <text:p>35,134<text:s/></text:p>
          </table:table-cell>
          <table:table-cell office:value-type="float" office:value="43.058999999999997" table:style-name="ce12">
            <text:p>43<text:s/></text:p>
          </table:table-cell>
          <table:table-cell office:value-type="float" office:value="6422" table:style-name="ce12">
            <text:p>6,422<text:s/></text:p>
          </table:table-cell>
          <table:table-cell office:value-type="float" office:value="13.821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839" table:style-name="ce12">
            <text:p>31,839<text:s/></text:p>
          </table:table-cell>
          <table:table-cell office:value-type="float" office:value="61.237000000000002" table:style-name="ce12">
            <text:p>61<text:s/></text:p>
          </table:table-cell>
          <table:table-cell office:value-type="float" office:value="7120" table:style-name="ce12">
            <text:p>7,120<text:s/></text:p>
          </table:table-cell>
          <table:table-cell office:value-type="float" office:value="19.079000000000001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131677" table:style-name="ce13">
            <text:p>2,131,677<text:s/></text:p>
          </table:table-cell>
          <table:table-cell office:value-type="float" office:value="4188.607" table:style-name="ce13">
            <text:p>4,189<text:s/></text:p>
          </table:table-cell>
          <table:table-cell office:value-type="float" office:value="331745" table:style-name="ce13">
            <text:p>331,745<text:s/></text:p>
          </table:table-cell>
          <table:table-cell office:value-type="float" office:value="1750.8610000000001" table:style-name="ce13">
            <text:p>1,751<text:s/></text:p>
          </table:table-cell>
          <table:table-cell office:value-type="float" office:value="2863" table:style-name="ce13">
            <text:p>2,863<text:s/></text:p>
          </table:table-cell>
          <table:table-cell office:value-type="float" office:value="8.9450000000000003" table:style-name="ce13">
            <text:p>9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吳郭魚</text:p>
          </table:table-cell>
          <table:covered-table-cell/>
          <table:table-cell office:value-type="string" table:number-columns-spanned="2" table:number-rows-spanned="1" table:style-name="ce28">
            <text:p>鯛魚</text:p>
          </table:table-cell>
          <table:covered-table-cell/>
          <table:table-cell office:value-type="string" table:number-columns-spanned="2" table:number-rows-spanned="1" table:style-name="ce28">
            <text:p>鱰魚</text:p>
          </table:table-cell>
          <table:covered-table-cell/>
          <table:table-cell office:value-type="string" table:number-columns-spanned="2" table:number-rows-spanned="1" table:style-name="ce28">
            <text:p>其他魚類</text:p>
          </table:table-cell>
          <table:covered-table-cell/>
          <table:table-cell office:value-type="string" table:number-columns-spanned="2" table:number-rows-spanned="1" table:style-name="ce28">
            <text:p>其他鮪魚</text:p>
          </table:table-cell>
          <table:covered-table-cell/>
          <table:table-cell office:value-type="string" table:number-columns-spanned="2" table:number-rows-spanned="1" table:style-name="ce28">
            <text:p>南方黑鮪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TILAPIA</text:p>
          </table:table-cell>
          <table:covered-table-cell/>
          <table:table-cell office:value-type="string" table:number-columns-spanned="2" table:number-rows-spanned="1" table:style-name="ce38">
            <text:p>Seabream</text:p>
          </table:table-cell>
          <table:covered-table-cell/>
          <table:table-cell office:value-type="string" table:number-columns-spanned="2" table:number-rows-spanned="1" table:style-name="ce38">
            <text:p>DORADO</text:p>
          </table:table-cell>
          <table:covered-table-cell/>
          <table:table-cell office:value-type="string" table:number-columns-spanned="2" table:number-rows-spanned="1" table:style-name="ce38">
            <text:p>OTH. FISH</text:p>
          </table:table-cell>
          <table:covered-table-cell/>
          <table:table-cell office:value-type="string" table:number-columns-spanned="2" table:number-rows-spanned="1" table:style-name="ce38">
            <text:p>OTHER TUNAS</text:p>
          </table:table-cell>
          <table:covered-table-cell/>
          <table:table-cell office:value-type="string" table:number-columns-spanned="2" table:number-rows-spanned="1" table:style-name="ce38">
            <text:p>SOUTHERN BLUEFIN TUN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1259559" table:formula="of:=  IF(SUM([.C10:.C30])=0;&quot;-&quot;;SUM([.C10:.C30]))" table:style-name="ce12">
            <text:p>21,259,559<text:s/></text:p>
          </table:table-cell>
          <table:table-cell office:value-type="float" office:value="50707.137000000002" table:formula="of:=  IF(SUM([.D10:.D30])=0;&quot;-&quot;;SUM([.D10:.D30]))" table:style-name="ce12">
            <text:p>50,707<text:s/></text:p>
          </table:table-cell>
          <table:table-cell office:value-type="float" office:value="363" table:formula="of:=  IF(SUM([.E10:.E30])=0;&quot;-&quot;;SUM([.E10:.E30]))" table:style-name="ce12">
            <text:p>363<text:s/></text:p>
          </table:table-cell>
          <table:table-cell office:value-type="float" office:value="3.9460000000000002" table:formula="of:=  IF(SUM([.F10:.F30])=0;&quot;-&quot;;SUM([.F10:.F30]))" table:style-name="ce12">
            <text:p>4<text:s/></text:p>
          </table:table-cell>
          <table:table-cell office:value-type="float" office:value="4869540" table:formula="of:=  IF(SUM([.G10:.G30])=0;&quot;-&quot;;SUM([.G10:.G30]))" table:style-name="ce12">
            <text:p>4,869,540<text:s/></text:p>
          </table:table-cell>
          <table:table-cell office:value-type="float" office:value="46064.577999999994" table:formula="of:=  IF(SUM([.H10:.H30])=0;&quot;-&quot;;SUM([.H10:.H30]))" table:style-name="ce12">
            <text:p>46,065<text:s/></text:p>
          </table:table-cell>
          <table:table-cell office:value-type="float" office:value="24925767" table:formula="of:=  IF(SUM([.I10:.I30])=0;&quot;-&quot;;SUM([.I10:.I30]))" table:style-name="ce12">
            <text:p>24,925,767<text:s/></text:p>
          </table:table-cell>
          <table:table-cell office:value-type="float" office:value="68686.983999999997" table:formula="of:=  IF(SUM([.J10:.J30])=0;&quot;-&quot;;SUM([.J10:.J30]))" table:style-name="ce12">
            <text:p>68,687<text:s/></text:p>
          </table:table-cell>
          <table:table-cell office:value-type="float" office:value="1351032" table:formula="of:=  IF(SUM([.K10:.K30])=0;&quot;-&quot;;SUM([.K10:.K30]))" table:style-name="ce12">
            <text:p>1,351,032<text:s/></text:p>
          </table:table-cell>
          <table:table-cell office:value-type="float" office:value="10173.471" table:formula="of:=  IF(SUM([.L10:.L30])=0;&quot;-&quot;;SUM([.L10:.L30]))" table:style-name="ce12">
            <text:p>10,173<text:s/></text:p>
          </table:table-cell>
          <table:table-cell office:value-type="float" office:value="647526" table:formula="of:=  IF(SUM([.M10:.M30])=0;&quot;-&quot;;SUM([.M10:.M30]))" table:style-name="ce12">
            <text:p>647,526<text:s/></text:p>
          </table:table-cell>
          <table:table-cell office:value-type="float" office:value="4652.5380000000005" table:formula="of:=  IF(SUM([.N10:.N30])=0;&quot;-&quot;;SUM([.N10:.N30]))" table:style-name="ce12">
            <text:p>4,65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310004" table:style-name="ce12">
            <text:p>310,004<text:s/></text:p>
          </table:table-cell>
          <table:table-cell office:value-type="float" office:value="2031.21" table:style-name="ce12">
            <text:p>2,0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1.4999999999999999E-2" table:style-name="ce12">
            <text:p>0<text:s/></text:p>
          </table:table-cell>
          <table:table-cell office:value-type="float" office:value="155091" table:style-name="ce12">
            <text:p>155,091<text:s/></text:p>
          </table:table-cell>
          <table:table-cell office:value-type="float" office:value="1212.644" table:style-name="ce12">
            <text:p>1,213<text:s/></text:p>
          </table:table-cell>
          <table:table-cell office:value-type="float" office:value="38070" table:style-name="ce12">
            <text:p>38,070<text:s/></text:p>
          </table:table-cell>
          <table:table-cell office:value-type="float" office:value="310.26600000000002" table:style-name="ce12">
            <text:p>310<text:s/></text:p>
          </table:table-cell>
          <table:table-cell office:value-type="float" office:value="640845" table:style-name="ce12">
            <text:p>640,845<text:s/></text:p>
          </table:table-cell>
          <table:table-cell office:value-type="float" office:value="4632.2380000000003" table:style-name="ce12">
            <text:p>4,63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6000" table:style-name="ce12">
            <text:p>6,000<text:s/></text:p>
          </table:table-cell>
          <table:table-cell office:value-type="float" office:value="48.521999999999998" table:style-name="ce12">
            <text:p>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1006" table:style-name="ce12">
            <text:p>291,006<text:s/></text:p>
          </table:table-cell>
          <table:table-cell office:value-type="float" office:value="644.86199999999997" table:style-name="ce12">
            <text:p>645<text:s/></text:p>
          </table:table-cell>
          <table:table-cell office:value-type="float" office:value="73045" table:style-name="ce12">
            <text:p>73,045<text:s/></text:p>
          </table:table-cell>
          <table:table-cell office:value-type="float" office:value="68.106999999999999" table:style-name="ce12">
            <text:p>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722" table:style-name="ce12">
            <text:p>25,722<text:s/></text:p>
          </table:table-cell>
          <table:table-cell office:value-type="float" office:value="52.186" table:style-name="ce12">
            <text:p>52<text:s/></text:p>
          </table:table-cell>
          <table:table-cell office:value-type="float" office:value="8825712" table:style-name="ce12">
            <text:p>8,825,712<text:s/></text:p>
          </table:table-cell>
          <table:table-cell office:value-type="float" office:value="11168.101000000001" table:style-name="ce12">
            <text:p>11,168<text:s/></text:p>
          </table:table-cell>
          <table:table-cell office:value-type="float" office:value="25399" table:style-name="ce12">
            <text:p>25,399<text:s/></text:p>
          </table:table-cell>
          <table:table-cell office:value-type="float" office:value="99.539000000000001" table:style-name="ce12">
            <text:p>10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3322810" table:style-name="ce12">
            <text:p>13,322,810<text:s/></text:p>
          </table:table-cell>
          <table:table-cell office:value-type="float" office:value="31571.962" table:style-name="ce12">
            <text:p>31,5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36381" table:style-name="ce12">
            <text:p>3,936,381<text:s/></text:p>
          </table:table-cell>
          <table:table-cell office:value-type="float" office:value="39945.724000000002" table:style-name="ce12">
            <text:p>39,946<text:s/></text:p>
          </table:table-cell>
          <table:table-cell office:value-type="float" office:value="2524321" table:style-name="ce12">
            <text:p>2,524,321<text:s/></text:p>
          </table:table-cell>
          <table:table-cell office:value-type="float" office:value="20118.151999999998" table:style-name="ce12">
            <text:p>20,118<text:s/></text:p>
          </table:table-cell>
          <table:table-cell office:value-type="float" office:value="607917" table:style-name="ce12">
            <text:p>607,917<text:s/></text:p>
          </table:table-cell>
          <table:table-cell office:value-type="float" office:value="6390.4110000000001" table:style-name="ce12">
            <text:p>6,3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491" table:style-name="ce12">
            <text:p>30,491<text:s/></text:p>
          </table:table-cell>
          <table:table-cell office:value-type="float" office:value="51.015000000000001" table:style-name="ce12">
            <text:p>51<text:s/></text:p>
          </table:table-cell>
          <table:table-cell office:value-type="float" office:value="842679" table:style-name="ce12">
            <text:p>842,679<text:s/></text:p>
          </table:table-cell>
          <table:table-cell office:value-type="float" office:value="1147.22" table:style-name="ce12">
            <text:p>1,1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23795" table:style-name="ce12">
            <text:p>23,795<text:s/></text:p>
          </table:table-cell>
          <table:table-cell office:value-type="float" office:value="197.828" table:style-name="ce12">
            <text:p>198<text:s/></text:p>
          </table:table-cell>
          <table:table-cell office:value-type="float" office:value="363" table:style-name="ce12">
            <text:p>363<text:s/></text:p>
          </table:table-cell>
          <table:table-cell office:value-type="float" office:value="3.9460000000000002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0755" table:style-name="ce12">
            <text:p>740,755<text:s/></text:p>
          </table:table-cell>
          <table:table-cell office:value-type="float" office:value="4247.0259999999998" table:style-name="ce12">
            <text:p>4,247<text:s/></text:p>
          </table:table-cell>
          <table:table-cell office:value-type="float" office:value="30958" table:style-name="ce12">
            <text:p>30,958<text:s/></text:p>
          </table:table-cell>
          <table:table-cell office:value-type="float" office:value="309.05700000000002" table:style-name="ce12">
            <text:p>3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30894" table:style-name="ce12">
            <text:p>530,894<text:s/></text:p>
          </table:table-cell>
          <table:table-cell office:value-type="float" office:value="4324.1239999999998" table:style-name="ce12">
            <text:p>4,3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89" table:style-name="ce12">
            <text:p>1,989<text:s/></text:p>
          </table:table-cell>
          <table:table-cell office:value-type="float" office:value="3.347" table:style-name="ce12">
            <text:p>3<text:s/></text:p>
          </table:table-cell>
          <table:table-cell office:value-type="float" office:value="1545202" table:style-name="ce12">
            <text:p>1,545,202<text:s/></text:p>
          </table:table-cell>
          <table:table-cell office:value-type="float" office:value="4025.5659999999998" table:style-name="ce12">
            <text:p>4,026<text:s/></text:p>
          </table:table-cell>
          <table:table-cell office:value-type="float" office:value="28359" table:style-name="ce12">
            <text:p>28,359<text:s/></text:p>
          </table:table-cell>
          <table:table-cell office:value-type="float" office:value="462.39800000000002" table:style-name="ce12">
            <text:p>462<text:s/></text:p>
          </table:table-cell>
          <table:table-cell office:value-type="float" office:value="952" table:style-name="ce12">
            <text:p>952<text:s/></text:p>
          </table:table-cell>
          <table:table-cell office:value-type="float" office:value="3.8090000000000002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892" table:style-name="ce12">
            <text:p>73,892<text:s/></text:p>
          </table:table-cell>
          <table:table-cell office:value-type="float" office:value="75.617000000000004" table:style-name="ce12">
            <text:p>7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1205320" table:style-name="ce12">
            <text:p>1,205,320<text:s/></text:p>
          </table:table-cell>
          <table:table-cell office:value-type="float" office:value="2350.8389999999999" table:style-name="ce12">
            <text:p>2,3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055" table:style-name="ce12">
            <text:p>58,055<text:s/></text:p>
          </table:table-cell>
          <table:table-cell office:value-type="float" office:value="434.40499999999997" table:style-name="ce12">
            <text:p>434<text:s/></text:p>
          </table:table-cell>
          <table:table-cell office:value-type="float" office:value="8440" table:style-name="ce12">
            <text:p>8,440<text:s/></text:p>
          </table:table-cell>
          <table:table-cell office:value-type="float" office:value="107.253" table:style-name="ce12">
            <text:p>10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00" table:style-name="ce12">
            <text:p>7,000<text:s/></text:p>
          </table:table-cell>
          <table:table-cell office:value-type="float" office:value="4.3650000000000002" table:style-name="ce12">
            <text:p>4<text:s/></text:p>
          </table:table-cell>
          <table:table-cell office:value-type="float" office:value="3611175" table:style-name="ce12">
            <text:p>3,611,175<text:s/></text:p>
          </table:table-cell>
          <table:table-cell office:value-type="float" office:value="4612.7910000000002" table:style-name="ce12">
            <text:p>4,613<text:s/></text:p>
          </table:table-cell>
          <table:table-cell office:value-type="float" office:value="2013" table:style-name="ce12">
            <text:p>2,013<text:s/></text:p>
          </table:table-cell>
          <table:table-cell office:value-type="float" office:value="8.4149999999999991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153" table:style-name="ce12">
            <text:p>175,153<text:s/></text:p>
          </table:table-cell>
          <table:table-cell office:value-type="float" office:value="259.48399999999998" table:style-name="ce12">
            <text:p>259<text:s/></text:p>
          </table:table-cell>
          <table:table-cell office:value-type="float" office:value="337069" table:style-name="ce12">
            <text:p>337,069<text:s/></text:p>
          </table:table-cell>
          <table:table-cell office:value-type="float" office:value="1080.684" table:style-name="ce12">
            <text:p>1,0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479528" table:style-name="ce12">
            <text:p>1,479,528<text:s/></text:p>
          </table:table-cell>
          <table:table-cell office:value-type="float" office:value="3646.3069999999998" table:style-name="ce12">
            <text:p>3,6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144" table:style-name="ce12">
            <text:p>18,144<text:s/></text:p>
          </table:table-cell>
          <table:table-cell office:value-type="float" office:value="128.90899999999999" table:style-name="ce12">
            <text:p>129<text:s/></text:p>
          </table:table-cell>
          <table:table-cell office:value-type="float" office:value="670695" table:style-name="ce12">
            <text:p>670,695<text:s/></text:p>
          </table:table-cell>
          <table:table-cell office:value-type="float" office:value="5445.6980000000003" table:style-name="ce12">
            <text:p>5,446<text:s/></text:p>
          </table:table-cell>
          <table:table-cell office:value-type="float" office:value="4355" table:style-name="ce12">
            <text:p>4,355<text:s/></text:p>
          </table:table-cell>
          <table:table-cell office:value-type="float" office:value="71.701999999999998" table:style-name="ce12">
            <text:p>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7796" table:style-name="ce12">
            <text:p>7,796<text:s/></text:p>
          </table:table-cell>
          <table:table-cell office:value-type="float" office:value="73.998000000000005" table:style-name="ce12">
            <text:p>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8.9689999999999994" table:style-name="ce12">
            <text:p>9<text:s/></text:p>
          </table:table-cell>
          <table:table-cell office:value-type="float" office:value="190742" table:style-name="ce12">
            <text:p>190,742<text:s/></text:p>
          </table:table-cell>
          <table:table-cell office:value-type="float" office:value="910.07" table:style-name="ce12">
            <text:p>910<text:s/></text:p>
          </table:table-cell>
          <table:table-cell office:value-type="float" office:value="620" table:style-name="ce12">
            <text:p>620<text:s/></text:p>
          </table:table-cell>
          <table:table-cell office:value-type="float" office:value="4.4930000000000003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41" table:style-name="ce12">
            <text:p>1,141<text:s/></text:p>
          </table:table-cell>
          <table:table-cell office:value-type="float" office:value="2.5110000000000001" table:style-name="ce12">
            <text:p>3<text:s/></text:p>
          </table:table-cell>
          <table:table-cell office:value-type="float" office:value="52653" table:style-name="ce12">
            <text:p>52,653<text:s/></text:p>
          </table:table-cell>
          <table:table-cell office:value-type="float" office:value="71.668999999999997" table:style-name="ce12">
            <text:p>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1554520" table:style-name="ce12">
            <text:p>1,554,520<text:s/></text:p>
          </table:table-cell>
          <table:table-cell office:value-type="float" office:value="1830.1469999999999" table:style-name="ce12">
            <text:p>1,8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5713" table:style-name="ce12">
            <text:p>475,713<text:s/></text:p>
          </table:table-cell>
          <table:table-cell office:value-type="float" office:value="1813.232" table:style-name="ce12">
            <text:p>1,813<text:s/></text:p>
          </table:table-cell>
          <table:table-cell office:value-type="float" office:value="310" table:style-name="ce12">
            <text:p>310<text:s/></text:p>
          </table:table-cell>
          <table:table-cell office:value-type="float" office:value="5.189000000000000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432" table:style-name="ce12">
            <text:p>15,432<text:s/></text:p>
          </table:table-cell>
          <table:table-cell office:value-type="float" office:value="12.609" table:style-name="ce12">
            <text:p>13<text:s/></text:p>
          </table:table-cell>
          <table:table-cell office:value-type="float" office:value="500786" table:style-name="ce12">
            <text:p>500,786<text:s/></text:p>
          </table:table-cell>
          <table:table-cell office:value-type="float" office:value="566.73699999999997" table:style-name="ce12">
            <text:p>567<text:s/></text:p>
          </table:table-cell>
          <table:table-cell office:value-type="float" office:value="40" table:style-name="ce12">
            <text:p>40<text:s/></text:p>
          </table:table-cell>
          <table:table-cell office:value-type="float" office:value="0.13300000000000001" table:style-name="ce12">
            <text:p>0<text:s/></text:p>
          </table:table-cell>
          <table:table-cell office:value-type="float" office:value="5729" table:style-name="ce12">
            <text:p>5,729<text:s/></text:p>
          </table:table-cell>
          <table:table-cell office:value-type="float" office:value="16.491" table:style-name="ce12">
            <text:p>1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530" table:style-name="ce12">
            <text:p>1,530<text:s/></text:p>
          </table:table-cell>
          <table:table-cell office:value-type="float" office:value="13.85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2891" table:style-name="ce12">
            <text:p>202,891<text:s/></text:p>
          </table:table-cell>
          <table:table-cell office:value-type="float" office:value="414.54700000000003" table:style-name="ce12">
            <text:p>415<text:s/></text:p>
          </table:table-cell>
          <table:table-cell office:value-type="float" office:value="33220" table:style-name="ce12">
            <text:p>33,220<text:s/></text:p>
          </table:table-cell>
          <table:table-cell office:value-type="float" office:value="43.91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797223" table:style-name="ce12">
            <text:p>797,223<text:s/></text:p>
          </table:table-cell>
          <table:table-cell office:value-type="float" office:value="958.72500000000002" table:style-name="ce12">
            <text:p>9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2000" table:style-name="ce12">
            <text:p>1,212,000<text:s/></text:p>
          </table:table-cell>
          <table:table-cell office:value-type="float" office:value="4459.2460000000001" table:style-name="ce12">
            <text:p>4,459<text:s/></text:p>
          </table:table-cell>
          <table:table-cell office:value-type="float" office:value="1450" table:style-name="ce12">
            <text:p>1,450<text:s/></text:p>
          </table:table-cell>
          <table:table-cell office:value-type="float" office:value="29.170999999999999" table:style-name="ce12">
            <text:p>2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191" table:style-name="ce12">
            <text:p>8,191<text:s/></text:p>
          </table:table-cell>
          <table:table-cell office:value-type="float" office:value="4.07" table:style-name="ce12">
            <text:p>4<text:s/></text:p>
          </table:table-cell>
          <table:table-cell office:value-type="float" office:value="380102" table:style-name="ce12">
            <text:p>380,102<text:s/></text:p>
          </table:table-cell>
          <table:table-cell office:value-type="float" office:value="294.91300000000001" table:style-name="ce12">
            <text:p>2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250" table:style-name="ce12">
            <text:p>250<text:s/></text:p>
          </table:table-cell>
          <table:table-cell office:value-type="float" office:value="0.75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37" table:style-name="ce12">
            <text:p>1,937<text:s/></text:p>
          </table:table-cell>
          <table:table-cell office:value-type="float" office:value="1.7649999999999999" table:style-name="ce12">
            <text:p>2<text:s/></text:p>
          </table:table-cell>
          <table:table-cell office:value-type="float" office:value="46229" table:style-name="ce12">
            <text:p>46,229<text:s/></text:p>
          </table:table-cell>
          <table:table-cell office:value-type="float" office:value="46.978999999999999" table:style-name="ce12">
            <text:p>47<text:s/></text:p>
          </table:table-cell>
          <table:table-cell office:value-type="float" office:value="18" table:style-name="ce12">
            <text:p>18<text:s/></text:p>
          </table:table-cell>
          <table:table-cell office:value-type="float" office:value="0.117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019889" table:style-name="ce13">
            <text:p>2,019,889<text:s/></text:p>
          </table:table-cell>
          <table:table-cell office:value-type="float" office:value="3658.87" table:style-name="ce13">
            <text:p>3,659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22082" table:style-name="ce13">
            <text:p>822,082<text:s/></text:p>
          </table:table-cell>
          <table:table-cell office:value-type="float" office:value="5849.0929999999998" table:style-name="ce13">
            <text:p>5,849<text:s/></text:p>
          </table:table-cell>
          <table:table-cell office:value-type="float" office:value="2350915" table:style-name="ce13">
            <text:p>2,350,915<text:s/></text:p>
          </table:table-cell>
          <table:table-cell office:value-type="float" office:value="6718.0249999999996" table:style-name="ce13">
            <text:p>6,718<text:s/></text:p>
          </table:table-cell>
          <table:table-cell office:value-type="float" office:value="159749" table:style-name="ce13">
            <text:p>159,749<text:s/></text:p>
          </table:table-cell>
          <table:table-cell office:value-type="float" office:value="1182.626" table:style-name="ce13">
            <text:p>1,183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黃鰭鮪</text:p>
          </table:table-cell>
          <table:covered-table-cell/>
          <table:table-cell office:value-type="string" table:number-columns-spanned="2" table:number-rows-spanned="1" table:style-name="ce28">
            <text:p>長鰭鮪</text:p>
          </table:table-cell>
          <table:covered-table-cell/>
          <table:table-cell office:value-type="string" table:number-columns-spanned="2" table:number-rows-spanned="1" table:style-name="ce28">
            <text:p>大目鮪</text:p>
          </table:table-cell>
          <table:covered-table-cell/>
          <table:table-cell office:value-type="string" table:number-columns-spanned="2" table:number-rows-spanned="1" table:style-name="ce28">
            <text:p>牡蠣</text:p>
          </table:table-cell>
          <table:covered-table-cell/>
          <table:table-cell office:value-type="string" table:number-columns-spanned="2" table:number-rows-spanned="1" table:style-name="ce28">
            <text:p>海扇貝</text:p>
          </table:table-cell>
          <table:covered-table-cell/>
          <table:table-cell office:value-type="string" table:number-columns-spanned="2" table:number-rows-spanned="1" table:style-name="ce28">
            <text:p>貽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YELLOWFIN TUNAS</text:p>
          </table:table-cell>
          <table:covered-table-cell/>
          <table:table-cell office:value-type="string" table:number-columns-spanned="2" table:number-rows-spanned="1" table:style-name="ce38">
            <text:p>LONGFINNED TUNAS</text:p>
          </table:table-cell>
          <table:covered-table-cell/>
          <table:table-cell office:value-type="string" table:number-columns-spanned="2" table:number-rows-spanned="1" table:style-name="ce38">
            <text:p>BIGEYE TUNA</text:p>
          </table:table-cell>
          <table:covered-table-cell/>
          <table:table-cell office:value-type="string" table:number-columns-spanned="2" table:number-rows-spanned="1" table:style-name="ce38">
            <text:p>OYSTER</text:p>
          </table:table-cell>
          <table:covered-table-cell/>
          <table:table-cell office:value-type="string" table:number-columns-spanned="2" table:number-rows-spanned="1" table:style-name="ce38">
            <text:p>SCALLOP (COMPOY)</text:p>
          </table:table-cell>
          <table:covered-table-cell/>
          <table:table-cell office:value-type="string" table:number-columns-spanned="2" table:number-rows-spanned="1" table:style-name="ce38">
            <text:p>MUSS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9421299" table:formula="of:=  IF(SUM([.C10:.C30])=0;&quot;-&quot;;SUM([.C10:.C30]))" table:style-name="ce12">
            <text:p>69,421,299<text:s/></text:p>
          </table:table-cell>
          <table:table-cell office:value-type="float" office:value="199639.84700000004" table:formula="of:=  IF(SUM([.D10:.D30])=0;&quot;-&quot;;SUM([.D10:.D30]))" table:style-name="ce12">
            <text:p>199,640<text:s/></text:p>
          </table:table-cell>
          <table:table-cell office:value-type="float" office:value="52048517" table:formula="of:=  IF(SUM([.E10:.E30])=0;&quot;-&quot;;SUM([.E10:.E30]))" table:style-name="ce12">
            <text:p>52,048,517<text:s/></text:p>
          </table:table-cell>
          <table:table-cell office:value-type="float" office:value="131951.69399999999" table:formula="of:=  IF(SUM([.F10:.F30])=0;&quot;-&quot;;SUM([.F10:.F30]))" table:style-name="ce12">
            <text:p>131,952<text:s/></text:p>
          </table:table-cell>
          <table:table-cell office:value-type="float" office:value="45824195" table:formula="of:=  IF(SUM([.G10:.G30])=0;&quot;-&quot;;SUM([.G10:.G30]))" table:style-name="ce12">
            <text:p>45,824,195<text:s/></text:p>
          </table:table-cell>
          <table:table-cell office:value-type="float" office:value="303139.29599999997" table:formula="of:=  IF(SUM([.H10:.H30])=0;&quot;-&quot;;SUM([.H10:.H30]))" table:style-name="ce12">
            <text:p>303,139<text:s/></text:p>
          </table:table-cell>
          <table:table-cell office:value-type="float" office:value="1155" table:formula="of:=  IF(SUM([.I10:.I30])=0;&quot;-&quot;;SUM([.I10:.I30]))" table:style-name="ce12">
            <text:p>1,155<text:s/></text:p>
          </table:table-cell>
          <table:table-cell office:value-type="float" office:value="12.123999999999999" table:formula="of:=  IF(SUM([.J10:.J30])=0;&quot;-&quot;;SUM([.J10:.J30]))" table:style-name="ce12">
            <text:p>12<text:s/></text:p>
          </table:table-cell>
          <table:table-cell office:value-type="float" office:value="17721" table:formula="of:=  IF(SUM([.K10:.K30])=0;&quot;-&quot;;SUM([.K10:.K30]))" table:style-name="ce12">
            <text:p>17,721<text:s/></text:p>
          </table:table-cell>
          <table:table-cell office:value-type="float" office:value="108.64400000000001" table:formula="of:=  IF(SUM([.L10:.L30])=0;&quot;-&quot;;SUM([.L10:.L30]))" table:style-name="ce12">
            <text:p>109<text:s/></text:p>
          </table:table-cell>
          <table:table-cell office:value-type="float" office:value="210" table:formula="of:=  IF(SUM([.M10:.M30])=0;&quot;-&quot;;SUM([.M10:.M30]))" table:style-name="ce12">
            <text:p>210<text:s/></text:p>
          </table:table-cell>
          <table:table-cell office:value-type="float" office:value="1.544" table:formula="of:=  IF(SUM([.N10:.N30])=0;&quot;-&quot;;SUM([.N10:.N30]))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3536601" table:style-name="ce12">
            <text:p>13,536,601<text:s/></text:p>
          </table:table-cell>
          <table:table-cell office:value-type="float" office:value="64176.131999999998" table:style-name="ce12">
            <text:p>64,176<text:s/></text:p>
          </table:table-cell>
          <table:table-cell office:value-type="float" office:value="12300610" table:style-name="ce12">
            <text:p>12,300,610<text:s/></text:p>
          </table:table-cell>
          <table:table-cell office:value-type="float" office:value="36932.506000000001" table:style-name="ce12">
            <text:p>36,933<text:s/></text:p>
          </table:table-cell>
          <table:table-cell office:value-type="float" office:value="34833876" table:style-name="ce12">
            <text:p>34,833,876<text:s/></text:p>
          </table:table-cell>
          <table:table-cell office:value-type="float" office:value="227974.14499999999" table:style-name="ce12">
            <text:p>227,9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33863214" table:style-name="ce12">
            <text:p>33,863,214<text:s/></text:p>
          </table:table-cell>
          <table:table-cell office:value-type="float" office:value="44900.504000000001" table:style-name="ce12">
            <text:p>44,901<text:s/></text:p>
          </table:table-cell>
          <table:table-cell office:value-type="float" office:value="4139564" table:style-name="ce12">
            <text:p>4,139,564<text:s/></text:p>
          </table:table-cell>
          <table:table-cell office:value-type="float" office:value="8301.8549999999996" table:style-name="ce12">
            <text:p>8,302<text:s/></text:p>
          </table:table-cell>
          <table:table-cell office:value-type="float" office:value="1577131" table:style-name="ce12">
            <text:p>1,577,131<text:s/></text:p>
          </table:table-cell>
          <table:table-cell office:value-type="float" office:value="2283.7310000000002" table:style-name="ce12">
            <text:p>2,2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528032" table:style-name="ce12">
            <text:p>3,528,032<text:s/></text:p>
          </table:table-cell>
          <table:table-cell office:value-type="float" office:value="5311.5649999999996" table:style-name="ce12">
            <text:p>5,3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4219" table:style-name="ce12">
            <text:p>144,219<text:s/></text:p>
          </table:table-cell>
          <table:table-cell office:value-type="float" office:value="134.863" table:style-name="ce12">
            <text:p>135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9.2999999999999999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265424" table:style-name="ce12">
            <text:p>265,424<text:s/></text:p>
          </table:table-cell>
          <table:table-cell office:value-type="float" office:value="2046.297" table:style-name="ce12">
            <text:p>2,046<text:s/></text:p>
          </table:table-cell>
          <table:table-cell office:value-type="float" office:value="69449" table:style-name="ce12">
            <text:p>69,449<text:s/></text:p>
          </table:table-cell>
          <table:table-cell office:value-type="float" office:value="173.62200000000001" table:style-name="ce12">
            <text:p>174<text:s/></text:p>
          </table:table-cell>
          <table:table-cell office:value-type="float" office:value="6250" table:style-name="ce12">
            <text:p>6,250<text:s/></text:p>
          </table:table-cell>
          <table:table-cell office:value-type="float" office:value="55.637999999999998" table:style-name="ce12">
            <text:p>56<text:s/></text:p>
          </table:table-cell>
          <table:table-cell office:value-type="float" office:value="497" table:style-name="ce12">
            <text:p>497<text:s/></text:p>
          </table:table-cell>
          <table:table-cell office:value-type="float" office:value="6.0439999999999996" table:style-name="ce12">
            <text:p>6<text:s/></text:p>
          </table:table-cell>
          <table:table-cell office:value-type="float" office:value="30" table:style-name="ce12">
            <text:p>30<text:s/></text:p>
          </table:table-cell>
          <table:table-cell office:value-type="float" office:value="1.11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5138604" table:style-name="ce12">
            <text:p>5,138,604<text:s/></text:p>
          </table:table-cell>
          <table:table-cell office:value-type="float" office:value="36666.667000000001" table:style-name="ce12">
            <text:p>36,667<text:s/></text:p>
          </table:table-cell>
          <table:table-cell office:value-type="float" office:value="14578546" table:style-name="ce12">
            <text:p>14,578,546<text:s/></text:p>
          </table:table-cell>
          <table:table-cell office:value-type="float" office:value="35579.572" table:style-name="ce12">
            <text:p>35,580<text:s/></text:p>
          </table:table-cell>
          <table:table-cell office:value-type="float" office:value="1681644" table:style-name="ce12">
            <text:p>1,681,644<text:s/></text:p>
          </table:table-cell>
          <table:table-cell office:value-type="float" office:value="14465.387000000001" table:style-name="ce12">
            <text:p>14,4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8" table:style-name="ce12">
            <text:p>118<text:s/></text:p>
          </table:table-cell>
          <table:table-cell office:value-type="float" office:value="2.716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37" table:style-name="ce12">
            <text:p>4,637<text:s/></text:p>
          </table:table-cell>
          <table:table-cell office:value-type="float" office:value="105.642" table:style-name="ce12">
            <text:p>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46" table:style-name="ce12">
            <text:p>10,246<text:s/></text:p>
          </table:table-cell>
          <table:table-cell office:value-type="float" office:value="65.989000000000004" table:style-name="ce12">
            <text:p>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17746" table:style-name="ce12">
            <text:p>417,746<text:s/></text:p>
          </table:table-cell>
          <table:table-cell office:value-type="float" office:value="1462.337" table:style-name="ce12">
            <text:p>1,462<text:s/></text:p>
          </table:table-cell>
          <table:table-cell office:value-type="float" office:value="376842" table:style-name="ce12">
            <text:p>376,842<text:s/></text:p>
          </table:table-cell>
          <table:table-cell office:value-type="float" office:value="1099.422" table:style-name="ce12">
            <text:p>1,099<text:s/></text:p>
          </table:table-cell>
          <table:table-cell office:value-type="float" office:value="269991" table:style-name="ce12">
            <text:p>269,991<text:s/></text:p>
          </table:table-cell>
          <table:table-cell office:value-type="float" office:value="742.99900000000002" table:style-name="ce12">
            <text:p>7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991436" table:style-name="ce12">
            <text:p>1,991,436<text:s/></text:p>
          </table:table-cell>
          <table:table-cell office:value-type="float" office:value="16953.268" table:style-name="ce12">
            <text:p>16,9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17823" table:style-name="ce12">
            <text:p>4,017,823<text:s/></text:p>
          </table:table-cell>
          <table:table-cell office:value-type="float" office:value="37038.519" table:style-name="ce12">
            <text:p>37,03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0" table:style-name="ce12">
            <text:p>390<text:s/></text:p>
          </table:table-cell>
          <table:table-cell office:value-type="float" office:value="3.000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5338708" table:style-name="ce12">
            <text:p>5,338,708<text:s/></text:p>
          </table:table-cell>
          <table:table-cell office:value-type="float" office:value="8625.4459999999999" table:style-name="ce12">
            <text:p>8,625<text:s/></text:p>
          </table:table-cell>
          <table:table-cell office:value-type="float" office:value="1987133" table:style-name="ce12">
            <text:p>1,987,133<text:s/></text:p>
          </table:table-cell>
          <table:table-cell office:value-type="float" office:value="4696.0209999999997" table:style-name="ce12">
            <text:p>4,696<text:s/></text:p>
          </table:table-cell>
          <table:table-cell office:value-type="float" office:value="93181" table:style-name="ce12">
            <text:p>93,181<text:s/></text:p>
          </table:table-cell>
          <table:table-cell office:value-type="float" office:value="213.96299999999999" table:style-name="ce12">
            <text:p>2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86" table:style-name="ce12">
            <text:p>686<text:s/></text:p>
          </table:table-cell>
          <table:table-cell office:value-type="float" office:value="1.937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149525" table:style-name="ce12">
            <text:p>1,149,525<text:s/></text:p>
          </table:table-cell>
          <table:table-cell office:value-type="float" office:value="4054.0859999999998" table:style-name="ce12">
            <text:p>4,0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95682" table:style-name="ce12">
            <text:p>1,695,682<text:s/></text:p>
          </table:table-cell>
          <table:table-cell office:value-type="float" office:value="13305.046" table:style-name="ce12">
            <text:p>13,3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483" table:style-name="ce12">
            <text:p>1,483<text:s/></text:p>
          </table:table-cell>
          <table:table-cell office:value-type="float" office:value="14.069000000000001" table:style-name="ce12">
            <text:p>14<text:s/></text:p>
          </table:table-cell>
          <table:table-cell office:value-type="float" office:value="72097" table:style-name="ce12">
            <text:p>72,097<text:s/></text:p>
          </table:table-cell>
          <table:table-cell office:value-type="float" office:value="175.55799999999999" table:style-name="ce12">
            <text:p>17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69089" table:style-name="ce12">
            <text:p>169,089<text:s/></text:p>
          </table:table-cell>
          <table:table-cell office:value-type="float" office:value="518.78700000000003" table:style-name="ce12">
            <text:p>519<text:s/></text:p>
          </table:table-cell>
          <table:table-cell office:value-type="float" office:value="104683" table:style-name="ce12">
            <text:p>104,683<text:s/></text:p>
          </table:table-cell>
          <table:table-cell office:value-type="float" office:value="292.93799999999999" table:style-name="ce12">
            <text:p>293<text:s/></text:p>
          </table:table-cell>
          <table:table-cell office:value-type="float" office:value="30595" table:style-name="ce12">
            <text:p>30,595<text:s/></text:p>
          </table:table-cell>
          <table:table-cell office:value-type="float" office:value="98.034000000000006" table:style-name="ce12">
            <text:p>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0" table:style-name="ce12">
            <text:p>850<text:s/></text:p>
          </table:table-cell>
          <table:table-cell office:value-type="float" office:value="14.002000000000001" table:style-name="ce12">
            <text:p>14<text:s/></text:p>
          </table:table-cell>
          <table:table-cell office:value-type="float" office:value="50" table:style-name="ce12">
            <text:p>50<text:s/></text:p>
          </table:table-cell>
          <table:table-cell office:value-type="float" office:value="0.40600000000000003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947661" table:style-name="ce12">
            <text:p>947,661<text:s/></text:p>
          </table:table-cell>
          <table:table-cell office:value-type="float" office:value="2266.0360000000001" table:style-name="ce12">
            <text:p>2,266<text:s/></text:p>
          </table:table-cell>
          <table:table-cell office:value-type="float" office:value="4957986" table:style-name="ce12">
            <text:p>4,957,986<text:s/></text:p>
          </table:table-cell>
          <table:table-cell office:value-type="float" office:value="12265.897000000001" table:style-name="ce12">
            <text:p>12,266<text:s/></text:p>
          </table:table-cell>
          <table:table-cell office:value-type="float" office:value="414131" table:style-name="ce12">
            <text:p>414,131<text:s/></text:p>
          </table:table-cell>
          <table:table-cell office:value-type="float" office:value="1111.0640000000001" table:style-name="ce12">
            <text:p>1,1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29344" table:style-name="ce12">
            <text:p>29,344<text:s/></text:p>
          </table:table-cell>
          <table:table-cell office:value-type="float" office:value="44.079000000000001" table:style-name="ce12">
            <text:p>44<text:s/></text:p>
          </table:table-cell>
          <table:table-cell office:value-type="float" office:value="4070999" table:style-name="ce12">
            <text:p>4,070,999<text:s/></text:p>
          </table:table-cell>
          <table:table-cell office:value-type="float" office:value="9998.7340000000004" table:style-name="ce12">
            <text:p>9,999<text:s/></text:p>
          </table:table-cell>
          <table:table-cell office:value-type="float" office:value="59532" table:style-name="ce12">
            <text:p>59,532<text:s/></text:p>
          </table:table-cell>
          <table:table-cell office:value-type="float" office:value="127.108" table:style-name="ce12">
            <text:p>1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0" table:style-name="ce12">
            <text:p>620<text:s/></text:p>
          </table:table-cell>
          <table:table-cell office:value-type="float" office:value="5.516" table:style-name="ce12">
            <text:p>6<text:s/></text:p>
          </table:table-cell>
          <table:table-cell office:value-type="float" office:value="5173" table:style-name="ce12">
            <text:p>5,173<text:s/></text:p>
          </table:table-cell>
          <table:table-cell office:value-type="float" office:value="18.52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5" table:style-name="ce12">
            <text:p>5<text:s/></text:p>
          </table:table-cell>
          <table:table-cell office:value-type="float" office:value="0.31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4160" table:style-name="ce12">
            <text:p>4,160<text:s/></text:p>
          </table:table-cell>
          <table:table-cell office:value-type="float" office:value="3.1589999999999998" table:style-name="ce12">
            <text:p>3<text:s/></text:p>
          </table:table-cell>
          <table:table-cell office:value-type="float" office:value="3488364" table:style-name="ce12">
            <text:p>3,488,364<text:s/></text:p>
          </table:table-cell>
          <table:table-cell office:value-type="float" office:value="8438.598" table:style-name="ce12">
            <text:p>8,439<text:s/></text:p>
          </table:table-cell>
          <table:table-cell office:value-type="float" office:value="9535" table:style-name="ce12">
            <text:p>9,535<text:s/></text:p>
          </table:table-cell>
          <table:table-cell office:value-type="float" office:value="12.286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584623" table:style-name="ce12">
            <text:p>584,623<text:s/></text:p>
          </table:table-cell>
          <table:table-cell office:value-type="float" office:value="1842.518" table:style-name="ce12">
            <text:p>1,843<text:s/></text:p>
          </table:table-cell>
          <table:table-cell office:value-type="float" office:value="1861844" table:style-name="ce12">
            <text:p>1,861,844<text:s/></text:p>
          </table:table-cell>
          <table:table-cell office:value-type="float" office:value="4542.3509999999997" table:style-name="ce12">
            <text:p>4,542<text:s/></text:p>
          </table:table-cell>
          <table:table-cell office:value-type="float" office:value="120423" table:style-name="ce12">
            <text:p>120,423<text:s/></text:p>
          </table:table-cell>
          <table:table-cell office:value-type="float" office:value="371.77699999999999" table:style-name="ce12">
            <text:p>3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455526" table:style-name="ce13">
            <text:p>2,455,526<text:s/></text:p>
          </table:table-cell>
          <table:table-cell office:value-type="float" office:value="10751.869000000001" table:style-name="ce13">
            <text:p>10,752<text:s/></text:p>
          </table:table-cell>
          <table:table-cell office:value-type="float" office:value="4040400" table:style-name="ce13">
            <text:p>4,040,400<text:s/></text:p>
          </table:table-cell>
          <table:table-cell office:value-type="float" office:value="9454.6200000000008" table:style-name="ce13">
            <text:p>9,455<text:s/></text:p>
          </table:table-cell>
          <table:table-cell office:value-type="float" office:value="865545" table:style-name="ce13">
            <text:p>865,545<text:s/></text:p>
          </table:table-cell>
          <table:table-cell office:value-type="float" office:value="5099.0940000000001" table:style-name="ce13">
            <text:p>5,099<text:s/></text:p>
          </table:table-cell>
          <table:table-cell office:value-type="float" office:value="30" table:style-name="ce13">
            <text:p>30<text:s/></text:p>
          </table:table-cell>
          <table:table-cell office:value-type="float" office:value="0.47099999999999997" table:style-name="ce13">
            <text:p>0<text:s/></text:p>
          </table:table-cell>
          <table:table-cell office:value-type="float" office:value="346" table:style-name="ce13">
            <text:p>346<text:s/></text:p>
          </table:table-cell>
          <table:table-cell office:value-type="float" office:value="4.0750000000000002" table:style-name="ce13">
            <text:p>4<text:s/></text:p>
          </table:table-cell>
          <table:table-cell office:value-type="float" office:value="160" table:style-name="ce13">
            <text:p>160<text:s/></text:p>
          </table:table-cell>
          <table:table-cell office:value-type="float" office:value="1.1379999999999999" table:style-name="ce13">
            <text:p>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鮑魚</text:p>
          </table:table-cell>
          <table:covered-table-cell/>
          <table:table-cell office:value-type="string" table:number-columns-spanned="2" table:number-rows-spanned="1" table:style-name="ce28">
            <text:p>南美貝</text:p>
          </table:table-cell>
          <table:covered-table-cell/>
          <table:table-cell office:value-type="string" table:number-columns-spanned="2" table:number-rows-spanned="1" table:style-name="ce28">
            <text:p>九孔</text:p>
          </table:table-cell>
          <table:covered-table-cell/>
          <table:table-cell office:value-type="string" table:number-columns-spanned="2" table:number-rows-spanned="1" table:style-name="ce28">
            <text:p>蚶子</text:p>
          </table:table-cell>
          <table:covered-table-cell/>
          <table:table-cell office:value-type="string" table:number-columns-spanned="2" table:number-rows-spanned="1" table:style-name="ce28">
            <text:p>蛤蜊</text:p>
          </table:table-cell>
          <table:covered-table-cell/>
          <table:table-cell office:value-type="string" table:number-columns-spanned="2" table:number-rows-spanned="1" table:style-name="ce28">
            <text:p>干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ABALONE</text:p>
          </table:table-cell>
          <table:covered-table-cell/>
          <table:table-cell office:value-type="string" table:number-columns-spanned="2" table:number-rows-spanned="1" table:style-name="ce38">
            <text:p>LOCOS</text:p>
          </table:table-cell>
          <table:covered-table-cell/>
          <table:table-cell office:value-type="string" table:number-columns-spanned="2" table:number-rows-spanned="1" table:style-name="ce38">
            <text:p>SMALL ABALONE</text:p>
          </table:table-cell>
          <table:covered-table-cell/>
          <table:table-cell office:value-type="string" table:number-columns-spanned="2" table:number-rows-spanned="1" table:style-name="ce38">
            <text:p>COCKLE</text:p>
          </table:table-cell>
          <table:covered-table-cell/>
          <table:table-cell office:value-type="string" table:number-columns-spanned="2" table:number-rows-spanned="1" table:style-name="ce38">
            <text:p>CLAM</text:p>
          </table:table-cell>
          <table:covered-table-cell/>
          <table:table-cell office:value-type="string" table:number-columns-spanned="2" table:number-rows-spanned="1" table:style-name="ce38">
            <text:p>SCALIOP (COMPOY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490" table:formula="of:=  IF(SUM([.C10:.C30])=0;&quot;-&quot;;SUM([.C10:.C30]))" table:style-name="ce12">
            <text:p>678,490<text:s/></text:p>
          </table:table-cell>
          <table:table-cell office:value-type="float" office:value="11907.2" table:formula="of:=  IF(SUM([.D10:.D30])=0;&quot;-&quot;;SUM([.D10:.D30]))" table:style-name="ce12">
            <text:p>11,907<text:s/></text:p>
          </table:table-cell>
          <table:table-cell office:value-type="float" office:value="165" table:formula="of:=  IF(SUM([.E10:.E30])=0;&quot;-&quot;;SUM([.E10:.E30]))" table:style-name="ce12">
            <text:p>165<text:s/></text:p>
          </table:table-cell>
          <table:table-cell office:value-type="float" office:value="4.7200000000000006" table:formula="of:=  IF(SUM([.F10:.F30])=0;&quot;-&quot;;SUM([.F10:.F30]))" table:style-name="ce12">
            <text:p>5<text:s/></text:p>
          </table:table-cell>
          <table:table-cell office:value-type="float" office:value="76313" table:formula="of:=  IF(SUM([.G10:.G30])=0;&quot;-&quot;;SUM([.G10:.G30]))" table:style-name="ce12">
            <text:p>76,313<text:s/></text:p>
          </table:table-cell>
          <table:table-cell office:value-type="float" office:value="1104.348" table:formula="of:=  IF(SUM([.H10:.H30])=0;&quot;-&quot;;SUM([.H10:.H30]))" table:style-name="ce12">
            <text:p>1,104<text:s/></text:p>
          </table:table-cell>
          <table:table-cell office:value-type="float" office:value="900" table:formula="of:=  IF(SUM([.I10:.I30])=0;&quot;-&quot;;SUM([.I10:.I30]))" table:style-name="ce12">
            <text:p>900<text:s/></text:p>
          </table:table-cell>
          <table:table-cell office:value-type="float" office:value="4.7930000000000001" table:formula="of:=  IF(SUM([.J10:.J30])=0;&quot;-&quot;;SUM([.J10:.J30]))" table:style-name="ce12">
            <text:p>5<text:s/></text:p>
          </table:table-cell>
          <table:table-cell office:value-type="float" office:value="458324" table:formula="of:=  IF(SUM([.K10:.K30])=0;&quot;-&quot;;SUM([.K10:.K30]))" table:style-name="ce12">
            <text:p>458,324<text:s/></text:p>
          </table:table-cell>
          <table:table-cell office:value-type="float" office:value="1483.451" table:formula="of:=  IF(SUM([.L10:.L30])=0;&quot;-&quot;;SUM([.L10:.L30]))" table:style-name="ce12">
            <text:p>1,483<text:s/></text:p>
          </table:table-cell>
          <table:table-cell office:value-type="float" office:value="9280" table:formula="of:=  IF(SUM([.M10:.M30])=0;&quot;-&quot;;SUM([.M10:.M30]))" table:style-name="ce12">
            <text:p>9,280<text:s/></text:p>
          </table:table-cell>
          <table:table-cell office:value-type="float" office:value="56.192999999999998" table:formula="of:=  IF(SUM([.N10:.N30])=0;&quot;-&quot;;SUM([.N10:.N30]))" table:style-name="ce12">
            <text:p>5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8845" table:style-name="ce12">
            <text:p>8,845<text:s/></text:p>
          </table:table-cell>
          <table:table-cell office:value-type="float" office:value="231.27799999999999" table:style-name="ce12">
            <text:p>2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313" table:style-name="ce12">
            <text:p>76,313<text:s/></text:p>
          </table:table-cell>
          <table:table-cell office:value-type="float" office:value="1104.348" table:style-name="ce12">
            <text:p>1,10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5335" table:style-name="ce12">
            <text:p>435,335<text:s/></text:p>
          </table:table-cell>
          <table:table-cell office:value-type="float" office:value="1418.452" table:style-name="ce12">
            <text:p>1,4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600" table:style-name="ce12">
            <text:p>600<text:s/></text:p>
          </table:table-cell>
          <table:table-cell office:value-type="float" office:value="3.073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470" table:style-name="ce12">
            <text:p>2,470<text:s/></text:p>
          </table:table-cell>
          <table:table-cell office:value-type="float" office:value="24.76" table:style-name="ce12">
            <text:p>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" table:style-name="ce12">
            <text:p>80<text:s/></text:p>
          </table:table-cell>
          <table:table-cell office:value-type="float" office:value="1.5289999999999999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41532" table:style-name="ce12">
            <text:p>41,532<text:s/></text:p>
          </table:table-cell>
          <table:table-cell office:value-type="float" office:value="506.18799999999999" table:style-name="ce12">
            <text:p>506<text:s/></text:p>
          </table:table-cell>
          <table:table-cell office:value-type="float" office:value="120" table:style-name="ce12">
            <text:p>120<text:s/></text:p>
          </table:table-cell>
          <table:table-cell office:value-type="float" office:value="4.5910000000000002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652" table:style-name="ce12">
            <text:p>17,652<text:s/></text:p>
          </table:table-cell>
          <table:table-cell office:value-type="float" office:value="46.670999999999999" table:style-name="ce12">
            <text:p>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371858" table:style-name="ce12">
            <text:p>371,858<text:s/></text:p>
          </table:table-cell>
          <table:table-cell office:value-type="float" office:value="7650.5739999999996" table:style-name="ce12">
            <text:p>7,651<text:s/></text:p>
          </table:table-cell>
          <table:table-cell office:value-type="float" office:value="45" table:style-name="ce12">
            <text:p>45<text:s/></text:p>
          </table:table-cell>
          <table:table-cell office:value-type="float" office:value="0.12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0" table:style-name="ce12">
            <text:p>900<text:s/></text:p>
          </table:table-cell>
          <table:table-cell office:value-type="float" office:value="4.7930000000000001" table:style-name="ce12">
            <text:p>5<text:s/></text:p>
          </table:table-cell>
          <table:table-cell office:value-type="float" office:value="63" table:style-name="ce12">
            <text:p>63<text:s/></text:p>
          </table:table-cell>
          <table:table-cell office:value-type="float" office:value="0.11" table:style-name="ce12">
            <text:p>0<text:s/></text:p>
          </table:table-cell>
          <table:table-cell office:value-type="float" office:value="4342" table:style-name="ce12">
            <text:p>4,342<text:s/></text:p>
          </table:table-cell>
          <table:table-cell office:value-type="float" office:value="26.125" table:style-name="ce12">
            <text:p>2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" table:style-name="ce12">
            <text:p>4<text:s/></text:p>
          </table:table-cell>
          <table:table-cell office:value-type="float" office:value="3.5999999999999997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9845" table:style-name="ce12">
            <text:p>9,845<text:s/></text:p>
          </table:table-cell>
          <table:table-cell office:value-type="float" office:value="80.867999999999995" table:style-name="ce12">
            <text:p>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3" table:style-name="ce12">
            <text:p>103<text:s/></text:p>
          </table:table-cell>
          <table:table-cell office:value-type="float" office:value="0.97099999999999997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60" table:style-name="ce12">
            <text:p>4,760<text:s/></text:p>
          </table:table-cell>
          <table:table-cell office:value-type="float" office:value="14.324999999999999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786" table:style-name="ce12">
            <text:p>3,786<text:s/></text:p>
          </table:table-cell>
          <table:table-cell office:value-type="float" office:value="130.541" table:style-name="ce12">
            <text:p>1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0" table:style-name="ce12">
            <text:p>360<text:s/></text:p>
          </table:table-cell>
          <table:table-cell office:value-type="float" office:value="1.518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223157" table:style-name="ce12">
            <text:p>223,157<text:s/></text:p>
          </table:table-cell>
          <table:table-cell office:value-type="float" office:value="2823.1990000000001" table:style-name="ce12">
            <text:p>2,8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0" table:style-name="ce12">
            <text:p>460<text:s/></text:p>
          </table:table-cell>
          <table:table-cell office:value-type="float" office:value="3.609" table:style-name="ce12">
            <text:p>4<text:s/></text:p>
          </table:table-cell>
          <table:table-cell office:value-type="float" office:value="2675" table:style-name="ce12">
            <text:p>2,675<text:s/></text:p>
          </table:table-cell>
          <table:table-cell office:value-type="float" office:value="20.390999999999998" table:style-name="ce12">
            <text:p>2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5506" table:style-name="ce12">
            <text:p>15,506<text:s/></text:p>
          </table:table-cell>
          <table:table-cell office:value-type="float" office:value="414.84" table:style-name="ce12">
            <text:p>4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02" table:style-name="ce12">
            <text:p>1,702<text:s/></text:p>
          </table:table-cell>
          <table:table-cell office:value-type="float" office:value="4.8929999999999998" table:style-name="ce12">
            <text:p>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887" table:style-name="ce13">
            <text:p>887<text:s/></text:p>
          </table:table-cell>
          <table:table-cell office:value-type="float" office:value="41.841999999999999" table:style-name="ce13">
            <text:p>4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4" table:style-name="ce13">
            <text:p>54<text:s/></text:p>
          </table:table-cell>
          <table:table-cell office:value-type="float" office:value="0.28399999999999997" table:style-name="ce13">
            <text:p>0<text:s/></text:p>
          </table:table-cell>
          <table:table-cell office:value-type="float" office:value="18" table:style-name="ce13">
            <text:p>18<text:s/></text:p>
          </table:table-cell>
          <table:table-cell office:value-type="float" office:value="0.76600000000000001" table:style-name="ce13">
            <text:p>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墨魚</text:p>
          </table:table-cell>
          <table:covered-table-cell/>
          <table:table-cell office:value-type="string" table:number-columns-spanned="2" table:number-rows-spanned="1" table:style-name="ce28">
            <text:p>魷魚</text:p>
          </table:table-cell>
          <table:covered-table-cell/>
          <table:table-cell office:value-type="string" table:number-columns-spanned="2" table:number-rows-spanned="1" table:style-name="ce28">
            <text:p>鎖管</text:p>
          </table:table-cell>
          <table:covered-table-cell/>
          <table:table-cell office:value-type="string" table:number-columns-spanned="2" table:number-rows-spanned="1" table:style-name="ce28">
            <text:p>章魚</text:p>
          </table:table-cell>
          <table:covered-table-cell/>
          <table:table-cell office:value-type="string" table:number-columns-spanned="2" table:number-rows-spanned="1" table:style-name="ce28">
            <text:p>海參</text:p>
          </table:table-cell>
          <table:covered-table-cell/>
          <table:table-cell office:value-type="string" table:number-columns-spanned="2" table:number-rows-spanned="1" table:style-name="ce28">
            <text:p>海蜇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UTTLE FISH</text:p>
          </table:table-cell>
          <table:covered-table-cell/>
          <table:table-cell office:value-type="string" table:number-columns-spanned="2" table:number-rows-spanned="1" table:style-name="ce38">
            <text:p>SQUID</text:p>
          </table:table-cell>
          <table:covered-table-cell/>
          <table:table-cell office:value-type="string" table:number-columns-spanned="2" table:number-rows-spanned="1" table:style-name="ce38">
            <text:p>Neritic squid (Sepioteuthis spp.)</text:p>
          </table:table-cell>
          <table:covered-table-cell/>
          <table:table-cell office:value-type="string" table:number-columns-spanned="2" table:number-rows-spanned="1" table:style-name="ce38">
            <text:p>OCTOPUS</text:p>
          </table:table-cell>
          <table:covered-table-cell/>
          <table:table-cell office:value-type="string" table:number-columns-spanned="2" table:number-rows-spanned="1" table:style-name="ce38">
            <text:p>SEA-CUCUMBER</text:p>
          </table:table-cell>
          <table:covered-table-cell/>
          <table:table-cell office:value-type="string" table:number-columns-spanned="2" table:number-rows-spanned="1" table:style-name="ce38">
            <text:p>SEA BLUBB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39051" table:formula="of:=  IF(SUM([.C10:.C30])=0;&quot;-&quot;;SUM([.C10:.C30]))" table:style-name="ce12">
            <text:p>339,051<text:s/></text:p>
          </table:table-cell>
          <table:table-cell office:value-type="float" office:value="1280.8960000000002" table:formula="of:=  IF(SUM([.D10:.D30])=0;&quot;-&quot;;SUM([.D10:.D30]))" table:style-name="ce12">
            <text:p>1,281<text:s/></text:p>
          </table:table-cell>
          <table:table-cell office:value-type="float" office:value="35789188" table:formula="of:=  IF(SUM([.E10:.E30])=0;&quot;-&quot;;SUM([.E10:.E30]))" table:style-name="ce12">
            <text:p>35,789,188<text:s/></text:p>
          </table:table-cell>
          <table:table-cell office:value-type="float" office:value="50349.940999999999" table:formula="of:=  IF(SUM([.F10:.F30])=0;&quot;-&quot;;SUM([.F10:.F30]))" table:style-name="ce12">
            <text:p>50,350<text:s/></text:p>
          </table:table-cell>
          <table:table-cell office:value-type="float" office:value="292" table:formula="of:=  IF(SUM([.G10:.G30])=0;&quot;-&quot;;SUM([.G10:.G30]))" table:style-name="ce12">
            <text:p>292<text:s/></text:p>
          </table:table-cell>
          <table:table-cell office:value-type="float" office:value="5.218" table:formula="of:=  IF(SUM([.H10:.H30])=0;&quot;-&quot;;SUM([.H10:.H30]))" table:style-name="ce12">
            <text:p>5<text:s/></text:p>
          </table:table-cell>
          <table:table-cell office:value-type="float" office:value="163115" table:formula="of:=  IF(SUM([.I10:.I30])=0;&quot;-&quot;;SUM([.I10:.I30]))" table:style-name="ce12">
            <text:p>163,115<text:s/></text:p>
          </table:table-cell>
          <table:table-cell office:value-type="float" office:value="777.05399999999997" table:formula="of:=  IF(SUM([.J10:.J30])=0;&quot;-&quot;;SUM([.J10:.J30]))" table:style-name="ce12">
            <text:p>777<text:s/></text:p>
          </table:table-cell>
          <table:table-cell office:value-type="float" office:value="187275" table:formula="of:=  IF(SUM([.K10:.K30])=0;&quot;-&quot;;SUM([.K10:.K30]))" table:style-name="ce12">
            <text:p>187,275<text:s/></text:p>
          </table:table-cell>
          <table:table-cell office:value-type="float" office:value="3605.578" table:formula="of:=  IF(SUM([.L10:.L30])=0;&quot;-&quot;;SUM([.L10:.L30]))" table:style-name="ce12">
            <text:p>3,606<text:s/></text:p>
          </table:table-cell>
          <table:table-cell office:value-type="float" office:value="52887" table:formula="of:=  IF(SUM([.M10:.M30])=0;&quot;-&quot;;SUM([.M10:.M30]))" table:style-name="ce12">
            <text:p>52,887<text:s/></text:p>
          </table:table-cell>
          <table:table-cell office:value-type="float" office:value="307.291" table:formula="of:=  IF(SUM([.N10:.N30])=0;&quot;-&quot;;SUM([.N10:.N30]))" table:style-name="ce12">
            <text:p>30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24154" table:style-name="ce12">
            <text:p>2,024,154<text:s/></text:p>
          </table:table-cell>
          <table:table-cell office:value-type="float" office:value="1787.7729999999999" table:style-name="ce12">
            <text:p>1,78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5769" table:style-name="ce12">
            <text:p>315,769<text:s/></text:p>
          </table:table-cell>
          <table:table-cell office:value-type="float" office:value="399.51799999999997" table:style-name="ce12">
            <text:p>40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90" table:style-name="ce12">
            <text:p>2,490<text:s/></text:p>
          </table:table-cell>
          <table:table-cell office:value-type="float" office:value="14.776" table:style-name="ce12">
            <text:p>1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5058" table:style-name="ce12">
            <text:p>75,058<text:s/></text:p>
          </table:table-cell>
          <table:table-cell office:value-type="float" office:value="145.66399999999999" table:style-name="ce12">
            <text:p>146<text:s/></text:p>
          </table:table-cell>
          <table:table-cell office:value-type="float" office:value="13456515" table:style-name="ce12">
            <text:p>13,456,515<text:s/></text:p>
          </table:table-cell>
          <table:table-cell office:value-type="float" office:value="10077.591" table:style-name="ce12">
            <text:p>10,078<text:s/></text:p>
          </table:table-cell>
          <table:table-cell office:value-type="float" office:value="156" table:style-name="ce12">
            <text:p>156<text:s/></text:p>
          </table:table-cell>
          <table:table-cell office:value-type="float" office:value="3.3119999999999998" table:style-name="ce12">
            <text:p>3<text:s/></text:p>
          </table:table-cell>
          <table:table-cell office:value-type="float" office:value="76171" table:style-name="ce12">
            <text:p>76,171<text:s/></text:p>
          </table:table-cell>
          <table:table-cell office:value-type="float" office:value="36.143999999999998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24372" table:style-name="ce12">
            <text:p>124,372<text:s/></text:p>
          </table:table-cell>
          <table:table-cell office:value-type="float" office:value="536.31100000000004" table:style-name="ce12">
            <text:p>536<text:s/></text:p>
          </table:table-cell>
          <table:table-cell office:value-type="float" office:value="3038842" table:style-name="ce12">
            <text:p>3,038,842<text:s/></text:p>
          </table:table-cell>
          <table:table-cell office:value-type="float" office:value="11017.700999999999" table:style-name="ce12">
            <text:p>11,018<text:s/></text:p>
          </table:table-cell>
          <table:table-cell office:value-type="float" office:value="105" table:style-name="ce12">
            <text:p>105<text:s/></text:p>
          </table:table-cell>
          <table:table-cell office:value-type="float" office:value="1.8049999999999999" table:style-name="ce12">
            <text:p>2<text:s/></text:p>
          </table:table-cell>
          <table:table-cell office:value-type="float" office:value="19404" table:style-name="ce12">
            <text:p>19,404<text:s/></text:p>
          </table:table-cell>
          <table:table-cell office:value-type="float" office:value="266.60199999999998" table:style-name="ce12">
            <text:p>267<text:s/></text:p>
          </table:table-cell>
          <table:table-cell office:value-type="float" office:value="43980" table:style-name="ce12">
            <text:p>43,980<text:s/></text:p>
          </table:table-cell>
          <table:table-cell office:value-type="float" office:value="582.74400000000003" table:style-name="ce12">
            <text:p>5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79362" table:style-name="ce12">
            <text:p>779,362<text:s/></text:p>
          </table:table-cell>
          <table:table-cell office:value-type="float" office:value="818.40200000000004" table:style-name="ce12">
            <text:p>8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07878" table:style-name="ce12">
            <text:p>107,878<text:s/></text:p>
          </table:table-cell>
          <table:table-cell office:value-type="float" office:value="484.42" table:style-name="ce12">
            <text:p>484<text:s/></text:p>
          </table:table-cell>
          <table:table-cell office:value-type="float" office:value="1056165" table:style-name="ce12">
            <text:p>1,056,165<text:s/></text:p>
          </table:table-cell>
          <table:table-cell office:value-type="float" office:value="5260.5240000000003" table:style-name="ce12">
            <text:p>5,261<text:s/></text:p>
          </table:table-cell>
          <table:table-cell office:value-type="float" office:value="31" table:style-name="ce12">
            <text:p>31<text:s/></text:p>
          </table:table-cell>
          <table:table-cell office:value-type="float" office:value="0.10100000000000001" table:style-name="ce12">
            <text:p>0<text:s/></text:p>
          </table:table-cell>
          <table:table-cell office:value-type="float" office:value="16814" table:style-name="ce12">
            <text:p>16,814<text:s/></text:p>
          </table:table-cell>
          <table:table-cell office:value-type="float" office:value="92.503" table:style-name="ce12">
            <text:p>93<text:s/></text:p>
          </table:table-cell>
          <table:table-cell office:value-type="float" office:value="94339" table:style-name="ce12">
            <text:p>94,339<text:s/></text:p>
          </table:table-cell>
          <table:table-cell office:value-type="float" office:value="2371.4609999999998" table:style-name="ce12">
            <text:p>2,3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8" table:style-name="ce12">
            <text:p>48<text:s/></text:p>
          </table:table-cell>
          <table:table-cell office:value-type="float" office:value="0.19800000000000001" table:style-name="ce12">
            <text:p>0<text:s/></text:p>
          </table:table-cell>
          <table:table-cell office:value-type="float" office:value="1715687" table:style-name="ce12">
            <text:p>1,715,687<text:s/></text:p>
          </table:table-cell>
          <table:table-cell office:value-type="float" office:value="1514.7190000000001" table:style-name="ce12">
            <text:p>1,5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5034" table:style-name="ce12">
            <text:p>425,034<text:s/></text:p>
          </table:table-cell>
          <table:table-cell office:value-type="float" office:value="279.577" table:style-name="ce12">
            <text:p>28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596" table:style-name="ce12">
            <text:p>596<text:s/></text:p>
          </table:table-cell>
          <table:table-cell office:value-type="float" office:value="7.4969999999999999" table:style-name="ce12">
            <text:p>7<text:s/></text:p>
          </table:table-cell>
          <table:table-cell office:value-type="float" office:value="679757" table:style-name="ce12">
            <text:p>679,757<text:s/></text:p>
          </table:table-cell>
          <table:table-cell office:value-type="float" office:value="1710.548" table:style-name="ce12">
            <text:p>1,7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664" table:style-name="ce12">
            <text:p>16,664<text:s/></text:p>
          </table:table-cell>
          <table:table-cell office:value-type="float" office:value="169.89" table:style-name="ce12">
            <text:p>170<text:s/></text:p>
          </table:table-cell>
          <table:table-cell office:value-type="float" office:value="31792" table:style-name="ce12">
            <text:p>31,792<text:s/></text:p>
          </table:table-cell>
          <table:table-cell office:value-type="float" office:value="401.351" table:style-name="ce12">
            <text:p>40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5" table:style-name="ce12">
            <text:p>65<text:s/></text:p>
          </table:table-cell>
          <table:table-cell office:value-type="float" office:value="0.36799999999999999" table:style-name="ce12">
            <text:p>0<text:s/></text:p>
          </table:table-cell>
          <table:table-cell office:value-type="float" office:value="4224873" table:style-name="ce12">
            <text:p>4,224,873<text:s/></text:p>
          </table:table-cell>
          <table:table-cell office:value-type="float" office:value="2797.4009999999998" table:style-name="ce12">
            <text:p>2,79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85" table:style-name="ce12">
            <text:p>5,085<text:s/></text:p>
          </table:table-cell>
          <table:table-cell office:value-type="float" office:value="7.3739999999999997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588" table:style-name="ce12">
            <text:p>588<text:s/></text:p>
          </table:table-cell>
          <table:table-cell office:value-type="float" office:value="0.33700000000000002" table:style-name="ce12">
            <text:p>0<text:s/></text:p>
          </table:table-cell>
          <table:table-cell office:value-type="float" office:value="76087" table:style-name="ce12">
            <text:p>76,087<text:s/></text:p>
          </table:table-cell>
          <table:table-cell office:value-type="float" office:value="65.42" table:style-name="ce12">
            <text:p>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" table:style-name="ce12">
            <text:p>192<text:s/></text:p>
          </table:table-cell>
          <table:table-cell office:value-type="float" office:value="0.117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0192" table:style-name="ce12">
            <text:p>10,192<text:s/></text:p>
          </table:table-cell>
          <table:table-cell office:value-type="float" office:value="46.679000000000002" table:style-name="ce12">
            <text:p>47<text:s/></text:p>
          </table:table-cell>
          <table:table-cell office:value-type="float" office:value="292448" table:style-name="ce12">
            <text:p>292,448<text:s/></text:p>
          </table:table-cell>
          <table:table-cell office:value-type="float" office:value="1133.5060000000001" table:style-name="ce12">
            <text:p>1,1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" table:style-name="ce12">
            <text:p>120<text:s/></text:p>
          </table:table-cell>
          <table:table-cell office:value-type="float" office:value="1.316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0.2710000000000000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96" table:style-name="ce12">
            <text:p>396<text:s/></text:p>
          </table:table-cell>
          <table:table-cell office:value-type="float" office:value="2.0289999999999999" table:style-name="ce12">
            <text:p>2<text:s/></text:p>
          </table:table-cell>
          <table:table-cell office:value-type="float" office:value="368764" table:style-name="ce12">
            <text:p>368,764<text:s/></text:p>
          </table:table-cell>
          <table:table-cell office:value-type="float" office:value="777.85400000000004" table:style-name="ce12">
            <text:p>7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62" table:style-name="ce12">
            <text:p>3,662<text:s/></text:p>
          </table:table-cell>
          <table:table-cell office:value-type="float" office:value="37.68" table:style-name="ce12">
            <text:p>38<text:s/></text:p>
          </table:table-cell>
          <table:table-cell office:value-type="float" office:value="13164" table:style-name="ce12">
            <text:p>13,164<text:s/></text:p>
          </table:table-cell>
          <table:table-cell office:value-type="float" office:value="184.083" table:style-name="ce12">
            <text:p>184<text:s/></text:p>
          </table:table-cell>
          <table:table-cell office:value-type="float" office:value="41584" table:style-name="ce12">
            <text:p>41,584<text:s/></text:p>
          </table:table-cell>
          <table:table-cell office:value-type="float" office:value="253.36699999999999" table:style-name="ce12">
            <text:p>25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480" table:style-name="ce12">
            <text:p>16,480<text:s/></text:p>
          </table:table-cell>
          <table:table-cell office:value-type="float" office:value="11.377000000000001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1490" table:style-name="ce12">
            <text:p>291,490<text:s/></text:p>
          </table:table-cell>
          <table:table-cell office:value-type="float" office:value="470.774" table:style-name="ce12">
            <text:p>4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00058" table:style-name="ce12">
            <text:p>1,800,058<text:s/></text:p>
          </table:table-cell>
          <table:table-cell office:value-type="float" office:value="1386.847" table:style-name="ce12">
            <text:p>1,3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" table:style-name="ce12">
            <text:p>88<text:s/></text:p>
          </table:table-cell>
          <table:table-cell office:value-type="float" office:value="0.6810000000000000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9346" table:style-name="ce12">
            <text:p>19,346<text:s/></text:p>
          </table:table-cell>
          <table:table-cell office:value-type="float" office:value="54.448999999999998" table:style-name="ce12">
            <text:p>54<text:s/></text:p>
          </table:table-cell>
          <table:table-cell office:value-type="float" office:value="1766001" table:style-name="ce12">
            <text:p>1,766,001<text:s/></text:p>
          </table:table-cell>
          <table:table-cell office:value-type="float" office:value="2592.9520000000002" table:style-name="ce12">
            <text:p>2,59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058" table:style-name="ce12">
            <text:p>23,058<text:s/></text:p>
          </table:table-cell>
          <table:table-cell office:value-type="float" office:value="143.15799999999999" table:style-name="ce12">
            <text:p>1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10" table:style-name="ce12">
            <text:p>8,810<text:s/></text:p>
          </table:table-cell>
          <table:table-cell office:value-type="float" office:value="38.877000000000002" table:style-name="ce12">
            <text:p>3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291" table:style-name="ce12">
            <text:p>24,291<text:s/></text:p>
          </table:table-cell>
          <table:table-cell office:value-type="float" office:value="19.940000000000001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" table:style-name="ce12">
            <text:p>123<text:s/></text:p>
          </table:table-cell>
          <table:table-cell office:value-type="float" office:value="1.3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9" table:style-name="ce12">
            <text:p>9<text:s/></text:p>
          </table:table-cell>
          <table:table-cell office:value-type="float" office:value="4.9000000000000002E-2" table:style-name="ce12">
            <text:p>0<text:s/></text:p>
          </table:table-cell>
          <table:table-cell office:value-type="float" office:value="513276" table:style-name="ce12">
            <text:p>513,276<text:s/></text:p>
          </table:table-cell>
          <table:table-cell office:value-type="float" office:value="362.61200000000002" table:style-name="ce12">
            <text:p>36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03" table:style-name="ce13">
            <text:p>503<text:s/></text:p>
          </table:table-cell>
          <table:table-cell office:value-type="float" office:value="2.895" table:style-name="ce13">
            <text:p>3<text:s/></text:p>
          </table:table-cell>
          <table:table-cell office:value-type="float" office:value="2924012" table:style-name="ce13">
            <text:p>2,924,012<text:s/></text:p>
          </table:table-cell>
          <table:table-cell office:value-type="float" office:value="7863.5150000000003" table:style-name="ce13">
            <text:p>7,864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857" table:style-name="ce13">
            <text:p>1,857<text:s/></text:p>
          </table:table-cell>
          <table:table-cell office:value-type="float" office:value="21.588000000000001" table:style-name="ce13">
            <text:p>22<text:s/></text:p>
          </table:table-cell>
          <table:table-cell office:value-type="float" office:value="4000" table:style-name="ce13">
            <text:p>4,000<text:s/></text:p>
          </table:table-cell>
          <table:table-cell office:value-type="float" office:value="65.938999999999993" table:style-name="ce13">
            <text:p>6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螺</text:p>
          </table:table-cell>
          <table:covered-table-cell/>
          <table:table-cell office:value-type="string" table:number-columns-spanned="2" table:number-rows-spanned="1" table:style-name="ce28">
            <text:p>海螺</text:p>
          </table:table-cell>
          <table:covered-table-cell/>
          <table:table-cell office:value-type="string" table:number-columns-spanned="2" table:number-rows-spanned="1" table:style-name="ce28">
            <text:p>海瓜子</text:p>
          </table:table-cell>
          <table:covered-table-cell/>
          <table:table-cell office:value-type="string" table:number-columns-spanned="2" table:number-rows-spanned="1" table:style-name="ce28">
            <text:p>其他軟體類</text:p>
          </table:table-cell>
          <table:covered-table-cell/>
          <table:table-cell office:value-type="string" table:number-columns-spanned="2" table:number-rows-spanned="1" table:style-name="ce28">
            <text:p>海膽</text:p>
          </table:table-cell>
          <table:covered-table-cell/>
          <table:table-cell office:value-type="string" table:number-columns-spanned="2" table:number-rows-spanned="1" table:style-name="ce28">
            <text:p>蛙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NAIL</text:p>
          </table:table-cell>
          <table:covered-table-cell/>
          <table:table-cell office:value-type="string" table:number-columns-spanned="2" table:number-rows-spanned="1" table:style-name="ce38">
            <text:p>TOP SHELL</text:p>
          </table:table-cell>
          <table:covered-table-cell/>
          <table:table-cell office:value-type="string" table:number-columns-spanned="2" table:number-rows-spanned="1" table:style-name="ce38">
            <text:p>RUDITAPE PHILIPPIMARUM</text:p>
          </table:table-cell>
          <table:covered-table-cell/>
          <table:table-cell office:value-type="string" table:number-columns-spanned="2" table:number-rows-spanned="1" table:style-name="ce38">
            <text:p>OTH. MOLLUSCS &amp; INVERTEBRATE</text:p>
          </table:table-cell>
          <table:covered-table-cell/>
          <table:table-cell office:value-type="string" table:number-columns-spanned="2" table:number-rows-spanned="1" table:style-name="ce38">
            <text:p>Sea urchins</text:p>
          </table:table-cell>
          <table:covered-table-cell/>
          <table:table-cell office:value-type="string" table:number-columns-spanned="2" table:number-rows-spanned="1" table:style-name="ce38">
            <text:p>FRO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118" table:formula="of:=  IF(SUM([.C10:.C30])=0;&quot;-&quot;;SUM([.C10:.C30]))" table:style-name="ce12">
            <text:p>13,118<text:s/></text:p>
          </table:table-cell>
          <table:table-cell office:value-type="float" office:value="124.13699999999999" table:formula="of:=  IF(SUM([.D10:.D30])=0;&quot;-&quot;;SUM([.D10:.D30]))" table:style-name="ce12">
            <text:p>124<text:s/></text:p>
          </table:table-cell>
          <table:table-cell office:value-type="float" office:value="72662" table:formula="of:=  IF(SUM([.E10:.E30])=0;&quot;-&quot;;SUM([.E10:.E30]))" table:style-name="ce12">
            <text:p>72,662<text:s/></text:p>
          </table:table-cell>
          <table:table-cell office:value-type="float" office:value="633.01499999999999" table:formula="of:=  IF(SUM([.F10:.F30])=0;&quot;-&quot;;SUM([.F10:.F30]))" table:style-name="ce12">
            <text:p>633<text:s/></text:p>
          </table:table-cell>
          <table:table-cell office:value-type="float" office:value="1920" table:formula="of:=  IF(SUM([.G10:.G30])=0;&quot;-&quot;;SUM([.G10:.G30]))" table:style-name="ce12">
            <text:p>1,920<text:s/></text:p>
          </table:table-cell>
          <table:table-cell office:value-type="float" office:value="3.1389999999999998" table:formula="of:=  IF(SUM([.H10:.H30])=0;&quot;-&quot;;SUM([.H10:.H30]))" table:style-name="ce12">
            <text:p>3<text:s/></text:p>
          </table:table-cell>
          <table:table-cell office:value-type="float" office:value="11739713" table:formula="of:=  IF(SUM([.I10:.I30])=0;&quot;-&quot;;SUM([.I10:.I30]))" table:style-name="ce12">
            <text:p>11,739,713<text:s/></text:p>
          </table:table-cell>
          <table:table-cell office:value-type="float" office:value="20912.407000000003" table:formula="of:=  IF(SUM([.J10:.J30])=0;&quot;-&quot;;SUM([.J10:.J30]))" table:style-name="ce12">
            <text:p>20,912<text:s/></text:p>
          </table:table-cell>
          <table:table-cell office:value-type="float" office:value="918" table:formula="of:=  IF(SUM([.K10:.K30])=0;&quot;-&quot;;SUM([.K10:.K30]))" table:style-name="ce12">
            <text:p>918<text:s/></text:p>
          </table:table-cell>
          <table:table-cell office:value-type="float" office:value="4.0519999999999996" table:formula="of:=  IF(SUM([.L10:.L30])=0;&quot;-&quot;;SUM([.L10:.L30]))" table:style-name="ce12">
            <text:p>4<text:s/></text:p>
          </table:table-cell>
          <table:table-cell office:value-type="float" office:value="834228" table:formula="of:=  IF(SUM([.M10:.M30])=0;&quot;-&quot;;SUM([.M10:.M30]))" table:style-name="ce12">
            <text:p>834,228<text:s/></text:p>
          </table:table-cell>
          <table:table-cell office:value-type="float" office:value="1635.9870000000001" table:formula="of:=  IF(SUM([.N10:.N30])=0;&quot;-&quot;;SUM([.N10:.N30]))" table:style-name="ce12">
            <text:p>1,63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" table:style-name="ce12">
            <text:p>1<text:s/></text:p>
          </table:table-cell>
          <table:table-cell office:value-type="float" office:value="1.231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877" table:style-name="ce12">
            <text:p>102,877<text:s/></text:p>
          </table:table-cell>
          <table:table-cell office:value-type="float" office:value="127.074" table:style-name="ce12">
            <text:p>1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231" table:style-name="ce12">
            <text:p>11,231<text:s/></text:p>
          </table:table-cell>
          <table:table-cell office:value-type="float" office:value="115.821" table:style-name="ce12">
            <text:p>11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3" table:style-name="ce12">
            <text:p>13<text:s/></text:p>
          </table:table-cell>
          <table:table-cell office:value-type="float" office:value="0.04" table:style-name="ce12">
            <text:p>0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3.274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9334" table:style-name="ce12">
            <text:p>149,334<text:s/></text:p>
          </table:table-cell>
          <table:table-cell office:value-type="float" office:value="194.47900000000001" table:style-name="ce12">
            <text:p>1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" table:style-name="ce12">
            <text:p>4<text:s/></text:p>
          </table:table-cell>
          <table:table-cell office:value-type="float" office:value="0.157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65" table:style-name="ce12">
            <text:p>265<text:s/></text:p>
          </table:table-cell>
          <table:table-cell office:value-type="float" office:value="1.93" table:style-name="ce12">
            <text:p>2<text:s/></text:p>
          </table:table-cell>
          <table:table-cell office:value-type="float" office:value="72" table:style-name="ce12">
            <text:p>72<text:s/></text:p>
          </table:table-cell>
          <table:table-cell office:value-type="float" office:value="0.28199999999999997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216" table:style-name="ce12">
            <text:p>37,216<text:s/></text:p>
          </table:table-cell>
          <table:table-cell office:value-type="float" office:value="88.879000000000005" table:style-name="ce12">
            <text:p>8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7372" table:style-name="ce12">
            <text:p>77,372<text:s/></text:p>
          </table:table-cell>
          <table:table-cell office:value-type="float" office:value="58.453000000000003" table:style-name="ce12">
            <text:p>5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541" table:style-name="ce12">
            <text:p>541<text:s/></text:p>
          </table:table-cell>
          <table:table-cell office:value-type="float" office:value="6.2409999999999997" table:style-name="ce12">
            <text:p>6<text:s/></text:p>
          </table:table-cell>
          <table:table-cell office:value-type="float" office:value="6000" table:style-name="ce12">
            <text:p>6,000<text:s/></text:p>
          </table:table-cell>
          <table:table-cell office:value-type="float" office:value="19.129000000000001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79856" table:style-name="ce12">
            <text:p>1,479,856<text:s/></text:p>
          </table:table-cell>
          <table:table-cell office:value-type="float" office:value="4067.3229999999999" table:style-name="ce12">
            <text:p>4,0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6500" table:style-name="ce12">
            <text:p>496,500<text:s/></text:p>
          </table:table-cell>
          <table:table-cell office:value-type="float" office:value="987.67200000000003" table:style-name="ce12">
            <text:p>98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720" table:style-name="ce12">
            <text:p>135,720<text:s/></text:p>
          </table:table-cell>
          <table:table-cell office:value-type="float" office:value="84.138000000000005" table:style-name="ce12">
            <text:p>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34" table:style-name="ce12">
            <text:p>1,134<text:s/></text:p>
          </table:table-cell>
          <table:table-cell office:value-type="float" office:value="12.651" table:style-name="ce12">
            <text:p>13<text:s/></text:p>
          </table:table-cell>
          <table:table-cell office:value-type="float" office:value="36458" table:style-name="ce12">
            <text:p>36,458<text:s/></text:p>
          </table:table-cell>
          <table:table-cell office:value-type="float" office:value="390.95299999999997" table:style-name="ce12">
            <text:p>3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432" table:style-name="ce12">
            <text:p>45,432<text:s/></text:p>
          </table:table-cell>
          <table:table-cell office:value-type="float" office:value="243.238" table:style-name="ce12">
            <text:p>2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" table:style-name="ce12">
            <text:p>99<text:s/></text:p>
          </table:table-cell>
          <table:table-cell office:value-type="float" office:value="19.143999999999998" table:style-name="ce12">
            <text:p>1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40441" table:style-name="ce12">
            <text:p>1,340,441<text:s/></text:p>
          </table:table-cell>
          <table:table-cell office:value-type="float" office:value="943.98400000000004" table:style-name="ce12">
            <text:p>9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" table:style-name="ce12">
            <text:p>1<text:s/></text:p>
          </table:table-cell>
          <table:table-cell office:value-type="float" office:value="6.2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1525" table:style-name="ce12">
            <text:p>471,525<text:s/></text:p>
          </table:table-cell>
          <table:table-cell office:value-type="float" office:value="322.62400000000002" table:style-name="ce12">
            <text:p>3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600" table:style-name="ce12">
            <text:p>600<text:s/></text:p>
          </table:table-cell>
          <table:table-cell office:value-type="float" office:value="5.5579999999999998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5045" table:style-name="ce12">
            <text:p>425,045<text:s/></text:p>
          </table:table-cell>
          <table:table-cell office:value-type="float" office:value="1268.5060000000001" table:style-name="ce12">
            <text:p>1,26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" table:style-name="ce12">
            <text:p>3<text:s/></text:p>
          </table:table-cell>
          <table:table-cell office:value-type="float" office:value="3.3000000000000002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24525" table:style-name="ce12">
            <text:p>4,824,525<text:s/></text:p>
          </table:table-cell>
          <table:table-cell office:value-type="float" office:value="3326.848" table:style-name="ce12">
            <text:p>3,3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text:s/></text:p>
          </table:table-cell>
          <table:table-cell office:value-type="float" office:value="0.78700000000000003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752" table:style-name="ce12">
            <text:p>1,752<text:s/></text:p>
          </table:table-cell>
          <table:table-cell office:value-type="float" office:value="5.9539999999999997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85403" table:style-name="ce12">
            <text:p>1,685,403<text:s/></text:p>
          </table:table-cell>
          <table:table-cell office:value-type="float" office:value="6515.799" table:style-name="ce12">
            <text:p>6,5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text:s/></text:p>
          </table:table-cell>
          <table:table-cell office:value-type="float" office:value="0.90700000000000003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768" table:style-name="ce12">
            <text:p>1,768<text:s/></text:p>
          </table:table-cell>
          <table:table-cell office:value-type="float" office:value="17.198" table:style-name="ce12">
            <text:p>17<text:s/></text:p>
          </table:table-cell>
          <table:table-cell office:value-type="float" office:value="19560" table:style-name="ce12">
            <text:p>19,560<text:s/></text:p>
          </table:table-cell>
          <table:table-cell office:value-type="float" office:value="195.64" table:style-name="ce12">
            <text:p>19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994" table:style-name="ce12">
            <text:p>63,994<text:s/></text:p>
          </table:table-cell>
          <table:table-cell office:value-type="float" office:value="406.94900000000001" table:style-name="ce12">
            <text:p>407<text:s/></text:p>
          </table:table-cell>
          <table:table-cell office:value-type="float" office:value="918" table:style-name="ce12">
            <text:p>918<text:s/></text:p>
          </table:table-cell>
          <table:table-cell office:value-type="float" office:value="4.0519999999999996" table:style-name="ce12">
            <text:p>4<text:s/></text:p>
          </table:table-cell>
          <table:table-cell office:value-type="float" office:value="249000" table:style-name="ce12">
            <text:p>249,000<text:s/></text:p>
          </table:table-cell>
          <table:table-cell office:value-type="float" office:value="441.16899999999998" table:style-name="ce12">
            <text:p>44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4.18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" table:style-name="ce12">
            <text:p>5<text:s/></text:p>
          </table:table-cell>
          <table:table-cell office:value-type="float" office:value="0.5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6902" table:style-name="ce12">
            <text:p>6,902<text:s/></text:p>
          </table:table-cell>
          <table:table-cell office:value-type="float" office:value="52.225999999999999" table:style-name="ce12">
            <text:p>52<text:s/></text:p>
          </table:table-cell>
          <table:table-cell office:value-type="float" office:value="10200" table:style-name="ce12">
            <text:p>10,200<text:s/></text:p>
          </table:table-cell>
          <table:table-cell office:value-type="float" office:value="22.77" table:style-name="ce12">
            <text:p>23<text:s/></text:p>
          </table:table-cell>
          <table:table-cell office:value-type="float" office:value="1920" table:style-name="ce12">
            <text:p>1,920<text:s/></text:p>
          </table:table-cell>
          <table:table-cell office:value-type="float" office:value="3.1389999999999998" table:style-name="ce12">
            <text:p>3<text:s/></text:p>
          </table:table-cell>
          <table:table-cell office:value-type="float" office:value="24615" table:style-name="ce12">
            <text:p>24,615<text:s/></text:p>
          </table:table-cell>
          <table:table-cell office:value-type="float" office:value="96.738" table:style-name="ce12">
            <text:p>9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" table:style-name="ce12">
            <text:p>5<text:s/></text:p>
          </table:table-cell>
          <table:table-cell office:value-type="float" office:value="7.8159999999999998" table:style-name="ce12">
            <text:p>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1" table:style-name="ce12">
            <text:p>1<text:s/></text:p>
          </table:table-cell>
          <table:table-cell office:value-type="float" office:value="7.0000000000000007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036" table:style-name="ce12">
            <text:p>18,036<text:s/></text:p>
          </table:table-cell>
          <table:table-cell office:value-type="float" office:value="15.573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.3370000000000002" table:style-name="ce12">
            <text:p>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0" table:style-name="ce12">
            <text:p>10,000<text:s/></text:p>
          </table:table-cell>
          <table:table-cell office:value-type="float" office:value="11.361000000000001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38" table:style-name="ce13">
            <text:p>138<text:s/></text:p>
          </table:table-cell>
          <table:table-cell office:value-type="float" office:value="21.004999999999999" table:style-name="ce13">
            <text:p>21<text:s/></text:p>
          </table:table-cell>
          <table:table-cell office:value-type="float" office:value="72" table:style-name="ce13">
            <text:p>72<text:s/></text:p>
          </table:table-cell>
          <table:table-cell office:value-type="float" office:value="0.96599999999999997" table:style-name="ce13">
            <text:p>1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24689" table:style-name="ce13">
            <text:p>924,689<text:s/></text:p>
          </table:table-cell>
          <table:table-cell office:value-type="float" office:value="3194.2130000000002" table:style-name="ce13">
            <text:p>3,194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style-name="ce13">
            <text:p>7<text:s/></text:p>
          </table:table-cell>
          <table:table-cell office:value-type="float" office:value="1.6619999999999999" table:style-name="ce13">
            <text:p>2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鱉</text:p>
          </table:table-cell>
          <table:covered-table-cell/>
          <table:table-cell office:value-type="string" table:number-columns-spanned="2" table:number-rows-spanned="1" table:style-name="ce28">
            <text:p>魚子醬</text:p>
          </table:table-cell>
          <table:covered-table-cell/>
          <table:table-cell office:value-type="string" table:number-columns-spanned="2" table:number-rows-spanned="1" table:style-name="ce28">
            <text:p>魚卵</text:p>
          </table:table-cell>
          <table:covered-table-cell/>
          <table:table-cell office:value-type="string" table:number-columns-spanned="2" table:number-rows-spanned="1" table:style-name="ce28">
            <text:p>魚翅</text:p>
          </table:table-cell>
          <table:covered-table-cell/>
          <table:table-cell office:value-type="string" table:number-columns-spanned="2" table:number-rows-spanned="1" table:style-name="ce28">
            <text:p>魚皮</text:p>
          </table:table-cell>
          <table:covered-table-cell/>
          <table:table-cell office:value-type="string" table:number-columns-spanned="2" table:number-rows-spanned="1" table:style-name="ce28">
            <text:p>魚溶漿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OFT-SHELL TURTLE</text:p>
          </table:table-cell>
          <table:covered-table-cell/>
          <table:table-cell office:value-type="string" table:number-columns-spanned="2" table:number-rows-spanned="1" table:style-name="ce38">
            <text:p>CAVIER</text:p>
          </table:table-cell>
          <table:covered-table-cell/>
          <table:table-cell office:value-type="string" table:number-columns-spanned="2" table:number-rows-spanned="1" table:style-name="ce38">
            <text:p>FISH ROE</text:p>
          </table:table-cell>
          <table:covered-table-cell/>
          <table:table-cell office:value-type="string" table:number-columns-spanned="2" table:number-rows-spanned="1" table:style-name="ce38">
            <text:p>SHARK FIN</text:p>
          </table:table-cell>
          <table:covered-table-cell/>
          <table:table-cell office:value-type="string" table:number-columns-spanned="2" table:number-rows-spanned="1" table:style-name="ce38">
            <text:p>FISH SKIN</text:p>
          </table:table-cell>
          <table:covered-table-cell/>
          <table:table-cell office:value-type="string" table:number-columns-spanned="2" table:number-rows-spanned="1" table:style-name="ce38">
            <text:p>FISH SOLUBL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754361" table:formula="of:=  IF(SUM([.C10:.C30])=0;&quot;-&quot;;SUM([.C10:.C30]))" table:style-name="ce12">
            <text:p>754,361<text:s/></text:p>
          </table:table-cell>
          <table:table-cell office:value-type="float" office:value="2838.6130000000003" table:formula="of:=  IF(SUM([.D10:.D30])=0;&quot;-&quot;;SUM([.D10:.D30]))" table:style-name="ce12">
            <text:p>2,839<text:s/></text:p>
          </table:table-cell>
          <table:table-cell office:value-type="float" office:value="1693" table:formula="of:=  IF(SUM([.E10:.E30])=0;&quot;-&quot;;SUM([.E10:.E30]))" table:style-name="ce12">
            <text:p>1,693<text:s/></text:p>
          </table:table-cell>
          <table:table-cell office:value-type="float" office:value="23.597000000000001" table:formula="of:=  IF(SUM([.F10:.F30])=0;&quot;-&quot;;SUM([.F10:.F30]))" table:style-name="ce12">
            <text:p>24<text:s/></text:p>
          </table:table-cell>
          <table:table-cell office:value-type="float" office:value="932086" table:formula="of:=  IF(SUM([.G10:.G30])=0;&quot;-&quot;;SUM([.G10:.G30]))" table:style-name="ce12">
            <text:p>932,086<text:s/></text:p>
          </table:table-cell>
          <table:table-cell office:value-type="float" office:value="10421.884999999998" table:formula="of:=  IF(SUM([.H10:.H30])=0;&quot;-&quot;;SUM([.H10:.H30]))" table:style-name="ce12">
            <text:p>10,422<text:s/></text:p>
          </table:table-cell>
          <table:table-cell office:value-type="float" office:value="735518" table:formula="of:=  IF(SUM([.I10:.I30])=0;&quot;-&quot;;SUM([.I10:.I30]))" table:style-name="ce12">
            <text:p>735,518<text:s/></text:p>
          </table:table-cell>
          <table:table-cell office:value-type="float" office:value="7176.1359999999995" table:formula="of:=  IF(SUM([.J10:.J30])=0;&quot;-&quot;;SUM([.J10:.J30]))" table:style-name="ce12">
            <text:p>7,176<text:s/></text:p>
          </table:table-cell>
          <table:table-cell office:value-type="float" office:value="148275" table:formula="of:=  IF(SUM([.K10:.K30])=0;&quot;-&quot;;SUM([.K10:.K30]))" table:style-name="ce12">
            <text:p>148,275<text:s/></text:p>
          </table:table-cell>
          <table:table-cell office:value-type="float" office:value="187.14500000000001" table:formula="of:=  IF(SUM([.L10:.L30])=0;&quot;-&quot;;SUM([.L10:.L30]))" table:style-name="ce12">
            <text:p>187<text:s/></text:p>
          </table:table-cell>
          <table:table-cell office:value-type="float" office:value="3680" table:formula="of:=  IF(SUM([.M10:.M30])=0;&quot;-&quot;;SUM([.M10:.M30]))" table:style-name="ce12">
            <text:p>3,680<text:s/></text:p>
          </table:table-cell>
          <table:table-cell office:value-type="float" office:value="5.7690000000000001" table:formula="of:=  IF(SUM([.N10:.N30])=0;&quot;-&quot;;SUM([.N10:.N30]))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937" table:style-name="ce12">
            <text:p>2,937<text:s/></text:p>
          </table:table-cell>
          <table:table-cell office:value-type="float" office:value="178.60599999999999" table:style-name="ce12">
            <text:p>1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354" table:style-name="ce12">
            <text:p>100,354<text:s/></text:p>
          </table:table-cell>
          <table:table-cell office:value-type="float" office:value="983.51099999999997" table:style-name="ce12">
            <text:p>984<text:s/></text:p>
          </table:table-cell>
          <table:table-cell office:value-type="float" office:value="73062" table:style-name="ce12">
            <text:p>73,062<text:s/></text:p>
          </table:table-cell>
          <table:table-cell office:value-type="float" office:value="843.94200000000001" table:style-name="ce12">
            <text:p>844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7.9000000000000001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658" table:style-name="ce12">
            <text:p>17,658<text:s/></text:p>
          </table:table-cell>
          <table:table-cell office:value-type="float" office:value="136.113" table:style-name="ce12">
            <text:p>1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44422" table:style-name="ce12">
            <text:p>744,422<text:s/></text:p>
          </table:table-cell>
          <table:table-cell office:value-type="float" office:value="2518.9270000000001" table:style-name="ce12">
            <text:p>2,519<text:s/></text:p>
          </table:table-cell>
          <table:table-cell office:value-type="float" office:value="395" table:style-name="ce12">
            <text:p>395<text:s/></text:p>
          </table:table-cell>
          <table:table-cell office:value-type="float" office:value="6.4870000000000001" table:style-name="ce12">
            <text:p>6<text:s/></text:p>
          </table:table-cell>
          <table:table-cell office:value-type="float" office:value="9426" table:style-name="ce12">
            <text:p>9,426<text:s/></text:p>
          </table:table-cell>
          <table:table-cell office:value-type="float" office:value="118.221" table:style-name="ce12">
            <text:p>118<text:s/></text:p>
          </table:table-cell>
          <table:table-cell office:value-type="float" office:value="730" table:style-name="ce12">
            <text:p>730<text:s/></text:p>
          </table:table-cell>
          <table:table-cell office:value-type="float" office:value="1.653" table:style-name="ce12">
            <text:p>2<text:s/></text:p>
          </table:table-cell>
          <table:table-cell office:value-type="float" office:value="35933" table:style-name="ce12">
            <text:p>35,933<text:s/></text:p>
          </table:table-cell>
          <table:table-cell office:value-type="float" office:value="27.672000000000001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5290" table:style-name="ce12">
            <text:p>5,290<text:s/></text:p>
          </table:table-cell>
          <table:table-cell office:value-type="float" office:value="34.515999999999998" table:style-name="ce12">
            <text:p>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5819" table:style-name="ce12">
            <text:p>275,819<text:s/></text:p>
          </table:table-cell>
          <table:table-cell office:value-type="float" office:value="3446.8440000000001" table:style-name="ce12">
            <text:p>3,447<text:s/></text:p>
          </table:table-cell>
          <table:table-cell office:value-type="float" office:value="50" table:style-name="ce12">
            <text:p>50<text:s/></text:p>
          </table:table-cell>
          <table:table-cell office:value-type="float" office:value="1.135" table:style-name="ce12">
            <text:p>1<text:s/></text:p>
          </table:table-cell>
          <table:table-cell office:value-type="float" office:value="24" table:style-name="ce12">
            <text:p>24<text:s/></text:p>
          </table:table-cell>
          <table:table-cell office:value-type="float" office:value="9.9000000000000005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2" table:style-name="ce12">
            <text:p>202<text:s/></text:p>
          </table:table-cell>
          <table:table-cell office:value-type="float" office:value="3.528" table:style-name="ce12">
            <text:p>4<text:s/></text:p>
          </table:table-cell>
          <table:table-cell office:value-type="float" office:value="51874" table:style-name="ce12">
            <text:p>51,874<text:s/></text:p>
          </table:table-cell>
          <table:table-cell office:value-type="float" office:value="690.42700000000002" table:style-name="ce12">
            <text:p>690<text:s/></text:p>
          </table:table-cell>
          <table:table-cell office:value-type="float" office:value="306938" table:style-name="ce12">
            <text:p>306,938<text:s/></text:p>
          </table:table-cell>
          <table:table-cell office:value-type="float" office:value="4249.3149999999996" table:style-name="ce12">
            <text:p>4,2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704" table:style-name="ce12">
            <text:p>1,704<text:s/></text:p>
          </table:table-cell>
          <table:table-cell office:value-type="float" office:value="106.24" table:style-name="ce12">
            <text:p>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14" table:style-name="ce12">
            <text:p>12,014<text:s/></text:p>
          </table:table-cell>
          <table:table-cell office:value-type="float" office:value="121.21" table:style-name="ce12">
            <text:p>12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6306" table:style-name="ce12">
            <text:p>106,306<text:s/></text:p>
          </table:table-cell>
          <table:table-cell office:value-type="float" office:value="151.27000000000001" table:style-name="ce12">
            <text:p>1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390" table:style-name="ce12">
            <text:p>19,390<text:s/></text:p>
          </table:table-cell>
          <table:table-cell office:value-type="float" office:value="243.48400000000001" table:style-name="ce12">
            <text:p>243<text:s/></text:p>
          </table:table-cell>
          <table:table-cell office:value-type="float" office:value="9" table:style-name="ce12">
            <text:p>9<text:s/></text:p>
          </table:table-cell>
          <table:table-cell office:value-type="float" office:value="0.10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271" table:style-name="ce12">
            <text:p>20,271<text:s/></text:p>
          </table:table-cell>
          <table:table-cell office:value-type="float" office:value="86.744" table:style-name="ce12">
            <text:p>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156" table:style-name="ce12">
            <text:p>44,156<text:s/></text:p>
          </table:table-cell>
          <table:table-cell office:value-type="float" office:value="170.596" table:style-name="ce12">
            <text:p>1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221" table:style-name="ce12">
            <text:p>26,221<text:s/></text:p>
          </table:table-cell>
          <table:table-cell office:value-type="float" office:value="345.22300000000001" table:style-name="ce12">
            <text:p>3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2" table:style-name="ce12">
            <text:p>312<text:s/></text:p>
          </table:table-cell>
          <table:table-cell office:value-type="float" office:value="3.6789999999999998" table:style-name="ce12">
            <text:p>4<text:s/></text:p>
          </table:table-cell>
          <table:table-cell office:value-type="float" office:value="39663" table:style-name="ce12">
            <text:p>39,663<text:s/></text:p>
          </table:table-cell>
          <table:table-cell office:value-type="float" office:value="375.63200000000001" table:style-name="ce12">
            <text:p>376<text:s/></text:p>
          </table:table-cell>
          <table:table-cell office:value-type="float" office:value="309973" table:style-name="ce12">
            <text:p>309,973<text:s/></text:p>
          </table:table-cell>
          <table:table-cell office:value-type="float" office:value="1904.673" table:style-name="ce12">
            <text:p>1,905<text:s/></text:p>
          </table:table-cell>
          <table:table-cell office:value-type="float" office:value="250" table:style-name="ce12">
            <text:p>250<text:s/></text:p>
          </table:table-cell>
          <table:table-cell office:value-type="float" office:value="0.9929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8" table:style-name="ce12">
            <text:p>8<text:s/></text:p>
          </table:table-cell>
          <table:table-cell office:value-type="float" office:value="0.324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595" table:style-name="ce12">
            <text:p>55,595<text:s/></text:p>
          </table:table-cell>
          <table:table-cell office:value-type="float" office:value="475.846" table:style-name="ce12">
            <text:p>476<text:s/></text:p>
          </table:table-cell>
          <table:table-cell office:value-type="float" office:value="600" table:style-name="ce12">
            <text:p>600<text:s/></text:p>
          </table:table-cell>
          <table:table-cell office:value-type="float" office:value="4.7130000000000001" table:style-name="ce12">
            <text:p>5<text:s/></text:p>
          </table:table-cell>
          <table:table-cell office:value-type="float" office:value="5747" table:style-name="ce12">
            <text:p>5,747<text:s/></text:p>
          </table:table-cell>
          <table:table-cell office:value-type="float" office:value="7.032" table:style-name="ce12">
            <text:p>7<text:s/></text:p>
          </table:table-cell>
          <table:table-cell office:value-type="float" office:value="3680" table:style-name="ce12">
            <text:p>3,680<text:s/></text:p>
          </table:table-cell>
          <table:table-cell office:value-type="float" office:value="5.7690000000000001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48" table:style-name="ce12">
            <text:p>4,948<text:s/></text:p>
          </table:table-cell>
          <table:table-cell office:value-type="float" office:value="75.331999999999994" table:style-name="ce12">
            <text:p>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84" table:style-name="ce13">
            <text:p>784<text:s/></text:p>
          </table:table-cell>
          <table:table-cell office:value-type="float" office:value="9.9030000000000005" table:style-name="ce13">
            <text:p>10<text:s/></text:p>
          </table:table-cell>
          <table:table-cell office:value-type="float" office:value="298853" table:style-name="ce13">
            <text:p>298,853<text:s/></text:p>
          </table:table-cell>
          <table:table-cell office:value-type="float" office:value="3323.2979999999998" table:style-name="ce13">
            <text:p>3,323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魚漿</text:p>
          </table:table-cell>
          <table:covered-table-cell/>
          <table:table-cell office:value-type="string" table:number-columns-spanned="2" table:number-rows-spanned="1" table:style-name="ce28">
            <text:p>魚粉</text:p>
          </table:table-cell>
          <table:covered-table-cell/>
          <table:table-cell office:value-type="string" table:number-columns-spanned="2" table:number-rows-spanned="1" table:style-name="ce28">
            <text:p>魚之其他部位</text:p>
          </table:table-cell>
          <table:covered-table-cell/>
          <table:table-cell office:value-type="string" table:number-columns-spanned="2" table:number-rows-spanned="1" table:style-name="ce28">
            <text:p>珍珠</text:p>
          </table:table-cell>
          <table:covered-table-cell/>
          <table:table-cell office:value-type="string" table:number-columns-spanned="2" table:number-rows-spanned="1" table:style-name="ce28">
            <text:p>珠母貝</text:p>
          </table:table-cell>
          <table:covered-table-cell/>
          <table:table-cell office:value-type="string" table:number-columns-spanned="2" table:number-rows-spanned="1" table:style-name="ce28">
            <text:p>珊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FISH MINCED</text:p>
          </table:table-cell>
          <table:covered-table-cell/>
          <table:table-cell office:value-type="string" table:number-columns-spanned="2" table:number-rows-spanned="1" table:style-name="ce38">
            <text:p>FISH MEAL</text:p>
          </table:table-cell>
          <table:covered-table-cell/>
          <table:table-cell office:value-type="string" table:number-columns-spanned="2" table:number-rows-spanned="1" table:style-name="ce38">
            <text:p>OTH. PART OF FISH</text:p>
          </table:table-cell>
          <table:covered-table-cell/>
          <table:table-cell office:value-type="string" table:number-columns-spanned="2" table:number-rows-spanned="1" table:style-name="ce38">
            <text:p>PEARL</text:p>
          </table:table-cell>
          <table:covered-table-cell/>
          <table:table-cell office:value-type="string" table:number-columns-spanned="2" table:number-rows-spanned="1" table:style-name="ce38">
            <text:p>MOTHER OF PEARL</text:p>
          </table:table-cell>
          <table:covered-table-cell/>
          <table:table-cell office:value-type="string" table:number-columns-spanned="2" table:number-rows-spanned="1" table:style-name="ce38">
            <text:p>CORA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743786" table:formula="of:=  IF(SUM([.C10:.C30])=0;&quot;-&quot;;SUM([.C10:.C30]))" table:style-name="ce12">
            <text:p>4,743,786<text:s/></text:p>
          </table:table-cell>
          <table:table-cell office:value-type="float" office:value="22125.220999999994" table:formula="of:=  IF(SUM([.D10:.D30])=0;&quot;-&quot;;SUM([.D10:.D30]))" table:style-name="ce12">
            <text:p>22,125<text:s/></text:p>
          </table:table-cell>
          <table:table-cell office:value-type="float" office:value="135554" table:formula="of:=  IF(SUM([.E10:.E30])=0;&quot;-&quot;;SUM([.E10:.E30]))" table:style-name="ce12">
            <text:p>135,554<text:s/></text:p>
          </table:table-cell>
          <table:table-cell office:value-type="float" office:value="1560.355" table:formula="of:=  IF(SUM([.F10:.F30])=0;&quot;-&quot;;SUM([.F10:.F30]))" table:style-name="ce12">
            <text:p>1,560<text:s/></text:p>
          </table:table-cell>
          <table:table-cell office:value-type="float" office:value="297985" table:formula="of:=  IF(SUM([.G10:.G30])=0;&quot;-&quot;;SUM([.G10:.G30]))" table:style-name="ce12">
            <text:p>297,985<text:s/></text:p>
          </table:table-cell>
          <table:table-cell office:value-type="float" office:value="531.64800000000002" table:formula="of:=  IF(SUM([.H10:.H30])=0;&quot;-&quot;;SUM([.H10:.H30]))" table:style-name="ce12">
            <text:p>532<text:s/></text:p>
          </table:table-cell>
          <table:table-cell office:value-type="float" office:value="196" table:formula="of:=  IF(SUM([.I10:.I30])=0;&quot;-&quot;;SUM([.I10:.I30]))" table:style-name="ce12">
            <text:p>196<text:s/></text:p>
          </table:table-cell>
          <table:table-cell office:value-type="float" office:value="503.13400000000007" table:formula="of:=  IF(SUM([.J10:.J30])=0;&quot;-&quot;;SUM([.J10:.J30]))" table:style-name="ce12">
            <text:p>503<text:s/></text:p>
          </table:table-cell>
          <table:table-cell office:value-type="float" office:value="2834" table:formula="of:=  IF(SUM([.K10:.K30])=0;&quot;-&quot;;SUM([.K10:.K30]))" table:style-name="ce12">
            <text:p>2,834<text:s/></text:p>
          </table:table-cell>
          <table:table-cell office:value-type="float" office:value="142.34" table:formula="of:=  IF(SUM([.L10:.L30])=0;&quot;-&quot;;SUM([.L10:.L30]))" table:style-name="ce12">
            <text:p>142<text:s/></text:p>
          </table:table-cell>
          <table:table-cell office:value-type="float" office:value="4340" table:formula="of:=  IF(SUM([.M10:.M30])=0;&quot;-&quot;;SUM([.M10:.M30]))" table:style-name="ce12">
            <text:p>4,340<text:s/></text:p>
          </table:table-cell>
          <table:table-cell office:value-type="float" office:value="11763.136" table:formula="of:=  IF(SUM([.N10:.N30])=0;&quot;-&quot;;SUM([.N10:.N30]))" table:style-name="ce12">
            <text:p>11,76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7002" table:style-name="ce12">
            <text:p>7,002<text:s/></text:p>
          </table:table-cell>
          <table:table-cell office:value-type="float" office:value="51.232999999999997" table:style-name="ce12">
            <text:p>51<text:s/></text:p>
          </table:table-cell>
          <table:table-cell office:value-type="float" office:value="100" table:style-name="ce12">
            <text:p>100<text:s/></text:p>
          </table:table-cell>
          <table:table-cell office:value-type="float" office:value="2.778" table:style-name="ce12">
            <text:p>3<text:s/></text:p>
          </table:table-cell>
          <table:table-cell office:value-type="float" office:value="1430" table:style-name="ce12">
            <text:p>1,430<text:s/></text:p>
          </table:table-cell>
          <table:table-cell office:value-type="float" office:value="2.2229999999999999" table:style-name="ce12">
            <text:p>2<text:s/></text:p>
          </table:table-cell>
          <table:table-cell office:value-type="float" office:value="46" table:style-name="ce12">
            <text:p>46<text:s/></text:p>
          </table:table-cell>
          <table:table-cell office:value-type="float" office:value="175.17400000000001" table:style-name="ce12">
            <text:p>175<text:s/></text:p>
          </table:table-cell>
          <table:table-cell office:value-type="float" office:value="392" table:style-name="ce12">
            <text:p>392<text:s/></text:p>
          </table:table-cell>
          <table:table-cell office:value-type="float" office:value="10" table:style-name="ce12">
            <text:p>10<text:s/></text:p>
          </table:table-cell>
          <table:table-cell office:value-type="float" office:value="326" table:style-name="ce12">
            <text:p>326<text:s/></text:p>
          </table:table-cell>
          <table:table-cell office:value-type="float" office:value="3158.0410000000002" table:style-name="ce12">
            <text:p>3,15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40" table:style-name="ce12">
            <text:p>240<text:s/></text:p>
          </table:table-cell>
          <table:table-cell office:value-type="float" office:value="0.92300000000000004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30" table:style-name="ce12">
            <text:p>3,530<text:s/></text:p>
          </table:table-cell>
          <table:table-cell office:value-type="float" office:value="2.855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.7890000000000001" table:style-name="ce12">
            <text:p>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10719" table:style-name="ce12">
            <text:p>710,719<text:s/></text:p>
          </table:table-cell>
          <table:table-cell office:value-type="float" office:value="3028.6439999999998" table:style-name="ce12">
            <text:p>3,029<text:s/></text:p>
          </table:table-cell>
          <table:table-cell office:value-type="float" office:value="129715" table:style-name="ce12">
            <text:p>129,715<text:s/></text:p>
          </table:table-cell>
          <table:table-cell office:value-type="float" office:value="1477.434" table:style-name="ce12">
            <text:p>1,477<text:s/></text:p>
          </table:table-cell>
          <table:table-cell office:value-type="float" office:value="124024" table:style-name="ce12">
            <text:p>124,024<text:s/></text:p>
          </table:table-cell>
          <table:table-cell office:value-type="float" office:value="137.53399999999999" table:style-name="ce12">
            <text:p>138<text:s/></text:p>
          </table:table-cell>
          <table:table-cell office:value-type="float" office:value="134" table:style-name="ce12">
            <text:p>134<text:s/></text:p>
          </table:table-cell>
          <table:table-cell office:value-type="float" office:value="23.65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50" table:style-name="ce12">
            <text:p>1,150<text:s/></text:p>
          </table:table-cell>
          <table:table-cell office:value-type="float" office:value="1816.934" table:style-name="ce12">
            <text:p>1,81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729632" table:style-name="ce12">
            <text:p>729,632<text:s/></text:p>
          </table:table-cell>
          <table:table-cell office:value-type="float" office:value="4110.8549999999996" table:style-name="ce12">
            <text:p>4,1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81" table:style-name="ce12">
            <text:p>781<text:s/></text:p>
          </table:table-cell>
          <table:table-cell office:value-type="float" office:value="13.178000000000001" table:style-name="ce12">
            <text:p>13<text:s/></text:p>
          </table:table-cell>
          <table:table-cell office:value-type="float" office:value="6" table:style-name="ce12">
            <text:p>6<text:s/></text:p>
          </table:table-cell>
          <table:table-cell office:value-type="float" office:value="26.899000000000001" table:style-name="ce12">
            <text:p>27<text:s/></text:p>
          </table:table-cell>
          <table:table-cell office:value-type="float" office:value="1835" table:style-name="ce12">
            <text:p>1,835<text:s/></text:p>
          </table:table-cell>
          <table:table-cell office:value-type="float" office:value="71.046999999999997" table:style-name="ce12">
            <text:p>71<text:s/></text:p>
          </table:table-cell>
          <table:table-cell office:value-type="float" office:value="50" table:style-name="ce12">
            <text:p>50<text:s/></text:p>
          </table:table-cell>
          <table:table-cell office:value-type="float" office:value="542.54399999999998" table:style-name="ce12">
            <text:p>54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2286784" table:style-name="ce12">
            <text:p>2,286,784<text:s/></text:p>
          </table:table-cell>
          <table:table-cell office:value-type="float" office:value="10340.346" table:style-name="ce12">
            <text:p>10,340<text:s/></text:p>
          </table:table-cell>
          <table:table-cell office:value-type="float" office:value="1157" table:style-name="ce12">
            <text:p>1,157<text:s/></text:p>
          </table:table-cell>
          <table:table-cell office:value-type="float" office:value="21.803000000000001" table:style-name="ce12">
            <text:p>22<text:s/></text:p>
          </table:table-cell>
          <table:table-cell office:value-type="float" office:value="122710" table:style-name="ce12">
            <text:p>122,710<text:s/></text:p>
          </table:table-cell>
          <table:table-cell office:value-type="float" office:value="304.726" table:style-name="ce12">
            <text:p>305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274.27300000000002" table:style-name="ce12">
            <text:p>2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76" table:style-name="ce12">
            <text:p>1,676<text:s/></text:p>
          </table:table-cell>
          <table:table-cell office:value-type="float" office:value="5186.2380000000003" table:style-name="ce12">
            <text:p>5,18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3889" table:style-name="ce12">
            <text:p>3,889<text:s/></text:p>
          </table:table-cell>
          <table:table-cell office:value-type="float" office:value="20.36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25" table:style-name="ce12">
            <text:p>2,825<text:s/></text:p>
          </table:table-cell>
          <table:table-cell office:value-type="float" office:value="1.661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221759" table:style-name="ce12">
            <text:p>221,759<text:s/></text:p>
          </table:table-cell>
          <table:table-cell office:value-type="float" office:value="1281.6079999999999" table:style-name="ce12">
            <text:p>1,282<text:s/></text:p>
          </table:table-cell>
          <table:table-cell office:value-type="float" office:value="259" table:style-name="ce12">
            <text:p>259<text:s/></text:p>
          </table:table-cell>
          <table:table-cell office:value-type="float" office:value="3.3719999999999999" table:style-name="ce12">
            <text:p>3<text:s/></text:p>
          </table:table-cell>
          <table:table-cell office:value-type="float" office:value="5356" table:style-name="ce12">
            <text:p>5,356<text:s/></text:p>
          </table:table-cell>
          <table:table-cell office:value-type="float" office:value="8.4700000000000006" table:style-name="ce12">
            <text:p>8<text:s/></text:p>
          </table:table-cell>
          <table:table-cell office:value-type="float" office:value="1" table:style-name="ce12">
            <text:p>1<text:s/></text:p>
          </table:table-cell>
          <table:table-cell office:value-type="float" office:value="2.7930000000000001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" table:style-name="ce12">
            <text:p>11<text:s/></text:p>
          </table:table-cell>
          <table:table-cell office:value-type="float" office:value="0.127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14" table:style-name="ce12">
            <text:p>114<text:s/></text:p>
          </table:table-cell>
          <table:table-cell office:value-type="float" office:value="0.84599999999999997" table:style-name="ce12">
            <text:p>1<text:s/></text:p>
          </table:table-cell>
          <table:table-cell office:value-type="float" office:value="12" table:style-name="ce12">
            <text:p>12<text:s/></text:p>
          </table:table-cell>
          <table:table-cell office:value-type="float" office:value="0.14799999999999999" table:style-name="ce12">
            <text:p>0<text:s/></text:p>
          </table:table-cell>
          <table:table-cell office:value-type="float" office:value="8800" table:style-name="ce12">
            <text:p>8,800<text:s/></text:p>
          </table:table-cell>
          <table:table-cell office:value-type="float" office:value="34.024000000000001" table:style-name="ce12">
            <text:p>34<text:s/></text:p>
          </table:table-cell>
          <table:table-cell office:value-type="string" table:style-name="ce12">
            <text:p>-</text:p>
          </table:table-cell>
          <table:table-cell office:value-type="float" office:value="0.123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363109" table:style-name="ce12">
            <text:p>363,109<text:s/></text:p>
          </table:table-cell>
          <table:table-cell office:value-type="float" office:value="1752.963" table:style-name="ce12">
            <text:p>1,7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12" table:style-name="ce12">
            <text:p>1,312<text:s/></text:p>
          </table:table-cell>
          <table:table-cell office:value-type="float" office:value="0.5809999999999999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56191" table:style-name="ce12">
            <text:p>56,191<text:s/></text:p>
          </table:table-cell>
          <table:table-cell office:value-type="float" office:value="293.245" table:style-name="ce12">
            <text:p>293<text:s/></text:p>
          </table:table-cell>
          <table:table-cell office:value-type="float" office:value="830" table:style-name="ce12">
            <text:p>830<text:s/></text:p>
          </table:table-cell>
          <table:table-cell office:value-type="float" office:value="8.2959999999999994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0.06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25236" table:style-name="ce12">
            <text:p>325,236<text:s/></text:p>
          </table:table-cell>
          <table:table-cell office:value-type="float" office:value="1038.9760000000001" table:style-name="ce12">
            <text:p>1,039<text:s/></text:p>
          </table:table-cell>
          <table:table-cell office:value-type="float" office:value="2482" table:style-name="ce12">
            <text:p>2,482<text:s/></text:p>
          </table:table-cell>
          <table:table-cell office:value-type="float" office:value="34.451000000000001" table:style-name="ce12">
            <text:p>34<text:s/></text:p>
          </table:table-cell>
          <table:table-cell office:value-type="float" office:value="25" table:style-name="ce12">
            <text:p>25<text:s/></text:p>
          </table:table-cell>
          <table:table-cell office:value-type="float" office:value="0.199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6" table:style-name="ce12">
            <text:p>6<text:s/></text:p>
          </table:table-cell>
          <table:table-cell office:value-type="float" office:value="5.3999999999999999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5173" table:style-name="ce12">
            <text:p>15,173<text:s/></text:p>
          </table:table-cell>
          <table:table-cell office:value-type="float" office:value="69.528999999999996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" table:style-name="ce12">
            <text:p>192<text:s/></text:p>
          </table:table-cell>
          <table:table-cell office:value-type="float" office:value="1.048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792" table:style-name="ce12">
            <text:p>792<text:s/></text:p>
          </table:table-cell>
          <table:table-cell office:value-type="float" office:value="4.9560000000000004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" table:style-name="ce12">
            <text:p>55<text:s/></text:p>
          </table:table-cell>
          <table:table-cell office:value-type="float" office:value="0.5620000000000000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129" table:style-name="ce12">
            <text:p>129<text:s/></text:p>
          </table:table-cell>
          <table:table-cell office:value-type="float" office:value="0.623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542.80499999999995" table:style-name="ce12">
            <text:p>54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3011" table:style-name="ce13">
            <text:p>23,011<text:s/></text:p>
          </table:table-cell>
          <table:table-cell office:value-type="float" office:value="130.06" table:style-name="ce13">
            <text:p>130<text:s/></text:p>
          </table:table-cell>
          <table:table-cell office:value-type="float" office:value="944" table:style-name="ce13">
            <text:p>944<text:s/></text:p>
          </table:table-cell>
          <table:table-cell office:value-type="float" office:value="11.510999999999999" table:style-name="ce13">
            <text:p>12<text:s/></text:p>
          </table:table-cell>
          <table:table-cell office:value-type="float" office:value="27000" table:style-name="ce13">
            <text:p>27,000<text:s/></text:p>
          </table:table-cell>
          <table:table-cell office:value-type="float" office:value="25.146999999999998" table:style-name="ce13">
            <text:p>25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0.221" table:style-name="ce13">
            <text:p>0<text:s/></text:p>
          </table:table-cell>
          <table:table-cell office:value-type="float" office:value="607" table:style-name="ce13">
            <text:p>607<text:s/></text:p>
          </table:table-cell>
          <table:table-cell office:value-type="float" office:value="61.292999999999999" table:style-name="ce13">
            <text:p>61<text:s/></text:p>
          </table:table-cell>
          <table:table-cell office:value-type="float" office:value="1114" table:style-name="ce13">
            <text:p>1,114<text:s/></text:p>
          </table:table-cell>
          <table:table-cell office:value-type="float" office:value="513.59799999999996" table:style-name="ce13">
            <text:p>514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)</text:p>
          </table:table-cell>
          <table:covered-table-cell table:number-columns-repeated="2"/>
          <table:table-cell table:number-columns-repeated="5" table:style-name="ce20"/>
          <table:table-cell office:value-type="string" table:style-name="ce22">
            <text:p>(2.3)By country and by species(Continued)</text:p>
          </table:table-cell>
          <table:table-cell table:number-columns-repeated="3" table:style-name="ce22"/>
          <table:table-cell table:number-columns-repeated="16371" table:style-name="ce20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海綿</text:p>
          </table:table-cell>
          <table:covered-table-cell/>
          <table:table-cell office:value-type="string" table:number-columns-spanned="2" table:number-rows-spanned="1" table:style-name="ce28">
            <text:p>海帶</text:p>
          </table:table-cell>
          <table:covered-table-cell/>
          <table:table-cell office:value-type="string" table:number-columns-spanned="2" table:number-rows-spanned="1" table:style-name="ce28">
            <text:p>海苔．紫菜</text:p>
          </table:table-cell>
          <table:covered-table-cell/>
          <table:table-cell office:value-type="string" table:number-columns-spanned="2" table:number-rows-spanned="1" table:style-name="ce28">
            <text:p>麒麟菜</text:p>
          </table:table-cell>
          <table:covered-table-cell/>
          <table:table-cell office:value-type="string" table:number-columns-spanned="2" table:number-rows-spanned="1" table:style-name="ce28">
            <text:p>洋菜</text:p>
          </table:table-cell>
          <table:covered-table-cell/>
          <table:table-cell office:value-type="string" table:number-columns-spanned="2" table:number-rows-spanned="1" table:style-name="ce28">
            <text:p>鹿角菜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PONGE</text:p>
          </table:table-cell>
          <table:covered-table-cell/>
          <table:table-cell office:value-type="string" table:number-columns-spanned="2" table:number-rows-spanned="1" table:style-name="ce38">
            <text:p>LAMINARIA SEAWEED</text:p>
          </table:table-cell>
          <table:covered-table-cell/>
          <table:table-cell office:value-type="string" table:number-columns-spanned="2" table:number-rows-spanned="1" table:style-name="ce38">
            <text:p>SEA LAVER</text:p>
          </table:table-cell>
          <table:covered-table-cell/>
          <table:table-cell office:value-type="string" table:number-columns-spanned="2" table:number-rows-spanned="1" table:style-name="ce38">
            <text:p>EUCHEUMA</text:p>
          </table:table-cell>
          <table:covered-table-cell/>
          <table:table-cell office:value-type="string" table:number-columns-spanned="2" table:number-rows-spanned="1" table:style-name="ce38">
            <text:p>MUCILAGES</text:p>
          </table:table-cell>
          <table:covered-table-cell/>
          <table:table-cell office:value-type="string" table:number-columns-spanned="2" table:number-rows-spanned="1" table:style-name="ce38">
            <text:p>CARRAGEENI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1" table:formula="of:=  IF(SUM([.C10:.C30])=0;&quot;-&quot;;SUM([.C10:.C30]))" table:style-name="ce12">
            <text:p>61<text:s/></text:p>
          </table:table-cell>
          <table:table-cell office:value-type="float" office:value="1.1199999999999999" table:formula="of:=  IF(SUM([.D10:.D30])=0;&quot;-&quot;;SUM([.D10:.D30]))" table:style-name="ce12">
            <text:p>1<text:s/></text:p>
          </table:table-cell>
          <table:table-cell office:value-type="float" office:value="50119" table:formula="of:=  IF(SUM([.E10:.E30])=0;&quot;-&quot;;SUM([.E10:.E30]))" table:style-name="ce12">
            <text:p>50,119<text:s/></text:p>
          </table:table-cell>
          <table:table-cell office:value-type="float" office:value="370.43099999999998" table:formula="of:=  IF(SUM([.F10:.F30])=0;&quot;-&quot;;SUM([.F10:.F30]))" table:style-name="ce12">
            <text:p>370<text:s/></text:p>
          </table:table-cell>
          <table:table-cell office:value-type="float" office:value="64014" table:formula="of:=  IF(SUM([.G10:.G30])=0;&quot;-&quot;;SUM([.G10:.G30]))" table:style-name="ce12">
            <text:p>64,014<text:s/></text:p>
          </table:table-cell>
          <table:table-cell office:value-type="float" office:value="1895.566" table:formula="of:=  IF(SUM([.H10:.H30])=0;&quot;-&quot;;SUM([.H10:.H30]))" table:style-name="ce12">
            <text:p>1,896<text:s/></text:p>
          </table:table-cell>
          <table:table-cell office:value-type="float" office:value="53502" table:formula="of:=  IF(SUM([.I10:.I30])=0;&quot;-&quot;;SUM([.I10:.I30]))" table:style-name="ce12">
            <text:p>53,502<text:s/></text:p>
          </table:table-cell>
          <table:table-cell office:value-type="float" office:value="53.656999999999996" table:formula="of:=  IF(SUM([.J10:.J30])=0;&quot;-&quot;;SUM([.J10:.J30]))" table:style-name="ce12">
            <text:p>54<text:s/></text:p>
          </table:table-cell>
          <table:table-cell office:value-type="float" office:value="495791" table:formula="of:=  IF(SUM([.K10:.K30])=0;&quot;-&quot;;SUM([.K10:.K30]))" table:style-name="ce12">
            <text:p>495,791<text:s/></text:p>
          </table:table-cell>
          <table:table-cell office:value-type="float" office:value="1049.165" table:formula="of:=  IF(SUM([.L10:.L30])=0;&quot;-&quot;;SUM([.L10:.L30]))" table:style-name="ce12">
            <text:p>1,049<text:s/></text:p>
          </table:table-cell>
          <table:table-cell office:value-type="float" office:value="2335" table:formula="of:=  IF(SUM([.M10:.M30])=0;&quot;-&quot;;SUM([.M10:.M30]))" table:style-name="ce12">
            <text:p>2,335<text:s/></text:p>
          </table:table-cell>
          <table:table-cell office:value-type="float" office:value="30.023000000000003" table:formula="of:=  IF(SUM([.N10:.N30])=0;&quot;-&quot;;SUM([.N10:.N30]))" table:style-name="ce12">
            <text:p>3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14" table:style-name="ce12">
            <text:p>1,714<text:s/></text:p>
          </table:table-cell>
          <table:table-cell office:value-type="float" office:value="33.064" table:style-name="ce12">
            <text:p>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56" table:style-name="ce12">
            <text:p>3,456<text:s/></text:p>
          </table:table-cell>
          <table:table-cell office:value-type="float" office:value="6.0620000000000003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" table:style-name="ce12">
            <text:p>15<text:s/></text:p>
          </table:table-cell>
          <table:table-cell office:value-type="float" office:value="5.0999999999999997E-2" table:style-name="ce12">
            <text:p>0<text:s/></text:p>
          </table:table-cell>
          <table:table-cell office:value-type="float" office:value="750" table:style-name="ce12">
            <text:p>750<text:s/></text:p>
          </table:table-cell>
          <table:table-cell office:value-type="float" office:value="13.977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4" table:style-name="ce12">
            <text:p>174<text:s/></text:p>
          </table:table-cell>
          <table:table-cell office:value-type="float" office:value="1.5189999999999999" table:style-name="ce12">
            <text:p>2<text:s/></text:p>
          </table:table-cell>
          <table:table-cell office:value-type="float" office:value="16758" table:style-name="ce12">
            <text:p>16,758<text:s/></text:p>
          </table:table-cell>
          <table:table-cell office:value-type="float" office:value="681.64300000000003" table:style-name="ce12">
            <text:p>682<text:s/></text:p>
          </table:table-cell>
          <table:table-cell office:value-type="float" office:value="2000" table:style-name="ce12">
            <text:p>2,000<text:s/></text:p>
          </table:table-cell>
          <table:table-cell office:value-type="float" office:value="3.8769999999999998" table:style-name="ce12">
            <text:p>4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.681" table:style-name="ce12">
            <text:p>7<text:s/></text:p>
          </table:table-cell>
          <table:table-cell office:value-type="float" office:value="1100" table:style-name="ce12">
            <text:p>1,100<text:s/></text:p>
          </table:table-cell>
          <table:table-cell office:value-type="float" office:value="17.859000000000002" table:style-name="ce12">
            <text:p>1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80" table:style-name="ce12">
            <text:p>2,180<text:s/></text:p>
          </table:table-cell>
          <table:table-cell office:value-type="float" office:value="32.774000000000001" table:style-name="ce12">
            <text:p>33<text:s/></text:p>
          </table:table-cell>
          <table:table-cell office:value-type="float" office:value="10821" table:style-name="ce12">
            <text:p>10,821<text:s/></text:p>
          </table:table-cell>
          <table:table-cell office:value-type="float" office:value="258.96199999999999" table:style-name="ce12">
            <text:p>259<text:s/></text:p>
          </table:table-cell>
          <table:table-cell office:value-type="float" office:value="182" table:style-name="ce12">
            <text:p>182<text:s/></text:p>
          </table:table-cell>
          <table:table-cell office:value-type="float" office:value="1.538" table:style-name="ce12">
            <text:p>2<text:s/></text:p>
          </table:table-cell>
          <table:table-cell office:value-type="float" office:value="8352" table:style-name="ce12">
            <text:p>8,352<text:s/></text:p>
          </table:table-cell>
          <table:table-cell office:value-type="float" office:value="24.044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" table:style-name="ce12">
            <text:p>90<text:s/></text:p>
          </table:table-cell>
          <table:table-cell office:value-type="float" office:value="2.157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0" table:style-name="ce12">
            <text:p>10<text:s/></text:p>
          </table:table-cell>
          <table:table-cell office:value-type="float" office:value="9.4E-2" table:style-name="ce12">
            <text:p>0<text:s/></text:p>
          </table:table-cell>
          <table:table-cell office:value-type="float" office:value="2957" table:style-name="ce12">
            <text:p>2,957<text:s/></text:p>
          </table:table-cell>
          <table:table-cell office:value-type="float" office:value="40.225000000000001" table:style-name="ce12">
            <text:p>40<text:s/></text:p>
          </table:table-cell>
          <table:table-cell office:value-type="float" office:value="7073" table:style-name="ce12">
            <text:p>7,073<text:s/></text:p>
          </table:table-cell>
          <table:table-cell office:value-type="float" office:value="220.83" table:style-name="ce12">
            <text:p>221<text:s/></text:p>
          </table:table-cell>
          <table:table-cell office:value-type="float" office:value="51032" table:style-name="ce12">
            <text:p>51,032<text:s/></text:p>
          </table:table-cell>
          <table:table-cell office:value-type="float" office:value="46.283999999999999" table:style-name="ce12">
            <text:p>46<text:s/></text:p>
          </table:table-cell>
          <table:table-cell office:value-type="float" office:value="487" table:style-name="ce12">
            <text:p>487<text:s/></text:p>
          </table:table-cell>
          <table:table-cell office:value-type="float" office:value="2.6930000000000001" table:style-name="ce12">
            <text:p>3<text:s/></text:p>
          </table:table-cell>
          <table:table-cell office:value-type="float" office:value="504" table:style-name="ce12">
            <text:p>504<text:s/></text:p>
          </table:table-cell>
          <table:table-cell office:value-type="float" office:value="4.4809999999999999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627" table:style-name="ce12">
            <text:p>6,627<text:s/></text:p>
          </table:table-cell>
          <table:table-cell office:value-type="float" office:value="56.393999999999998" table:style-name="ce12">
            <text:p>56<text:s/></text:p>
          </table:table-cell>
          <table:table-cell office:value-type="float" office:value="807" table:style-name="ce12">
            <text:p>807<text:s/></text:p>
          </table:table-cell>
          <table:table-cell office:value-type="float" office:value="10.686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0" table:style-name="ce12">
            <text:p>320<text:s/></text:p>
          </table:table-cell>
          <table:table-cell office:value-type="float" office:value="0.526000000000000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3" table:style-name="ce12">
            <text:p>653<text:s/></text:p>
          </table:table-cell>
          <table:table-cell office:value-type="float" office:value="6.9669999999999996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36" table:style-name="ce12">
            <text:p>1,936<text:s/></text:p>
          </table:table-cell>
          <table:table-cell office:value-type="float" office:value="23.096" table:style-name="ce12">
            <text:p>23<text:s/></text:p>
          </table:table-cell>
          <table:table-cell office:value-type="float" office:value="1239" table:style-name="ce12">
            <text:p>1,239<text:s/></text:p>
          </table:table-cell>
          <table:table-cell office:value-type="float" office:value="30.047999999999998" table:style-name="ce12">
            <text:p>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53" table:style-name="ce12">
            <text:p>9,253<text:s/></text:p>
          </table:table-cell>
          <table:table-cell office:value-type="float" office:value="12.757999999999999" table:style-name="ce12">
            <text:p>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" table:style-name="ce12">
            <text:p>24<text:s/></text:p>
          </table:table-cell>
          <table:table-cell office:value-type="float" office:value="0.37" table:style-name="ce12">
            <text:p>0<text:s/></text:p>
          </table:table-cell>
          <table:table-cell office:value-type="float" office:value="994" table:style-name="ce12">
            <text:p>994<text:s/></text:p>
          </table:table-cell>
          <table:table-cell office:value-type="float" office:value="22.323" table:style-name="ce12">
            <text:p>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9.9000000000000005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" table:style-name="ce12">
            <text:p>2<text:s/></text:p>
          </table:table-cell>
          <table:table-cell office:value-type="float" office:value="0.70099999999999996" table:style-name="ce12">
            <text:p>1<text:s/></text:p>
          </table:table-cell>
          <table:table-cell office:value-type="float" office:value="278" table:style-name="ce12">
            <text:p>278<text:s/></text:p>
          </table:table-cell>
          <table:table-cell office:value-type="float" office:value="1.206" table:style-name="ce12">
            <text:p>1<text:s/></text:p>
          </table:table-cell>
          <table:table-cell office:value-type="float" office:value="264" table:style-name="ce12">
            <text:p>264<text:s/></text:p>
          </table:table-cell>
          <table:table-cell office:value-type="float" office:value="4.8890000000000002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5649" table:style-name="ce12">
            <text:p>105,649<text:s/></text:p>
          </table:table-cell>
          <table:table-cell office:value-type="float" office:value="229.66900000000001" table:style-name="ce12">
            <text:p>2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404" table:style-name="ce12">
            <text:p>20,404<text:s/></text:p>
          </table:table-cell>
          <table:table-cell office:value-type="float" office:value="100.629" table:style-name="ce12">
            <text:p>101<text:s/></text:p>
          </table:table-cell>
          <table:table-cell office:value-type="float" office:value="2115" table:style-name="ce12">
            <text:p>2,115<text:s/></text:p>
          </table:table-cell>
          <table:table-cell office:value-type="float" office:value="46.423999999999999" table:style-name="ce12">
            <text:p>46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6.4000000000000001E-2" table:style-name="ce12">
            <text:p>0<text:s/></text:p>
          </table:table-cell>
          <table:table-cell office:value-type="float" office:value="74896" table:style-name="ce12">
            <text:p>74,896<text:s/></text:p>
          </table:table-cell>
          <table:table-cell office:value-type="float" office:value="155.48699999999999" table:style-name="ce12">
            <text:p>155<text:s/></text:p>
          </table:table-cell>
          <table:table-cell office:value-type="float" office:value="96" table:style-name="ce12">
            <text:p>96<text:s/></text:p>
          </table:table-cell>
          <table:table-cell office:value-type="float" office:value="0.1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19" table:style-name="ce12">
            <text:p>1,819<text:s/></text:p>
          </table:table-cell>
          <table:table-cell office:value-type="float" office:value="14.407" table:style-name="ce12">
            <text:p>14<text:s/></text:p>
          </table:table-cell>
          <table:table-cell office:value-type="float" office:value="11679" table:style-name="ce12">
            <text:p>11,679<text:s/></text:p>
          </table:table-cell>
          <table:table-cell office:value-type="float" office:value="374.69400000000002" table:style-name="ce12">
            <text:p>375<text:s/></text:p>
          </table:table-cell>
          <table:table-cell office:value-type="float" office:value="238" table:style-name="ce12">
            <text:p>238<text:s/></text:p>
          </table:table-cell>
          <table:table-cell office:value-type="float" office:value="1.6319999999999999" table:style-name="ce12">
            <text:p>2<text:s/></text:p>
          </table:table-cell>
          <table:table-cell office:value-type="float" office:value="12829" table:style-name="ce12">
            <text:p>12,829<text:s/></text:p>
          </table:table-cell>
          <table:table-cell office:value-type="float" office:value="52.429000000000002" table:style-name="ce12">
            <text:p>52<text:s/></text:p>
          </table:table-cell>
          <table:table-cell office:value-type="float" office:value="10" table:style-name="ce12">
            <text:p>10<text:s/></text:p>
          </table:table-cell>
          <table:table-cell office:value-type="float" office:value="0.48699999999999999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8" table:style-name="ce12">
            <text:p>118<text:s/></text:p>
          </table:table-cell>
          <table:table-cell office:value-type="float" office:value="0.397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0.13300000000000001" table:style-name="ce12">
            <text:p>0<text:s/></text:p>
          </table:table-cell>
          <table:table-cell office:value-type="float" office:value="88" table:style-name="ce12">
            <text:p>88<text:s/></text:p>
          </table:table-cell>
          <table:table-cell office:value-type="float" office:value="1.941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722" table:style-name="ce12">
            <text:p>11,722<text:s/></text:p>
          </table:table-cell>
          <table:table-cell office:value-type="float" office:value="76.945999999999998" table:style-name="ce12">
            <text:p>77<text:s/></text:p>
          </table:table-cell>
          <table:table-cell office:value-type="float" office:value="3219" table:style-name="ce12">
            <text:p>3,219<text:s/></text:p>
          </table:table-cell>
          <table:table-cell office:value-type="float" office:value="70.293000000000006" table:style-name="ce12">
            <text:p>70<text:s/></text:p>
          </table:table-cell>
          <table:table-cell office:value-type="float" office:value="42" table:style-name="ce12">
            <text:p>42<text:s/></text:p>
          </table:table-cell>
          <table:table-cell office:value-type="float" office:value="0.26200000000000001" table:style-name="ce12">
            <text:p>0<text:s/></text:p>
          </table:table-cell>
          <table:table-cell office:value-type="float" office:value="214489" table:style-name="ce12">
            <text:p>214,489<text:s/></text:p>
          </table:table-cell>
          <table:table-cell office:value-type="float" office:value="414.76600000000002" table:style-name="ce12">
            <text:p>415<text:s/></text:p>
          </table:table-cell>
          <table:table-cell office:value-type="float" office:value="625" table:style-name="ce12">
            <text:p>625<text:s/></text:p>
          </table:table-cell>
          <table:table-cell office:value-type="float" office:value="7.0759999999999996" table:style-name="ce12">
            <text:p>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0.26" table:style-name="ce12">
            <text:p>0<text:s/></text:p>
          </table:table-cell>
          <table:table-cell office:value-type="float" office:value="167" table:style-name="ce12">
            <text:p>167<text:s/></text:p>
          </table:table-cell>
          <table:table-cell office:value-type="float" office:value="5.1239999999999997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" table:style-name="ce12">
            <text:p>123<text:s/></text:p>
          </table:table-cell>
          <table:table-cell office:value-type="float" office:value="1.133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" table:style-name="ce12">
            <text:p>20<text:s/></text:p>
          </table:table-cell>
          <table:table-cell office:value-type="float" office:value="0.265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88" table:style-name="ce12">
            <text:p>2,388<text:s/></text:p>
          </table:table-cell>
          <table:table-cell office:value-type="float" office:value="4.7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49" table:style-name="ce13">
            <text:p>49<text:s/></text:p>
          </table:table-cell>
          <table:table-cell office:value-type="float" office:value="0.32500000000000001" table:style-name="ce13">
            <text:p>0<text:s/></text:p>
          </table:table-cell>
          <table:table-cell office:value-type="float" office:value="1963" table:style-name="ce13">
            <text:p>1,963<text:s/></text:p>
          </table:table-cell>
          <table:table-cell office:value-type="float" office:value="22.420999999999999" table:style-name="ce13">
            <text:p>22<text:s/></text:p>
          </table:table-cell>
          <table:table-cell office:value-type="float" office:value="5445" table:style-name="ce13">
            <text:p>5,445<text:s/></text:p>
          </table:table-cell>
          <table:table-cell office:value-type="float" office:value="110.881" table:style-name="ce13">
            <text:p>111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3233" table:style-name="ce13">
            <text:p>63,233<text:s/></text:p>
          </table:table-cell>
          <table:table-cell office:value-type="float" office:value="138.108" table:style-name="ce13">
            <text:p>13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8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12" table:default-cell-style-name="ce19"/>
        <table:table-column table:style-name="co4" table:number-columns-repeated="16370" table:default-cell-style-name="ce19"/>
        <table:table-row table:style-name="ro1">
          <table:table-cell office:value-type="string" table:number-columns-spanned="3" table:number-rows-spanned="1" table:style-name="ce32">
            <text:p>8‧水產貿易量值 <text:s/>(2)出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2)EX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2.3)國家別水產別貿易量值(續完)<text:s/></text:p>
          </table:table-cell>
          <table:covered-table-cell table:number-columns-repeated="2"/>
          <table:table-cell table:number-columns-repeated="5" table:style-name="ce20"/>
          <table:table-cell office:value-type="string" table:number-columns-spanned="4" table:number-rows-spanned="1" table:style-name="ce34">
            <text:p>(2.3)By country and by species(End)</text:p>
          </table:table-cell>
          <table:covered-table-cell table:number-columns-repeated="3"/>
          <table:table-cell table:number-columns-repeated="16371" table:style-name="ce20"/>
        </table:table-row>
        <table:table-row table:style-name="ro2">
          <table:table-cell table:number-columns-repeated="4" table:style-name="ce19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2" table:style-name="ce19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1" table:style-name="ce19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3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1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7" draw:style-name="a1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其他海藻</text:p>
          </table:table-cell>
          <table:covered-table-cell/>
          <table:table-cell office:value-type="string" table:number-columns-spanned="2" table:number-rows-spanned="1" table:style-name="ce28">
            <text:p>魚飼料</text:p>
          </table:table-cell>
          <table:covered-table-cell/>
          <table:table-cell office:value-type="string" table:number-columns-spanned="2" table:number-rows-spanned="1" table:style-name="ce28">
            <text:p>其他水產動物</text:p>
          </table:table-cell>
          <table:covered-table-cell/>
          <table:table-cell table:number-columns-spanned="2" table:number-rows-spanned="1" table:style-name="ce28"/>
          <table:covered-table-cell/>
          <table:table-cell table:number-columns-spanned="2" table:number-rows-spanned="1" table:style-name="ce28"/>
          <table:covered-table-cell/>
          <table:table-cell table:number-columns-spanned="2" table:number-rows-spanned="1" table:style-name="ce28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OTH. SEA ALGAE</text:p>
          </table:table-cell>
          <table:covered-table-cell/>
          <table:table-cell office:value-type="string" table:number-columns-spanned="2" table:number-rows-spanned="1" table:style-name="ce38">
            <text:p>FISH FEEDSTUFF</text:p>
          </table:table-cell>
          <table:covered-table-cell/>
          <table:table-cell office:value-type="string" table:number-columns-spanned="2" table:number-rows-spanned="1" table:style-name="ce38">
            <text:p>OTH. AQUATIC ANIMAL</text:p>
          </table:table-cell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spanned="2" table:number-rows-spanned="1" table:style-name="ce38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86951" table:formula="of:=  IF(SUM([.C10:.C30])=0;&quot;-&quot;;SUM([.C10:.C30]))" table:style-name="ce12">
            <text:p>586,951<text:s/></text:p>
          </table:table-cell>
          <table:table-cell office:value-type="float" office:value="4741.4659999999994" table:formula="of:=  IF(SUM([.D10:.D30])=0;&quot;-&quot;;SUM([.D10:.D30]))" table:style-name="ce12">
            <text:p>4,741<text:s/></text:p>
          </table:table-cell>
          <table:table-cell office:value-type="float" office:value="5931847" table:formula="of:=  IF(SUM([.E10:.E30])=0;&quot;-&quot;;SUM([.E10:.E30]))" table:style-name="ce12">
            <text:p>5,931,847<text:s/></text:p>
          </table:table-cell>
          <table:table-cell office:value-type="float" office:value="16360.188999999998" table:formula="of:=  IF(SUM([.F10:.F30])=0;&quot;-&quot;;SUM([.F10:.F30]))" table:style-name="ce12">
            <text:p>16,360<text:s/></text:p>
          </table:table-cell>
          <table:table-cell office:value-type="float" office:value="288889" table:formula="of:=  IF(SUM([.G10:.G30])=0;&quot;-&quot;;SUM([.G10:.G30]))" table:style-name="ce12">
            <text:p>288,889<text:s/></text:p>
          </table:table-cell>
          <table:table-cell office:value-type="float" office:value="1643.6079999999997" table:formula="of:=  IF(SUM([.H10:.H30])=0;&quot;-&quot;;SUM([.H10:.H30]))" table:style-name="ce12">
            <text:p>1,644<text:s/></text:p>
          </table:table-cell>
          <table:table-cell office:value-type="string" office:string-value="-" table:formula="of:=  IF(SUM([.I10:.I30])=0;&quot;-&quot;;SUM([.I10:.I30]))" table:style-name="ce12">
            <text:p>-</text:p>
          </table:table-cell>
          <table:table-cell office:value-type="string" office:string-value="-" table:formula="of:=  IF(SUM([.J10:.J30])=0;&quot;-&quot;;SUM([.J10:.J30]))" table:style-name="ce12">
            <text:p>-</text:p>
          </table:table-cell>
          <table:table-cell office:value-type="string" office:string-value="-" table:formula="of:=  IF(SUM([.K10:.K30])=0;&quot;-&quot;;SUM([.K10:.K30]))" table:style-name="ce12">
            <text:p>-</text:p>
          </table:table-cell>
          <table:table-cell office:value-type="string" office:string-value="-" table:formula="of:=  IF(SUM([.L10:.L30])=0;&quot;-&quot;;SUM([.L10:.L30]))" table:style-name="ce12">
            <text:p>-</text:p>
          </table:table-cell>
          <table:table-cell office:value-type="string" office:string-value="-" table:formula="of:=  IF(SUM([.M10:.M30])=0;&quot;-&quot;;SUM([.M10:.M30]))" table:style-name="ce12">
            <text:p>-</text:p>
          </table:table-cell>
          <table:table-cell office:value-type="string" office:string-value="-" table:formula="of:=  IF(SUM([.N10:.N30])=0;&quot;-&quot;;SUM([.N10:.N30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38814" table:style-name="ce12">
            <text:p>138,814<text:s/></text:p>
          </table:table-cell>
          <table:table-cell office:value-type="float" office:value="3789.797" table:style-name="ce12">
            <text:p>3,790<text:s/></text:p>
          </table:table-cell>
          <table:table-cell office:value-type="float" office:value="340006" table:style-name="ce12">
            <text:p>340,006<text:s/></text:p>
          </table:table-cell>
          <table:table-cell office:value-type="float" office:value="2266.7840000000001" table:style-name="ce12">
            <text:p>2,267<text:s/></text:p>
          </table:table-cell>
          <table:table-cell office:value-type="float" office:value="100686" table:style-name="ce12">
            <text:p>100,686<text:s/></text:p>
          </table:table-cell>
          <table:table-cell office:value-type="float" office:value="396.404" table:style-name="ce12">
            <text:p>39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390" table:style-name="ce12">
            <text:p>24,390<text:s/></text:p>
          </table:table-cell>
          <table:table-cell office:value-type="float" office:value="133.41800000000001" table:style-name="ce12">
            <text:p>133<text:s/></text:p>
          </table:table-cell>
          <table:table-cell office:value-type="string" table:style-name="ce12">
            <text:p>-</text:p>
          </table:table-cell>
          <table:table-cell office:value-type="float" office:value="0.362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415128" table:style-name="ce12">
            <text:p>415,128<text:s/></text:p>
          </table:table-cell>
          <table:table-cell office:value-type="float" office:value="217.07300000000001" table:style-name="ce12">
            <text:p>217<text:s/></text:p>
          </table:table-cell>
          <table:table-cell office:value-type="float" office:value="391215" table:style-name="ce12">
            <text:p>391,215<text:s/></text:p>
          </table:table-cell>
          <table:table-cell office:value-type="float" office:value="1790.002" table:style-name="ce12">
            <text:p>1,790<text:s/></text:p>
          </table:table-cell>
          <table:table-cell office:value-type="float" office:value="45948" table:style-name="ce12">
            <text:p>45,948<text:s/></text:p>
          </table:table-cell>
          <table:table-cell office:value-type="float" office:value="196.73599999999999" table:style-name="ce12">
            <text:p>19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3019" table:style-name="ce12">
            <text:p>13,019<text:s/></text:p>
          </table:table-cell>
          <table:table-cell office:value-type="float" office:value="291.00099999999998" table:style-name="ce12">
            <text:p>291<text:s/></text:p>
          </table:table-cell>
          <table:table-cell office:value-type="float" office:value="188231" table:style-name="ce12">
            <text:p>188,231<text:s/></text:p>
          </table:table-cell>
          <table:table-cell office:value-type="float" office:value="521.84400000000005" table:style-name="ce12">
            <text:p>522<text:s/></text:p>
          </table:table-cell>
          <table:table-cell office:value-type="float" office:value="29756" table:style-name="ce12">
            <text:p>29,756<text:s/></text:p>
          </table:table-cell>
          <table:table-cell office:value-type="float" office:value="269.54899999999998" table:style-name="ce12">
            <text:p>2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5" table:style-name="ce12">
            <text:p>6,185<text:s/></text:p>
          </table:table-cell>
          <table:table-cell office:value-type="float" office:value="24.40200000000000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456" table:style-name="ce12">
            <text:p>1,456<text:s/></text:p>
          </table:table-cell>
          <table:table-cell office:value-type="float" office:value="16.283999999999999" table:style-name="ce12">
            <text:p>16<text:s/></text:p>
          </table:table-cell>
          <table:table-cell office:value-type="float" office:value="68349" table:style-name="ce12">
            <text:p>68,349<text:s/></text:p>
          </table:table-cell>
          <table:table-cell office:value-type="float" office:value="337.07" table:style-name="ce12">
            <text:p>337<text:s/></text:p>
          </table:table-cell>
          <table:table-cell office:value-type="float" office:value="31766" table:style-name="ce12">
            <text:p>31,766<text:s/></text:p>
          </table:table-cell>
          <table:table-cell office:value-type="float" office:value="327.666" table:style-name="ce12">
            <text:p>3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25520" table:style-name="ce12">
            <text:p>1,425,520<text:s/></text:p>
          </table:table-cell>
          <table:table-cell office:value-type="float" office:value="2603.3510000000001" table:style-name="ce12">
            <text:p>2,60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6" table:style-name="ce12">
            <text:p>16<text:s/></text:p>
          </table:table-cell>
          <table:table-cell office:value-type="float" office:value="3.4540000000000002" table:style-name="ce12">
            <text:p>3<text:s/></text:p>
          </table:table-cell>
          <table:table-cell office:value-type="float" office:value="238981" table:style-name="ce12">
            <text:p>238,981<text:s/></text:p>
          </table:table-cell>
          <table:table-cell office:value-type="float" office:value="610.11500000000001" table:style-name="ce12">
            <text:p>6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72" table:style-name="ce12">
            <text:p>72<text:s/></text:p>
          </table:table-cell>
          <table:table-cell office:value-type="float" office:value="1.002" table:style-name="ce12">
            <text:p>1<text:s/></text:p>
          </table:table-cell>
          <table:table-cell office:value-type="float" office:value="788829" table:style-name="ce12">
            <text:p>788,829<text:s/></text:p>
          </table:table-cell>
          <table:table-cell office:value-type="float" office:value="2094.7809999999999" table:style-name="ce12">
            <text:p>2,095<text:s/></text:p>
          </table:table-cell>
          <table:table-cell office:value-type="float" office:value="425" table:style-name="ce12">
            <text:p>425<text:s/></text:p>
          </table:table-cell>
          <table:table-cell office:value-type="float" office:value="5.3570000000000002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148" table:style-name="ce12">
            <text:p>6,148<text:s/></text:p>
          </table:table-cell>
          <table:table-cell office:value-type="float" office:value="80.623000000000005" table:style-name="ce12">
            <text:p>81<text:s/></text:p>
          </table:table-cell>
          <table:table-cell office:value-type="float" office:value="79429" table:style-name="ce12">
            <text:p>79,429<text:s/></text:p>
          </table:table-cell>
          <table:table-cell office:value-type="float" office:value="351.35300000000001" table:style-name="ce12">
            <text:p>351<text:s/></text:p>
          </table:table-cell>
          <table:table-cell office:value-type="float" office:value="2" table:style-name="ce12">
            <text:p>2<text:s/></text:p>
          </table:table-cell>
          <table:table-cell office:value-type="float" office:value="0.254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4430" table:style-name="ce12">
            <text:p>4,430<text:s/></text:p>
          </table:table-cell>
          <table:table-cell office:value-type="float" office:value="154.721" table:style-name="ce12">
            <text:p>155<text:s/></text:p>
          </table:table-cell>
          <table:table-cell office:value-type="float" office:value="137569" table:style-name="ce12">
            <text:p>137,569<text:s/></text:p>
          </table:table-cell>
          <table:table-cell office:value-type="float" office:value="136.51" table:style-name="ce12">
            <text:p>137<text:s/></text:p>
          </table:table-cell>
          <table:table-cell office:value-type="float" office:value="24188" table:style-name="ce12">
            <text:p>24,188<text:s/></text:p>
          </table:table-cell>
          <table:table-cell office:value-type="float" office:value="83.275999999999996" table:style-name="ce12">
            <text:p>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718" table:style-name="ce12">
            <text:p>3,718<text:s/></text:p>
          </table:table-cell>
          <table:table-cell office:value-type="float" office:value="62.945999999999998" table:style-name="ce12">
            <text:p>63<text:s/></text:p>
          </table:table-cell>
          <table:table-cell office:value-type="float" office:value="72444" table:style-name="ce12">
            <text:p>72,444<text:s/></text:p>
          </table:table-cell>
          <table:table-cell office:value-type="float" office:value="572.32799999999997" table:style-name="ce12">
            <text:p>572<text:s/></text:p>
          </table:table-cell>
          <table:table-cell office:value-type="float" office:value="9758" table:style-name="ce12">
            <text:p>9,758<text:s/></text:p>
          </table:table-cell>
          <table:table-cell office:value-type="float" office:value="74.712999999999994" table:style-name="ce12">
            <text:p>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82" table:style-name="ce12">
            <text:p>182<text:s/></text:p>
          </table:table-cell>
          <table:table-cell office:value-type="float" office:value="5.12" table:style-name="ce12">
            <text:p>5<text:s/></text:p>
          </table:table-cell>
          <table:table-cell office:value-type="float" office:value="140753" table:style-name="ce12">
            <text:p>140,753<text:s/></text:p>
          </table:table-cell>
          <table:table-cell office:value-type="float" office:value="487.41899999999998" table:style-name="ce12">
            <text:p>487<text:s/></text:p>
          </table:table-cell>
          <table:table-cell office:value-type="float" office:value="16773" table:style-name="ce12">
            <text:p>16,773<text:s/></text:p>
          </table:table-cell>
          <table:table-cell office:value-type="float" office:value="137.381" table:style-name="ce12">
            <text:p>1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67" table:style-name="ce12">
            <text:p>3,167<text:s/></text:p>
          </table:table-cell>
          <table:table-cell office:value-type="float" office:value="41.472999999999999" table:style-name="ce12">
            <text:p>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29" table:style-name="ce12">
            <text:p>29<text:s/></text:p>
          </table:table-cell>
          <table:table-cell office:value-type="float" office:value="0.51700000000000002" table:style-name="ce12">
            <text:p>1<text:s/></text:p>
          </table:table-cell>
          <table:table-cell office:value-type="float" office:value="35228" table:style-name="ce12">
            <text:p>35,228<text:s/></text:p>
          </table:table-cell>
          <table:table-cell office:value-type="float" office:value="43.988999999999997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484" table:style-name="ce12">
            <text:p>1,484<text:s/></text:p>
          </table:table-cell>
          <table:table-cell office:value-type="float" office:value="64.807000000000002" table:style-name="ce12">
            <text:p>65<text:s/></text:p>
          </table:table-cell>
          <table:table-cell office:value-type="float" office:value="1557720" table:style-name="ce12">
            <text:p>1,557,720<text:s/></text:p>
          </table:table-cell>
          <table:table-cell office:value-type="float" office:value="2279.3490000000002" table:style-name="ce12">
            <text:p>2,279<text:s/></text:p>
          </table:table-cell>
          <table:table-cell office:value-type="float" office:value="25976" table:style-name="ce12">
            <text:p>25,976<text:s/></text:p>
          </table:table-cell>
          <table:table-cell office:value-type="float" office:value="134.54300000000001" table:style-name="ce12">
            <text:p>1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8" table:style-name="ce12">
            <text:p>8<text:s/></text:p>
          </table:table-cell>
          <table:table-cell office:value-type="float" office:value="0.31" table:style-name="ce12">
            <text:p>0<text:s/></text:p>
          </table:table-cell>
          <table:table-cell office:value-type="float" office:value="100" table:style-name="ce12">
            <text:p>100<text:s/></text:p>
          </table:table-cell>
          <table:table-cell office:value-type="float" office:value="3.544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" table:style-name="ce12">
            <text:p>24<text:s/></text:p>
          </table:table-cell>
          <table:table-cell office:value-type="float" office:value="0.29099999999999998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447" table:style-name="ce13">
            <text:p>2,447<text:s/></text:p>
          </table:table-cell>
          <table:table-cell office:value-type="float" office:value="53.811" table:style-name="ce13">
            <text:p>54<text:s/></text:p>
          </table:table-cell>
          <table:table-cell office:value-type="float" office:value="433731" table:style-name="ce13">
            <text:p>433,731<text:s/></text:p>
          </table:table-cell>
          <table:table-cell office:value-type="float" office:value="2062.4569999999999" table:style-name="ce13">
            <text:p>2,062<text:s/></text:p>
          </table:table-cell>
          <table:table-cell office:value-type="float" office:value="3587" table:style-name="ce13">
            <text:p>3,587<text:s/></text:p>
          </table:table-cell>
          <table:table-cell office:value-type="float" office:value="17.074999999999999" table:style-name="ce13">
            <text:p>17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590551181102362in" fo:margin-right="0.590551181102362in" fo:margin-bottom="0in"/>
      </style:header-style>
      <style:footer-style>
        <style:header-footer-properties fo:min-height="0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4:01:12Z</dc:date>
    <meta:print-date>2018-01-24T04:00:52Z</meta:print-date>
  </office:meta>
</office:document-meta>
</file>